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16.37mm"/>
    </style:style>
    <style:style style:name="co3" style:family="table-column">
      <style:table-column-properties fo:break-before="auto" style:column-width="19.4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21.15mm"/>
    </style:style>
    <style:style style:name="co7" style:family="table-column">
      <style:table-column-properties fo:break-before="auto" style:column-width="21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o2-data_testrun_201801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pressure</text:p>
          </table:table-cell>
          <table:table-cell table:style-name="ce1" office:value-type="string" calcext:value-type="string">
            <text:p>ae0</text:p>
          </table:table-cell>
          <table:table-cell table:style-name="ce1" office:value-type="string" calcext:value-type="string">
            <text:p>we0</text:p>
          </table:table-cell>
          <table:table-cell table:style-name="ce1" office:value-type="string" calcext:value-type="string">
            <text:p>ae1</text:p>
          </table:table-cell>
          <table:table-cell table:style-name="ce1" office:value-type="string" calcext:value-type="string">
            <text:p>we1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08:30:48</text:p>
          </table:table-cell>
          <table:table-cell office:value-type="float" office:value="48.154117" calcext:value-type="float">
            <text:p>48,154117</text:p>
          </table:table-cell>
          <table:table-cell office:value-type="float" office:value="11.528402" calcext:value-type="float">
            <text:p>11,528402</text:p>
          </table:table-cell>
          <table:table-cell office:value-type="float" office:value="23.349737" calcext:value-type="float">
            <text:p>23,349737</text:p>
          </table:table-cell>
          <table:table-cell office:value-type="float" office:value="31.573969" calcext:value-type="float">
            <text:p>31,573969</text:p>
          </table:table-cell>
          <table:table-cell office:value-type="float" office:value="962.570007" calcext:value-type="float">
            <text:p>962,570007</text:p>
          </table:table-cell>
          <table:table-cell office:value-type="float" office:value="237" calcext:value-type="float">
            <text:p>237</text:p>
          </table:table-cell>
          <table:table-cell office:value-type="float" office:value="236.875" calcext:value-type="float">
            <text:p>236,875</text:p>
          </table:table-cell>
          <table:table-cell office:value-type="float" office:value="226.59375" calcext:value-type="float">
            <text:p>226,59375</text:p>
          </table:table-cell>
          <table:table-cell office:value-type="float" office:value="237.5" calcext:value-type="float">
            <text:p>237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08:40:55</text:p>
          </table:table-cell>
          <table:table-cell office:value-type="float" office:value="48.154292" calcext:value-type="float">
            <text:p>48,154292</text:p>
          </table:table-cell>
          <table:table-cell office:value-type="float" office:value="11.527852" calcext:value-type="float">
            <text:p>11,527852</text:p>
          </table:table-cell>
          <table:table-cell office:value-type="float" office:value="21.296253" calcext:value-type="float">
            <text:p>21,296253</text:p>
          </table:table-cell>
          <table:table-cell office:value-type="float" office:value="26.698711" calcext:value-type="float">
            <text:p>26,698711</text:p>
          </table:table-cell>
          <table:table-cell office:value-type="float" office:value="962.690002" calcext:value-type="float">
            <text:p>962,690002</text:p>
          </table:table-cell>
          <table:table-cell office:value-type="float" office:value="235.0625" calcext:value-type="float">
            <text:p>235,0625</text:p>
          </table:table-cell>
          <table:table-cell office:value-type="float" office:value="234.625" calcext:value-type="float">
            <text:p>234,625</text:p>
          </table:table-cell>
          <table:table-cell office:value-type="float" office:value="229.15625" calcext:value-type="float">
            <text:p>229,15625</text:p>
          </table:table-cell>
          <table:table-cell office:value-type="float" office:value="228.8125" calcext:value-type="float">
            <text:p>228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08:50:55</text:p>
          </table:table-cell>
          <table:table-cell office:value-type="float" office:value="48.154178" calcext:value-type="float">
            <text:p>48,154178</text:p>
          </table:table-cell>
          <table:table-cell office:value-type="float" office:value="11.527517" calcext:value-type="float">
            <text:p>11,527517</text:p>
          </table:table-cell>
          <table:table-cell office:value-type="float" office:value="17.512398" calcext:value-type="float">
            <text:p>17,512398</text:p>
          </table:table-cell>
          <table:table-cell office:value-type="float" office:value="31.572443" calcext:value-type="float">
            <text:p>31,572443</text:p>
          </table:table-cell>
          <table:table-cell office:value-type="float" office:value="962.780029" calcext:value-type="float">
            <text:p>962,780029</text:p>
          </table:table-cell>
          <table:table-cell office:value-type="float" office:value="230.9375" calcext:value-type="float">
            <text:p>230,9375</text:p>
          </table:table-cell>
          <table:table-cell office:value-type="float" office:value="230.65625" calcext:value-type="float">
            <text:p>230,65625</text:p>
          </table:table-cell>
          <table:table-cell office:value-type="float" office:value="227.25" calcext:value-type="float">
            <text:p>227,25</text:p>
          </table:table-cell>
          <table:table-cell office:value-type="float" office:value="232.875" calcext:value-type="float">
            <text:p>232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09:00:56</text:p>
          </table:table-cell>
          <table:table-cell office:value-type="float" office:value="48.154348" calcext:value-type="float">
            <text:p>48,154348</text:p>
          </table:table-cell>
          <table:table-cell office:value-type="float" office:value="11.528138" calcext:value-type="float">
            <text:p>11,528138</text:p>
          </table:table-cell>
          <table:table-cell office:value-type="float" office:value="14.855421" calcext:value-type="float">
            <text:p>14,855421</text:p>
          </table:table-cell>
          <table:table-cell office:value-type="float" office:value="35.048447" calcext:value-type="float">
            <text:p>35,048447</text:p>
          </table:table-cell>
          <table:table-cell office:value-type="float" office:value="962.869995" calcext:value-type="float">
            <text:p>962,869995</text:p>
          </table:table-cell>
          <table:table-cell office:value-type="float" office:value="234.21875" calcext:value-type="float">
            <text:p>234,21875</text:p>
          </table:table-cell>
          <table:table-cell office:value-type="float" office:value="234.125" calcext:value-type="float">
            <text:p>234,125</text:p>
          </table:table-cell>
          <table:table-cell office:value-type="float" office:value="231.1875" calcext:value-type="float">
            <text:p>231,1875</text:p>
          </table:table-cell>
          <table:table-cell office:value-type="float" office:value="238.15625" calcext:value-type="float">
            <text:p>238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09:10:57</text:p>
          </table:table-cell>
          <table:table-cell office:value-type="float" office:value="48.154703" calcext:value-type="float">
            <text:p>48,154703</text:p>
          </table:table-cell>
          <table:table-cell office:value-type="float" office:value="11.528463" calcext:value-type="float">
            <text:p>11,528463</text:p>
          </table:table-cell>
          <table:table-cell office:value-type="float" office:value="12.999542" calcext:value-type="float">
            <text:p>12,999542</text:p>
          </table:table-cell>
          <table:table-cell office:value-type="float" office:value="39.946594" calcext:value-type="float">
            <text:p>39,946594</text:p>
          </table:table-cell>
          <table:table-cell office:value-type="float" office:value="962.900024" calcext:value-type="float">
            <text:p>962,900024</text:p>
          </table:table-cell>
          <table:table-cell office:value-type="float" office:value="236.21875" calcext:value-type="float">
            <text:p>236,21875</text:p>
          </table:table-cell>
          <table:table-cell office:value-type="float" office:value="236.15625" calcext:value-type="float">
            <text:p>236,15625</text:p>
          </table:table-cell>
          <table:table-cell office:value-type="float" office:value="233.34375" calcext:value-type="float">
            <text:p>233,34375</text:p>
          </table:table-cell>
          <table:table-cell office:value-type="float" office:value="240.34375" calcext:value-type="float">
            <text:p>24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09:20:56</text:p>
          </table:table-cell>
          <table:table-cell office:value-type="float" office:value="48.154688" calcext:value-type="float">
            <text:p>48,154688</text:p>
          </table:table-cell>
          <table:table-cell office:value-type="float" office:value="11.528478" calcext:value-type="float">
            <text:p>11,528478</text:p>
          </table:table-cell>
          <table:table-cell office:value-type="float" office:value="11.578927" calcext:value-type="float">
            <text:p>11,578927</text:p>
          </table:table-cell>
          <table:table-cell office:value-type="float" office:value="42.409401" calcext:value-type="float">
            <text:p>42,409401</text:p>
          </table:table-cell>
          <table:table-cell office:value-type="float" office:value="962.840027" calcext:value-type="float">
            <text:p>962,840027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4.40625" calcext:value-type="float">
            <text:p>234,40625</text:p>
          </table:table-cell>
          <table:table-cell office:value-type="float" office:value="241.5" calcext:value-type="float">
            <text:p>241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09:30:58</text:p>
          </table:table-cell>
          <table:table-cell office:value-type="float" office:value="48.15463" calcext:value-type="float">
            <text:p>48,15463</text:p>
          </table:table-cell>
          <table:table-cell office:value-type="float" office:value="11.528328" calcext:value-type="float">
            <text:p>11,528328</text:p>
          </table:table-cell>
          <table:table-cell office:value-type="float" office:value="10.566873" calcext:value-type="float">
            <text:p>10,566873</text:p>
          </table:table-cell>
          <table:table-cell office:value-type="float" office:value="46.837566" calcext:value-type="float">
            <text:p>46,837566</text:p>
          </table:table-cell>
          <table:table-cell office:value-type="float" office:value="962.98999" calcext:value-type="float">
            <text:p>962,98999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35.53125" calcext:value-type="float">
            <text:p>235,53125</text:p>
          </table:table-cell>
          <table:table-cell office:value-type="float" office:value="242.1875" calcext:value-type="float">
            <text:p>242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09:40:59</text:p>
          </table:table-cell>
          <table:table-cell office:value-type="float" office:value="48.154932" calcext:value-type="float">
            <text:p>48,154932</text:p>
          </table:table-cell>
          <table:table-cell office:value-type="float" office:value="11.528657" calcext:value-type="float">
            <text:p>11,528657</text:p>
          </table:table-cell>
          <table:table-cell office:value-type="float" office:value="9.779125" calcext:value-type="float">
            <text:p>9,779125</text:p>
          </table:table-cell>
          <table:table-cell office:value-type="float" office:value="47.890442" calcext:value-type="float">
            <text:p>47,890442</text:p>
          </table:table-cell>
          <table:table-cell office:value-type="float" office:value="962.950012" calcext:value-type="float">
            <text:p>962,950012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35.96875" calcext:value-type="float">
            <text:p>235,96875</text:p>
          </table:table-cell>
          <table:table-cell office:value-type="float" office:value="243.46875" calcext:value-type="float">
            <text:p>243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09:50:59</text:p>
          </table:table-cell>
          <table:table-cell office:value-type="float" office:value="48.154732" calcext:value-type="float">
            <text:p>48,154732</text:p>
          </table:table-cell>
          <table:table-cell office:value-type="float" office:value="11.52862" calcext:value-type="float">
            <text:p>11,52862</text:p>
          </table:table-cell>
          <table:table-cell office:value-type="float" office:value="9.146257" calcext:value-type="float">
            <text:p>9,146257</text:p>
          </table:table-cell>
          <table:table-cell office:value-type="float" office:value="51.291676" calcext:value-type="float">
            <text:p>51,291676</text:p>
          </table:table-cell>
          <table:table-cell office:value-type="float" office:value="962.900024" calcext:value-type="float">
            <text:p>962,900024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36.375" calcext:value-type="float">
            <text:p>236,375</text:p>
          </table:table-cell>
          <table:table-cell office:value-type="float" office:value="243.625" calcext:value-type="float">
            <text:p>243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0:01:00</text:p>
          </table:table-cell>
          <table:table-cell office:value-type="float" office:value="48.154617" calcext:value-type="float">
            <text:p>48,154617</text:p>
          </table:table-cell>
          <table:table-cell office:value-type="float" office:value="11.528682" calcext:value-type="float">
            <text:p>11,528682</text:p>
          </table:table-cell>
          <table:table-cell office:value-type="float" office:value="8.638895" calcext:value-type="float">
            <text:p>8,638895</text:p>
          </table:table-cell>
          <table:table-cell office:value-type="float" office:value="52.545967" calcext:value-type="float">
            <text:p>52,545967</text:p>
          </table:table-cell>
          <table:table-cell office:value-type="float" office:value="962.869995" calcext:value-type="float">
            <text:p>962,869995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9.3125" calcext:value-type="float">
            <text:p>239,3125</text:p>
          </table:table-cell>
          <table:table-cell office:value-type="float" office:value="236.53125" calcext:value-type="float">
            <text:p>236,53125</text:p>
          </table:table-cell>
          <table:table-cell office:value-type="float" office:value="243.875" calcext:value-type="float">
            <text:p>243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0:11:00</text:p>
          </table:table-cell>
          <table:table-cell office:value-type="float" office:value="48.154512" calcext:value-type="float">
            <text:p>48,154512</text:p>
          </table:table-cell>
          <table:table-cell office:value-type="float" office:value="11.528603" calcext:value-type="float">
            <text:p>11,528603</text:p>
          </table:table-cell>
          <table:table-cell office:value-type="float" office:value="8.289083" calcext:value-type="float">
            <text:p>8,289083</text:p>
          </table:table-cell>
          <table:table-cell office:value-type="float" office:value="54.262608" calcext:value-type="float">
            <text:p>54,262608</text:p>
          </table:table-cell>
          <table:table-cell office:value-type="float" office:value="962.840027" calcext:value-type="float">
            <text:p>962,840027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44.65625" calcext:value-type="float">
            <text:p>244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0:21:01</text:p>
          </table:table-cell>
          <table:table-cell office:value-type="float" office:value="48.154458" calcext:value-type="float">
            <text:p>48,154458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7.968643" calcext:value-type="float">
            <text:p>7,968643</text:p>
          </table:table-cell>
          <table:table-cell office:value-type="float" office:value="55.707638" calcext:value-type="float">
            <text:p>55,707638</text:p>
          </table:table-cell>
          <table:table-cell office:value-type="float" office:value="962.780029" calcext:value-type="float">
            <text:p>962,780029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6.78125" calcext:value-type="float">
            <text:p>236,78125</text:p>
          </table:table-cell>
          <table:table-cell office:value-type="float" office:value="243.5625" calcext:value-type="float">
            <text:p>243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0:31:02</text:p>
          </table:table-cell>
          <table:table-cell office:value-type="float" office:value="48.154595" calcext:value-type="float">
            <text:p>48,154595</text:p>
          </table:table-cell>
          <table:table-cell office:value-type="float" office:value="11.528283" calcext:value-type="float">
            <text:p>11,528283</text:p>
          </table:table-cell>
          <table:table-cell office:value-type="float" office:value="7.771039" calcext:value-type="float">
            <text:p>7,771039</text:p>
          </table:table-cell>
          <table:table-cell office:value-type="float" office:value="56.359196" calcext:value-type="float">
            <text:p>56,359196</text:p>
          </table:table-cell>
          <table:table-cell office:value-type="float" office:value="962.619995" calcext:value-type="float">
            <text:p>962,61999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43.84375" calcext:value-type="float">
            <text:p>243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0:41:01</text:p>
          </table:table-cell>
          <table:table-cell office:value-type="float" office:value="48.154568" calcext:value-type="float">
            <text:p>48,154568</text:p>
          </table:table-cell>
          <table:table-cell office:value-type="float" office:value="11.52855" calcext:value-type="float">
            <text:p>11,52855</text:p>
          </table:table-cell>
          <table:table-cell office:value-type="float" office:value="7.613489" calcext:value-type="float">
            <text:p>7,613489</text:p>
          </table:table-cell>
          <table:table-cell office:value-type="float" office:value="57.036697" calcext:value-type="float">
            <text:p>57,036697</text:p>
          </table:table-cell>
          <table:table-cell office:value-type="float" office:value="962.580017" calcext:value-type="float">
            <text:p>962,580017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44.21875" calcext:value-type="float">
            <text:p>244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0:51:03</text:p>
          </table:table-cell>
          <table:table-cell office:value-type="float" office:value="48.154528" calcext:value-type="float">
            <text:p>48,154528</text:p>
          </table:table-cell>
          <table:table-cell office:value-type="float" office:value="11.52847" calcext:value-type="float">
            <text:p>11,52847</text:p>
          </table:table-cell>
          <table:table-cell office:value-type="float" office:value="7.445258" calcext:value-type="float">
            <text:p>7,445258</text:p>
          </table:table-cell>
          <table:table-cell office:value-type="float" office:value="57.393761" calcext:value-type="float">
            <text:p>57,393761</text:p>
          </table:table-cell>
          <table:table-cell office:value-type="float" office:value="962.47998" calcext:value-type="float">
            <text:p>962,47998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40" calcext:value-type="float">
            <text:p>240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4.03125" calcext:value-type="float">
            <text:p>244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1:01:04</text:p>
          </table:table-cell>
          <table:table-cell office:value-type="float" office:value="48.154477" calcext:value-type="float">
            <text:p>48,154477</text:p>
          </table:table-cell>
          <table:table-cell office:value-type="float" office:value="11.52843" calcext:value-type="float">
            <text:p>11,52843</text:p>
          </table:table-cell>
          <table:table-cell office:value-type="float" office:value="7.319753" calcext:value-type="float">
            <text:p>7,319753</text:p>
          </table:table-cell>
          <table:table-cell office:value-type="float" office:value="59.127186" calcext:value-type="float">
            <text:p>59,127186</text:p>
          </table:table-cell>
          <table:table-cell office:value-type="float" office:value="962.330017" calcext:value-type="float">
            <text:p>962,330017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4.28125" calcext:value-type="float">
            <text:p>244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1:11:05</text:p>
          </table:table-cell>
          <table:table-cell office:value-type="float" office:value="48.154318" calcext:value-type="float">
            <text:p>48,154318</text:p>
          </table:table-cell>
          <table:table-cell office:value-type="float" office:value="11.52841" calcext:value-type="float">
            <text:p>11,52841</text:p>
          </table:table-cell>
          <table:table-cell office:value-type="float" office:value="7.250324" calcext:value-type="float">
            <text:p>7,250324</text:p>
          </table:table-cell>
          <table:table-cell office:value-type="float" office:value="59.291981" calcext:value-type="float">
            <text:p>59,291981</text:p>
          </table:table-cell>
          <table:table-cell office:value-type="float" office:value="962.200012" calcext:value-type="float">
            <text:p>962,200012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4.03125" calcext:value-type="float">
            <text:p>244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1:21:05</text:p>
          </table:table-cell>
          <table:table-cell office:value-type="float" office:value="48.154485" calcext:value-type="float">
            <text:p>48,154485</text:p>
          </table:table-cell>
          <table:table-cell office:value-type="float" office:value="11.528347" calcext:value-type="float">
            <text:p>11,528347</text:p>
          </table:table-cell>
          <table:table-cell office:value-type="float" office:value="6.983291" calcext:value-type="float">
            <text:p>6,983291</text:p>
          </table:table-cell>
          <table:table-cell office:value-type="float" office:value="60.643932" calcext:value-type="float">
            <text:p>60,643932</text:p>
          </table:table-cell>
          <table:table-cell office:value-type="float" office:value="962.190002" calcext:value-type="float">
            <text:p>962,190002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3.53125" calcext:value-type="float">
            <text:p>243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1:31:06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318" calcext:value-type="float">
            <text:p>11,528318</text:p>
          </table:table-cell>
          <table:table-cell office:value-type="float" office:value="6.775006" calcext:value-type="float">
            <text:p>6,775006</text:p>
          </table:table-cell>
          <table:table-cell office:value-type="float" office:value="61.495384" calcext:value-type="float">
            <text:p>61,495384</text:p>
          </table:table-cell>
          <table:table-cell office:value-type="float" office:value="962.039978" calcext:value-type="float">
            <text:p>962,039978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3.90625" calcext:value-type="float">
            <text:p>243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1:41:07</text:p>
          </table:table-cell>
          <table:table-cell office:value-type="float" office:value="48.154315" calcext:value-type="float">
            <text:p>48,154315</text:p>
          </table:table-cell>
          <table:table-cell office:value-type="float" office:value="11.528323" calcext:value-type="float">
            <text:p>11,528323</text:p>
          </table:table-cell>
          <table:table-cell office:value-type="float" office:value="6.689555" calcext:value-type="float">
            <text:p>6,689555</text:p>
          </table:table-cell>
          <table:table-cell office:value-type="float" office:value="61.100174" calcext:value-type="float">
            <text:p>61,100174</text:p>
          </table:table-cell>
          <table:table-cell office:value-type="float" office:value="961.909973" calcext:value-type="float">
            <text:p>961,909973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3.6875" calcext:value-type="float">
            <text:p>243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1:51:07</text:p>
          </table:table-cell>
          <table:table-cell office:value-type="float" office:value="48.154445" calcext:value-type="float">
            <text:p>48,154445</text:p>
          </table:table-cell>
          <table:table-cell office:value-type="float" office:value="11.528257" calcext:value-type="float">
            <text:p>11,528257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61.576256" calcext:value-type="float">
            <text:p>61,576256</text:p>
          </table:table-cell>
          <table:table-cell office:value-type="float" office:value="961.929993" calcext:value-type="float">
            <text:p>961,929993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5" calcext:value-type="float">
            <text:p>237,5</text:p>
          </table:table-cell>
          <table:table-cell office:value-type="float" office:value="242.9375" calcext:value-type="float">
            <text:p>242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2:01:08</text:p>
          </table:table-cell>
          <table:table-cell office:value-type="float" office:value="48.154413" calcext:value-type="float">
            <text:p>48,154413</text:p>
          </table:table-cell>
          <table:table-cell office:value-type="float" office:value="11.528282" calcext:value-type="float">
            <text:p>11,528282</text:p>
          </table:table-cell>
          <table:table-cell office:value-type="float" office:value="6.588083" calcext:value-type="float">
            <text:p>6,588083</text:p>
          </table:table-cell>
          <table:table-cell office:value-type="float" office:value="60.898758" calcext:value-type="float">
            <text:p>60,898758</text:p>
          </table:table-cell>
          <table:table-cell office:value-type="float" office:value="961.869995" calcext:value-type="float">
            <text:p>961,86999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3.125" calcext:value-type="float">
            <text:p>243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2:11:09</text:p>
          </table:table-cell>
          <table:table-cell office:value-type="float" office:value="48.154483" calcext:value-type="float">
            <text:p>48,154483</text:p>
          </table:table-cell>
          <table:table-cell office:value-type="float" office:value="11.52823" calcext:value-type="float">
            <text:p>11,52823</text:p>
          </table:table-cell>
          <table:table-cell office:value-type="float" office:value="6.491951" calcext:value-type="float">
            <text:p>6,491951</text:p>
          </table:table-cell>
          <table:table-cell office:value-type="float" office:value="61.042191" calcext:value-type="float">
            <text:p>61,042191</text:p>
          </table:table-cell>
          <table:table-cell office:value-type="float" office:value="961.690002" calcext:value-type="float">
            <text:p>961,690002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3.09375" calcext:value-type="float">
            <text:p>243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2:21:09</text:p>
          </table:table-cell>
          <table:table-cell office:value-type="float" office:value="48.15483" calcext:value-type="float">
            <text:p>48,15483</text:p>
          </table:table-cell>
          <table:table-cell office:value-type="float" office:value="11.528403" calcext:value-type="float">
            <text:p>11,528403</text:p>
          </table:table-cell>
          <table:table-cell office:value-type="float" office:value="6.435874" calcext:value-type="float">
            <text:p>6,435874</text:p>
          </table:table-cell>
          <table:table-cell office:value-type="float" office:value="61.52285" calcext:value-type="float">
            <text:p>61,52285</text:p>
          </table:table-cell>
          <table:table-cell office:value-type="float" office:value="961.75" calcext:value-type="float">
            <text:p>961,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3.5" calcext:value-type="float">
            <text:p>243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2:31:10</text:p>
          </table:table-cell>
          <table:table-cell office:value-type="float" office:value="48.154523" calcext:value-type="float">
            <text:p>48,154523</text:p>
          </table:table-cell>
          <table:table-cell office:value-type="float" office:value="11.528442" calcext:value-type="float">
            <text:p>11,528442</text:p>
          </table:table-cell>
          <table:table-cell office:value-type="float" office:value="6.350423" calcext:value-type="float">
            <text:p>6,350423</text:p>
          </table:table-cell>
          <table:table-cell office:value-type="float" office:value="61.564049" calcext:value-type="float">
            <text:p>61,564049</text:p>
          </table:table-cell>
          <table:table-cell office:value-type="float" office:value="961.650024" calcext:value-type="float">
            <text:p>961,650024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3.875" calcext:value-type="float">
            <text:p>243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2:41:11</text:p>
          </table:table-cell>
          <table:table-cell office:value-type="float" office:value="48.154682" calcext:value-type="float">
            <text:p>48,154682</text:p>
          </table:table-cell>
          <table:table-cell office:value-type="float" office:value="11.528482" calcext:value-type="float">
            <text:p>11,528482</text:p>
          </table:table-cell>
          <table:table-cell office:value-type="float" office:value="6.23827" calcext:value-type="float">
            <text:p>6,23827</text:p>
          </table:table-cell>
          <table:table-cell office:value-type="float" office:value="62.038605" calcext:value-type="float">
            <text:p>62,038605</text:p>
          </table:table-cell>
          <table:table-cell office:value-type="float" office:value="961.539978" calcext:value-type="float">
            <text:p>961,539978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3.28125" calcext:value-type="float">
            <text:p>243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2:51:11</text:p>
          </table:table-cell>
          <table:table-cell office:value-type="float" office:value="48.154618" calcext:value-type="float">
            <text:p>48,154618</text:p>
          </table:table-cell>
          <table:table-cell office:value-type="float" office:value="11.528465" calcext:value-type="float">
            <text:p>11,528465</text:p>
          </table:table-cell>
          <table:table-cell office:value-type="float" office:value="6.267643" calcext:value-type="float">
            <text:p>6,267643</text:p>
          </table:table-cell>
          <table:table-cell office:value-type="float" office:value="61.797512" calcext:value-type="float">
            <text:p>61,797512</text:p>
          </table:table-cell>
          <table:table-cell office:value-type="float" office:value="961.440002" calcext:value-type="float">
            <text:p>961,440002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3:01:12</text:p>
          </table:table-cell>
          <table:table-cell office:value-type="float" office:value="48.154638" calcext:value-type="float">
            <text:p>48,154638</text:p>
          </table:table-cell>
          <table:table-cell office:value-type="float" office:value="11.528487" calcext:value-type="float">
            <text:p>11,528487</text:p>
          </table:table-cell>
          <table:table-cell office:value-type="float" office:value="6.155489" calcext:value-type="float">
            <text:p>6,155489</text:p>
          </table:table-cell>
          <table:table-cell office:value-type="float" office:value="62.235447" calcext:value-type="float">
            <text:p>62,235447</text:p>
          </table:table-cell>
          <table:table-cell office:value-type="float" office:value="961.5" calcext:value-type="float">
            <text:p>961,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2.96875" calcext:value-type="float">
            <text:p>242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3:11:12</text:p>
          </table:table-cell>
          <table:table-cell office:value-type="float" office:value="48.154448" calcext:value-type="float">
            <text:p>48,154448</text:p>
          </table:table-cell>
          <table:table-cell office:value-type="float" office:value="11.528533" calcext:value-type="float">
            <text:p>11,528533</text:p>
          </table:table-cell>
          <table:table-cell office:value-type="float" office:value="6.056687" calcext:value-type="float">
            <text:p>6,056687</text:p>
          </table:table-cell>
          <table:table-cell office:value-type="float" office:value="62.378883" calcext:value-type="float">
            <text:p>62,378883</text:p>
          </table:table-cell>
          <table:table-cell office:value-type="float" office:value="961.48999" calcext:value-type="float">
            <text:p>961,48999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2.65625" calcext:value-type="float">
            <text:p>242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3:21:13</text:p>
          </table:table-cell>
          <table:table-cell office:value-type="float" office:value="48.154537" calcext:value-type="float">
            <text:p>48,154537</text:p>
          </table:table-cell>
          <table:table-cell office:value-type="float" office:value="11.52833" calcext:value-type="float">
            <text:p>11,52833</text:p>
          </table:table-cell>
          <table:table-cell office:value-type="float" office:value="6.043335" calcext:value-type="float">
            <text:p>6,043335</text:p>
          </table:table-cell>
          <table:table-cell office:value-type="float" office:value="62.487221" calcext:value-type="float">
            <text:p>62,487221</text:p>
          </table:table-cell>
          <table:table-cell office:value-type="float" office:value="961.530029" calcext:value-type="float">
            <text:p>961,530029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3.375" calcext:value-type="float">
            <text:p>243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3:31:14</text:p>
          </table:table-cell>
          <table:table-cell office:value-type="float" office:value="48.154508" calcext:value-type="float">
            <text:p>48,154508</text:p>
          </table:table-cell>
          <table:table-cell office:value-type="float" office:value="11.528413" calcext:value-type="float">
            <text:p>11,528413</text:p>
          </table:table-cell>
          <table:table-cell office:value-type="float" office:value="5.971237" calcext:value-type="float">
            <text:p>5,971237</text:p>
          </table:table-cell>
          <table:table-cell office:value-type="float" office:value="62.346836" calcext:value-type="float">
            <text:p>62,346836</text:p>
          </table:table-cell>
          <table:table-cell office:value-type="float" office:value="961.5" calcext:value-type="float">
            <text:p>961,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9375" calcext:value-type="float">
            <text:p>242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3:41:15</text:p>
          </table:table-cell>
          <table:table-cell office:value-type="float" office:value="48.154317" calcext:value-type="float">
            <text:p>48,154317</text:p>
          </table:table-cell>
          <table:table-cell office:value-type="float" office:value="11.528398" calcext:value-type="float">
            <text:p>11,528398</text:p>
          </table:table-cell>
          <table:table-cell office:value-type="float" office:value="5.888456" calcext:value-type="float">
            <text:p>5,888456</text:p>
          </table:table-cell>
          <table:table-cell office:value-type="float" office:value="62.148472" calcext:value-type="float">
            <text:p>62,148472</text:p>
          </table:table-cell>
          <table:table-cell office:value-type="float" office:value="961.429993" calcext:value-type="float">
            <text:p>961,429993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3.875" calcext:value-type="float">
            <text:p>243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3:51:15</text:p>
          </table:table-cell>
          <table:table-cell office:value-type="float" office:value="48.154303" calcext:value-type="float">
            <text:p>48,154303</text:p>
          </table:table-cell>
          <table:table-cell office:value-type="float" office:value="11.528425" calcext:value-type="float">
            <text:p>11,528425</text:p>
          </table:table-cell>
          <table:table-cell office:value-type="float" office:value="5.859083" calcext:value-type="float">
            <text:p>5,859083</text:p>
          </table:table-cell>
          <table:table-cell office:value-type="float" office:value="62.473488" calcext:value-type="float">
            <text:p>62,473488</text:p>
          </table:table-cell>
          <table:table-cell office:value-type="float" office:value="961.409973" calcext:value-type="float">
            <text:p>961,409973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3.15625" calcext:value-type="float">
            <text:p>243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4:01:16</text:p>
          </table:table-cell>
          <table:table-cell office:value-type="float" office:value="48.154202" calcext:value-type="float">
            <text:p>48,154202</text:p>
          </table:table-cell>
          <table:table-cell office:value-type="float" office:value="11.528155" calcext:value-type="float">
            <text:p>11,528155</text:p>
          </table:table-cell>
          <table:table-cell office:value-type="float" office:value="5.83238" calcext:value-type="float">
            <text:p>5,83238</text:p>
          </table:table-cell>
          <table:table-cell office:value-type="float" office:value="62.667278" calcext:value-type="float">
            <text:p>62,667278</text:p>
          </table:table-cell>
          <table:table-cell office:value-type="float" office:value="961.419983" calcext:value-type="float">
            <text:p>961,419983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3.21875" calcext:value-type="float">
            <text:p>243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4:11:17</text:p>
          </table:table-cell>
          <table:table-cell office:value-type="float" office:value="48.154105" calcext:value-type="float">
            <text:p>48,154105</text:p>
          </table:table-cell>
          <table:table-cell office:value-type="float" office:value="11.527773" calcext:value-type="float">
            <text:p>11,527773</text:p>
          </table:table-cell>
          <table:table-cell office:value-type="float" office:value="5.83238" calcext:value-type="float">
            <text:p>5,83238</text:p>
          </table:table-cell>
          <table:table-cell office:value-type="float" office:value="62.525368" calcext:value-type="float">
            <text:p>62,525368</text:p>
          </table:table-cell>
          <table:table-cell office:value-type="float" office:value="961.51001" calcext:value-type="float">
            <text:p>961,51001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3.34375" calcext:value-type="float">
            <text:p>243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4:21:16</text:p>
          </table:table-cell>
          <table:table-cell office:value-type="float" office:value="48.153977" calcext:value-type="float">
            <text:p>48,153977</text:p>
          </table:table-cell>
          <table:table-cell office:value-type="float" office:value="11.527198" calcext:value-type="float">
            <text:p>11,527198</text:p>
          </table:table-cell>
          <table:table-cell office:value-type="float" office:value="5.690852" calcext:value-type="float">
            <text:p>5,690852</text:p>
          </table:table-cell>
          <table:table-cell office:value-type="float" office:value="62.780193" calcext:value-type="float">
            <text:p>62,780193</text:p>
          </table:table-cell>
          <table:table-cell office:value-type="float" office:value="961.530029" calcext:value-type="float">
            <text:p>961,530029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3.15625" calcext:value-type="float">
            <text:p>243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4:31:18</text:p>
          </table:table-cell>
          <table:table-cell office:value-type="float" office:value="48.153932" calcext:value-type="float">
            <text:p>48,153932</text:p>
          </table:table-cell>
          <table:table-cell office:value-type="float" office:value="11.526283" calcext:value-type="float">
            <text:p>11,526283</text:p>
          </table:table-cell>
          <table:table-cell office:value-type="float" office:value="5.664149" calcext:value-type="float">
            <text:p>5,664149</text:p>
          </table:table-cell>
          <table:table-cell office:value-type="float" office:value="63.114365" calcext:value-type="float">
            <text:p>63,114365</text:p>
          </table:table-cell>
          <table:table-cell office:value-type="float" office:value="961.549988" calcext:value-type="float">
            <text:p>961,549988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3.3125" calcext:value-type="float">
            <text:p>243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4:41:19</text:p>
          </table:table-cell>
          <table:table-cell office:value-type="float" office:value="48.152997" calcext:value-type="float">
            <text:p>48,152997</text:p>
          </table:table-cell>
          <table:table-cell office:value-type="float" office:value="11.528173" calcext:value-type="float">
            <text:p>11,528173</text:p>
          </table:table-cell>
          <table:table-cell office:value-type="float" office:value="5.59472" calcext:value-type="float">
            <text:p>5,59472</text:p>
          </table:table-cell>
          <table:table-cell office:value-type="float" office:value="62.969406" calcext:value-type="float">
            <text:p>62,969406</text:p>
          </table:table-cell>
          <table:table-cell office:value-type="float" office:value="961.599976" calcext:value-type="float">
            <text:p>961,599976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59375" calcext:value-type="float">
            <text:p>242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4:51:20</text:p>
          </table:table-cell>
          <table:table-cell office:value-type="float" office:value="48.153273" calcext:value-type="float">
            <text:p>48,153273</text:p>
          </table:table-cell>
          <table:table-cell office:value-type="float" office:value="11.527967" calcext:value-type="float">
            <text:p>11,527967</text:p>
          </table:table-cell>
          <table:table-cell office:value-type="float" office:value="5.479896" calcext:value-type="float">
            <text:p>5,479896</text:p>
          </table:table-cell>
          <table:table-cell office:value-type="float" office:value="63.736935" calcext:value-type="float">
            <text:p>63,736935</text:p>
          </table:table-cell>
          <table:table-cell office:value-type="float" office:value="961.630005" calcext:value-type="float">
            <text:p>961,63000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2.9375" calcext:value-type="float">
            <text:p>242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5:01:20</text:p>
          </table:table-cell>
          <table:table-cell office:value-type="float" office:value="48.153968" calcext:value-type="float">
            <text:p>48,153968</text:p>
          </table:table-cell>
          <table:table-cell office:value-type="float" office:value="11.52823" calcext:value-type="float">
            <text:p>11,52823</text:p>
          </table:table-cell>
          <table:table-cell office:value-type="float" office:value="5.394446" calcext:value-type="float">
            <text:p>5,394446</text:p>
          </table:table-cell>
          <table:table-cell office:value-type="float" office:value="63.979553" calcext:value-type="float">
            <text:p>63,979553</text:p>
          </table:table-cell>
          <table:table-cell office:value-type="float" office:value="961.650024" calcext:value-type="float">
            <text:p>961,650024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3.0625" calcext:value-type="float">
            <text:p>243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5:11:21</text:p>
          </table:table-cell>
          <table:table-cell office:value-type="float" office:value="48.154685" calcext:value-type="float">
            <text:p>48,154685</text:p>
          </table:table-cell>
          <table:table-cell office:value-type="float" office:value="11.528332" calcext:value-type="float">
            <text:p>11,528332</text:p>
          </table:table-cell>
          <table:table-cell office:value-type="float" office:value="5.367743" calcext:value-type="float">
            <text:p>5,367743</text:p>
          </table:table-cell>
          <table:table-cell office:value-type="float" office:value="64.203857" calcext:value-type="float">
            <text:p>64,203857</text:p>
          </table:table-cell>
          <table:table-cell office:value-type="float" office:value="961.609985" calcext:value-type="float">
            <text:p>961,609985</text:p>
          </table:table-cell>
          <table:table-cell office:value-type="float" office:value="241" calcext:value-type="float">
            <text:p>241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90625" calcext:value-type="float">
            <text:p>242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5:21:22</text:p>
          </table:table-cell>
          <table:table-cell office:value-type="float" office:value="48.15458" calcext:value-type="float">
            <text:p>48,15458</text:p>
          </table:table-cell>
          <table:table-cell office:value-type="float" office:value="11.52816" calcext:value-type="float">
            <text:p>11,52816</text:p>
          </table:table-cell>
          <table:table-cell office:value-type="float" office:value="5.298314" calcext:value-type="float">
            <text:p>5,298314</text:p>
          </table:table-cell>
          <table:table-cell office:value-type="float" office:value="64.448006" calcext:value-type="float">
            <text:p>64,448006</text:p>
          </table:table-cell>
          <table:table-cell office:value-type="float" office:value="961.609985" calcext:value-type="float">
            <text:p>961,60998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3.09375" calcext:value-type="float">
            <text:p>243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5:31:22</text:p>
          </table:table-cell>
          <table:table-cell office:value-type="float" office:value="48.154512" calcext:value-type="float">
            <text:p>48,154512</text:p>
          </table:table-cell>
          <table:table-cell office:value-type="float" office:value="11.528233" calcext:value-type="float">
            <text:p>11,528233</text:p>
          </table:table-cell>
          <table:table-cell office:value-type="float" office:value="5.298314" calcext:value-type="float">
            <text:p>5,298314</text:p>
          </table:table-cell>
          <table:table-cell office:value-type="float" office:value="63.660641" calcext:value-type="float">
            <text:p>63,660641</text:p>
          </table:table-cell>
          <table:table-cell office:value-type="float" office:value="961.650024" calcext:value-type="float">
            <text:p>961,650024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3.46875" calcext:value-type="float">
            <text:p>243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5:41:23</text:p>
          </table:table-cell>
          <table:table-cell office:value-type="float" office:value="48.154522" calcext:value-type="float">
            <text:p>48,154522</text:p>
          </table:table-cell>
          <table:table-cell office:value-type="float" office:value="11.52833" calcext:value-type="float">
            <text:p>11,52833</text:p>
          </table:table-cell>
          <table:table-cell office:value-type="float" office:value="5.199512" calcext:value-type="float">
            <text:p>5,199512</text:p>
          </table:table-cell>
          <table:table-cell office:value-type="float" office:value="64.049744" calcext:value-type="float">
            <text:p>64,049744</text:p>
          </table:table-cell>
          <table:table-cell office:value-type="float" office:value="961.590027" calcext:value-type="float">
            <text:p>961,590027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3.0625" calcext:value-type="float">
            <text:p>243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5:51:24</text:p>
          </table:table-cell>
          <table:table-cell office:value-type="float" office:value="48.154542" calcext:value-type="float">
            <text:p>48,154542</text:p>
          </table:table-cell>
          <table:table-cell office:value-type="float" office:value="11.528338" calcext:value-type="float">
            <text:p>11,528338</text:p>
          </table:table-cell>
          <table:table-cell office:value-type="float" office:value="5.156786" calcext:value-type="float">
            <text:p>5,156786</text:p>
          </table:table-cell>
          <table:table-cell office:value-type="float" office:value="64.144348" calcext:value-type="float">
            <text:p>64,144348</text:p>
          </table:table-cell>
          <table:table-cell office:value-type="float" office:value="961.719971" calcext:value-type="float">
            <text:p>961,719971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2.75" calcext:value-type="float">
            <text:p>242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6:01:24</text:p>
          </table:table-cell>
          <table:table-cell office:value-type="float" office:value="48.154485" calcext:value-type="float">
            <text:p>48,154485</text:p>
          </table:table-cell>
          <table:table-cell office:value-type="float" office:value="11.528533" calcext:value-type="float">
            <text:p>11,528533</text:p>
          </table:table-cell>
          <table:table-cell office:value-type="float" office:value="5.074006" calcext:value-type="float">
            <text:p>5,074006</text:p>
          </table:table-cell>
          <table:table-cell office:value-type="float" office:value="64.798965" calcext:value-type="float">
            <text:p>64,798965</text:p>
          </table:table-cell>
          <table:table-cell office:value-type="float" office:value="961.690002" calcext:value-type="float">
            <text:p>961,69000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3.15625" calcext:value-type="float">
            <text:p>243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6:11:25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542" calcext:value-type="float">
            <text:p>11,528542</text:p>
          </table:table-cell>
          <table:table-cell office:value-type="float" office:value="5.031281" calcext:value-type="float">
            <text:p>5,031281</text:p>
          </table:table-cell>
          <table:table-cell office:value-type="float" office:value="64.452583" calcext:value-type="float">
            <text:p>64,452583</text:p>
          </table:table-cell>
          <table:table-cell office:value-type="float" office:value="961.75" calcext:value-type="float">
            <text:p>961,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3.53125" calcext:value-type="float">
            <text:p>243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6:21:26</text:p>
          </table:table-cell>
          <table:table-cell office:value-type="float" office:value="48.154338" calcext:value-type="float">
            <text:p>48,154338</text:p>
          </table:table-cell>
          <table:table-cell office:value-type="float" office:value="11.5283" calcext:value-type="float">
            <text:p>11,5283</text:p>
          </table:table-cell>
          <table:table-cell office:value-type="float" office:value="4.961853" calcext:value-type="float">
            <text:p>4,961853</text:p>
          </table:table-cell>
          <table:table-cell office:value-type="float" office:value="65.157547" calcext:value-type="float">
            <text:p>65,157547</text:p>
          </table:table-cell>
          <table:table-cell office:value-type="float" office:value="961.799988" calcext:value-type="float">
            <text:p>961,79998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" calcext:value-type="float">
            <text:p>238</text:p>
          </table:table-cell>
          <table:table-cell office:value-type="float" office:value="243.5" calcext:value-type="float">
            <text:p>243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6:31:26</text:p>
          </table:table-cell>
          <table:table-cell office:value-type="float" office:value="48.154438" calcext:value-type="float">
            <text:p>48,154438</text:p>
          </table:table-cell>
          <table:table-cell office:value-type="float" office:value="11.528512" calcext:value-type="float">
            <text:p>11,528512</text:p>
          </table:table-cell>
          <table:table-cell office:value-type="float" office:value="4.849699" calcext:value-type="float">
            <text:p>4,849699</text:p>
          </table:table-cell>
          <table:table-cell office:value-type="float" office:value="65.206375" calcext:value-type="float">
            <text:p>65,206375</text:p>
          </table:table-cell>
          <table:table-cell office:value-type="float" office:value="961.73999" calcext:value-type="float">
            <text:p>961,73999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3.03125" calcext:value-type="float">
            <text:p>243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6:41:27</text:p>
          </table:table-cell>
          <table:table-cell office:value-type="float" office:value="48.154272" calcext:value-type="float">
            <text:p>48,154272</text:p>
          </table:table-cell>
          <table:table-cell office:value-type="float" office:value="11.528672" calcext:value-type="float">
            <text:p>11,528672</text:p>
          </table:table-cell>
          <table:table-cell office:value-type="float" office:value="4.764248" calcext:value-type="float">
            <text:p>4,764248</text:p>
          </table:table-cell>
          <table:table-cell office:value-type="float" office:value="65.354393" calcext:value-type="float">
            <text:p>65,354393</text:p>
          </table:table-cell>
          <table:table-cell office:value-type="float" office:value="961.72998" calcext:value-type="float">
            <text:p>961,72998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53125" calcext:value-type="float">
            <text:p>242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6:51:27</text:p>
          </table:table-cell>
          <table:table-cell office:value-type="float" office:value="48.154288" calcext:value-type="float">
            <text:p>48,154288</text:p>
          </table:table-cell>
          <table:table-cell office:value-type="float" office:value="11.528527" calcext:value-type="float">
            <text:p>11,528527</text:p>
          </table:table-cell>
          <table:table-cell office:value-type="float" office:value="4.665446" calcext:value-type="float">
            <text:p>4,665446</text:p>
          </table:table-cell>
          <table:table-cell office:value-type="float" office:value="65.32235" calcext:value-type="float">
            <text:p>65,32235</text:p>
          </table:table-cell>
          <table:table-cell office:value-type="float" office:value="961.820007" calcext:value-type="float">
            <text:p>961,820007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3.6875" calcext:value-type="float">
            <text:p>243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7:01:28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57" calcext:value-type="float">
            <text:p>11,52857</text:p>
          </table:table-cell>
          <table:table-cell office:value-type="float" office:value="4.625391" calcext:value-type="float">
            <text:p>4,625391</text:p>
          </table:table-cell>
          <table:table-cell office:value-type="float" office:value="65.86557" calcext:value-type="float">
            <text:p>65,86557</text:p>
          </table:table-cell>
          <table:table-cell office:value-type="float" office:value="961.830017" calcext:value-type="float">
            <text:p>961,830017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3.125" calcext:value-type="float">
            <text:p>243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7:11:29</text:p>
          </table:table-cell>
          <table:table-cell office:value-type="float" office:value="48.154397" calcext:value-type="float">
            <text:p>48,154397</text:p>
          </table:table-cell>
          <table:table-cell office:value-type="float" office:value="11.528347" calcext:value-type="float">
            <text:p>11,528347</text:p>
          </table:table-cell>
          <table:table-cell office:value-type="float" office:value="4.553292" calcext:value-type="float">
            <text:p>4,553292</text:p>
          </table:table-cell>
          <table:table-cell office:value-type="float" office:value="66.446938" calcext:value-type="float">
            <text:p>66,446938</text:p>
          </table:table-cell>
          <table:table-cell office:value-type="float" office:value="961.869995" calcext:value-type="float">
            <text:p>961,86999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7:21:30</text:p>
          </table:table-cell>
          <table:table-cell office:value-type="float" office:value="48.154443" calcext:value-type="float">
            <text:p>48,154443</text:p>
          </table:table-cell>
          <table:table-cell office:value-type="float" office:value="11.528427" calcext:value-type="float">
            <text:p>11,528427</text:p>
          </table:table-cell>
          <table:table-cell office:value-type="float" office:value="4.553292" calcext:value-type="float">
            <text:p>4,553292</text:p>
          </table:table-cell>
          <table:table-cell office:value-type="float" office:value="65.879303" calcext:value-type="float">
            <text:p>65,879303</text:p>
          </table:table-cell>
          <table:table-cell office:value-type="float" office:value="961.859985" calcext:value-type="float">
            <text:p>961,85998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3.09375" calcext:value-type="float">
            <text:p>243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7:31:30</text:p>
          </table:table-cell>
          <table:table-cell office:value-type="float" office:value="48.15451" calcext:value-type="float">
            <text:p>48,15451</text:p>
          </table:table-cell>
          <table:table-cell office:value-type="float" office:value="11.528712" calcext:value-type="float">
            <text:p>11,528712</text:p>
          </table:table-cell>
          <table:table-cell office:value-type="float" office:value="4.569314" calcext:value-type="float">
            <text:p>4,569314</text:p>
          </table:table-cell>
          <table:table-cell office:value-type="float" office:value="65.82132" calcext:value-type="float">
            <text:p>65,82132</text:p>
          </table:table-cell>
          <table:table-cell office:value-type="float" office:value="961.809998" calcext:value-type="float">
            <text:p>961,809998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2.9375" calcext:value-type="float">
            <text:p>242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7:41:31</text:p>
          </table:table-cell>
          <table:table-cell office:value-type="float" office:value="48.154142" calcext:value-type="float">
            <text:p>48,154142</text:p>
          </table:table-cell>
          <table:table-cell office:value-type="float" office:value="11.52894" calcext:value-type="float">
            <text:p>11,52894</text:p>
          </table:table-cell>
          <table:table-cell office:value-type="float" office:value="4.470512" calcext:value-type="float">
            <text:p>4,470512</text:p>
          </table:table-cell>
          <table:table-cell office:value-type="float" office:value="65.764862" calcext:value-type="float">
            <text:p>65,764862</text:p>
          </table:table-cell>
          <table:table-cell office:value-type="float" office:value="961.719971" calcext:value-type="float">
            <text:p>961,719971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2.34375" calcext:value-type="float">
            <text:p>242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7:51:32</text:p>
          </table:table-cell>
          <table:table-cell office:value-type="float" office:value="48.154012" calcext:value-type="float">
            <text:p>48,154012</text:p>
          </table:table-cell>
          <table:table-cell office:value-type="float" office:value="11.528642" calcext:value-type="float">
            <text:p>11,528642</text:p>
          </table:table-cell>
          <table:table-cell office:value-type="float" office:value="4.36904" calcext:value-type="float">
            <text:p>4,36904</text:p>
          </table:table-cell>
          <table:table-cell office:value-type="float" office:value="65.551231" calcext:value-type="float">
            <text:p>65,551231</text:p>
          </table:table-cell>
          <table:table-cell office:value-type="float" office:value="961.690002" calcext:value-type="float">
            <text:p>961,690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2.34375" calcext:value-type="float">
            <text:p>242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8:01:32</text:p>
          </table:table-cell>
          <table:table-cell office:value-type="float" office:value="48.153792" calcext:value-type="float">
            <text:p>48,153792</text:p>
          </table:table-cell>
          <table:table-cell office:value-type="float" office:value="11.52875" calcext:value-type="float">
            <text:p>11,52875</text:p>
          </table:table-cell>
          <table:table-cell office:value-type="float" office:value="4.398413" calcext:value-type="float">
            <text:p>4,398413</text:p>
          </table:table-cell>
          <table:table-cell office:value-type="float" office:value="65.389488" calcext:value-type="float">
            <text:p>65,389488</text:p>
          </table:table-cell>
          <table:table-cell office:value-type="float" office:value="961.669983" calcext:value-type="float">
            <text:p>961,669983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2.28125" calcext:value-type="float">
            <text:p>242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8:11:33</text:p>
          </table:table-cell>
          <table:table-cell office:value-type="float" office:value="48.153967" calcext:value-type="float">
            <text:p>48,153967</text:p>
          </table:table-cell>
          <table:table-cell office:value-type="float" office:value="11.528498" calcext:value-type="float">
            <text:p>11,528498</text:p>
          </table:table-cell>
          <table:table-cell office:value-type="float" office:value="4.286259" calcext:value-type="float">
            <text:p>4,286259</text:p>
          </table:table-cell>
          <table:table-cell office:value-type="float" office:value="65.880829" calcext:value-type="float">
            <text:p>65,880829</text:p>
          </table:table-cell>
          <table:table-cell office:value-type="float" office:value="961.580017" calcext:value-type="float">
            <text:p>961,580017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" calcext:value-type="float">
            <text:p>238</text:p>
          </table:table-cell>
          <table:table-cell office:value-type="float" office:value="241.96875" calcext:value-type="float">
            <text:p>241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8:21:34</text:p>
          </table:table-cell>
          <table:table-cell office:value-type="float" office:value="48.15397" calcext:value-type="float">
            <text:p>48,15397</text:p>
          </table:table-cell>
          <table:table-cell office:value-type="float" office:value="11.528725" calcext:value-type="float">
            <text:p>11,528725</text:p>
          </table:table-cell>
          <table:table-cell office:value-type="float" office:value="4.243534" calcext:value-type="float">
            <text:p>4,243534</text:p>
          </table:table-cell>
          <table:table-cell office:value-type="float" office:value="65.810638" calcext:value-type="float">
            <text:p>65,810638</text:p>
          </table:table-cell>
          <table:table-cell office:value-type="float" office:value="961.630005" calcext:value-type="float">
            <text:p>961,63000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2.6875" calcext:value-type="float">
            <text:p>242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8:31:34</text:p>
          </table:table-cell>
          <table:table-cell office:value-type="float" office:value="48.153922" calcext:value-type="float">
            <text:p>48,153922</text:p>
          </table:table-cell>
          <table:table-cell office:value-type="float" office:value="11.529065" calcext:value-type="float">
            <text:p>11,529065</text:p>
          </table:table-cell>
          <table:table-cell office:value-type="float" office:value="4.187457" calcext:value-type="float">
            <text:p>4,187457</text:p>
          </table:table-cell>
          <table:table-cell office:value-type="float" office:value="65.729759" calcext:value-type="float">
            <text:p>65,729759</text:p>
          </table:table-cell>
          <table:table-cell office:value-type="float" office:value="961.530029" calcext:value-type="float">
            <text:p>961,530029</text:p>
          </table:table-cell>
          <table:table-cell office:value-type="float" office:value="241" calcext:value-type="float">
            <text:p>24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2.71875" calcext:value-type="float">
            <text:p>242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8:41:35</text:p>
          </table:table-cell>
          <table:table-cell office:value-type="float" office:value="48.15385" calcext:value-type="float">
            <text:p>48,15385</text:p>
          </table:table-cell>
          <table:table-cell office:value-type="float" office:value="11.529297" calcext:value-type="float">
            <text:p>11,529297</text:p>
          </table:table-cell>
          <table:table-cell office:value-type="float" office:value="4.174106" calcext:value-type="float">
            <text:p>4,174106</text:p>
          </table:table-cell>
          <table:table-cell office:value-type="float" office:value="66.16922" calcext:value-type="float">
            <text:p>66,16922</text:p>
          </table:table-cell>
          <table:table-cell office:value-type="float" office:value="961.710022" calcext:value-type="float">
            <text:p>961,710022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2.8125" calcext:value-type="float">
            <text:p>242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8:51:36</text:p>
          </table:table-cell>
          <table:table-cell office:value-type="float" office:value="48.153685" calcext:value-type="float">
            <text:p>48,153685</text:p>
          </table:table-cell>
          <table:table-cell office:value-type="float" office:value="11.529688" calcext:value-type="float">
            <text:p>11,529688</text:p>
          </table:table-cell>
          <table:table-cell office:value-type="float" office:value="4.075303" calcext:value-type="float">
            <text:p>4,075303</text:p>
          </table:table-cell>
          <table:table-cell office:value-type="float" office:value="66.529335" calcext:value-type="float">
            <text:p>66,529335</text:p>
          </table:table-cell>
          <table:table-cell office:value-type="float" office:value="961.640015" calcext:value-type="float">
            <text:p>961,640015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40625" calcext:value-type="float">
            <text:p>242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9:01:36</text:p>
          </table:table-cell>
          <table:table-cell office:value-type="float" office:value="48.15365" calcext:value-type="float">
            <text:p>48,15365</text:p>
          </table:table-cell>
          <table:table-cell office:value-type="float" office:value="11.52969" calcext:value-type="float">
            <text:p>11,52969</text:p>
          </table:table-cell>
          <table:table-cell office:value-type="float" office:value="4.005875" calcext:value-type="float">
            <text:p>4,005875</text:p>
          </table:table-cell>
          <table:table-cell office:value-type="float" office:value="66.337074" calcext:value-type="float">
            <text:p>66,337074</text:p>
          </table:table-cell>
          <table:table-cell office:value-type="float" office:value="961.640015" calcext:value-type="float">
            <text:p>961,640015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3.25" calcext:value-type="float">
            <text:p>243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9:11:37</text:p>
          </table:table-cell>
          <table:table-cell office:value-type="float" office:value="48.15368" calcext:value-type="float">
            <text:p>48,15368</text:p>
          </table:table-cell>
          <table:table-cell office:value-type="float" office:value="11.529985" calcext:value-type="float">
            <text:p>11,529985</text:p>
          </table:table-cell>
          <table:table-cell office:value-type="float" office:value="3.992523" calcext:value-type="float">
            <text:p>3,992523</text:p>
          </table:table-cell>
          <table:table-cell office:value-type="float" office:value="66.291298" calcext:value-type="float">
            <text:p>66,291298</text:p>
          </table:table-cell>
          <table:table-cell office:value-type="float" office:value="961.590027" calcext:value-type="float">
            <text:p>961,590027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2.3125" calcext:value-type="float">
            <text:p>242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9:21:36</text:p>
          </table:table-cell>
          <table:table-cell office:value-type="float" office:value="48.154012" calcext:value-type="float">
            <text:p>48,154012</text:p>
          </table:table-cell>
          <table:table-cell office:value-type="float" office:value="11.530393" calcext:value-type="float">
            <text:p>11,530393</text:p>
          </table:table-cell>
          <table:table-cell office:value-type="float" office:value="3.96315" calcext:value-type="float">
            <text:p>3,96315</text:p>
          </table:table-cell>
          <table:table-cell office:value-type="float" office:value="65.870148" calcext:value-type="float">
            <text:p>65,870148</text:p>
          </table:table-cell>
          <table:table-cell office:value-type="float" office:value="961.559998" calcext:value-type="float">
            <text:p>961,559998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2.78125" calcext:value-type="float">
            <text:p>242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9:31:38</text:p>
          </table:table-cell>
          <table:table-cell office:value-type="float" office:value="48.153937" calcext:value-type="float">
            <text:p>48,153937</text:p>
          </table:table-cell>
          <table:table-cell office:value-type="float" office:value="11.53086" calcext:value-type="float">
            <text:p>11,53086</text:p>
          </table:table-cell>
          <table:table-cell office:value-type="float" office:value="3.992523" calcext:value-type="float">
            <text:p>3,992523</text:p>
          </table:table-cell>
          <table:table-cell office:value-type="float" office:value="65.893036" calcext:value-type="float">
            <text:p>65,893036</text:p>
          </table:table-cell>
          <table:table-cell office:value-type="float" office:value="961.47998" calcext:value-type="float">
            <text:p>961,47998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2.8125" calcext:value-type="float">
            <text:p>242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9:41:39</text:p>
          </table:table-cell>
          <table:table-cell office:value-type="float" office:value="48.153765" calcext:value-type="float">
            <text:p>48,153765</text:p>
          </table:table-cell>
          <table:table-cell office:value-type="float" office:value="11.530993" calcext:value-type="float">
            <text:p>11,530993</text:p>
          </table:table-cell>
          <table:table-cell office:value-type="float" office:value="3.949798" calcext:value-type="float">
            <text:p>3,949798</text:p>
          </table:table-cell>
          <table:table-cell office:value-type="float" office:value="65.505455" calcext:value-type="float">
            <text:p>65,505455</text:p>
          </table:table-cell>
          <table:table-cell office:value-type="float" office:value="961.369995" calcext:value-type="float">
            <text:p>961,36999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1.75" calcext:value-type="float">
            <text:p>241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19:51:40</text:p>
          </table:table-cell>
          <table:table-cell office:value-type="float" office:value="48.153802" calcext:value-type="float">
            <text:p>48,153802</text:p>
          </table:table-cell>
          <table:table-cell office:value-type="float" office:value="11.531198" calcext:value-type="float">
            <text:p>11,531198</text:p>
          </table:table-cell>
          <table:table-cell office:value-type="float" office:value="3.920424" calcext:value-type="float">
            <text:p>3,920424</text:p>
          </table:table-cell>
          <table:table-cell office:value-type="float" office:value="65.180435" calcext:value-type="float">
            <text:p>65,180435</text:p>
          </table:table-cell>
          <table:table-cell office:value-type="float" office:value="961.280029" calcext:value-type="float">
            <text:p>961,280029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1.9375" calcext:value-type="float">
            <text:p>241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0:01:41</text:p>
          </table:table-cell>
          <table:table-cell office:value-type="float" office:value="48.154238" calcext:value-type="float">
            <text:p>48,154238</text:p>
          </table:table-cell>
          <table:table-cell office:value-type="float" office:value="11.527982" calcext:value-type="float">
            <text:p>11,527982</text:p>
          </table:table-cell>
          <table:table-cell office:value-type="float" office:value="3.893721" calcext:value-type="float">
            <text:p>3,893721</text:p>
          </table:table-cell>
          <table:table-cell office:value-type="float" office:value="65.441368" calcext:value-type="float">
            <text:p>65,441368</text:p>
          </table:table-cell>
          <table:table-cell office:value-type="float" office:value="961.369995" calcext:value-type="float">
            <text:p>961,36999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2.28125" calcext:value-type="float">
            <text:p>242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0:11:41</text:p>
          </table:table-cell>
          <table:table-cell office:value-type="float" office:value="48.154308" calcext:value-type="float">
            <text:p>48,154308</text:p>
          </table:table-cell>
          <table:table-cell office:value-type="float" office:value="11.52845" calcext:value-type="float">
            <text:p>11,52845</text:p>
          </table:table-cell>
          <table:table-cell office:value-type="float" office:value="3.850996" calcext:value-type="float">
            <text:p>3,850996</text:p>
          </table:table-cell>
          <table:table-cell office:value-type="float" office:value="65.26284" calcext:value-type="float">
            <text:p>65,26284</text:p>
          </table:table-cell>
          <table:table-cell office:value-type="float" office:value="961.340027" calcext:value-type="float">
            <text:p>961,340027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0:21:42</text:p>
          </table:table-cell>
          <table:table-cell office:value-type="float" office:value="48.154372" calcext:value-type="float">
            <text:p>48,154372</text:p>
          </table:table-cell>
          <table:table-cell office:value-type="float" office:value="11.528708" calcext:value-type="float">
            <text:p>11,528708</text:p>
          </table:table-cell>
          <table:table-cell office:value-type="float" office:value="3.794919" calcext:value-type="float">
            <text:p>3,794919</text:p>
          </table:table-cell>
          <table:table-cell office:value-type="float" office:value="64.99733" calcext:value-type="float">
            <text:p>64,99733</text:p>
          </table:table-cell>
          <table:table-cell office:value-type="float" office:value="961.340027" calcext:value-type="float">
            <text:p>961,340027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0:31:41</text:p>
          </table:table-cell>
          <table:table-cell office:value-type="float" office:value="48.154525" calcext:value-type="float">
            <text:p>48,154525</text:p>
          </table:table-cell>
          <table:table-cell office:value-type="float" office:value="11.528672" calcext:value-type="float">
            <text:p>11,528672</text:p>
          </table:table-cell>
          <table:table-cell office:value-type="float" office:value="3.768215" calcext:value-type="float">
            <text:p>3,768215</text:p>
          </table:table-cell>
          <table:table-cell office:value-type="float" office:value="65.120926" calcext:value-type="float">
            <text:p>65,120926</text:p>
          </table:table-cell>
          <table:table-cell office:value-type="float" office:value="961.299988" calcext:value-type="float">
            <text:p>961,299988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0:41:43</text:p>
          </table:table-cell>
          <table:table-cell office:value-type="float" office:value="48.154557" calcext:value-type="float">
            <text:p>48,154557</text:p>
          </table:table-cell>
          <table:table-cell office:value-type="float" office:value="11.52859" calcext:value-type="float">
            <text:p>11,52859</text:p>
          </table:table-cell>
          <table:table-cell office:value-type="float" office:value="3.682765" calcext:value-type="float">
            <text:p>3,682765</text:p>
          </table:table-cell>
          <table:table-cell office:value-type="float" office:value="65.409325" calcext:value-type="float">
            <text:p>65,409325</text:p>
          </table:table-cell>
          <table:table-cell office:value-type="float" office:value="961.280029" calcext:value-type="float">
            <text:p>961,280029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0:51:44</text:p>
          </table:table-cell>
          <table:table-cell office:value-type="float" office:value="48.154503" calcext:value-type="float">
            <text:p>48,154503</text:p>
          </table:table-cell>
          <table:table-cell office:value-type="float" office:value="11.528553" calcext:value-type="float">
            <text:p>11,528553</text:p>
          </table:table-cell>
          <table:table-cell office:value-type="float" office:value="3.72549" calcext:value-type="float">
            <text:p>3,72549</text:p>
          </table:table-cell>
          <table:table-cell office:value-type="float" office:value="65.064468" calcext:value-type="float">
            <text:p>65,064468</text:p>
          </table:table-cell>
          <table:table-cell office:value-type="float" office:value="961.150024" calcext:value-type="float">
            <text:p>961,150024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" calcext:value-type="float">
            <text:p>241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2.0625" calcext:value-type="float">
            <text:p>242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1:01:45</text:p>
          </table:table-cell>
          <table:table-cell office:value-type="float" office:value="48.154568" calcext:value-type="float">
            <text:p>48,154568</text:p>
          </table:table-cell>
          <table:table-cell office:value-type="float" office:value="11.528552" calcext:value-type="float">
            <text:p>11,528552</text:p>
          </table:table-cell>
          <table:table-cell office:value-type="float" office:value="3.712139" calcext:value-type="float">
            <text:p>3,712139</text:p>
          </table:table-cell>
          <table:table-cell office:value-type="float" office:value="65.471886" calcext:value-type="float">
            <text:p>65,471886</text:p>
          </table:table-cell>
          <table:table-cell office:value-type="float" office:value="961.23999" calcext:value-type="float">
            <text:p>961,23999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1:11:45</text:p>
          </table:table-cell>
          <table:table-cell office:value-type="float" office:value="48.154532" calcext:value-type="float">
            <text:p>48,154532</text:p>
          </table:table-cell>
          <table:table-cell office:value-type="float" office:value="11.528583" calcext:value-type="float">
            <text:p>11,528583</text:p>
          </table:table-cell>
          <table:table-cell office:value-type="float" office:value="3.656062" calcext:value-type="float">
            <text:p>3,656062</text:p>
          </table:table-cell>
          <table:table-cell office:value-type="float" office:value="65.687035" calcext:value-type="float">
            <text:p>65,687035</text:p>
          </table:table-cell>
          <table:table-cell office:value-type="float" office:value="961.070007" calcext:value-type="float">
            <text:p>961,070007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1:21:46</text:p>
          </table:table-cell>
          <table:table-cell office:value-type="float" office:value="48.154568" calcext:value-type="float">
            <text:p>48,154568</text:p>
          </table:table-cell>
          <table:table-cell office:value-type="float" office:value="11.528608" calcext:value-type="float">
            <text:p>11,528608</text:p>
          </table:table-cell>
          <table:table-cell office:value-type="float" office:value="3.583963" calcext:value-type="float">
            <text:p>3,583963</text:p>
          </table:table-cell>
          <table:table-cell office:value-type="float" office:value="66.259254" calcext:value-type="float">
            <text:p>66,259254</text:p>
          </table:table-cell>
          <table:table-cell office:value-type="float" office:value="961.130005" calcext:value-type="float">
            <text:p>961,13000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1:31:47</text:p>
          </table:table-cell>
          <table:table-cell office:value-type="float" office:value="48.154425" calcext:value-type="float">
            <text:p>48,154425</text:p>
          </table:table-cell>
          <table:table-cell office:value-type="float" office:value="11.528477" calcext:value-type="float">
            <text:p>11,528477</text:p>
          </table:table-cell>
          <table:table-cell office:value-type="float" office:value="3.583963" calcext:value-type="float">
            <text:p>3,583963</text:p>
          </table:table-cell>
          <table:table-cell office:value-type="float" office:value="66.016632" calcext:value-type="float">
            <text:p>66,016632</text:p>
          </table:table-cell>
          <table:table-cell office:value-type="float" office:value="960.909973" calcext:value-type="float">
            <text:p>960,909973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2.40625" calcext:value-type="float">
            <text:p>242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1:41:47</text:p>
          </table:table-cell>
          <table:table-cell office:value-type="float" office:value="48.154383" calcext:value-type="float">
            <text:p>48,154383</text:p>
          </table:table-cell>
          <table:table-cell office:value-type="float" office:value="11.528485" calcext:value-type="float">
            <text:p>11,528485</text:p>
          </table:table-cell>
          <table:table-cell office:value-type="float" office:value="3.64004" calcext:value-type="float">
            <text:p>3,64004</text:p>
          </table:table-cell>
          <table:table-cell office:value-type="float" office:value="65.940338" calcext:value-type="float">
            <text:p>65,940338</text:p>
          </table:table-cell>
          <table:table-cell office:value-type="float" office:value="960.969971" calcext:value-type="float">
            <text:p>960,969971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1.875" calcext:value-type="float">
            <text:p>241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1:51:48</text:p>
          </table:table-cell>
          <table:table-cell office:value-type="float" office:value="48.15446" calcext:value-type="float">
            <text:p>48,15446</text:p>
          </table:table-cell>
          <table:table-cell office:value-type="float" office:value="11.528492" calcext:value-type="float">
            <text:p>11,528492</text:p>
          </table:table-cell>
          <table:table-cell office:value-type="float" office:value="3.613336" calcext:value-type="float">
            <text:p>3,613336</text:p>
          </table:table-cell>
          <table:table-cell office:value-type="float" office:value="65.880829" calcext:value-type="float">
            <text:p>65,880829</text:p>
          </table:table-cell>
          <table:table-cell office:value-type="float" office:value="960.940002" calcext:value-type="float">
            <text:p>960,94000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2.1875" calcext:value-type="float">
            <text:p>242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2:01:49</text:p>
          </table:table-cell>
          <table:table-cell office:value-type="float" office:value="48.154362" calcext:value-type="float">
            <text:p>48,154362</text:p>
          </table:table-cell>
          <table:table-cell office:value-type="float" office:value="11.52874" calcext:value-type="float">
            <text:p>11,52874</text:p>
          </table:table-cell>
          <table:table-cell office:value-type="float" office:value="3.599985" calcext:value-type="float">
            <text:p>3,599985</text:p>
          </table:table-cell>
          <table:table-cell office:value-type="float" office:value="66.329445" calcext:value-type="float">
            <text:p>66,329445</text:p>
          </table:table-cell>
          <table:table-cell office:value-type="float" office:value="960.840027" calcext:value-type="float">
            <text:p>960,840027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2:11:49</text:p>
          </table:table-cell>
          <table:table-cell office:value-type="float" office:value="48.154558" calcext:value-type="float">
            <text:p>48,154558</text:p>
          </table:table-cell>
          <table:table-cell office:value-type="float" office:value="11.528532" calcext:value-type="float">
            <text:p>11,528532</text:p>
          </table:table-cell>
          <table:table-cell office:value-type="float" office:value="3.613336" calcext:value-type="float">
            <text:p>3,613336</text:p>
          </table:table-cell>
          <table:table-cell office:value-type="float" office:value="66.009003" calcext:value-type="float">
            <text:p>66,009003</text:p>
          </table:table-cell>
          <table:table-cell office:value-type="float" office:value="960.909973" calcext:value-type="float">
            <text:p>960,909973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" calcext:value-type="float">
            <text:p>241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2.375" calcext:value-type="float">
            <text:p>242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2:21:50</text:p>
          </table:table-cell>
          <table:table-cell office:value-type="float" office:value="48.154528" calcext:value-type="float">
            <text:p>48,154528</text:p>
          </table:table-cell>
          <table:table-cell office:value-type="float" office:value="11.52852" calcext:value-type="float">
            <text:p>11,52852</text:p>
          </table:table-cell>
          <table:table-cell office:value-type="float" office:value="3.626688" calcext:value-type="float">
            <text:p>3,626688</text:p>
          </table:table-cell>
          <table:table-cell office:value-type="float" office:value="66.054779" calcext:value-type="float">
            <text:p>66,054779</text:p>
          </table:table-cell>
          <table:table-cell office:value-type="float" office:value="960.849976" calcext:value-type="float">
            <text:p>960,849976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2:31:51</text:p>
          </table:table-cell>
          <table:table-cell office:value-type="float" office:value="48.15454" calcext:value-type="float">
            <text:p>48,15454</text:p>
          </table:table-cell>
          <table:table-cell office:value-type="float" office:value="11.528523" calcext:value-type="float">
            <text:p>11,528523</text:p>
          </table:table-cell>
          <table:table-cell office:value-type="float" office:value="3.613336" calcext:value-type="float">
            <text:p>3,613336</text:p>
          </table:table-cell>
          <table:table-cell office:value-type="float" office:value="66.057831" calcext:value-type="float">
            <text:p>66,057831</text:p>
          </table:table-cell>
          <table:table-cell office:value-type="float" office:value="960.849976" calcext:value-type="float">
            <text:p>960,849976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2:41:51</text:p>
          </table:table-cell>
          <table:table-cell office:value-type="float" office:value="48.154468" calcext:value-type="float">
            <text:p>48,154468</text:p>
          </table:table-cell>
          <table:table-cell office:value-type="float" office:value="11.528645" calcext:value-type="float">
            <text:p>11,528645</text:p>
          </table:table-cell>
          <table:table-cell office:value-type="float" office:value="3.613336" calcext:value-type="float">
            <text:p>3,613336</text:p>
          </table:table-cell>
          <table:table-cell office:value-type="float" office:value="65.989166" calcext:value-type="float">
            <text:p>65,989166</text:p>
          </table:table-cell>
          <table:table-cell office:value-type="float" office:value="960.710022" calcext:value-type="float">
            <text:p>960,710022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2:51:52</text:p>
          </table:table-cell>
          <table:table-cell office:value-type="float" office:value="48.15452" calcext:value-type="float">
            <text:p>48,15452</text:p>
          </table:table-cell>
          <table:table-cell office:value-type="float" office:value="11.528558" calcext:value-type="float">
            <text:p>11,528558</text:p>
          </table:table-cell>
          <table:table-cell office:value-type="float" office:value="3.626688" calcext:value-type="float">
            <text:p>3,626688</text:p>
          </table:table-cell>
          <table:table-cell office:value-type="float" office:value="66.01358" calcext:value-type="float">
            <text:p>66,01358</text:p>
          </table:table-cell>
          <table:table-cell office:value-type="float" office:value="960.76001" calcext:value-type="float">
            <text:p>960,76001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" calcext:value-type="float">
            <text:p>241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2.46875" calcext:value-type="float">
            <text:p>242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3:01:53</text:p>
          </table:table-cell>
          <table:table-cell office:value-type="float" office:value="48.154355" calcext:value-type="float">
            <text:p>48,154355</text:p>
          </table:table-cell>
          <table:table-cell office:value-type="float" office:value="11.52868" calcext:value-type="float">
            <text:p>11,52868</text:p>
          </table:table-cell>
          <table:table-cell office:value-type="float" office:value="3.599985" calcext:value-type="float">
            <text:p>3,599985</text:p>
          </table:table-cell>
          <table:table-cell office:value-type="float" office:value="65.871674" calcext:value-type="float">
            <text:p>65,871674</text:p>
          </table:table-cell>
          <table:table-cell office:value-type="float" office:value="960.640015" calcext:value-type="float">
            <text:p>960,64001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3:11:53</text:p>
          </table:table-cell>
          <table:table-cell office:value-type="float" office:value="48.154472" calcext:value-type="float">
            <text:p>48,154472</text:p>
          </table:table-cell>
          <table:table-cell office:value-type="float" office:value="11.528523" calcext:value-type="float">
            <text:p>11,528523</text:p>
          </table:table-cell>
          <table:table-cell office:value-type="float" office:value="3.55726" calcext:value-type="float">
            <text:p>3,55726</text:p>
          </table:table-cell>
          <table:table-cell office:value-type="float" office:value="66.405739" calcext:value-type="float">
            <text:p>66,405739</text:p>
          </table:table-cell>
          <table:table-cell office:value-type="float" office:value="960.669983" calcext:value-type="float">
            <text:p>960,669983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1.625" calcext:value-type="float">
            <text:p>241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3:21:54</text:p>
          </table:table-cell>
          <table:table-cell office:value-type="float" office:value="48.154438" calcext:value-type="float">
            <text:p>48,154438</text:p>
          </table:table-cell>
          <table:table-cell office:value-type="float" office:value="11.528557" calcext:value-type="float">
            <text:p>11,528557</text:p>
          </table:table-cell>
          <table:table-cell office:value-type="float" office:value="3.55726" calcext:value-type="float">
            <text:p>3,55726</text:p>
          </table:table-cell>
          <table:table-cell office:value-type="float" office:value="65.828949" calcext:value-type="float">
            <text:p>65,828949</text:p>
          </table:table-cell>
          <table:table-cell office:value-type="float" office:value="960.559998" calcext:value-type="float">
            <text:p>960,559998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3:31:55</text:p>
          </table:table-cell>
          <table:table-cell office:value-type="float" office:value="48.154572" calcext:value-type="float">
            <text:p>48,154572</text:p>
          </table:table-cell>
          <table:table-cell office:value-type="float" office:value="11.52854" calcext:value-type="float">
            <text:p>11,52854</text:p>
          </table:table-cell>
          <table:table-cell office:value-type="float" office:value="3.501183" calcext:value-type="float">
            <text:p>3,501183</text:p>
          </table:table-cell>
          <table:table-cell office:value-type="float" office:value="66.608681" calcext:value-type="float">
            <text:p>66,608681</text:p>
          </table:table-cell>
          <table:table-cell office:value-type="float" office:value="960.390015" calcext:value-type="float">
            <text:p>960,39001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2.15625" calcext:value-type="float">
            <text:p>242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3:41:55</text:p>
          </table:table-cell>
          <table:table-cell office:value-type="float" office:value="48.154443" calcext:value-type="float">
            <text:p>48,154443</text:p>
          </table:table-cell>
          <table:table-cell office:value-type="float" office:value="11.528522" calcext:value-type="float">
            <text:p>11,528522</text:p>
          </table:table-cell>
          <table:table-cell office:value-type="float" office:value="3.445106" calcext:value-type="float">
            <text:p>3,445106</text:p>
          </table:table-cell>
          <table:table-cell office:value-type="float" office:value="66.846725" calcext:value-type="float">
            <text:p>66,846725</text:p>
          </table:table-cell>
          <table:table-cell office:value-type="float" office:value="960.289978" calcext:value-type="float">
            <text:p>960,28997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string" calcext:value-type="string">
            <text:p>23:51:56</text:p>
          </table:table-cell>
          <table:table-cell office:value-type="float" office:value="48.154562" calcext:value-type="float">
            <text:p>48,154562</text:p>
          </table:table-cell>
          <table:table-cell office:value-type="float" office:value="11.5285" calcext:value-type="float">
            <text:p>11,5285</text:p>
          </table:table-cell>
          <table:table-cell office:value-type="float" office:value="3.330281" calcext:value-type="float">
            <text:p>3,330281</text:p>
          </table:table-cell>
          <table:table-cell office:value-type="float" office:value="67.74395" calcext:value-type="float">
            <text:p>67,74395</text:p>
          </table:table-cell>
          <table:table-cell office:value-type="float" office:value="960.299988" calcext:value-type="float">
            <text:p>960,299988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0:01:57</text:p>
          </table:table-cell>
          <table:table-cell office:value-type="float" office:value="48.154513" calcext:value-type="float">
            <text:p>48,154513</text:p>
          </table:table-cell>
          <table:table-cell office:value-type="float" office:value="11.528168" calcext:value-type="float">
            <text:p>11,528168</text:p>
          </table:table-cell>
          <table:table-cell office:value-type="float" office:value="3.300908" calcext:value-type="float">
            <text:p>3,300908</text:p>
          </table:table-cell>
          <table:table-cell office:value-type="float" office:value="67.052719" calcext:value-type="float">
            <text:p>67,052719</text:p>
          </table:table-cell>
          <table:table-cell office:value-type="float" office:value="960.26001" calcext:value-type="float">
            <text:p>960,26001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2.0625" calcext:value-type="float">
            <text:p>242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0:11:58</text:p>
          </table:table-cell>
          <table:table-cell office:value-type="float" office:value="48.154658" calcext:value-type="float">
            <text:p>48,154658</text:p>
          </table:table-cell>
          <table:table-cell office:value-type="float" office:value="11.528242" calcext:value-type="float">
            <text:p>11,528242</text:p>
          </table:table-cell>
          <table:table-cell office:value-type="float" office:value="3.287556" calcext:value-type="float">
            <text:p>3,287556</text:p>
          </table:table-cell>
          <table:table-cell office:value-type="float" office:value="66.749062" calcext:value-type="float">
            <text:p>66,749062</text:p>
          </table:table-cell>
          <table:table-cell office:value-type="float" office:value="960.150024" calcext:value-type="float">
            <text:p>960,150024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0:21:58</text:p>
          </table:table-cell>
          <table:table-cell office:value-type="float" office:value="48.15462" calcext:value-type="float">
            <text:p>48,15462</text:p>
          </table:table-cell>
          <table:table-cell office:value-type="float" office:value="11.528343" calcext:value-type="float">
            <text:p>11,528343</text:p>
          </table:table-cell>
          <table:table-cell office:value-type="float" office:value="3.287556" calcext:value-type="float">
            <text:p>3,287556</text:p>
          </table:table-cell>
          <table:table-cell office:value-type="float" office:value="67.335014" calcext:value-type="float">
            <text:p>67,335014</text:p>
          </table:table-cell>
          <table:table-cell office:value-type="float" office:value="960.150024" calcext:value-type="float">
            <text:p>960,150024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2.25" calcext:value-type="float">
            <text:p>242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0:31:59</text:p>
          </table:table-cell>
          <table:table-cell office:value-type="float" office:value="48.154605" calcext:value-type="float">
            <text:p>48,154605</text:p>
          </table:table-cell>
          <table:table-cell office:value-type="float" office:value="11.528477" calcext:value-type="float">
            <text:p>11,528477</text:p>
          </table:table-cell>
          <table:table-cell office:value-type="float" office:value="3.287556" calcext:value-type="float">
            <text:p>3,287556</text:p>
          </table:table-cell>
          <table:table-cell office:value-type="float" office:value="66.599525" calcext:value-type="float">
            <text:p>66,599525</text:p>
          </table:table-cell>
          <table:table-cell office:value-type="float" office:value="960.059998" calcext:value-type="float">
            <text:p>960,059998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" calcext:value-type="float">
            <text:p>241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1.3125" calcext:value-type="float">
            <text:p>241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0:41:59</text:p>
          </table:table-cell>
          <table:table-cell office:value-type="float" office:value="48.154652" calcext:value-type="float">
            <text:p>48,154652</text:p>
          </table:table-cell>
          <table:table-cell office:value-type="float" office:value="11.528555" calcext:value-type="float">
            <text:p>11,528555</text:p>
          </table:table-cell>
          <table:table-cell office:value-type="float" office:value="3.260853" calcext:value-type="float">
            <text:p>3,260853</text:p>
          </table:table-cell>
          <table:table-cell office:value-type="float" office:value="66.222626" calcext:value-type="float">
            <text:p>66,222626</text:p>
          </table:table-cell>
          <table:table-cell office:value-type="float" office:value="960.080017" calcext:value-type="float">
            <text:p>960,080017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1.625" calcext:value-type="float">
            <text:p>241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0:52:00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8" calcext:value-type="float">
            <text:p>11,5288</text:p>
          </table:table-cell>
          <table:table-cell office:value-type="float" office:value="3.244831" calcext:value-type="float">
            <text:p>3,244831</text:p>
          </table:table-cell>
          <table:table-cell office:value-type="float" office:value="65.848785" calcext:value-type="float">
            <text:p>65,848785</text:p>
          </table:table-cell>
          <table:table-cell office:value-type="float" office:value="960.070007" calcext:value-type="float">
            <text:p>960,070007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1:02:01</text:p>
          </table:table-cell>
          <table:table-cell office:value-type="float" office:value="48.154517" calcext:value-type="float">
            <text:p>48,154517</text:p>
          </table:table-cell>
          <table:table-cell office:value-type="float" office:value="11.528393" calcext:value-type="float">
            <text:p>11,528393</text:p>
          </table:table-cell>
          <table:table-cell office:value-type="float" office:value="3.274205" calcext:value-type="float">
            <text:p>3,274205</text:p>
          </table:table-cell>
          <table:table-cell office:value-type="float" office:value="65.970856" calcext:value-type="float">
            <text:p>65,970856</text:p>
          </table:table-cell>
          <table:table-cell office:value-type="float" office:value="960.02002" calcext:value-type="float">
            <text:p>960,02002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1.6875" calcext:value-type="float">
            <text:p>241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1:12:01</text:p>
          </table:table-cell>
          <table:table-cell office:value-type="float" office:value="48.15437" calcext:value-type="float">
            <text:p>48,15437</text:p>
          </table:table-cell>
          <table:table-cell office:value-type="float" office:value="11.528578" calcext:value-type="float">
            <text:p>11,528578</text:p>
          </table:table-cell>
          <table:table-cell office:value-type="float" office:value="3.287556" calcext:value-type="float">
            <text:p>3,287556</text:p>
          </table:table-cell>
          <table:table-cell office:value-type="float" office:value="65.558861" calcext:value-type="float">
            <text:p>65,558861</text:p>
          </table:table-cell>
          <table:table-cell office:value-type="float" office:value="959.969971" calcext:value-type="float">
            <text:p>959,969971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1.5" calcext:value-type="float">
            <text:p>241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1:22:02</text:p>
          </table:table-cell>
          <table:table-cell office:value-type="float" office:value="48.154382" calcext:value-type="float">
            <text:p>48,154382</text:p>
          </table:table-cell>
          <table:table-cell office:value-type="float" office:value="11.528498" calcext:value-type="float">
            <text:p>11,528498</text:p>
          </table:table-cell>
          <table:table-cell office:value-type="float" office:value="3.287556" calcext:value-type="float">
            <text:p>3,287556</text:p>
          </table:table-cell>
          <table:table-cell office:value-type="float" office:value="65.398643" calcext:value-type="float">
            <text:p>65,398643</text:p>
          </table:table-cell>
          <table:table-cell office:value-type="float" office:value="960.01001" calcext:value-type="float">
            <text:p>960,01001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1:32:03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423" calcext:value-type="float">
            <text:p>11,528423</text:p>
          </table:table-cell>
          <table:table-cell office:value-type="float" office:value="3.31693" calcext:value-type="float">
            <text:p>3,31693</text:p>
          </table:table-cell>
          <table:table-cell office:value-type="float" office:value="65.583275" calcext:value-type="float">
            <text:p>65,583275</text:p>
          </table:table-cell>
          <table:table-cell office:value-type="float" office:value="959.97998" calcext:value-type="float">
            <text:p>959,97998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2.53125" calcext:value-type="float">
            <text:p>242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1:42:04</text:p>
          </table:table-cell>
          <table:table-cell office:value-type="float" office:value="48.154387" calcext:value-type="float">
            <text:p>48,154387</text:p>
          </table:table-cell>
          <table:table-cell office:value-type="float" office:value="11.528618" calcext:value-type="float">
            <text:p>11,528618</text:p>
          </table:table-cell>
          <table:table-cell office:value-type="float" office:value="3.300908" calcext:value-type="float">
            <text:p>3,300908</text:p>
          </table:table-cell>
          <table:table-cell office:value-type="float" office:value="66.025787" calcext:value-type="float">
            <text:p>66,025787</text:p>
          </table:table-cell>
          <table:table-cell office:value-type="float" office:value="959.900024" calcext:value-type="float">
            <text:p>959,900024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41.125" calcext:value-type="float">
            <text:p>241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1:52:04</text:p>
          </table:table-cell>
          <table:table-cell office:value-type="float" office:value="48.154418" calcext:value-type="float">
            <text:p>48,154418</text:p>
          </table:table-cell>
          <table:table-cell office:value-type="float" office:value="11.528457" calcext:value-type="float">
            <text:p>11,528457</text:p>
          </table:table-cell>
          <table:table-cell office:value-type="float" office:value="3.218128" calcext:value-type="float">
            <text:p>3,218128</text:p>
          </table:table-cell>
          <table:table-cell office:value-type="float" office:value="66.544594" calcext:value-type="float">
            <text:p>66,544594</text:p>
          </table:table-cell>
          <table:table-cell office:value-type="float" office:value="959.820007" calcext:value-type="float">
            <text:p>959,820007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1.8125" calcext:value-type="float">
            <text:p>241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2:02:05</text:p>
          </table:table-cell>
          <table:table-cell office:value-type="float" office:value="48.154348" calcext:value-type="float">
            <text:p>48,154348</text:p>
          </table:table-cell>
          <table:table-cell office:value-type="float" office:value="11.528447" calcext:value-type="float">
            <text:p>11,528447</text:p>
          </table:table-cell>
          <table:table-cell office:value-type="float" office:value="3.162051" calcext:value-type="float">
            <text:p>3,162051</text:p>
          </table:table-cell>
          <table:table-cell office:value-type="float" office:value="66.109711" calcext:value-type="float">
            <text:p>66,109711</text:p>
          </table:table-cell>
          <table:table-cell office:value-type="float" office:value="959.830017" calcext:value-type="float">
            <text:p>959,830017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2:12:06</text:p>
          </table:table-cell>
          <table:table-cell office:value-type="float" office:value="48.154363" calcext:value-type="float">
            <text:p>48,154363</text:p>
          </table:table-cell>
          <table:table-cell office:value-type="float" office:value="11.528287" calcext:value-type="float">
            <text:p>11,528287</text:p>
          </table:table-cell>
          <table:table-cell office:value-type="float" office:value="3.148699" calcext:value-type="float">
            <text:p>3,148699</text:p>
          </table:table-cell>
          <table:table-cell office:value-type="float" office:value="66.01358" calcext:value-type="float">
            <text:p>66,01358</text:p>
          </table:table-cell>
          <table:table-cell office:value-type="float" office:value="959.700012" calcext:value-type="float">
            <text:p>959,70001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2:22:07</text:p>
          </table:table-cell>
          <table:table-cell office:value-type="float" office:value="48.154458" calcext:value-type="float">
            <text:p>48,154458</text:p>
          </table:table-cell>
          <table:table-cell office:value-type="float" office:value="11.528365" calcext:value-type="float">
            <text:p>11,528365</text:p>
          </table:table-cell>
          <table:table-cell office:value-type="float" office:value="3.063249" calcext:value-type="float">
            <text:p>3,063249</text:p>
          </table:table-cell>
          <table:table-cell office:value-type="float" office:value="66.182953" calcext:value-type="float">
            <text:p>66,182953</text:p>
          </table:table-cell>
          <table:table-cell office:value-type="float" office:value="959.780029" calcext:value-type="float">
            <text:p>959,780029</text:p>
          </table:table-cell>
          <table:table-cell office:value-type="float" office:value="241" calcext:value-type="float">
            <text:p>24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2:32:07</text:p>
          </table:table-cell>
          <table:table-cell office:value-type="float" office:value="48.154483" calcext:value-type="float">
            <text:p>48,154483</text:p>
          </table:table-cell>
          <table:table-cell office:value-type="float" office:value="11.528275" calcext:value-type="float">
            <text:p>11,528275</text:p>
          </table:table-cell>
          <table:table-cell office:value-type="float" office:value="3.0766" calcext:value-type="float">
            <text:p>3,0766</text:p>
          </table:table-cell>
          <table:table-cell office:value-type="float" office:value="66.36454" calcext:value-type="float">
            <text:p>66,36454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2:42:08</text:p>
          </table:table-cell>
          <table:table-cell office:value-type="float" office:value="48.154422" calcext:value-type="float">
            <text:p>48,154422</text:p>
          </table:table-cell>
          <table:table-cell office:value-type="float" office:value="11.528515" calcext:value-type="float">
            <text:p>11,528515</text:p>
          </table:table-cell>
          <table:table-cell office:value-type="float" office:value="3.105974" calcext:value-type="float">
            <text:p>3,105974</text:p>
          </table:table-cell>
          <table:table-cell office:value-type="float" office:value="66.19516" calcext:value-type="float">
            <text:p>66,19516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2:52:08</text:p>
          </table:table-cell>
          <table:table-cell office:value-type="float" office:value="48.154567" calcext:value-type="float">
            <text:p>48,154567</text:p>
          </table:table-cell>
          <table:table-cell office:value-type="float" office:value="11.528435" calcext:value-type="float">
            <text:p>11,528435</text:p>
          </table:table-cell>
          <table:table-cell office:value-type="float" office:value="3.148699" calcext:value-type="float">
            <text:p>3,148699</text:p>
          </table:table-cell>
          <table:table-cell office:value-type="float" office:value="66.11734" calcext:value-type="float">
            <text:p>66,11734</text:p>
          </table:table-cell>
          <table:table-cell office:value-type="float" office:value="959.75" calcext:value-type="float">
            <text:p>959,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3:02:09</text:p>
          </table:table-cell>
          <table:table-cell office:value-type="float" office:value="48.154487" calcext:value-type="float">
            <text:p>48,154487</text:p>
          </table:table-cell>
          <table:table-cell office:value-type="float" office:value="11.528582" calcext:value-type="float">
            <text:p>11,528582</text:p>
          </table:table-cell>
          <table:table-cell office:value-type="float" office:value="3.162051" calcext:value-type="float">
            <text:p>3,162051</text:p>
          </table:table-cell>
          <table:table-cell office:value-type="float" office:value="65.876251" calcext:value-type="float">
            <text:p>65,876251</text:p>
          </table:table-cell>
          <table:table-cell office:value-type="float" office:value="959.710022" calcext:value-type="float">
            <text:p>959,710022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1.625" calcext:value-type="float">
            <text:p>241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3:08:54</text:p>
          </table:table-cell>
          <table:table-cell office:value-type="float" office:value="48.15445" calcext:value-type="float">
            <text:p>48,15445</text:p>
          </table:table-cell>
          <table:table-cell office:value-type="float" office:value="11.528425" calcext:value-type="float">
            <text:p>11,528425</text:p>
          </table:table-cell>
          <table:table-cell office:value-type="float" office:value="3.162051" calcext:value-type="float">
            <text:p>3,162051</text:p>
          </table:table-cell>
          <table:table-cell office:value-type="float" office:value="65.76181" calcext:value-type="float">
            <text:p>65,76181</text:p>
          </table:table-cell>
          <table:table-cell office:value-type="float" office:value="959.559998" calcext:value-type="float">
            <text:p>959,55999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2.40625" calcext:value-type="float">
            <text:p>242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3:16:02</text:p>
          </table:table-cell>
          <table:table-cell office:value-type="float" office:value="48.15446" calcext:value-type="float">
            <text:p>48,15446</text:p>
          </table:table-cell>
          <table:table-cell office:value-type="float" office:value="11.528552" calcext:value-type="float">
            <text:p>11,528552</text:p>
          </table:table-cell>
          <table:table-cell office:value-type="float" office:value="3.148699" calcext:value-type="float">
            <text:p>3,148699</text:p>
          </table:table-cell>
          <table:table-cell office:value-type="float" office:value="65.825897" calcext:value-type="float">
            <text:p>65,825897</text:p>
          </table:table-cell>
          <table:table-cell office:value-type="float" office:value="959.48999" calcext:value-type="float">
            <text:p>959,48999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39.71875" calcext:value-type="float">
            <text:p>239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3:22:14</text:p>
          </table:table-cell>
          <table:table-cell office:value-type="float" office:value="48.15446" calcext:value-type="float">
            <text:p>48,15446</text:p>
          </table:table-cell>
          <table:table-cell office:value-type="float" office:value="11.528552" calcext:value-type="float">
            <text:p>11,528552</text:p>
          </table:table-cell>
          <table:table-cell office:value-type="float" office:value="3.105974" calcext:value-type="float">
            <text:p>3,105974</text:p>
          </table:table-cell>
          <table:table-cell office:value-type="float" office:value="65.922028" calcext:value-type="float">
            <text:p>65,922028</text:p>
          </table:table-cell>
          <table:table-cell office:value-type="float" office:value="959.450012" calcext:value-type="float">
            <text:p>959,45001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1.4375" calcext:value-type="float">
            <text:p>241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3:33:18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105974" calcext:value-type="float">
            <text:p>3,105974</text:p>
          </table:table-cell>
          <table:table-cell office:value-type="float" office:value="65.549706" calcext:value-type="float">
            <text:p>65,549706</text:p>
          </table:table-cell>
          <table:table-cell office:value-type="float" office:value="959.469971" calcext:value-type="float">
            <text:p>959,469971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9.8125" calcext:value-type="float">
            <text:p>239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3:33:18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766" calcext:value-type="float">
            <text:p>3,0766</text:p>
          </table:table-cell>
          <table:table-cell office:value-type="float" office:value="65.920502" calcext:value-type="float">
            <text:p>65,920502</text:p>
          </table:table-cell>
          <table:table-cell office:value-type="float" office:value="959.48999" calcext:value-type="float">
            <text:p>959,48999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375" calcext:value-type="float">
            <text:p>238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3:33:18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07172" calcext:value-type="float">
            <text:p>3,007172</text:p>
          </table:table-cell>
          <table:table-cell office:value-type="float" office:value="66.063934" calcext:value-type="float">
            <text:p>66,063934</text:p>
          </table:table-cell>
          <table:table-cell office:value-type="float" office:value="959.48999" calcext:value-type="float">
            <text:p>959,48999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" calcext:value-type="float">
            <text:p>241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38.3125" calcext:value-type="float">
            <text:p>238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2.980469" calcext:value-type="float">
            <text:p>2,980469</text:p>
          </table:table-cell>
          <table:table-cell office:value-type="float" office:value="65.894562" calcext:value-type="float">
            <text:p>65,894562</text:p>
          </table:table-cell>
          <table:table-cell office:value-type="float" office:value="959.419983" calcext:value-type="float">
            <text:p>959,419983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2.99382" calcext:value-type="float">
            <text:p>2,99382</text:p>
          </table:table-cell>
          <table:table-cell office:value-type="float" office:value="66.269936" calcext:value-type="float">
            <text:p>66,269936</text:p>
          </table:table-cell>
          <table:table-cell office:value-type="float" office:value="959.440002" calcext:value-type="float">
            <text:p>959,440002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1.375" calcext:value-type="float">
            <text:p>241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2.99382" calcext:value-type="float">
            <text:p>2,99382</text:p>
          </table:table-cell>
          <table:table-cell office:value-type="float" office:value="65.912872" calcext:value-type="float">
            <text:p>65,912872</text:p>
          </table:table-cell>
          <table:table-cell office:value-type="float" office:value="959.469971" calcext:value-type="float">
            <text:p>959,469971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0.40625" calcext:value-type="float">
            <text:p>240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20523" calcext:value-type="float">
            <text:p>3,020523</text:p>
          </table:table-cell>
          <table:table-cell office:value-type="float" office:value="65.833527" calcext:value-type="float">
            <text:p>65,833527</text:p>
          </table:table-cell>
          <table:table-cell office:value-type="float" office:value="959.450012" calcext:value-type="float">
            <text:p>959,450012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1.4375" calcext:value-type="float">
            <text:p>241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49897" calcext:value-type="float">
            <text:p>3,049897</text:p>
          </table:table-cell>
          <table:table-cell office:value-type="float" office:value="65.723656" calcext:value-type="float">
            <text:p>65,723656</text:p>
          </table:table-cell>
          <table:table-cell office:value-type="float" office:value="959.400024" calcext:value-type="float">
            <text:p>959,400024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0.84375" calcext:value-type="float">
            <text:p>240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36545" calcext:value-type="float">
            <text:p>3,036545</text:p>
          </table:table-cell>
          <table:table-cell office:value-type="float" office:value="66.411842" calcext:value-type="float">
            <text:p>66,411842</text:p>
          </table:table-cell>
          <table:table-cell office:value-type="float" office:value="959.369995" calcext:value-type="float">
            <text:p>959,36999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1.25" calcext:value-type="float">
            <text:p>241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2.964447" calcext:value-type="float">
            <text:p>2,964447</text:p>
          </table:table-cell>
          <table:table-cell office:value-type="float" office:value="66.26078" calcext:value-type="float">
            <text:p>66,26078</text:p>
          </table:table-cell>
          <table:table-cell office:value-type="float" office:value="959.349976" calcext:value-type="float">
            <text:p>959,349976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1.75" calcext:value-type="float">
            <text:p>241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2.980469" calcext:value-type="float">
            <text:p>2,980469</text:p>
          </table:table-cell>
          <table:table-cell office:value-type="float" office:value="66.717018" calcext:value-type="float">
            <text:p>66,717018</text:p>
          </table:table-cell>
          <table:table-cell office:value-type="float" office:value="959.369995" calcext:value-type="float">
            <text:p>959,36999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07172" calcext:value-type="float">
            <text:p>3,007172</text:p>
          </table:table-cell>
          <table:table-cell office:value-type="float" office:value="66.648354" calcext:value-type="float">
            <text:p>66,648354</text:p>
          </table:table-cell>
          <table:table-cell office:value-type="float" office:value="959.419983" calcext:value-type="float">
            <text:p>959,419983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" calcext:value-type="float">
            <text:p>241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2.99382" calcext:value-type="float">
            <text:p>2,99382</text:p>
          </table:table-cell>
          <table:table-cell office:value-type="float" office:value="66.465248" calcext:value-type="float">
            <text:p>66,465248</text:p>
          </table:table-cell>
          <table:table-cell office:value-type="float" office:value="959.450012" calcext:value-type="float">
            <text:p>959,45001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20523" calcext:value-type="float">
            <text:p>3,020523</text:p>
          </table:table-cell>
          <table:table-cell office:value-type="float" office:value="66.208893" calcext:value-type="float">
            <text:p>66,208893</text:p>
          </table:table-cell>
          <table:table-cell office:value-type="float" office:value="959.440002" calcext:value-type="float">
            <text:p>959,440002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2.99382" calcext:value-type="float">
            <text:p>2,99382</text:p>
          </table:table-cell>
          <table:table-cell office:value-type="float" office:value="66.16922" calcext:value-type="float">
            <text:p>66,16922</text:p>
          </table:table-cell>
          <table:table-cell office:value-type="float" office:value="959.549988" calcext:value-type="float">
            <text:p>959,549988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" calcext:value-type="float">
            <text:p>241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1.375" calcext:value-type="float">
            <text:p>241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20523" calcext:value-type="float">
            <text:p>3,020523</text:p>
          </table:table-cell>
          <table:table-cell office:value-type="float" office:value="65.912872" calcext:value-type="float">
            <text:p>65,912872</text:p>
          </table:table-cell>
          <table:table-cell office:value-type="float" office:value="959.609985" calcext:value-type="float">
            <text:p>959,60998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1.71875" calcext:value-type="float">
            <text:p>241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36545" calcext:value-type="float">
            <text:p>3,036545</text:p>
          </table:table-cell>
          <table:table-cell office:value-type="float" office:value="65.920502" calcext:value-type="float">
            <text:p>65,920502</text:p>
          </table:table-cell>
          <table:table-cell office:value-type="float" office:value="959.460022" calcext:value-type="float">
            <text:p>959,460022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2.46875" calcext:value-type="float">
            <text:p>242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63249" calcext:value-type="float">
            <text:p>3,063249</text:p>
          </table:table-cell>
          <table:table-cell office:value-type="float" office:value="66.02121" calcext:value-type="float">
            <text:p>66,02121</text:p>
          </table:table-cell>
          <table:table-cell office:value-type="float" office:value="959.669983" calcext:value-type="float">
            <text:p>959,669983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2.34375" calcext:value-type="float">
            <text:p>242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105974" calcext:value-type="float">
            <text:p>3,105974</text:p>
          </table:table-cell>
          <table:table-cell office:value-type="float" office:value="66.511024" calcext:value-type="float">
            <text:p>66,511024</text:p>
          </table:table-cell>
          <table:table-cell office:value-type="float" office:value="959.549988" calcext:value-type="float">
            <text:p>959,54998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375" calcext:value-type="float">
            <text:p>238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63249" calcext:value-type="float">
            <text:p>3,063249</text:p>
          </table:table-cell>
          <table:table-cell office:value-type="float" office:value="67.693596" calcext:value-type="float">
            <text:p>67,693596</text:p>
          </table:table-cell>
          <table:table-cell office:value-type="float" office:value="959.700012" calcext:value-type="float">
            <text:p>959,70001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38.25" calcext:value-type="float">
            <text:p>238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105974" calcext:value-type="float">
            <text:p>3,105974</text:p>
          </table:table-cell>
          <table:table-cell office:value-type="float" office:value="67.542534" calcext:value-type="float">
            <text:p>67,542534</text:p>
          </table:table-cell>
          <table:table-cell office:value-type="float" office:value="959.669983" calcext:value-type="float">
            <text:p>959,669983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38.21875" calcext:value-type="float">
            <text:p>238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4:02:14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092622" calcext:value-type="float">
            <text:p>3,092622</text:p>
          </table:table-cell>
          <table:table-cell office:value-type="float" office:value="68.357368" calcext:value-type="float">
            <text:p>68,357368</text:p>
          </table:table-cell>
          <table:table-cell office:value-type="float" office:value="959.710022" calcext:value-type="float">
            <text:p>959,710022</text:p>
          </table:table-cell>
          <table:table-cell office:value-type="float" office:value="241" calcext:value-type="float">
            <text:p>24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38.375" calcext:value-type="float">
            <text:p>238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7:22:17</text:p>
          </table:table-cell>
          <table:table-cell office:value-type="float" office:value="48.154375" calcext:value-type="float">
            <text:p>48,154375</text:p>
          </table:table-cell>
          <table:table-cell office:value-type="float" office:value="11.528425" calcext:value-type="float">
            <text:p>11,528425</text:p>
          </table:table-cell>
          <table:table-cell office:value-type="float" office:value="3.162051" calcext:value-type="float">
            <text:p>3,162051</text:p>
          </table:table-cell>
          <table:table-cell office:value-type="float" office:value="68.758682" calcext:value-type="float">
            <text:p>68,758682</text:p>
          </table:table-cell>
          <table:table-cell office:value-type="float" office:value="959.75" calcext:value-type="float">
            <text:p>959,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2.71875" calcext:value-type="float">
            <text:p>242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7:32:18</text:p>
          </table:table-cell>
          <table:table-cell office:value-type="float" office:value="48.154315" calcext:value-type="float">
            <text:p>48,154315</text:p>
          </table:table-cell>
          <table:table-cell office:value-type="float" office:value="11.528652" calcext:value-type="float">
            <text:p>11,528652</text:p>
          </table:table-cell>
          <table:table-cell office:value-type="float" office:value="3.669413" calcext:value-type="float">
            <text:p>3,669413</text:p>
          </table:table-cell>
          <table:table-cell office:value-type="float" office:value="67.742424" calcext:value-type="float">
            <text:p>67,742424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2.6875" calcext:value-type="float">
            <text:p>242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7:42:18</text:p>
          </table:table-cell>
          <table:table-cell office:value-type="float" office:value="48.15423" calcext:value-type="float">
            <text:p>48,15423</text:p>
          </table:table-cell>
          <table:table-cell office:value-type="float" office:value="11.528615" calcext:value-type="float">
            <text:p>11,528615</text:p>
          </table:table-cell>
          <table:table-cell office:value-type="float" office:value="3.992523" calcext:value-type="float">
            <text:p>3,992523</text:p>
          </table:table-cell>
          <table:table-cell office:value-type="float" office:value="67.055771" calcext:value-type="float">
            <text:p>67,055771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2.46875" calcext:value-type="float">
            <text:p>242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7:52:19</text:p>
          </table:table-cell>
          <table:table-cell office:value-type="float" office:value="48.154412" calcext:value-type="float">
            <text:p>48,154412</text:p>
          </table:table-cell>
          <table:table-cell office:value-type="float" office:value="11.528537" calcext:value-type="float">
            <text:p>11,528537</text:p>
          </table:table-cell>
          <table:table-cell office:value-type="float" office:value="4.286259" calcext:value-type="float">
            <text:p>4,286259</text:p>
          </table:table-cell>
          <table:table-cell office:value-type="float" office:value="66.137177" calcext:value-type="float">
            <text:p>66,137177</text:p>
          </table:table-cell>
          <table:table-cell office:value-type="float" office:value="959.820007" calcext:value-type="float">
            <text:p>959,820007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42.40625" calcext:value-type="float">
            <text:p>242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8:02:20</text:p>
          </table:table-cell>
          <table:table-cell office:value-type="float" office:value="48.154367" calcext:value-type="float">
            <text:p>48,154367</text:p>
          </table:table-cell>
          <table:table-cell office:value-type="float" office:value="11.528547" calcext:value-type="float">
            <text:p>11,528547</text:p>
          </table:table-cell>
          <table:table-cell office:value-type="float" office:value="4.513237" calcext:value-type="float">
            <text:p>4,513237</text:p>
          </table:table-cell>
          <table:table-cell office:value-type="float" office:value="65.984589" calcext:value-type="float">
            <text:p>65,984589</text:p>
          </table:table-cell>
          <table:table-cell office:value-type="float" office:value="959.919983" calcext:value-type="float">
            <text:p>959,919983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2.5" calcext:value-type="float">
            <text:p>24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8:12:21</text:p>
          </table:table-cell>
          <table:table-cell office:value-type="float" office:value="48.154307" calcext:value-type="float">
            <text:p>48,154307</text:p>
          </table:table-cell>
          <table:table-cell office:value-type="float" office:value="11.52837" calcext:value-type="float">
            <text:p>11,52837</text:p>
          </table:table-cell>
          <table:table-cell office:value-type="float" office:value="4.681468" calcext:value-type="float">
            <text:p>4,681468</text:p>
          </table:table-cell>
          <table:table-cell office:value-type="float" office:value="65.302513" calcext:value-type="float">
            <text:p>65,302513</text:p>
          </table:table-cell>
          <table:table-cell office:value-type="float" office:value="960.01001" calcext:value-type="float">
            <text:p>960,01001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2.875" calcext:value-type="float">
            <text:p>242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8:22:21</text:p>
          </table:table-cell>
          <table:table-cell office:value-type="float" office:value="48.154315" calcext:value-type="float">
            <text:p>48,154315</text:p>
          </table:table-cell>
          <table:table-cell office:value-type="float" office:value="11.52834" calcext:value-type="float">
            <text:p>11,52834</text:p>
          </table:table-cell>
          <table:table-cell office:value-type="float" office:value="4.764248" calcext:value-type="float">
            <text:p>4,764248</text:p>
          </table:table-cell>
          <table:table-cell office:value-type="float" office:value="64.658577" calcext:value-type="float">
            <text:p>64,658577</text:p>
          </table:table-cell>
          <table:table-cell office:value-type="float" office:value="959.960022" calcext:value-type="float">
            <text:p>959,96002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2.28125" calcext:value-type="float">
            <text:p>242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8:32:22</text:p>
          </table:table-cell>
          <table:table-cell office:value-type="float" office:value="48.154455" calcext:value-type="float">
            <text:p>48,154455</text:p>
          </table:table-cell>
          <table:table-cell office:value-type="float" office:value="11.52838" calcext:value-type="float">
            <text:p>11,52838</text:p>
          </table:table-cell>
          <table:table-cell office:value-type="float" office:value="4.889753" calcext:value-type="float">
            <text:p>4,889753</text:p>
          </table:table-cell>
          <table:table-cell office:value-type="float" office:value="64.739449" calcext:value-type="float">
            <text:p>64,739449</text:p>
          </table:table-cell>
          <table:table-cell office:value-type="float" office:value="960.090027" calcext:value-type="float">
            <text:p>960,090027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" calcext:value-type="float">
            <text:p>241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2.625" calcext:value-type="float">
            <text:p>242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8:42:21</text:p>
          </table:table-cell>
          <table:table-cell office:value-type="float" office:value="48.154342" calcext:value-type="float">
            <text:p>48,154342</text:p>
          </table:table-cell>
          <table:table-cell office:value-type="float" office:value="11.528158" calcext:value-type="float">
            <text:p>11,528158</text:p>
          </table:table-cell>
          <table:table-cell office:value-type="float" office:value="4.905776" calcext:value-type="float">
            <text:p>4,905776</text:p>
          </table:table-cell>
          <table:table-cell office:value-type="float" office:value="65.134659" calcext:value-type="float">
            <text:p>65,134659</text:p>
          </table:table-cell>
          <table:table-cell office:value-type="float" office:value="960.140015" calcext:value-type="float">
            <text:p>960,14001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2.9375" calcext:value-type="float">
            <text:p>242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8:52:23</text:p>
          </table:table-cell>
          <table:table-cell office:value-type="float" office:value="48.15472" calcext:value-type="float">
            <text:p>48,15472</text:p>
          </table:table-cell>
          <table:table-cell office:value-type="float" office:value="11.528595" calcext:value-type="float">
            <text:p>11,528595</text:p>
          </table:table-cell>
          <table:table-cell office:value-type="float" office:value="5.01793" calcext:value-type="float">
            <text:p>5,01793</text:p>
          </table:table-cell>
          <table:table-cell office:value-type="float" office:value="64.965286" calcext:value-type="float">
            <text:p>64,965286</text:p>
          </table:table-cell>
          <table:table-cell office:value-type="float" office:value="960.200012" calcext:value-type="float">
            <text:p>960,200012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2.5" calcext:value-type="float">
            <text:p>24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9:02:24</text:p>
          </table:table-cell>
          <table:table-cell office:value-type="float" office:value="48.154467" calcext:value-type="float">
            <text:p>48,154467</text:p>
          </table:table-cell>
          <table:table-cell office:value-type="float" office:value="11.528328" calcext:value-type="float">
            <text:p>11,528328</text:p>
          </table:table-cell>
          <table:table-cell office:value-type="float" office:value="5.170138" calcext:value-type="float">
            <text:p>5,170138</text:p>
          </table:table-cell>
          <table:table-cell office:value-type="float" office:value="64.448006" calcext:value-type="float">
            <text:p>64,448006</text:p>
          </table:table-cell>
          <table:table-cell office:value-type="float" office:value="960.179993" calcext:value-type="float">
            <text:p>960,179993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2.5625" calcext:value-type="float">
            <text:p>242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9:12:25</text:p>
          </table:table-cell>
          <table:table-cell office:value-type="float" office:value="48.154977" calcext:value-type="float">
            <text:p>48,154977</text:p>
          </table:table-cell>
          <table:table-cell office:value-type="float" office:value="11.528605" calcext:value-type="float">
            <text:p>11,528605</text:p>
          </table:table-cell>
          <table:table-cell office:value-type="float" office:value="5.338369" calcext:value-type="float">
            <text:p>5,338369</text:p>
          </table:table-cell>
          <table:table-cell office:value-type="float" office:value="64.145874" calcext:value-type="float">
            <text:p>64,145874</text:p>
          </table:table-cell>
          <table:table-cell office:value-type="float" office:value="960.23999" calcext:value-type="float">
            <text:p>960,23999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2.5625" calcext:value-type="float">
            <text:p>242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9:22:26</text:p>
          </table:table-cell>
          <table:table-cell office:value-type="float" office:value="48.154867" calcext:value-type="float">
            <text:p>48,154867</text:p>
          </table:table-cell>
          <table:table-cell office:value-type="float" office:value="11.528558" calcext:value-type="float">
            <text:p>11,528558</text:p>
          </table:table-cell>
          <table:table-cell office:value-type="float" office:value="5.450522" calcext:value-type="float">
            <text:p>5,450522</text:p>
          </table:table-cell>
          <table:table-cell office:value-type="float" office:value="64.150452" calcext:value-type="float">
            <text:p>64,150452</text:p>
          </table:table-cell>
          <table:table-cell office:value-type="float" office:value="960.27002" calcext:value-type="float">
            <text:p>960,2700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2.78125" calcext:value-type="float">
            <text:p>242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9:32:26</text:p>
          </table:table-cell>
          <table:table-cell office:value-type="float" office:value="48.15498" calcext:value-type="float">
            <text:p>48,15498</text:p>
          </table:table-cell>
          <table:table-cell office:value-type="float" office:value="11.528823" calcext:value-type="float">
            <text:p>11,528823</text:p>
          </table:table-cell>
          <table:table-cell office:value-type="float" office:value="5.437171" calcext:value-type="float">
            <text:p>5,437171</text:p>
          </table:table-cell>
          <table:table-cell office:value-type="float" office:value="64.681465" calcext:value-type="float">
            <text:p>64,681465</text:p>
          </table:table-cell>
          <table:table-cell office:value-type="float" office:value="960.429993" calcext:value-type="float">
            <text:p>960,429993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2.65625" calcext:value-type="float">
            <text:p>242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9:42:27</text:p>
          </table:table-cell>
          <table:table-cell office:value-type="float" office:value="48.15483" calcext:value-type="float">
            <text:p>48,15483</text:p>
          </table:table-cell>
          <table:table-cell office:value-type="float" office:value="11.528483" calcext:value-type="float">
            <text:p>11,528483</text:p>
          </table:table-cell>
          <table:table-cell office:value-type="float" office:value="5.26894" calcext:value-type="float">
            <text:p>5,26894</text:p>
          </table:table-cell>
          <table:table-cell office:value-type="float" office:value="65.389488" calcext:value-type="float">
            <text:p>65,389488</text:p>
          </table:table-cell>
          <table:table-cell office:value-type="float" office:value="960.409973" calcext:value-type="float">
            <text:p>960,409973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09:52:27</text:p>
          </table:table-cell>
          <table:table-cell office:value-type="float" office:value="48.154723" calcext:value-type="float">
            <text:p>48,154723</text:p>
          </table:table-cell>
          <table:table-cell office:value-type="float" office:value="11.5286" calcext:value-type="float">
            <text:p>11,5286</text:p>
          </table:table-cell>
          <table:table-cell office:value-type="float" office:value="4.975204" calcext:value-type="float">
            <text:p>4,975204</text:p>
          </table:table-cell>
          <table:table-cell office:value-type="float" office:value="66.114288" calcext:value-type="float">
            <text:p>66,114288</text:p>
          </table:table-cell>
          <table:table-cell office:value-type="float" office:value="960.359985" calcext:value-type="float">
            <text:p>960,35998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25" calcext:value-type="float">
            <text:p>241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0:02:28</text:p>
          </table:table-cell>
          <table:table-cell office:value-type="float" office:value="48.154765" calcext:value-type="float">
            <text:p>48,154765</text:p>
          </table:table-cell>
          <table:table-cell office:value-type="float" office:value="11.528465" calcext:value-type="float">
            <text:p>11,528465</text:p>
          </table:table-cell>
          <table:table-cell office:value-type="float" office:value="4.889753" calcext:value-type="float">
            <text:p>4,889753</text:p>
          </table:table-cell>
          <table:table-cell office:value-type="float" office:value="66.517128" calcext:value-type="float">
            <text:p>66,517128</text:p>
          </table:table-cell>
          <table:table-cell office:value-type="float" office:value="960.27002" calcext:value-type="float">
            <text:p>960,2700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0:12:29</text:p>
          </table:table-cell>
          <table:table-cell office:value-type="float" office:value="48.154535" calcext:value-type="float">
            <text:p>48,154535</text:p>
          </table:table-cell>
          <table:table-cell office:value-type="float" office:value="11.528715" calcext:value-type="float">
            <text:p>11,528715</text:p>
          </table:table-cell>
          <table:table-cell office:value-type="float" office:value="4.849699" calcext:value-type="float">
            <text:p>4,849699</text:p>
          </table:table-cell>
          <table:table-cell office:value-type="float" office:value="66.370644" calcext:value-type="float">
            <text:p>66,370644</text:p>
          </table:table-cell>
          <table:table-cell office:value-type="float" office:value="960.210022" calcext:value-type="float">
            <text:p>960,210022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375" calcext:value-type="float">
            <text:p>242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0:22:29</text:p>
          </table:table-cell>
          <table:table-cell office:value-type="float" office:value="48.154325" calcext:value-type="float">
            <text:p>48,154325</text:p>
          </table:table-cell>
          <table:table-cell office:value-type="float" office:value="11.528597" calcext:value-type="float">
            <text:p>11,528597</text:p>
          </table:table-cell>
          <table:table-cell office:value-type="float" office:value="4.7776" calcext:value-type="float">
            <text:p>4,7776</text:p>
          </table:table-cell>
          <table:table-cell office:value-type="float" office:value="66.800949" calcext:value-type="float">
            <text:p>66,800949</text:p>
          </table:table-cell>
          <table:table-cell office:value-type="float" office:value="960.159973" calcext:value-type="float">
            <text:p>960,159973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125" calcext:value-type="float">
            <text:p>242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0:32:30</text:p>
          </table:table-cell>
          <table:table-cell office:value-type="float" office:value="48.154567" calcext:value-type="float">
            <text:p>48,154567</text:p>
          </table:table-cell>
          <table:table-cell office:value-type="float" office:value="11.528557" calcext:value-type="float">
            <text:p>11,528557</text:p>
          </table:table-cell>
          <table:table-cell office:value-type="float" office:value="4.694819" calcext:value-type="float">
            <text:p>4,694819</text:p>
          </table:table-cell>
          <table:table-cell office:value-type="float" office:value="67.286186" calcext:value-type="float">
            <text:p>67,286186</text:p>
          </table:table-cell>
          <table:table-cell office:value-type="float" office:value="960.099976" calcext:value-type="float">
            <text:p>960,099976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2.6875" calcext:value-type="float">
            <text:p>242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0:42:30</text:p>
          </table:table-cell>
          <table:table-cell office:value-type="float" office:value="48.154498" calcext:value-type="float">
            <text:p>48,154498</text:p>
          </table:table-cell>
          <table:table-cell office:value-type="float" office:value="11.528437" calcext:value-type="float">
            <text:p>11,528437</text:p>
          </table:table-cell>
          <table:table-cell office:value-type="float" office:value="4.53994" calcext:value-type="float">
            <text:p>4,53994</text:p>
          </table:table-cell>
          <table:table-cell office:value-type="float" office:value="68.227661" calcext:value-type="float">
            <text:p>68,227661</text:p>
          </table:table-cell>
          <table:table-cell office:value-type="float" office:value="960.159973" calcext:value-type="float">
            <text:p>960,159973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2.84375" calcext:value-type="float">
            <text:p>242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0:52:31</text:p>
          </table:table-cell>
          <table:table-cell office:value-type="float" office:value="48.15441" calcext:value-type="float">
            <text:p>48,15441</text:p>
          </table:table-cell>
          <table:table-cell office:value-type="float" office:value="11.52843" calcext:value-type="float">
            <text:p>11,52843</text:p>
          </table:table-cell>
          <table:table-cell office:value-type="float" office:value="4.625391" calcext:value-type="float">
            <text:p>4,625391</text:p>
          </table:table-cell>
          <table:table-cell office:value-type="float" office:value="67.737846" calcext:value-type="float">
            <text:p>67,737846</text:p>
          </table:table-cell>
          <table:table-cell office:value-type="float" office:value="960.109985" calcext:value-type="float">
            <text:p>960,10998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" calcext:value-type="float">
            <text:p>241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2.5625" calcext:value-type="float">
            <text:p>242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1:02:32</text:p>
          </table:table-cell>
          <table:table-cell office:value-type="float" office:value="48.154425" calcext:value-type="float">
            <text:p>48,154425</text:p>
          </table:table-cell>
          <table:table-cell office:value-type="float" office:value="11.528363" calcext:value-type="float">
            <text:p>11,528363</text:p>
          </table:table-cell>
          <table:table-cell office:value-type="float" office:value="4.833677" calcext:value-type="float">
            <text:p>4,833677</text:p>
          </table:table-cell>
          <table:table-cell office:value-type="float" office:value="67.057297" calcext:value-type="float">
            <text:p>67,057297</text:p>
          </table:table-cell>
          <table:table-cell office:value-type="float" office:value="960.030029" calcext:value-type="float">
            <text:p>960,030029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42.6875" calcext:value-type="float">
            <text:p>242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1:12:32</text:p>
          </table:table-cell>
          <table:table-cell office:value-type="float" office:value="48.154437" calcext:value-type="float">
            <text:p>48,154437</text:p>
          </table:table-cell>
          <table:table-cell office:value-type="float" office:value="11.528418" calcext:value-type="float">
            <text:p>11,528418</text:p>
          </table:table-cell>
          <table:table-cell office:value-type="float" office:value="5.01793" calcext:value-type="float">
            <text:p>5,01793</text:p>
          </table:table-cell>
          <table:table-cell office:value-type="float" office:value="66.311134" calcext:value-type="float">
            <text:p>66,311134</text:p>
          </table:table-cell>
          <table:table-cell office:value-type="float" office:value="959.940002" calcext:value-type="float">
            <text:p>959,940002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3.125" calcext:value-type="float">
            <text:p>243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1:22:33</text:p>
          </table:table-cell>
          <table:table-cell office:value-type="float" office:value="48.154438" calcext:value-type="float">
            <text:p>48,154438</text:p>
          </table:table-cell>
          <table:table-cell office:value-type="float" office:value="11.528317" calcext:value-type="float">
            <text:p>11,528317</text:p>
          </table:table-cell>
          <table:table-cell office:value-type="float" office:value="5.044632" calcext:value-type="float">
            <text:p>5,044632</text:p>
          </table:table-cell>
          <table:table-cell office:value-type="float" office:value="66.671242" calcext:value-type="float">
            <text:p>66,671242</text:p>
          </table:table-cell>
          <table:table-cell office:value-type="float" office:value="959.859985" calcext:value-type="float">
            <text:p>959,85998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2.875" calcext:value-type="float">
            <text:p>242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1:32:34</text:p>
          </table:table-cell>
          <table:table-cell office:value-type="float" office:value="48.154338" calcext:value-type="float">
            <text:p>48,154338</text:p>
          </table:table-cell>
          <table:table-cell office:value-type="float" office:value="11.528368" calcext:value-type="float">
            <text:p>11,528368</text:p>
          </table:table-cell>
          <table:table-cell office:value-type="float" office:value="5.143435" calcext:value-type="float">
            <text:p>5,143435</text:p>
          </table:table-cell>
          <table:table-cell office:value-type="float" office:value="66.199738" calcext:value-type="float">
            <text:p>66,199738</text:p>
          </table:table-cell>
          <table:table-cell office:value-type="float" office:value="959.780029" calcext:value-type="float">
            <text:p>959,780029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2.40625" calcext:value-type="float">
            <text:p>242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1:42:35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178" calcext:value-type="float">
            <text:p>11,528178</text:p>
          </table:table-cell>
          <table:table-cell office:value-type="float" office:value="5.212863" calcext:value-type="float">
            <text:p>5,212863</text:p>
          </table:table-cell>
          <table:table-cell office:value-type="float" office:value="65.897614" calcext:value-type="float">
            <text:p>65,897614</text:p>
          </table:table-cell>
          <table:table-cell office:value-type="float" office:value="959.599976" calcext:value-type="float">
            <text:p>959,599976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2.5" calcext:value-type="float">
            <text:p>24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1:52:35</text:p>
          </table:table-cell>
          <table:table-cell office:value-type="float" office:value="48.154248" calcext:value-type="float">
            <text:p>48,154248</text:p>
          </table:table-cell>
          <table:table-cell office:value-type="float" office:value="11.528195" calcext:value-type="float">
            <text:p>11,528195</text:p>
          </table:table-cell>
          <table:table-cell office:value-type="float" office:value="5.450522" calcext:value-type="float">
            <text:p>5,450522</text:p>
          </table:table-cell>
          <table:table-cell office:value-type="float" office:value="65.134659" calcext:value-type="float">
            <text:p>65,134659</text:p>
          </table:table-cell>
          <table:table-cell office:value-type="float" office:value="959.549988" calcext:value-type="float">
            <text:p>959,549988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2.375" calcext:value-type="float">
            <text:p>242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2:02:36</text:p>
          </table:table-cell>
          <table:table-cell office:value-type="float" office:value="48.154337" calcext:value-type="float">
            <text:p>48,154337</text:p>
          </table:table-cell>
          <table:table-cell office:value-type="float" office:value="11.528277" calcext:value-type="float">
            <text:p>11,528277</text:p>
          </table:table-cell>
          <table:table-cell office:value-type="float" office:value="5.650797" calcext:value-type="float">
            <text:p>5,650797</text:p>
          </table:table-cell>
          <table:table-cell office:value-type="float" office:value="64.322884" calcext:value-type="float">
            <text:p>64,322884</text:p>
          </table:table-cell>
          <table:table-cell office:value-type="float" office:value="959.580017" calcext:value-type="float">
            <text:p>959,580017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2:12:37</text:p>
          </table:table-cell>
          <table:table-cell office:value-type="float" office:value="48.154473" calcext:value-type="float">
            <text:p>48,154473</text:p>
          </table:table-cell>
          <table:table-cell office:value-type="float" office:value="11.528283" calcext:value-type="float">
            <text:p>11,528283</text:p>
          </table:table-cell>
          <table:table-cell office:value-type="float" office:value="5.720226" calcext:value-type="float">
            <text:p>5,720226</text:p>
          </table:table-cell>
          <table:table-cell office:value-type="float" office:value="64.04364" calcext:value-type="float">
            <text:p>64,04364</text:p>
          </table:table-cell>
          <table:table-cell office:value-type="float" office:value="959.469971" calcext:value-type="float">
            <text:p>959,469971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2.28125" calcext:value-type="float">
            <text:p>242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2:22:37</text:p>
          </table:table-cell>
          <table:table-cell office:value-type="float" office:value="48.15496" calcext:value-type="float">
            <text:p>48,15496</text:p>
          </table:table-cell>
          <table:table-cell office:value-type="float" office:value="11.52853" calcext:value-type="float">
            <text:p>11,52853</text:p>
          </table:table-cell>
          <table:table-cell office:value-type="float" office:value="5.621424" calcext:value-type="float">
            <text:p>5,621424</text:p>
          </table:table-cell>
          <table:table-cell office:value-type="float" office:value="63.743038" calcext:value-type="float">
            <text:p>63,743038</text:p>
          </table:table-cell>
          <table:table-cell office:value-type="float" office:value="959.5" calcext:value-type="float">
            <text:p>959,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1.4375" calcext:value-type="float">
            <text:p>241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2:32:38</text:p>
          </table:table-cell>
          <table:table-cell office:value-type="float" office:value="48.154688" calcext:value-type="float">
            <text:p>48,154688</text:p>
          </table:table-cell>
          <table:table-cell office:value-type="float" office:value="11.528363" calcext:value-type="float">
            <text:p>11,528363</text:p>
          </table:table-cell>
          <table:table-cell office:value-type="float" office:value="5.634775" calcext:value-type="float">
            <text:p>5,634775</text:p>
          </table:table-cell>
          <table:table-cell office:value-type="float" office:value="63.445488" calcext:value-type="float">
            <text:p>63,445488</text:p>
          </table:table-cell>
          <table:table-cell office:value-type="float" office:value="959.390015" calcext:value-type="float">
            <text:p>959,39001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2:42:39</text:p>
          </table:table-cell>
          <table:table-cell office:value-type="float" office:value="48.154565" calcext:value-type="float">
            <text:p>48,154565</text:p>
          </table:table-cell>
          <table:table-cell office:value-type="float" office:value="11.5283" calcext:value-type="float">
            <text:p>11,5283</text:p>
          </table:table-cell>
          <table:table-cell office:value-type="float" office:value="5.650797" calcext:value-type="float">
            <text:p>5,650797</text:p>
          </table:table-cell>
          <table:table-cell office:value-type="float" office:value="62.65202" calcext:value-type="float">
            <text:p>62,65202</text:p>
          </table:table-cell>
          <table:table-cell office:value-type="float" office:value="959.530029" calcext:value-type="float">
            <text:p>959,530029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09375" calcext:value-type="float">
            <text:p>242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2:52:39</text:p>
          </table:table-cell>
          <table:table-cell office:value-type="float" office:value="48.154483" calcext:value-type="float">
            <text:p>48,154483</text:p>
          </table:table-cell>
          <table:table-cell office:value-type="float" office:value="11.528323" calcext:value-type="float">
            <text:p>11,528323</text:p>
          </table:table-cell>
          <table:table-cell office:value-type="float" office:value="5.466545" calcext:value-type="float">
            <text:p>5,466545</text:p>
          </table:table-cell>
          <table:table-cell office:value-type="float" office:value="62.912949" calcext:value-type="float">
            <text:p>62,912949</text:p>
          </table:table-cell>
          <table:table-cell office:value-type="float" office:value="959.440002" calcext:value-type="float">
            <text:p>959,440002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1.875" calcext:value-type="float">
            <text:p>241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3:02:40</text:p>
          </table:table-cell>
          <table:table-cell office:value-type="float" office:value="48.154423" calcext:value-type="float">
            <text:p>48,154423</text:p>
          </table:table-cell>
          <table:table-cell office:value-type="float" office:value="11.528812" calcext:value-type="float">
            <text:p>11,528812</text:p>
          </table:table-cell>
          <table:table-cell office:value-type="float" office:value="5.381094" calcext:value-type="float">
            <text:p>5,381094</text:p>
          </table:table-cell>
          <table:table-cell office:value-type="float" office:value="63.306629" calcext:value-type="float">
            <text:p>63,306629</text:p>
          </table:table-cell>
          <table:table-cell office:value-type="float" office:value="959.440002" calcext:value-type="float">
            <text:p>959,440002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0625" calcext:value-type="float">
            <text:p>242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3:12:41</text:p>
          </table:table-cell>
          <table:table-cell office:value-type="float" office:value="48.15439" calcext:value-type="float">
            <text:p>48,15439</text:p>
          </table:table-cell>
          <table:table-cell office:value-type="float" office:value="11.528722" calcext:value-type="float">
            <text:p>11,528722</text:p>
          </table:table-cell>
          <table:table-cell office:value-type="float" office:value="5.311666" calcext:value-type="float">
            <text:p>5,311666</text:p>
          </table:table-cell>
          <table:table-cell office:value-type="float" office:value="62.859539" calcext:value-type="float">
            <text:p>62,859539</text:p>
          </table:table-cell>
          <table:table-cell office:value-type="float" office:value="959.570007" calcext:value-type="float">
            <text:p>959,570007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1.4375" calcext:value-type="float">
            <text:p>241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3:22:41</text:p>
          </table:table-cell>
          <table:table-cell office:value-type="float" office:value="48.154477" calcext:value-type="float">
            <text:p>48,154477</text:p>
          </table:table-cell>
          <table:table-cell office:value-type="float" office:value="11.528425" calcext:value-type="float">
            <text:p>11,528425</text:p>
          </table:table-cell>
          <table:table-cell office:value-type="float" office:value="5.466545" calcext:value-type="float">
            <text:p>5,466545</text:p>
          </table:table-cell>
          <table:table-cell office:value-type="float" office:value="62.342258" calcext:value-type="float">
            <text:p>62,342258</text:p>
          </table:table-cell>
          <table:table-cell office:value-type="float" office:value="959.380005" calcext:value-type="float">
            <text:p>959,38000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2.59375" calcext:value-type="float">
            <text:p>242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3:32:42</text:p>
          </table:table-cell>
          <table:table-cell office:value-type="float" office:value="48.154312" calcext:value-type="float">
            <text:p>48,154312</text:p>
          </table:table-cell>
          <table:table-cell office:value-type="float" office:value="11.52861" calcext:value-type="float">
            <text:p>11,52861</text:p>
          </table:table-cell>
          <table:table-cell office:value-type="float" office:value="5.664149" calcext:value-type="float">
            <text:p>5,664149</text:p>
          </table:table-cell>
          <table:table-cell office:value-type="float" office:value="62.063019" calcext:value-type="float">
            <text:p>62,063019</text:p>
          </table:table-cell>
          <table:table-cell office:value-type="float" office:value="959.400024" calcext:value-type="float">
            <text:p>959,400024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2.90625" calcext:value-type="float">
            <text:p>242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3:42:41</text:p>
          </table:table-cell>
          <table:table-cell office:value-type="float" office:value="48.154352" calcext:value-type="float">
            <text:p>48,154352</text:p>
          </table:table-cell>
          <table:table-cell office:value-type="float" office:value="11.528373" calcext:value-type="float">
            <text:p>11,528373</text:p>
          </table:table-cell>
          <table:table-cell office:value-type="float" office:value="5.720226" calcext:value-type="float">
            <text:p>5,720226</text:p>
          </table:table-cell>
          <table:table-cell office:value-type="float" office:value="61.106277" calcext:value-type="float">
            <text:p>61,106277</text:p>
          </table:table-cell>
          <table:table-cell office:value-type="float" office:value="959.289978" calcext:value-type="float">
            <text:p>959,28997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2.625" calcext:value-type="float">
            <text:p>242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3:52:43</text:p>
          </table:table-cell>
          <table:table-cell office:value-type="float" office:value="48.15435" calcext:value-type="float">
            <text:p>48,15435</text:p>
          </table:table-cell>
          <table:table-cell office:value-type="float" office:value="11.528253" calcext:value-type="float">
            <text:p>11,528253</text:p>
          </table:table-cell>
          <table:table-cell office:value-type="float" office:value="5.789654" calcext:value-type="float">
            <text:p>5,789654</text:p>
          </table:table-cell>
          <table:table-cell office:value-type="float" office:value="60.849926" calcext:value-type="float">
            <text:p>60,849926</text:p>
          </table:table-cell>
          <table:table-cell office:value-type="float" office:value="959.429993" calcext:value-type="float">
            <text:p>959,429993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" calcext:value-type="float">
            <text:p>238</text:p>
          </table:table-cell>
          <table:table-cell office:value-type="float" office:value="242.5" calcext:value-type="float">
            <text:p>24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4:02:44</text:p>
          </table:table-cell>
          <table:table-cell office:value-type="float" office:value="48.154378" calcext:value-type="float">
            <text:p>48,154378</text:p>
          </table:table-cell>
          <table:table-cell office:value-type="float" office:value="11.528165" calcext:value-type="float">
            <text:p>11,528165</text:p>
          </table:table-cell>
          <table:table-cell office:value-type="float" office:value="5.677501" calcext:value-type="float">
            <text:p>5,677501</text:p>
          </table:table-cell>
          <table:table-cell office:value-type="float" office:value="60.660717" calcext:value-type="float">
            <text:p>60,660717</text:p>
          </table:table-cell>
          <table:table-cell office:value-type="float" office:value="959.51001" calcext:value-type="float">
            <text:p>959,51001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21875" calcext:value-type="float">
            <text:p>242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4:12:45</text:p>
          </table:table-cell>
          <table:table-cell office:value-type="float" office:value="48.15424" calcext:value-type="float">
            <text:p>48,15424</text:p>
          </table:table-cell>
          <table:table-cell office:value-type="float" office:value="11.528232" calcext:value-type="float">
            <text:p>11,528232</text:p>
          </table:table-cell>
          <table:table-cell office:value-type="float" office:value="5.819028" calcext:value-type="float">
            <text:p>5,819028</text:p>
          </table:table-cell>
          <table:table-cell office:value-type="float" office:value="60.588997" calcext:value-type="float">
            <text:p>60,588997</text:p>
          </table:table-cell>
          <table:table-cell office:value-type="float" office:value="959.450012" calcext:value-type="float">
            <text:p>959,450012</text:p>
          </table:table-cell>
          <table:table-cell office:value-type="float" office:value="241" calcext:value-type="float">
            <text:p>24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0625" calcext:value-type="float">
            <text:p>243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4:22:45</text:p>
          </table:table-cell>
          <table:table-cell office:value-type="float" office:value="48.154273" calcext:value-type="float">
            <text:p>48,154273</text:p>
          </table:table-cell>
          <table:table-cell office:value-type="float" office:value="11.527982" calcext:value-type="float">
            <text:p>11,527982</text:p>
          </table:table-cell>
          <table:table-cell office:value-type="float" office:value="5.803006" calcext:value-type="float">
            <text:p>5,803006</text:p>
          </table:table-cell>
          <table:table-cell office:value-type="float" office:value="60.180058" calcext:value-type="float">
            <text:p>60,180058</text:p>
          </table:table-cell>
          <table:table-cell office:value-type="float" office:value="959.619995" calcext:value-type="float">
            <text:p>959,619995</text:p>
          </table:table-cell>
          <table:table-cell office:value-type="float" office:value="241" calcext:value-type="float">
            <text:p>24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2.25" calcext:value-type="float">
            <text:p>242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4:32:46</text:p>
          </table:table-cell>
          <table:table-cell office:value-type="float" office:value="48.154212" calcext:value-type="float">
            <text:p>48,154212</text:p>
          </table:table-cell>
          <table:table-cell office:value-type="float" office:value="11.52794" calcext:value-type="float">
            <text:p>11,52794</text:p>
          </table:table-cell>
          <table:table-cell office:value-type="float" office:value="5.789654" calcext:value-type="float">
            <text:p>5,789654</text:p>
          </table:table-cell>
          <table:table-cell office:value-type="float" office:value="60.047302" calcext:value-type="float">
            <text:p>60,047302</text:p>
          </table:table-cell>
          <table:table-cell office:value-type="float" office:value="959.609985" calcext:value-type="float">
            <text:p>959,609985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5625" calcext:value-type="float">
            <text:p>242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4:42:47</text:p>
          </table:table-cell>
          <table:table-cell office:value-type="float" office:value="48.154083" calcext:value-type="float">
            <text:p>48,154083</text:p>
          </table:table-cell>
          <table:table-cell office:value-type="float" office:value="11.52815" calcext:value-type="float">
            <text:p>11,52815</text:p>
          </table:table-cell>
          <table:table-cell office:value-type="float" office:value="5.634775" calcext:value-type="float">
            <text:p>5,634775</text:p>
          </table:table-cell>
          <table:table-cell office:value-type="float" office:value="60.028992" calcext:value-type="float">
            <text:p>60,028992</text:p>
          </table:table-cell>
          <table:table-cell office:value-type="float" office:value="959.650024" calcext:value-type="float">
            <text:p>959,650024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2.28125" calcext:value-type="float">
            <text:p>242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4:52:47</text:p>
          </table:table-cell>
          <table:table-cell office:value-type="float" office:value="48.154125" calcext:value-type="float">
            <text:p>48,154125</text:p>
          </table:table-cell>
          <table:table-cell office:value-type="float" office:value="11.528138" calcext:value-type="float">
            <text:p>11,528138</text:p>
          </table:table-cell>
          <table:table-cell office:value-type="float" office:value="5.522622" calcext:value-type="float">
            <text:p>5,522622</text:p>
          </table:table-cell>
          <table:table-cell office:value-type="float" office:value="60.610359" calcext:value-type="float">
            <text:p>60,610359</text:p>
          </table:table-cell>
          <table:table-cell office:value-type="float" office:value="959.76001" calcext:value-type="float">
            <text:p>959,7600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2.75" calcext:value-type="float">
            <text:p>242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5:02:48</text:p>
          </table:table-cell>
          <table:table-cell office:value-type="float" office:value="48.15294" calcext:value-type="float">
            <text:p>48,15294</text:p>
          </table:table-cell>
          <table:table-cell office:value-type="float" office:value="11.528388" calcext:value-type="float">
            <text:p>11,528388</text:p>
          </table:table-cell>
          <table:table-cell office:value-type="float" office:value="5.450522" calcext:value-type="float">
            <text:p>5,450522</text:p>
          </table:table-cell>
          <table:table-cell office:value-type="float" office:value="60.973526" calcext:value-type="float">
            <text:p>60,973526</text:p>
          </table:table-cell>
          <table:table-cell office:value-type="float" office:value="959.77002" calcext:value-type="float">
            <text:p>959,77002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84375" calcext:value-type="float">
            <text:p>242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5:12:48</text:p>
          </table:table-cell>
          <table:table-cell office:value-type="float" office:value="48.1546" calcext:value-type="float">
            <text:p>48,1546</text:p>
          </table:table-cell>
          <table:table-cell office:value-type="float" office:value="11.528415" calcext:value-type="float">
            <text:p>11,528415</text:p>
          </table:table-cell>
          <table:table-cell office:value-type="float" office:value="5.381094" calcext:value-type="float">
            <text:p>5,381094</text:p>
          </table:table-cell>
          <table:table-cell office:value-type="float" office:value="61.202412" calcext:value-type="float">
            <text:p>61,202412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2.125" calcext:value-type="float">
            <text:p>242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5:22:49</text:p>
          </table:table-cell>
          <table:table-cell office:value-type="float" office:value="48.154257" calcext:value-type="float">
            <text:p>48,154257</text:p>
          </table:table-cell>
          <table:table-cell office:value-type="float" office:value="11.528377" calcext:value-type="float">
            <text:p>11,528377</text:p>
          </table:table-cell>
          <table:table-cell office:value-type="float" office:value="5.242237" calcext:value-type="float">
            <text:p>5,242237</text:p>
          </table:table-cell>
          <table:table-cell office:value-type="float" office:value="61.408409" calcext:value-type="float">
            <text:p>61,408409</text:p>
          </table:table-cell>
          <table:table-cell office:value-type="float" office:value="959.880005" calcext:value-type="float">
            <text:p>959,88000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2.1875" calcext:value-type="float">
            <text:p>242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5:32:50</text:p>
          </table:table-cell>
          <table:table-cell office:value-type="float" office:value="48.154387" calcext:value-type="float">
            <text:p>48,154387</text:p>
          </table:table-cell>
          <table:table-cell office:value-type="float" office:value="11.528383" calcext:value-type="float">
            <text:p>11,528383</text:p>
          </table:table-cell>
          <table:table-cell office:value-type="float" office:value="5.212863" calcext:value-type="float">
            <text:p>5,212863</text:p>
          </table:table-cell>
          <table:table-cell office:value-type="float" office:value="61.367207" calcext:value-type="float">
            <text:p>61,367207</text:p>
          </table:table-cell>
          <table:table-cell office:value-type="float" office:value="959.919983" calcext:value-type="float">
            <text:p>959,91998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2.3125" calcext:value-type="float">
            <text:p>242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5:42:50</text:p>
          </table:table-cell>
          <table:table-cell office:value-type="float" office:value="48.154415" calcext:value-type="float">
            <text:p>48,154415</text:p>
          </table:table-cell>
          <table:table-cell office:value-type="float" office:value="11.528443" calcext:value-type="float">
            <text:p>11,528443</text:p>
          </table:table-cell>
          <table:table-cell office:value-type="float" office:value="5.226215" calcext:value-type="float">
            <text:p>5,226215</text:p>
          </table:table-cell>
          <table:table-cell office:value-type="float" office:value="61.255817" calcext:value-type="float">
            <text:p>61,255817</text:p>
          </table:table-cell>
          <table:table-cell office:value-type="float" office:value="959.969971" calcext:value-type="float">
            <text:p>959,969971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2.71875" calcext:value-type="float">
            <text:p>242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5:52:51</text:p>
          </table:table-cell>
          <table:table-cell office:value-type="float" office:value="48.154425" calcext:value-type="float">
            <text:p>48,154425</text:p>
          </table:table-cell>
          <table:table-cell office:value-type="float" office:value="11.528427" calcext:value-type="float">
            <text:p>11,528427</text:p>
          </table:table-cell>
          <table:table-cell office:value-type="float" office:value="5.212863" calcext:value-type="float">
            <text:p>5,212863</text:p>
          </table:table-cell>
          <table:table-cell office:value-type="float" office:value="61.490807" calcext:value-type="float">
            <text:p>61,490807</text:p>
          </table:table-cell>
          <table:table-cell office:value-type="float" office:value="960.049988" calcext:value-type="float">
            <text:p>960,049988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5" calcext:value-type="float">
            <text:p>24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6:02:52</text:p>
          </table:table-cell>
          <table:table-cell office:value-type="float" office:value="48.154387" calcext:value-type="float">
            <text:p>48,154387</text:p>
          </table:table-cell>
          <table:table-cell office:value-type="float" office:value="11.528668" calcext:value-type="float">
            <text:p>11,528668</text:p>
          </table:table-cell>
          <table:table-cell office:value-type="float" office:value="5.143435" calcext:value-type="float">
            <text:p>5,143435</text:p>
          </table:table-cell>
          <table:table-cell office:value-type="float" office:value="61.884491" calcext:value-type="float">
            <text:p>61,884491</text:p>
          </table:table-cell>
          <table:table-cell office:value-type="float" office:value="960.130005" calcext:value-type="float">
            <text:p>960,13000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46875" calcext:value-type="float">
            <text:p>242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6:12:52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9102" calcext:value-type="float">
            <text:p>11,529102</text:p>
          </table:table-cell>
          <table:table-cell office:value-type="float" office:value="5.130083" calcext:value-type="float">
            <text:p>5,130083</text:p>
          </table:table-cell>
          <table:table-cell office:value-type="float" office:value="61.74258" calcext:value-type="float">
            <text:p>61,74258</text:p>
          </table:table-cell>
          <table:table-cell office:value-type="float" office:value="960.109985" calcext:value-type="float">
            <text:p>960,10998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2.125" calcext:value-type="float">
            <text:p>242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6:22:53</text:p>
          </table:table-cell>
          <table:table-cell office:value-type="float" office:value="48.153863" calcext:value-type="float">
            <text:p>48,153863</text:p>
          </table:table-cell>
          <table:table-cell office:value-type="float" office:value="11.529507" calcext:value-type="float">
            <text:p>11,529507</text:p>
          </table:table-cell>
          <table:table-cell office:value-type="float" office:value="5.057984" calcext:value-type="float">
            <text:p>5,057984</text:p>
          </table:table-cell>
          <table:table-cell office:value-type="float" office:value="62.081329" calcext:value-type="float">
            <text:p>62,081329</text:p>
          </table:table-cell>
          <table:table-cell office:value-type="float" office:value="960.130005" calcext:value-type="float">
            <text:p>960,130005</text:p>
          </table:table-cell>
          <table:table-cell office:value-type="float" office:value="241" calcext:value-type="float">
            <text:p>24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3.03125" calcext:value-type="float">
            <text:p>243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6:32:54</text:p>
          </table:table-cell>
          <table:table-cell office:value-type="float" office:value="48.154323" calcext:value-type="float">
            <text:p>48,154323</text:p>
          </table:table-cell>
          <table:table-cell office:value-type="float" office:value="11.528787" calcext:value-type="float">
            <text:p>11,528787</text:p>
          </table:table-cell>
          <table:table-cell office:value-type="float" office:value="5.001907" calcext:value-type="float">
            <text:p>5,001907</text:p>
          </table:table-cell>
          <table:table-cell office:value-type="float" office:value="61.916534" calcext:value-type="float">
            <text:p>61,916534</text:p>
          </table:table-cell>
          <table:table-cell office:value-type="float" office:value="960.309998" calcext:value-type="float">
            <text:p>960,30999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65625" calcext:value-type="float">
            <text:p>242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6:42:55</text:p>
          </table:table-cell>
          <table:table-cell office:value-type="float" office:value="48.154215" calcext:value-type="float">
            <text:p>48,154215</text:p>
          </table:table-cell>
          <table:table-cell office:value-type="float" office:value="11.5291" calcext:value-type="float">
            <text:p>11,5291</text:p>
          </table:table-cell>
          <table:table-cell office:value-type="float" office:value="4.919127" calcext:value-type="float">
            <text:p>4,919127</text:p>
          </table:table-cell>
          <table:table-cell office:value-type="float" office:value="61.837185" calcext:value-type="float">
            <text:p>61,837185</text:p>
          </table:table-cell>
          <table:table-cell office:value-type="float" office:value="960.320007" calcext:value-type="float">
            <text:p>960,320007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6:52:55</text:p>
          </table:table-cell>
          <table:table-cell office:value-type="float" office:value="48.154392" calcext:value-type="float">
            <text:p>48,154392</text:p>
          </table:table-cell>
          <table:table-cell office:value-type="float" office:value="11.528763" calcext:value-type="float">
            <text:p>11,528763</text:p>
          </table:table-cell>
          <table:table-cell office:value-type="float" office:value="4.889753" calcext:value-type="float">
            <text:p>4,889753</text:p>
          </table:table-cell>
          <table:table-cell office:value-type="float" office:value="61.651028" calcext:value-type="float">
            <text:p>61,651028</text:p>
          </table:table-cell>
          <table:table-cell office:value-type="float" office:value="960.330017" calcext:value-type="float">
            <text:p>960,330017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15625" calcext:value-type="float">
            <text:p>242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7:02:56</text:p>
          </table:table-cell>
          <table:table-cell office:value-type="float" office:value="48.154412" calcext:value-type="float">
            <text:p>48,154412</text:p>
          </table:table-cell>
          <table:table-cell office:value-type="float" office:value="11.528435" calcext:value-type="float">
            <text:p>11,528435</text:p>
          </table:table-cell>
          <table:table-cell office:value-type="float" office:value="4.86305" calcext:value-type="float">
            <text:p>4,86305</text:p>
          </table:table-cell>
          <table:table-cell office:value-type="float" office:value="61.422142" calcext:value-type="float">
            <text:p>61,422142</text:p>
          </table:table-cell>
          <table:table-cell office:value-type="float" office:value="960.409973" calcext:value-type="float">
            <text:p>960,409973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7:12:57</text:p>
          </table:table-cell>
          <table:table-cell office:value-type="float" office:value="48.154342" calcext:value-type="float">
            <text:p>48,154342</text:p>
          </table:table-cell>
          <table:table-cell office:value-type="float" office:value="11.529755" calcext:value-type="float">
            <text:p>11,529755</text:p>
          </table:table-cell>
          <table:table-cell office:value-type="float" office:value="4.833677" calcext:value-type="float">
            <text:p>4,833677</text:p>
          </table:table-cell>
          <table:table-cell office:value-type="float" office:value="61.710537" calcext:value-type="float">
            <text:p>61,710537</text:p>
          </table:table-cell>
          <table:table-cell office:value-type="float" office:value="960.380005" calcext:value-type="float">
            <text:p>960,38000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" calcext:value-type="float">
            <text:p>238</text:p>
          </table:table-cell>
          <table:table-cell office:value-type="float" office:value="242.5" calcext:value-type="float">
            <text:p>24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7:22:57</text:p>
          </table:table-cell>
          <table:table-cell office:value-type="float" office:value="48.154905" calcext:value-type="float">
            <text:p>48,154905</text:p>
          </table:table-cell>
          <table:table-cell office:value-type="float" office:value="11.528735" calcext:value-type="float">
            <text:p>11,528735</text:p>
          </table:table-cell>
          <table:table-cell office:value-type="float" office:value="4.820325" calcext:value-type="float">
            <text:p>4,820325</text:p>
          </table:table-cell>
          <table:table-cell office:value-type="float" office:value="61.609825" calcext:value-type="float">
            <text:p>61,609825</text:p>
          </table:table-cell>
          <table:table-cell office:value-type="float" office:value="960.400024" calcext:value-type="float">
            <text:p>960,400024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1875" calcext:value-type="float">
            <text:p>242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7:32:58</text:p>
          </table:table-cell>
          <table:table-cell office:value-type="float" office:value="48.154387" calcext:value-type="float">
            <text:p>48,154387</text:p>
          </table:table-cell>
          <table:table-cell office:value-type="float" office:value="11.528668" calcext:value-type="float">
            <text:p>11,528668</text:p>
          </table:table-cell>
          <table:table-cell office:value-type="float" office:value="4.849699" calcext:value-type="float">
            <text:p>4,849699</text:p>
          </table:table-cell>
          <table:table-cell office:value-type="float" office:value="61.397728" calcext:value-type="float">
            <text:p>61,397728</text:p>
          </table:table-cell>
          <table:table-cell office:value-type="float" office:value="960.429993" calcext:value-type="float">
            <text:p>960,429993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" calcext:value-type="float">
            <text:p>241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2.5625" calcext:value-type="float">
            <text:p>242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7:42:59</text:p>
          </table:table-cell>
          <table:table-cell office:value-type="float" office:value="48.154397" calcext:value-type="float">
            <text:p>48,154397</text:p>
          </table:table-cell>
          <table:table-cell office:value-type="float" office:value="11.528758" calcext:value-type="float">
            <text:p>11,528758</text:p>
          </table:table-cell>
          <table:table-cell office:value-type="float" office:value="4.919127" calcext:value-type="float">
            <text:p>4,919127</text:p>
          </table:table-cell>
          <table:table-cell office:value-type="float" office:value="61.422142" calcext:value-type="float">
            <text:p>61,422142</text:p>
          </table:table-cell>
          <table:table-cell office:value-type="float" office:value="960.530029" calcext:value-type="float">
            <text:p>960,530029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2.46875" calcext:value-type="float">
            <text:p>242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7:52:59</text:p>
          </table:table-cell>
          <table:table-cell office:value-type="float" office:value="48.154362" calcext:value-type="float">
            <text:p>48,154362</text:p>
          </table:table-cell>
          <table:table-cell office:value-type="float" office:value="11.528385" calcext:value-type="float">
            <text:p>11,528385</text:p>
          </table:table-cell>
          <table:table-cell office:value-type="float" office:value="4.932479" calcext:value-type="float">
            <text:p>4,932479</text:p>
          </table:table-cell>
          <table:table-cell office:value-type="float" office:value="61.100174" calcext:value-type="float">
            <text:p>61,100174</text:p>
          </table:table-cell>
          <table:table-cell office:value-type="float" office:value="960.690002" calcext:value-type="float">
            <text:p>960,690002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15625" calcext:value-type="float">
            <text:p>242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8:03:00</text:p>
          </table:table-cell>
          <table:table-cell office:value-type="float" office:value="48.154133" calcext:value-type="float">
            <text:p>48,154133</text:p>
          </table:table-cell>
          <table:table-cell office:value-type="float" office:value="11.528727" calcext:value-type="float">
            <text:p>11,528727</text:p>
          </table:table-cell>
          <table:table-cell office:value-type="float" office:value="4.932479" calcext:value-type="float">
            <text:p>4,932479</text:p>
          </table:table-cell>
          <table:table-cell office:value-type="float" office:value="61.097122" calcext:value-type="float">
            <text:p>61,097122</text:p>
          </table:table-cell>
          <table:table-cell office:value-type="float" office:value="960.659973" calcext:value-type="float">
            <text:p>960,659973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2.34375" calcext:value-type="float">
            <text:p>242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8:13:01</text:p>
          </table:table-cell>
          <table:table-cell office:value-type="float" office:value="48.154503" calcext:value-type="float">
            <text:p>48,154503</text:p>
          </table:table-cell>
          <table:table-cell office:value-type="float" office:value="11.528328" calcext:value-type="float">
            <text:p>11,528328</text:p>
          </table:table-cell>
          <table:table-cell office:value-type="float" office:value="4.988556" calcext:value-type="float">
            <text:p>4,988556</text:p>
          </table:table-cell>
          <table:table-cell office:value-type="float" office:value="61.12001" calcext:value-type="float">
            <text:p>61,12001</text:p>
          </table:table-cell>
          <table:table-cell office:value-type="float" office:value="960.789978" calcext:value-type="float">
            <text:p>960,78997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" calcext:value-type="float">
            <text:p>241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3.21875" calcext:value-type="float">
            <text:p>243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8:23:01</text:p>
          </table:table-cell>
          <table:table-cell office:value-type="float" office:value="48.154502" calcext:value-type="float">
            <text:p>48,154502</text:p>
          </table:table-cell>
          <table:table-cell office:value-type="float" office:value="11.528445" calcext:value-type="float">
            <text:p>11,528445</text:p>
          </table:table-cell>
          <table:table-cell office:value-type="float" office:value="4.975204" calcext:value-type="float">
            <text:p>4,975204</text:p>
          </table:table-cell>
          <table:table-cell office:value-type="float" office:value="61.031509" calcext:value-type="float">
            <text:p>61,031509</text:p>
          </table:table-cell>
          <table:table-cell office:value-type="float" office:value="960.76001" calcext:value-type="float">
            <text:p>960,76001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3.34375" calcext:value-type="float">
            <text:p>243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8:33:02</text:p>
          </table:table-cell>
          <table:table-cell office:value-type="float" office:value="48.154525" calcext:value-type="float">
            <text:p>48,154525</text:p>
          </table:table-cell>
          <table:table-cell office:value-type="float" office:value="11.528448" calcext:value-type="float">
            <text:p>11,528448</text:p>
          </table:table-cell>
          <table:table-cell office:value-type="float" office:value="5.01793" calcext:value-type="float">
            <text:p>5,01793</text:p>
          </table:table-cell>
          <table:table-cell office:value-type="float" office:value="61.078812" calcext:value-type="float">
            <text:p>61,078812</text:p>
          </table:table-cell>
          <table:table-cell office:value-type="float" office:value="960.830017" calcext:value-type="float">
            <text:p>960,83001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" calcext:value-type="float">
            <text:p>238</text:p>
          </table:table-cell>
          <table:table-cell office:value-type="float" office:value="243.21875" calcext:value-type="float">
            <text:p>243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8:43:02</text:p>
          </table:table-cell>
          <table:table-cell office:value-type="float" office:value="48.154273" calcext:value-type="float">
            <text:p>48,154273</text:p>
          </table:table-cell>
          <table:table-cell office:value-type="float" office:value="11.528898" calcext:value-type="float">
            <text:p>11,528898</text:p>
          </table:table-cell>
          <table:table-cell office:value-type="float" office:value="5.001907" calcext:value-type="float">
            <text:p>5,001907</text:p>
          </table:table-cell>
          <table:table-cell office:value-type="float" office:value="60.955215" calcext:value-type="float">
            <text:p>60,955215</text:p>
          </table:table-cell>
          <table:table-cell office:value-type="float" office:value="960.780029" calcext:value-type="float">
            <text:p>960,780029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2.71875" calcext:value-type="float">
            <text:p>242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8:53:03</text:p>
          </table:table-cell>
          <table:table-cell office:value-type="float" office:value="48.154378" calcext:value-type="float">
            <text:p>48,154378</text:p>
          </table:table-cell>
          <table:table-cell office:value-type="float" office:value="11.528802" calcext:value-type="float">
            <text:p>11,528802</text:p>
          </table:table-cell>
          <table:table-cell office:value-type="float" office:value="5.01793" calcext:value-type="float">
            <text:p>5,01793</text:p>
          </table:table-cell>
          <table:table-cell office:value-type="float" office:value="61.257343" calcext:value-type="float">
            <text:p>61,257343</text:p>
          </table:table-cell>
          <table:table-cell office:value-type="float" office:value="960.869995" calcext:value-type="float">
            <text:p>960,86999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90625" calcext:value-type="float">
            <text:p>242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9:03:04</text:p>
          </table:table-cell>
          <table:table-cell office:value-type="float" office:value="48.15433" calcext:value-type="float">
            <text:p>48,15433</text:p>
          </table:table-cell>
          <table:table-cell office:value-type="float" office:value="11.528652" calcext:value-type="float">
            <text:p>11,528652</text:p>
          </table:table-cell>
          <table:table-cell office:value-type="float" office:value="5.001907" calcext:value-type="float">
            <text:p>5,001907</text:p>
          </table:table-cell>
          <table:table-cell office:value-type="float" office:value="61.242085" calcext:value-type="float">
            <text:p>61,242085</text:p>
          </table:table-cell>
          <table:table-cell office:value-type="float" office:value="960.929993" calcext:value-type="float">
            <text:p>960,929993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3.03125" calcext:value-type="float">
            <text:p>243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9:13:05</text:p>
          </table:table-cell>
          <table:table-cell office:value-type="float" office:value="48.154428" calcext:value-type="float">
            <text:p>48,154428</text:p>
          </table:table-cell>
          <table:table-cell office:value-type="float" office:value="11.528322" calcext:value-type="float">
            <text:p>11,528322</text:p>
          </table:table-cell>
          <table:table-cell office:value-type="float" office:value="5.031281" calcext:value-type="float">
            <text:p>5,031281</text:p>
          </table:table-cell>
          <table:table-cell office:value-type="float" office:value="61.257343" calcext:value-type="float">
            <text:p>61,257343</text:p>
          </table:table-cell>
          <table:table-cell office:value-type="float" office:value="960.809998" calcext:value-type="float">
            <text:p>960,80999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3.40625" calcext:value-type="float">
            <text:p>243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9:23:05</text:p>
          </table:table-cell>
          <table:table-cell office:value-type="float" office:value="48.154383" calcext:value-type="float">
            <text:p>48,154383</text:p>
          </table:table-cell>
          <table:table-cell office:value-type="float" office:value="11.528297" calcext:value-type="float">
            <text:p>11,528297</text:p>
          </table:table-cell>
          <table:table-cell office:value-type="float" office:value="4.988556" calcext:value-type="float">
            <text:p>4,988556</text:p>
          </table:table-cell>
          <table:table-cell office:value-type="float" office:value="60.871288" calcext:value-type="float">
            <text:p>60,871288</text:p>
          </table:table-cell>
          <table:table-cell office:value-type="float" office:value="960.880005" calcext:value-type="float">
            <text:p>960,88000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28125" calcext:value-type="float">
            <text:p>242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9:33:06</text:p>
          </table:table-cell>
          <table:table-cell office:value-type="float" office:value="48.15437" calcext:value-type="float">
            <text:p>48,15437</text:p>
          </table:table-cell>
          <table:table-cell office:value-type="float" office:value="11.528343" calcext:value-type="float">
            <text:p>11,528343</text:p>
          </table:table-cell>
          <table:table-cell office:value-type="float" office:value="5.044632" calcext:value-type="float">
            <text:p>5,044632</text:p>
          </table:table-cell>
          <table:table-cell office:value-type="float" office:value="60.811779" calcext:value-type="float">
            <text:p>60,811779</text:p>
          </table:table-cell>
          <table:table-cell office:value-type="float" office:value="960.859985" calcext:value-type="float">
            <text:p>960,859985</text:p>
          </table:table-cell>
          <table:table-cell office:value-type="float" office:value="241" calcext:value-type="float">
            <text:p>24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2.625" calcext:value-type="float">
            <text:p>242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9:43:07</text:p>
          </table:table-cell>
          <table:table-cell office:value-type="float" office:value="48.153967" calcext:value-type="float">
            <text:p>48,153967</text:p>
          </table:table-cell>
          <table:table-cell office:value-type="float" office:value="11.528488" calcext:value-type="float">
            <text:p>11,528488</text:p>
          </table:table-cell>
          <table:table-cell office:value-type="float" office:value="5.074006" calcext:value-type="float">
            <text:p>5,074006</text:p>
          </table:table-cell>
          <table:table-cell office:value-type="float" office:value="61.150532" calcext:value-type="float">
            <text:p>61,150532</text:p>
          </table:table-cell>
          <table:table-cell office:value-type="float" office:value="960.919983" calcext:value-type="float">
            <text:p>960,919983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" calcext:value-type="float">
            <text:p>241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3.21875" calcext:value-type="float">
            <text:p>243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19:53:07</text:p>
          </table:table-cell>
          <table:table-cell office:value-type="float" office:value="48.15417" calcext:value-type="float">
            <text:p>48,15417</text:p>
          </table:table-cell>
          <table:table-cell office:value-type="float" office:value="11.528703" calcext:value-type="float">
            <text:p>11,528703</text:p>
          </table:table-cell>
          <table:table-cell office:value-type="float" office:value="5.074006" calcext:value-type="float">
            <text:p>5,074006</text:p>
          </table:table-cell>
          <table:table-cell office:value-type="float" office:value="61.145954" calcext:value-type="float">
            <text:p>61,145954</text:p>
          </table:table-cell>
          <table:table-cell office:value-type="float" office:value="961.01001" calcext:value-type="float">
            <text:p>961,01001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3.09375" calcext:value-type="float">
            <text:p>243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0:03:08</text:p>
          </table:table-cell>
          <table:table-cell office:value-type="float" office:value="48.154252" calcext:value-type="float">
            <text:p>48,154252</text:p>
          </table:table-cell>
          <table:table-cell office:value-type="float" office:value="11.528323" calcext:value-type="float">
            <text:p>11,528323</text:p>
          </table:table-cell>
          <table:table-cell office:value-type="float" office:value="5.114061" calcext:value-type="float">
            <text:p>5,114061</text:p>
          </table:table-cell>
          <table:table-cell office:value-type="float" office:value="61.17342" calcext:value-type="float">
            <text:p>61,17342</text:p>
          </table:table-cell>
          <table:table-cell office:value-type="float" office:value="960.97998" calcext:value-type="float">
            <text:p>960,9799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" calcext:value-type="float">
            <text:p>238</text:p>
          </table:table-cell>
          <table:table-cell office:value-type="float" office:value="242.96875" calcext:value-type="float">
            <text:p>242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0:13:09</text:p>
          </table:table-cell>
          <table:table-cell office:value-type="float" office:value="48.154293" calcext:value-type="float">
            <text:p>48,154293</text:p>
          </table:table-cell>
          <table:table-cell office:value-type="float" office:value="11.528415" calcext:value-type="float">
            <text:p>11,528415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61.319904" calcext:value-type="float">
            <text:p>61,319904</text:p>
          </table:table-cell>
          <table:table-cell office:value-type="float" office:value="961.109985" calcext:value-type="float">
            <text:p>961,109985</text:p>
          </table:table-cell>
          <table:table-cell office:value-type="float" office:value="241" calcext:value-type="float">
            <text:p>24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3.15625" calcext:value-type="float">
            <text:p>243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0:23:09</text:p>
          </table:table-cell>
          <table:table-cell office:value-type="float" office:value="48.154323" calcext:value-type="float">
            <text:p>48,154323</text:p>
          </table:table-cell>
          <table:table-cell office:value-type="float" office:value="11.528543" calcext:value-type="float">
            <text:p>11,528543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61.754787" calcext:value-type="float">
            <text:p>61,754787</text:p>
          </table:table-cell>
          <table:table-cell office:value-type="float" office:value="961.150024" calcext:value-type="float">
            <text:p>961,150024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" calcext:value-type="float">
            <text:p>238</text:p>
          </table:table-cell>
          <table:table-cell office:value-type="float" office:value="243.75" calcext:value-type="float">
            <text:p>243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0:33:10</text:p>
          </table:table-cell>
          <table:table-cell office:value-type="float" office:value="48.154477" calcext:value-type="float">
            <text:p>48,154477</text:p>
          </table:table-cell>
          <table:table-cell office:value-type="float" office:value="11.5285" calcext:value-type="float">
            <text:p>11,5285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61.953156" calcext:value-type="float">
            <text:p>61,953156</text:p>
          </table:table-cell>
          <table:table-cell office:value-type="float" office:value="961.080017" calcext:value-type="float">
            <text:p>961,080017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" calcext:value-type="float">
            <text:p>241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3.625" calcext:value-type="float">
            <text:p>243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0:43:11</text:p>
          </table:table-cell>
          <table:table-cell office:value-type="float" office:value="48.154497" calcext:value-type="float">
            <text:p>48,154497</text:p>
          </table:table-cell>
          <table:table-cell office:value-type="float" office:value="11.528422" calcext:value-type="float">
            <text:p>11,528422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61.683071" calcext:value-type="float">
            <text:p>61,683071</text:p>
          </table:table-cell>
          <table:table-cell office:value-type="float" office:value="961.23999" calcext:value-type="float">
            <text:p>961,23999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3.03125" calcext:value-type="float">
            <text:p>243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0:53:11</text:p>
          </table:table-cell>
          <table:table-cell office:value-type="float" office:value="48.1546" calcext:value-type="float">
            <text:p>48,1546</text:p>
          </table:table-cell>
          <table:table-cell office:value-type="float" office:value="11.528635" calcext:value-type="float">
            <text:p>11,528635</text:p>
          </table:table-cell>
          <table:table-cell office:value-type="float" office:value="5.114061" calcext:value-type="float">
            <text:p>5,114061</text:p>
          </table:table-cell>
          <table:table-cell office:value-type="float" office:value="61.553368" calcext:value-type="float">
            <text:p>61,553368</text:p>
          </table:table-cell>
          <table:table-cell office:value-type="float" office:value="961.219971" calcext:value-type="float">
            <text:p>961,219971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75" calcext:value-type="float">
            <text:p>242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1:03:12</text:p>
          </table:table-cell>
          <table:table-cell office:value-type="float" office:value="48.154782" calcext:value-type="float">
            <text:p>48,154782</text:p>
          </table:table-cell>
          <table:table-cell office:value-type="float" office:value="11.528603" calcext:value-type="float">
            <text:p>11,528603</text:p>
          </table:table-cell>
          <table:table-cell office:value-type="float" office:value="5.130083" calcext:value-type="float">
            <text:p>5,130083</text:p>
          </table:table-cell>
          <table:table-cell office:value-type="float" office:value="61.608299" calcext:value-type="float">
            <text:p>61,608299</text:p>
          </table:table-cell>
          <table:table-cell office:value-type="float" office:value="961.26001" calcext:value-type="float">
            <text:p>961,26001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2.71875" calcext:value-type="float">
            <text:p>242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1:13:11</text:p>
          </table:table-cell>
          <table:table-cell office:value-type="float" office:value="48.154548" calcext:value-type="float">
            <text:p>48,154548</text:p>
          </table:table-cell>
          <table:table-cell office:value-type="float" office:value="11.528435" calcext:value-type="float">
            <text:p>11,528435</text:p>
          </table:table-cell>
          <table:table-cell office:value-type="float" office:value="5.156786" calcext:value-type="float">
            <text:p>5,156786</text:p>
          </table:table-cell>
          <table:table-cell office:value-type="float" office:value="61.76852" calcext:value-type="float">
            <text:p>61,76852</text:p>
          </table:table-cell>
          <table:table-cell office:value-type="float" office:value="961.429993" calcext:value-type="float">
            <text:p>961,429993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9375" calcext:value-type="float">
            <text:p>242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1:23:13</text:p>
          </table:table-cell>
          <table:table-cell office:value-type="float" office:value="48.154305" calcext:value-type="float">
            <text:p>48,154305</text:p>
          </table:table-cell>
          <table:table-cell office:value-type="float" office:value="11.528127" calcext:value-type="float">
            <text:p>11,528127</text:p>
          </table:table-cell>
          <table:table-cell office:value-type="float" office:value="5.057984" calcext:value-type="float">
            <text:p>5,057984</text:p>
          </table:table-cell>
          <table:table-cell office:value-type="float" office:value="61.985199" calcext:value-type="float">
            <text:p>61,985199</text:p>
          </table:table-cell>
          <table:table-cell office:value-type="float" office:value="961.450012" calcext:value-type="float">
            <text:p>961,450012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3.375" calcext:value-type="float">
            <text:p>243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1:33:14</text:p>
          </table:table-cell>
          <table:table-cell office:value-type="float" office:value="48.154757" calcext:value-type="float">
            <text:p>48,154757</text:p>
          </table:table-cell>
          <table:table-cell office:value-type="float" office:value="11.528612" calcext:value-type="float">
            <text:p>11,528612</text:p>
          </table:table-cell>
          <table:table-cell office:value-type="float" office:value="5.044632" calcext:value-type="float">
            <text:p>5,044632</text:p>
          </table:table-cell>
          <table:table-cell office:value-type="float" office:value="61.921112" calcext:value-type="float">
            <text:p>61,921112</text:p>
          </table:table-cell>
          <table:table-cell office:value-type="float" office:value="961.409973" calcext:value-type="float">
            <text:p>961,40997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3.375" calcext:value-type="float">
            <text:p>243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1:43:15</text:p>
          </table:table-cell>
          <table:table-cell office:value-type="float" office:value="48.154353" calcext:value-type="float">
            <text:p>48,154353</text:p>
          </table:table-cell>
          <table:table-cell office:value-type="float" office:value="11.528498" calcext:value-type="float">
            <text:p>11,528498</text:p>
          </table:table-cell>
          <table:table-cell office:value-type="float" office:value="4.961853" calcext:value-type="float">
            <text:p>4,961853</text:p>
          </table:table-cell>
          <table:table-cell office:value-type="float" office:value="62.136265" calcext:value-type="float">
            <text:p>62,136265</text:p>
          </table:table-cell>
          <table:table-cell office:value-type="float" office:value="961.419983" calcext:value-type="float">
            <text:p>961,419983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3.53125" calcext:value-type="float">
            <text:p>243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1:53:15</text:p>
          </table:table-cell>
          <table:table-cell office:value-type="float" office:value="48.154345" calcext:value-type="float">
            <text:p>48,154345</text:p>
          </table:table-cell>
          <table:table-cell office:value-type="float" office:value="11.528357" calcext:value-type="float">
            <text:p>11,528357</text:p>
          </table:table-cell>
          <table:table-cell office:value-type="float" office:value="4.919127" calcext:value-type="float">
            <text:p>4,919127</text:p>
          </table:table-cell>
          <table:table-cell office:value-type="float" office:value="62.259861" calcext:value-type="float">
            <text:p>62,259861</text:p>
          </table:table-cell>
          <table:table-cell office:value-type="float" office:value="961.390015" calcext:value-type="float">
            <text:p>961,39001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3.5" calcext:value-type="float">
            <text:p>243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2:03:16</text:p>
          </table:table-cell>
          <table:table-cell office:value-type="float" office:value="48.154335" calcext:value-type="float">
            <text:p>48,154335</text:p>
          </table:table-cell>
          <table:table-cell office:value-type="float" office:value="11.528672" calcext:value-type="float">
            <text:p>11,528672</text:p>
          </table:table-cell>
          <table:table-cell office:value-type="float" office:value="4.7776" calcext:value-type="float">
            <text:p>4,7776</text:p>
          </table:table-cell>
          <table:table-cell office:value-type="float" office:value="62.65202" calcext:value-type="float">
            <text:p>62,65202</text:p>
          </table:table-cell>
          <table:table-cell office:value-type="float" office:value="961.460022" calcext:value-type="float">
            <text:p>961,460022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3.09375" calcext:value-type="float">
            <text:p>243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2:13:17</text:p>
          </table:table-cell>
          <table:table-cell office:value-type="float" office:value="48.154538" calcext:value-type="float">
            <text:p>48,154538</text:p>
          </table:table-cell>
          <table:table-cell office:value-type="float" office:value="11.528943" calcext:value-type="float">
            <text:p>11,528943</text:p>
          </table:table-cell>
          <table:table-cell office:value-type="float" office:value="4.806973" calcext:value-type="float">
            <text:p>4,806973</text:p>
          </table:table-cell>
          <table:table-cell office:value-type="float" office:value="62.235447" calcext:value-type="float">
            <text:p>62,235447</text:p>
          </table:table-cell>
          <table:table-cell office:value-type="float" office:value="961.359985" calcext:value-type="float">
            <text:p>961,35998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3.46875" calcext:value-type="float">
            <text:p>243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2:23:17</text:p>
          </table:table-cell>
          <table:table-cell office:value-type="float" office:value="48.154647" calcext:value-type="float">
            <text:p>48,154647</text:p>
          </table:table-cell>
          <table:table-cell office:value-type="float" office:value="11.528692" calcext:value-type="float">
            <text:p>11,528692</text:p>
          </table:table-cell>
          <table:table-cell office:value-type="float" office:value="4.806973" calcext:value-type="float">
            <text:p>4,806973</text:p>
          </table:table-cell>
          <table:table-cell office:value-type="float" office:value="62.262913" calcext:value-type="float">
            <text:p>62,262913</text:p>
          </table:table-cell>
          <table:table-cell office:value-type="float" office:value="961.52002" calcext:value-type="float">
            <text:p>961,5200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3.46875" calcext:value-type="float">
            <text:p>243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2:33:18</text:p>
          </table:table-cell>
          <table:table-cell office:value-type="float" office:value="48.154418" calcext:value-type="float">
            <text:p>48,154418</text:p>
          </table:table-cell>
          <table:table-cell office:value-type="float" office:value="11.528303" calcext:value-type="float">
            <text:p>11,528303</text:p>
          </table:table-cell>
          <table:table-cell office:value-type="float" office:value="4.806973" calcext:value-type="float">
            <text:p>4,806973</text:p>
          </table:table-cell>
          <table:table-cell office:value-type="float" office:value="62.204929" calcext:value-type="float">
            <text:p>62,204929</text:p>
          </table:table-cell>
          <table:table-cell office:value-type="float" office:value="961.52002" calcext:value-type="float">
            <text:p>961,52002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3.21875" calcext:value-type="float">
            <text:p>243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2:43:19</text:p>
          </table:table-cell>
          <table:table-cell office:value-type="float" office:value="48.154382" calcext:value-type="float">
            <text:p>48,154382</text:p>
          </table:table-cell>
          <table:table-cell office:value-type="float" office:value="11.528083" calcext:value-type="float">
            <text:p>11,528083</text:p>
          </table:table-cell>
          <table:table-cell office:value-type="float" office:value="4.876402" calcext:value-type="float">
            <text:p>4,876402</text:p>
          </table:table-cell>
          <table:table-cell office:value-type="float" office:value="62.189671" calcext:value-type="float">
            <text:p>62,189671</text:p>
          </table:table-cell>
          <table:table-cell office:value-type="float" office:value="961.559998" calcext:value-type="float">
            <text:p>961,559998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3.3125" calcext:value-type="float">
            <text:p>243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2:53:19</text:p>
          </table:table-cell>
          <table:table-cell office:value-type="float" office:value="48.154325" calcext:value-type="float">
            <text:p>48,154325</text:p>
          </table:table-cell>
          <table:table-cell office:value-type="float" office:value="11.528183" calcext:value-type="float">
            <text:p>11,528183</text:p>
          </table:table-cell>
          <table:table-cell office:value-type="float" office:value="4.932479" calcext:value-type="float">
            <text:p>4,932479</text:p>
          </table:table-cell>
          <table:table-cell office:value-type="float" office:value="61.939423" calcext:value-type="float">
            <text:p>61,939423</text:p>
          </table:table-cell>
          <table:table-cell office:value-type="float" office:value="961.52002" calcext:value-type="float">
            <text:p>961,5200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" calcext:value-type="float">
            <text:p>241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2.875" calcext:value-type="float">
            <text:p>242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3:03:20</text:p>
          </table:table-cell>
          <table:table-cell office:value-type="float" office:value="48.1544" calcext:value-type="float">
            <text:p>48,1544</text:p>
          </table:table-cell>
          <table:table-cell office:value-type="float" office:value="11.52794" calcext:value-type="float">
            <text:p>11,52794</text:p>
          </table:table-cell>
          <table:table-cell office:value-type="float" office:value="4.86305" calcext:value-type="float">
            <text:p>4,86305</text:p>
          </table:table-cell>
          <table:table-cell office:value-type="float" office:value="61.751736" calcext:value-type="float">
            <text:p>61,751736</text:p>
          </table:table-cell>
          <table:table-cell office:value-type="float" office:value="961.469971" calcext:value-type="float">
            <text:p>961,469971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78125" calcext:value-type="float">
            <text:p>242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3:13:21</text:p>
          </table:table-cell>
          <table:table-cell office:value-type="float" office:value="48.154342" calcext:value-type="float">
            <text:p>48,154342</text:p>
          </table:table-cell>
          <table:table-cell office:value-type="float" office:value="11.527825" calcext:value-type="float">
            <text:p>11,527825</text:p>
          </table:table-cell>
          <table:table-cell office:value-type="float" office:value="4.849699" calcext:value-type="float">
            <text:p>4,849699</text:p>
          </table:table-cell>
          <table:table-cell office:value-type="float" office:value="61.692226" calcext:value-type="float">
            <text:p>61,692226</text:p>
          </table:table-cell>
          <table:table-cell office:value-type="float" office:value="961.5" calcext:value-type="float">
            <text:p>961,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2.96875" calcext:value-type="float">
            <text:p>242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3:23:21</text:p>
          </table:table-cell>
          <table:table-cell office:value-type="float" office:value="48.1544" calcext:value-type="float">
            <text:p>48,1544</text:p>
          </table:table-cell>
          <table:table-cell office:value-type="float" office:value="11.528403" calcext:value-type="float">
            <text:p>11,528403</text:p>
          </table:table-cell>
          <table:table-cell office:value-type="float" office:value="4.820325" calcext:value-type="float">
            <text:p>4,820325</text:p>
          </table:table-cell>
          <table:table-cell office:value-type="float" office:value="61.34737" calcext:value-type="float">
            <text:p>61,34737</text:p>
          </table:table-cell>
          <table:table-cell office:value-type="float" office:value="961.450012" calcext:value-type="float">
            <text:p>961,450012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2.53125" calcext:value-type="float">
            <text:p>242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3:33:22</text:p>
          </table:table-cell>
          <table:table-cell office:value-type="float" office:value="48.154485" calcext:value-type="float">
            <text:p>48,154485</text:p>
          </table:table-cell>
          <table:table-cell office:value-type="float" office:value="11.528662" calcext:value-type="float">
            <text:p>11,528662</text:p>
          </table:table-cell>
          <table:table-cell office:value-type="float" office:value="4.638742" calcext:value-type="float">
            <text:p>4,638742</text:p>
          </table:table-cell>
          <table:table-cell office:value-type="float" office:value="61.060501" calcext:value-type="float">
            <text:p>61,060501</text:p>
          </table:table-cell>
          <table:table-cell office:value-type="float" office:value="961.47998" calcext:value-type="float">
            <text:p>961,4799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2.5" calcext:value-type="float">
            <text:p>24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3:43:23</text:p>
          </table:table-cell>
          <table:table-cell office:value-type="float" office:value="48.15447" calcext:value-type="float">
            <text:p>48,15447</text:p>
          </table:table-cell>
          <table:table-cell office:value-type="float" office:value="11.528333" calcext:value-type="float">
            <text:p>11,528333</text:p>
          </table:table-cell>
          <table:table-cell office:value-type="float" office:value="4.411765" calcext:value-type="float">
            <text:p>4,411765</text:p>
          </table:table-cell>
          <table:table-cell office:value-type="float" office:value="60.95369" calcext:value-type="float">
            <text:p>60,95369</text:p>
          </table:table-cell>
          <table:table-cell office:value-type="float" office:value="961.440002" calcext:value-type="float">
            <text:p>961,440002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96875" calcext:value-type="float">
            <text:p>241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4</text:p>
          </table:table-cell>
          <table:table-cell office:value-type="string" calcext:value-type="string">
            <text:p>23:53:24</text:p>
          </table:table-cell>
          <table:table-cell office:value-type="float" office:value="48.154485" calcext:value-type="float">
            <text:p>48,154485</text:p>
          </table:table-cell>
          <table:table-cell office:value-type="float" office:value="11.52807" calcext:value-type="float">
            <text:p>11,52807</text:p>
          </table:table-cell>
          <table:table-cell office:value-type="float" office:value="4.230182" calcext:value-type="float">
            <text:p>4,230182</text:p>
          </table:table-cell>
          <table:table-cell office:value-type="float" office:value="61.092545" calcext:value-type="float">
            <text:p>61,092545</text:p>
          </table:table-cell>
          <table:table-cell office:value-type="float" office:value="961.450012" calcext:value-type="float">
            <text:p>961,450012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2.1875" calcext:value-type="float">
            <text:p>242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0:03:24</text:p>
          </table:table-cell>
          <table:table-cell office:value-type="float" office:value="48.154447" calcext:value-type="float">
            <text:p>48,154447</text:p>
          </table:table-cell>
          <table:table-cell office:value-type="float" office:value="11.528178" calcext:value-type="float">
            <text:p>11,528178</text:p>
          </table:table-cell>
          <table:table-cell office:value-type="float" office:value="4.075303" calcext:value-type="float">
            <text:p>4,075303</text:p>
          </table:table-cell>
          <table:table-cell office:value-type="float" office:value="61.260395" calcext:value-type="float">
            <text:p>61,260395</text:p>
          </table:table-cell>
          <table:table-cell office:value-type="float" office:value="961.440002" calcext:value-type="float">
            <text:p>961,440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2.5625" calcext:value-type="float">
            <text:p>242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0:13:25</text:p>
          </table:table-cell>
          <table:table-cell office:value-type="float" office:value="48.154538" calcext:value-type="float">
            <text:p>48,154538</text:p>
          </table:table-cell>
          <table:table-cell office:value-type="float" office:value="11.528237" calcext:value-type="float">
            <text:p>11,528237</text:p>
          </table:table-cell>
          <table:table-cell office:value-type="float" office:value="3.907073" calcext:value-type="float">
            <text:p>3,907073</text:p>
          </table:table-cell>
          <table:table-cell office:value-type="float" office:value="61.440453" calcext:value-type="float">
            <text:p>61,440453</text:p>
          </table:table-cell>
          <table:table-cell office:value-type="float" office:value="961.280029" calcext:value-type="float">
            <text:p>961,280029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2.65625" calcext:value-type="float">
            <text:p>242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0:23:26</text:p>
          </table:table-cell>
          <table:table-cell office:value-type="float" office:value="48.154637" calcext:value-type="float">
            <text:p>48,154637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837644" calcext:value-type="float">
            <text:p>3,837644</text:p>
          </table:table-cell>
          <table:table-cell office:value-type="float" office:value="61.544212" calcext:value-type="float">
            <text:p>61,544212</text:p>
          </table:table-cell>
          <table:table-cell office:value-type="float" office:value="961.179993" calcext:value-type="float">
            <text:p>961,179993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2.4375" calcext:value-type="float">
            <text:p>242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0:33:27</text:p>
          </table:table-cell>
          <table:table-cell office:value-type="float" office:value="48.154482" calcext:value-type="float">
            <text:p>48,154482</text:p>
          </table:table-cell>
          <table:table-cell office:value-type="float" office:value="11.528328" calcext:value-type="float">
            <text:p>11,528328</text:p>
          </table:table-cell>
          <table:table-cell office:value-type="float" office:value="3.752193" calcext:value-type="float">
            <text:p>3,752193</text:p>
          </table:table-cell>
          <table:table-cell office:value-type="float" office:value="61.979095" calcext:value-type="float">
            <text:p>61,979095</text:p>
          </table:table-cell>
          <table:table-cell office:value-type="float" office:value="961.200012" calcext:value-type="float">
            <text:p>961,20001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" calcext:value-type="float">
            <text:p>241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0:43:27</text:p>
          </table:table-cell>
          <table:table-cell office:value-type="float" office:value="48.154402" calcext:value-type="float">
            <text:p>48,154402</text:p>
          </table:table-cell>
          <table:table-cell office:value-type="float" office:value="11.52829" calcext:value-type="float">
            <text:p>11,52829</text:p>
          </table:table-cell>
          <table:table-cell office:value-type="float" office:value="3.599985" calcext:value-type="float">
            <text:p>3,599985</text:p>
          </table:table-cell>
          <table:table-cell office:value-type="float" office:value="62.134739" calcext:value-type="float">
            <text:p>62,134739</text:p>
          </table:table-cell>
          <table:table-cell office:value-type="float" office:value="961.190002" calcext:value-type="float">
            <text:p>961,190002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2.5625" calcext:value-type="float">
            <text:p>242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0:53:28</text:p>
          </table:table-cell>
          <table:table-cell office:value-type="float" office:value="48.1545" calcext:value-type="float">
            <text:p>48,1545</text:p>
          </table:table-cell>
          <table:table-cell office:value-type="float" office:value="11.528258" calcext:value-type="float">
            <text:p>11,528258</text:p>
          </table:table-cell>
          <table:table-cell office:value-type="float" office:value="3.458457" calcext:value-type="float">
            <text:p>3,458457</text:p>
          </table:table-cell>
          <table:table-cell office:value-type="float" office:value="62.346836" calcext:value-type="float">
            <text:p>62,346836</text:p>
          </table:table-cell>
          <table:table-cell office:value-type="float" office:value="961.169983" calcext:value-type="float">
            <text:p>961,169983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.9375" calcext:value-type="float">
            <text:p>242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1:03:29</text:p>
          </table:table-cell>
          <table:table-cell office:value-type="float" office:value="48.154423" calcext:value-type="float">
            <text:p>48,154423</text:p>
          </table:table-cell>
          <table:table-cell office:value-type="float" office:value="11.528472" calcext:value-type="float">
            <text:p>11,528472</text:p>
          </table:table-cell>
          <table:table-cell office:value-type="float" office:value="3.346303" calcext:value-type="float">
            <text:p>3,346303</text:p>
          </table:table-cell>
          <table:table-cell office:value-type="float" office:value="62.400246" calcext:value-type="float">
            <text:p>62,400246</text:p>
          </table:table-cell>
          <table:table-cell office:value-type="float" office:value="961.039978" calcext:value-type="float">
            <text:p>961,03997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2.5" calcext:value-type="float">
            <text:p>24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1:13:29</text:p>
          </table:table-cell>
          <table:table-cell office:value-type="float" office:value="48.154373" calcext:value-type="float">
            <text:p>48,154373</text:p>
          </table:table-cell>
          <table:table-cell office:value-type="float" office:value="11.528682" calcext:value-type="float">
            <text:p>11,528682</text:p>
          </table:table-cell>
          <table:table-cell office:value-type="float" office:value="3.274205" calcext:value-type="float">
            <text:p>3,274205</text:p>
          </table:table-cell>
          <table:table-cell office:value-type="float" office:value="62.532997" calcext:value-type="float">
            <text:p>62,532997</text:p>
          </table:table-cell>
          <table:table-cell office:value-type="float" office:value="961.150024" calcext:value-type="float">
            <text:p>961,150024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1:23:30</text:p>
          </table:table-cell>
          <table:table-cell office:value-type="float" office:value="48.154305" calcext:value-type="float">
            <text:p>48,154305</text:p>
          </table:table-cell>
          <table:table-cell office:value-type="float" office:value="11.52847" calcext:value-type="float">
            <text:p>11,52847</text:p>
          </table:table-cell>
          <table:table-cell office:value-type="float" office:value="3.204776" calcext:value-type="float">
            <text:p>3,204776</text:p>
          </table:table-cell>
          <table:table-cell office:value-type="float" office:value="62.887009" calcext:value-type="float">
            <text:p>62,887009</text:p>
          </table:table-cell>
          <table:table-cell office:value-type="float" office:value="961.049988" calcext:value-type="float">
            <text:p>961,04998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1:33:31</text:p>
          </table:table-cell>
          <table:table-cell office:value-type="float" office:value="48.154405" calcext:value-type="float">
            <text:p>48,154405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105974" calcext:value-type="float">
            <text:p>3,105974</text:p>
          </table:table-cell>
          <table:table-cell office:value-type="float" office:value="62.816814" calcext:value-type="float">
            <text:p>62,816814</text:p>
          </table:table-cell>
          <table:table-cell office:value-type="float" office:value="961.030029" calcext:value-type="float">
            <text:p>961,030029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2.875" calcext:value-type="float">
            <text:p>242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1:43:31</text:p>
          </table:table-cell>
          <table:table-cell office:value-type="float" office:value="48.154358" calcext:value-type="float">
            <text:p>48,154358</text:p>
          </table:table-cell>
          <table:table-cell office:value-type="float" office:value="11.528455" calcext:value-type="float">
            <text:p>11,528455</text:p>
          </table:table-cell>
          <table:table-cell office:value-type="float" office:value="3.020523" calcext:value-type="float">
            <text:p>3,020523</text:p>
          </table:table-cell>
          <table:table-cell office:value-type="float" office:value="62.858013" calcext:value-type="float">
            <text:p>62,858013</text:p>
          </table:table-cell>
          <table:table-cell office:value-type="float" office:value="961.039978" calcext:value-type="float">
            <text:p>961,039978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75" calcext:value-type="float">
            <text:p>242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1:53:32</text:p>
          </table:table-cell>
          <table:table-cell office:value-type="float" office:value="48.154385" calcext:value-type="float">
            <text:p>48,154385</text:p>
          </table:table-cell>
          <table:table-cell office:value-type="float" office:value="11.528042" calcext:value-type="float">
            <text:p>11,528042</text:p>
          </table:table-cell>
          <table:table-cell office:value-type="float" office:value="2.951095" calcext:value-type="float">
            <text:p>2,951095</text:p>
          </table:table-cell>
          <table:table-cell office:value-type="float" office:value="62.963303" calcext:value-type="float">
            <text:p>62,963303</text:p>
          </table:table-cell>
          <table:table-cell office:value-type="float" office:value="961.01001" calcext:value-type="float">
            <text:p>961,01001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53125" calcext:value-type="float">
            <text:p>242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2:03:33</text:p>
          </table:table-cell>
          <table:table-cell office:value-type="float" office:value="48.154423" calcext:value-type="float">
            <text:p>48,154423</text:p>
          </table:table-cell>
          <table:table-cell office:value-type="float" office:value="11.528163" calcext:value-type="float">
            <text:p>11,528163</text:p>
          </table:table-cell>
          <table:table-cell office:value-type="float" office:value="2.825589" calcext:value-type="float">
            <text:p>2,825589</text:p>
          </table:table-cell>
          <table:table-cell office:value-type="float" office:value="63.028915" calcext:value-type="float">
            <text:p>63,028915</text:p>
          </table:table-cell>
          <table:table-cell office:value-type="float" office:value="960.969971" calcext:value-type="float">
            <text:p>960,969971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2.90625" calcext:value-type="float">
            <text:p>242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2:13:34</text:p>
          </table:table-cell>
          <table:table-cell office:value-type="float" office:value="48.15465" calcext:value-type="float">
            <text:p>48,15465</text:p>
          </table:table-cell>
          <table:table-cell office:value-type="float" office:value="11.527707" calcext:value-type="float">
            <text:p>11,527707</text:p>
          </table:table-cell>
          <table:table-cell office:value-type="float" office:value="2.798886" calcext:value-type="float">
            <text:p>2,798886</text:p>
          </table:table-cell>
          <table:table-cell office:value-type="float" office:value="63.118942" calcext:value-type="float">
            <text:p>63,118942</text:p>
          </table:table-cell>
          <table:table-cell office:value-type="float" office:value="961.02002" calcext:value-type="float">
            <text:p>961,02002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2.59375" calcext:value-type="float">
            <text:p>242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2:23:34</text:p>
          </table:table-cell>
          <table:table-cell office:value-type="float" office:value="48.154462" calcext:value-type="float">
            <text:p>48,154462</text:p>
          </table:table-cell>
          <table:table-cell office:value-type="float" office:value="11.528045" calcext:value-type="float">
            <text:p>11,528045</text:p>
          </table:table-cell>
          <table:table-cell office:value-type="float" office:value="2.713436" calcext:value-type="float">
            <text:p>2,713436</text:p>
          </table:table-cell>
          <table:table-cell office:value-type="float" office:value="63.187611" calcext:value-type="float">
            <text:p>63,187611</text:p>
          </table:table-cell>
          <table:table-cell office:value-type="float" office:value="960.98999" calcext:value-type="float">
            <text:p>960,98999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2.3125" calcext:value-type="float">
            <text:p>242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2:33:35</text:p>
          </table:table-cell>
          <table:table-cell office:value-type="float" office:value="48.15444" calcext:value-type="float">
            <text:p>48,15444</text:p>
          </table:table-cell>
          <table:table-cell office:value-type="float" office:value="11.527957" calcext:value-type="float">
            <text:p>11,527957</text:p>
          </table:table-cell>
          <table:table-cell office:value-type="float" office:value="2.742809" calcext:value-type="float">
            <text:p>2,742809</text:p>
          </table:table-cell>
          <table:table-cell office:value-type="float" office:value="63.587395" calcext:value-type="float">
            <text:p>63,587395</text:p>
          </table:table-cell>
          <table:table-cell office:value-type="float" office:value="960.880005" calcext:value-type="float">
            <text:p>960,88000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3.125" calcext:value-type="float">
            <text:p>243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2:43:36</text:p>
          </table:table-cell>
          <table:table-cell office:value-type="float" office:value="48.154485" calcext:value-type="float">
            <text:p>48,154485</text:p>
          </table:table-cell>
          <table:table-cell office:value-type="float" office:value="11.528102" calcext:value-type="float">
            <text:p>11,528102</text:p>
          </table:table-cell>
          <table:table-cell office:value-type="float" office:value="2.782864" calcext:value-type="float">
            <text:p>2,782864</text:p>
          </table:table-cell>
          <table:table-cell office:value-type="float" office:value="63.74609" calcext:value-type="float">
            <text:p>63,74609</text:p>
          </table:table-cell>
          <table:table-cell office:value-type="float" office:value="960.809998" calcext:value-type="float">
            <text:p>960,809998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5" calcext:value-type="float">
            <text:p>241,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2.78125" calcext:value-type="float">
            <text:p>242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2:53:37</text:p>
          </table:table-cell>
          <table:table-cell office:value-type="float" office:value="48.154513" calcext:value-type="float">
            <text:p>48,154513</text:p>
          </table:table-cell>
          <table:table-cell office:value-type="float" office:value="11.52816" calcext:value-type="float">
            <text:p>11,52816</text:p>
          </table:table-cell>
          <table:table-cell office:value-type="float" office:value="2.895018" calcext:value-type="float">
            <text:p>2,895018</text:p>
          </table:table-cell>
          <table:table-cell office:value-type="float" office:value="64.364082" calcext:value-type="float">
            <text:p>64,364082</text:p>
          </table:table-cell>
          <table:table-cell office:value-type="float" office:value="960.75" calcext:value-type="float">
            <text:p>960,75</text:p>
          </table:table-cell>
          <table:table-cell office:value-type="float" office:value="242" calcext:value-type="float">
            <text:p>242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38.5" calcext:value-type="float">
            <text:p>238,5</text:p>
          </table:table-cell>
          <table:table-cell office:value-type="float" office:value="243.5625" calcext:value-type="float">
            <text:p>243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3:03:37</text:p>
          </table:table-cell>
          <table:table-cell office:value-type="float" office:value="48.154408" calcext:value-type="float">
            <text:p>48,154408</text:p>
          </table:table-cell>
          <table:table-cell office:value-type="float" office:value="11.528197" calcext:value-type="float">
            <text:p>11,528197</text:p>
          </table:table-cell>
          <table:table-cell office:value-type="float" office:value="3.063249" calcext:value-type="float">
            <text:p>3,063249</text:p>
          </table:table-cell>
          <table:table-cell office:value-type="float" office:value="64.647896" calcext:value-type="float">
            <text:p>64,647896</text:p>
          </table:table-cell>
          <table:table-cell office:value-type="float" office:value="960.76001" calcext:value-type="float">
            <text:p>960,76001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3.625" calcext:value-type="float">
            <text:p>243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3:13:38</text:p>
          </table:table-cell>
          <table:table-cell office:value-type="float" office:value="48.154417" calcext:value-type="float">
            <text:p>48,154417</text:p>
          </table:table-cell>
          <table:table-cell office:value-type="float" office:value="11.528222" calcext:value-type="float">
            <text:p>11,528222</text:p>
          </table:table-cell>
          <table:table-cell office:value-type="float" office:value="3.231479" calcext:value-type="float">
            <text:p>3,231479</text:p>
          </table:table-cell>
          <table:table-cell office:value-type="float" office:value="64.606697" calcext:value-type="float">
            <text:p>64,606697</text:p>
          </table:table-cell>
          <table:table-cell office:value-type="float" office:value="960.679993" calcext:value-type="float">
            <text:p>960,679993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3.0625" calcext:value-type="float">
            <text:p>243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3:23:39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382" calcext:value-type="float">
            <text:p>11,528382</text:p>
          </table:table-cell>
          <table:table-cell office:value-type="float" office:value="3.359655" calcext:value-type="float">
            <text:p>3,359655</text:p>
          </table:table-cell>
          <table:table-cell office:value-type="float" office:value="64.644844" calcext:value-type="float">
            <text:p>64,644844</text:p>
          </table:table-cell>
          <table:table-cell office:value-type="float" office:value="960.539978" calcext:value-type="float">
            <text:p>960,539978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3.46875" calcext:value-type="float">
            <text:p>243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3:33:40</text:p>
          </table:table-cell>
          <table:table-cell office:value-type="float" office:value="48.154383" calcext:value-type="float">
            <text:p>48,154383</text:p>
          </table:table-cell>
          <table:table-cell office:value-type="float" office:value="11.528425" calcext:value-type="float">
            <text:p>11,528425</text:p>
          </table:table-cell>
          <table:table-cell office:value-type="float" office:value="3.471809" calcext:value-type="float">
            <text:p>3,471809</text:p>
          </table:table-cell>
          <table:table-cell office:value-type="float" office:value="64.711983" calcext:value-type="float">
            <text:p>64,711983</text:p>
          </table:table-cell>
          <table:table-cell office:value-type="float" office:value="960.359985" calcext:value-type="float">
            <text:p>960,35998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3.625" calcext:value-type="float">
            <text:p>243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3:43:40</text:p>
          </table:table-cell>
          <table:table-cell office:value-type="float" office:value="48.154445" calcext:value-type="float">
            <text:p>48,154445</text:p>
          </table:table-cell>
          <table:table-cell office:value-type="float" office:value="11.528193" calcext:value-type="float">
            <text:p>11,528193</text:p>
          </table:table-cell>
          <table:table-cell office:value-type="float" office:value="3.599985" calcext:value-type="float">
            <text:p>3,599985</text:p>
          </table:table-cell>
          <table:table-cell office:value-type="float" office:value="64.905777" calcext:value-type="float">
            <text:p>64,905777</text:p>
          </table:table-cell>
          <table:table-cell office:value-type="float" office:value="960.289978" calcext:value-type="float">
            <text:p>960,28997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44.375" calcext:value-type="float">
            <text:p>244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3:53:41</text:p>
          </table:table-cell>
          <table:table-cell office:value-type="float" office:value="48.15441" calcext:value-type="float">
            <text:p>48,15441</text:p>
          </table:table-cell>
          <table:table-cell office:value-type="float" office:value="11.528145" calcext:value-type="float">
            <text:p>11,528145</text:p>
          </table:table-cell>
          <table:table-cell office:value-type="float" office:value="3.626688" calcext:value-type="float">
            <text:p>3,626688</text:p>
          </table:table-cell>
          <table:table-cell office:value-type="float" office:value="64.917984" calcext:value-type="float">
            <text:p>64,917984</text:p>
          </table:table-cell>
          <table:table-cell office:value-type="float" office:value="960.210022" calcext:value-type="float">
            <text:p>960,210022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3.25" calcext:value-type="float">
            <text:p>243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4:03:42</text:p>
          </table:table-cell>
          <table:table-cell office:value-type="float" office:value="48.15437" calcext:value-type="float">
            <text:p>48,15437</text:p>
          </table:table-cell>
          <table:table-cell office:value-type="float" office:value="11.528268" calcext:value-type="float">
            <text:p>11,528268</text:p>
          </table:table-cell>
          <table:table-cell office:value-type="float" office:value="3.613336" calcext:value-type="float">
            <text:p>3,613336</text:p>
          </table:table-cell>
          <table:table-cell office:value-type="float" office:value="64.827957" calcext:value-type="float">
            <text:p>64,827957</text:p>
          </table:table-cell>
          <table:table-cell office:value-type="float" office:value="960.23999" calcext:value-type="float">
            <text:p>960,23999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5625" calcext:value-type="float">
            <text:p>243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4:13:42</text:p>
          </table:table-cell>
          <table:table-cell office:value-type="float" office:value="48.154395" calcext:value-type="float">
            <text:p>48,154395</text:p>
          </table:table-cell>
          <table:table-cell office:value-type="float" office:value="11.528422" calcext:value-type="float">
            <text:p>11,528422</text:p>
          </table:table-cell>
          <table:table-cell office:value-type="float" office:value="3.514534" calcext:value-type="float">
            <text:p>3,514534</text:p>
          </table:table-cell>
          <table:table-cell office:value-type="float" office:value="64.864578" calcext:value-type="float">
            <text:p>64,864578</text:p>
          </table:table-cell>
          <table:table-cell office:value-type="float" office:value="960.219971" calcext:value-type="float">
            <text:p>960,219971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" calcext:value-type="float">
            <text:p>238</text:p>
          </table:table-cell>
          <table:table-cell office:value-type="float" office:value="243.5" calcext:value-type="float">
            <text:p>243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4:23:43</text:p>
          </table:table-cell>
          <table:table-cell office:value-type="float" office:value="48.154308" calcext:value-type="float">
            <text:p>48,154308</text:p>
          </table:table-cell>
          <table:table-cell office:value-type="float" office:value="11.528332" calcext:value-type="float">
            <text:p>11,528332</text:p>
          </table:table-cell>
          <table:table-cell office:value-type="float" office:value="3.389029" calcext:value-type="float">
            <text:p>3,389029</text:p>
          </table:table-cell>
          <table:table-cell office:value-type="float" office:value="64.759293" calcext:value-type="float">
            <text:p>64,759293</text:p>
          </table:table-cell>
          <table:table-cell office:value-type="float" office:value="960.22998" calcext:value-type="float">
            <text:p>960,22998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3.53125" calcext:value-type="float">
            <text:p>243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4:33:44</text:p>
          </table:table-cell>
          <table:table-cell office:value-type="float" office:value="48.154127" calcext:value-type="float">
            <text:p>48,154127</text:p>
          </table:table-cell>
          <table:table-cell office:value-type="float" office:value="11.52841" calcext:value-type="float">
            <text:p>11,52841</text:p>
          </table:table-cell>
          <table:table-cell office:value-type="float" office:value="3.244831" calcext:value-type="float">
            <text:p>3,244831</text:p>
          </table:table-cell>
          <table:table-cell office:value-type="float" office:value="64.800491" calcext:value-type="float">
            <text:p>64,800491</text:p>
          </table:table-cell>
          <table:table-cell office:value-type="float" office:value="960.200012" calcext:value-type="float">
            <text:p>960,20001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5" calcext:value-type="float">
            <text:p>243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4:43:45</text:p>
          </table:table-cell>
          <table:table-cell office:value-type="float" office:value="48.154195" calcext:value-type="float">
            <text:p>48,154195</text:p>
          </table:table-cell>
          <table:table-cell office:value-type="float" office:value="11.528345" calcext:value-type="float">
            <text:p>11,528345</text:p>
          </table:table-cell>
          <table:table-cell office:value-type="float" office:value="3.132677" calcext:value-type="float">
            <text:p>3,132677</text:p>
          </table:table-cell>
          <table:table-cell office:value-type="float" office:value="64.780655" calcext:value-type="float">
            <text:p>64,780655</text:p>
          </table:table-cell>
          <table:table-cell office:value-type="float" office:value="960.049988" calcext:value-type="float">
            <text:p>960,049988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3.375" calcext:value-type="float">
            <text:p>243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4:53:46</text:p>
          </table:table-cell>
          <table:table-cell office:value-type="float" office:value="48.154193" calcext:value-type="float">
            <text:p>48,154193</text:p>
          </table:table-cell>
          <table:table-cell office:value-type="float" office:value="11.528268" calcext:value-type="float">
            <text:p>11,528268</text:p>
          </table:table-cell>
          <table:table-cell office:value-type="float" office:value="3.036545" calcext:value-type="float">
            <text:p>3,036545</text:p>
          </table:table-cell>
          <table:table-cell office:value-type="float" office:value="64.942398" calcext:value-type="float">
            <text:p>64,942398</text:p>
          </table:table-cell>
          <table:table-cell office:value-type="float" office:value="960.070007" calcext:value-type="float">
            <text:p>960,070007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3.65625" calcext:value-type="float">
            <text:p>243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5:03:46</text:p>
          </table:table-cell>
          <table:table-cell office:value-type="float" office:value="48.154118" calcext:value-type="float">
            <text:p>48,154118</text:p>
          </table:table-cell>
          <table:table-cell office:value-type="float" office:value="11.528423" calcext:value-type="float">
            <text:p>11,528423</text:p>
          </table:table-cell>
          <table:table-cell office:value-type="float" office:value="2.980469" calcext:value-type="float">
            <text:p>2,980469</text:p>
          </table:table-cell>
          <table:table-cell office:value-type="float" office:value="65.499352" calcext:value-type="float">
            <text:p>65,499352</text:p>
          </table:table-cell>
          <table:table-cell office:value-type="float" office:value="960.090027" calcext:value-type="float">
            <text:p>960,090027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4.0625" calcext:value-type="float">
            <text:p>244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5:13:47</text:p>
          </table:table-cell>
          <table:table-cell office:value-type="float" office:value="48.154283" calcext:value-type="float">
            <text:p>48,154283</text:p>
          </table:table-cell>
          <table:table-cell office:value-type="float" office:value="11.528612" calcext:value-type="float">
            <text:p>11,528612</text:p>
          </table:table-cell>
          <table:table-cell office:value-type="float" office:value="2.99382" calcext:value-type="float">
            <text:p>2,99382</text:p>
          </table:table-cell>
          <table:table-cell office:value-type="float" office:value="65.944916" calcext:value-type="float">
            <text:p>65,944916</text:p>
          </table:table-cell>
          <table:table-cell office:value-type="float" office:value="959.969971" calcext:value-type="float">
            <text:p>959,969971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4.09375" calcext:value-type="float">
            <text:p>244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5:23:46</text:p>
          </table:table-cell>
          <table:table-cell office:value-type="float" office:value="48.15423" calcext:value-type="float">
            <text:p>48,15423</text:p>
          </table:table-cell>
          <table:table-cell office:value-type="float" office:value="11.528497" calcext:value-type="float">
            <text:p>11,528497</text:p>
          </table:table-cell>
          <table:table-cell office:value-type="float" office:value="3.049897" calcext:value-type="float">
            <text:p>3,049897</text:p>
          </table:table-cell>
          <table:table-cell office:value-type="float" office:value="65.770966" calcext:value-type="float">
            <text:p>65,770966</text:p>
          </table:table-cell>
          <table:table-cell office:value-type="float" office:value="959.849976" calcext:value-type="float">
            <text:p>959,849976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4.09375" calcext:value-type="float">
            <text:p>244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5:33:48</text:p>
          </table:table-cell>
          <table:table-cell office:value-type="float" office:value="48.154298" calcext:value-type="float">
            <text:p>48,154298</text:p>
          </table:table-cell>
          <table:table-cell office:value-type="float" office:value="11.528392" calcext:value-type="float">
            <text:p>11,528392</text:p>
          </table:table-cell>
          <table:table-cell office:value-type="float" office:value="3.0766" calcext:value-type="float">
            <text:p>3,0766</text:p>
          </table:table-cell>
          <table:table-cell office:value-type="float" office:value="65.920502" calcext:value-type="float">
            <text:p>65,920502</text:p>
          </table:table-cell>
          <table:table-cell office:value-type="float" office:value="959.809998" calcext:value-type="float">
            <text:p>959,80999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4.375" calcext:value-type="float">
            <text:p>244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5:43:49</text:p>
          </table:table-cell>
          <table:table-cell office:value-type="float" office:value="48.154237" calcext:value-type="float">
            <text:p>48,154237</text:p>
          </table:table-cell>
          <table:table-cell office:value-type="float" office:value="11.528733" calcext:value-type="float">
            <text:p>11,528733</text:p>
          </table:table-cell>
          <table:table-cell office:value-type="float" office:value="3.119326" calcext:value-type="float">
            <text:p>3,119326</text:p>
          </table:table-cell>
          <table:table-cell office:value-type="float" office:value="65.757233" calcext:value-type="float">
            <text:p>65,757233</text:p>
          </table:table-cell>
          <table:table-cell office:value-type="float" office:value="959.859985" calcext:value-type="float">
            <text:p>959,85998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3.65625" calcext:value-type="float">
            <text:p>243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5:53:50</text:p>
          </table:table-cell>
          <table:table-cell office:value-type="float" office:value="48.154125" calcext:value-type="float">
            <text:p>48,154125</text:p>
          </table:table-cell>
          <table:table-cell office:value-type="float" office:value="11.52845" calcext:value-type="float">
            <text:p>11,52845</text:p>
          </table:table-cell>
          <table:table-cell office:value-type="float" office:value="3.175402" calcext:value-type="float">
            <text:p>3,175402</text:p>
          </table:table-cell>
          <table:table-cell office:value-type="float" office:value="65.857941" calcext:value-type="float">
            <text:p>65,857941</text:p>
          </table:table-cell>
          <table:table-cell office:value-type="float" office:value="959.809998" calcext:value-type="float">
            <text:p>959,80999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4.40625" calcext:value-type="float">
            <text:p>244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6:03:51</text:p>
          </table:table-cell>
          <table:table-cell office:value-type="float" office:value="48.15405" calcext:value-type="float">
            <text:p>48,15405</text:p>
          </table:table-cell>
          <table:table-cell office:value-type="float" office:value="11.528413" calcext:value-type="float">
            <text:p>11,528413</text:p>
          </table:table-cell>
          <table:table-cell office:value-type="float" office:value="3.204776" calcext:value-type="float">
            <text:p>3,204776</text:p>
          </table:table-cell>
          <table:table-cell office:value-type="float" office:value="65.774017" calcext:value-type="float">
            <text:p>65,774017</text:p>
          </table:table-cell>
          <table:table-cell office:value-type="float" office:value="959.799988" calcext:value-type="float">
            <text:p>959,79998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4.46875" calcext:value-type="float">
            <text:p>244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6:13:51</text:p>
          </table:table-cell>
          <table:table-cell office:value-type="float" office:value="48.154482" calcext:value-type="float">
            <text:p>48,154482</text:p>
          </table:table-cell>
          <table:table-cell office:value-type="float" office:value="11.528443" calcext:value-type="float">
            <text:p>11,528443</text:p>
          </table:table-cell>
          <table:table-cell office:value-type="float" office:value="3.260853" calcext:value-type="float">
            <text:p>3,260853</text:p>
          </table:table-cell>
          <table:table-cell office:value-type="float" office:value="65.976959" calcext:value-type="float">
            <text:p>65,976959</text:p>
          </table:table-cell>
          <table:table-cell office:value-type="float" office:value="959.710022" calcext:value-type="float">
            <text:p>959,710022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4.75" calcext:value-type="float">
            <text:p>244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6:23:52</text:p>
          </table:table-cell>
          <table:table-cell office:value-type="float" office:value="48.154397" calcext:value-type="float">
            <text:p>48,154397</text:p>
          </table:table-cell>
          <table:table-cell office:value-type="float" office:value="11.528542" calcext:value-type="float">
            <text:p>11,528542</text:p>
          </table:table-cell>
          <table:table-cell office:value-type="float" office:value="3.260853" calcext:value-type="float">
            <text:p>3,260853</text:p>
          </table:table-cell>
          <table:table-cell office:value-type="float" office:value="65.83963" calcext:value-type="float">
            <text:p>65,83963</text:p>
          </table:table-cell>
          <table:table-cell office:value-type="float" office:value="959.75" calcext:value-type="float">
            <text:p>959,7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4.15625" calcext:value-type="float">
            <text:p>244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6:33:52</text:p>
          </table:table-cell>
          <table:table-cell office:value-type="float" office:value="48.154405" calcext:value-type="float">
            <text:p>48,154405</text:p>
          </table:table-cell>
          <table:table-cell office:value-type="float" office:value="11.528457" calcext:value-type="float">
            <text:p>11,528457</text:p>
          </table:table-cell>
          <table:table-cell office:value-type="float" office:value="3.300908" calcext:value-type="float">
            <text:p>3,300908</text:p>
          </table:table-cell>
          <table:table-cell office:value-type="float" office:value="65.926605" calcext:value-type="float">
            <text:p>65,926605</text:p>
          </table:table-cell>
          <table:table-cell office:value-type="float" office:value="959.700012" calcext:value-type="float">
            <text:p>959,700012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4.375" calcext:value-type="float">
            <text:p>244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6:43:53</text:p>
          </table:table-cell>
          <table:table-cell office:value-type="float" office:value="48.154427" calcext:value-type="float">
            <text:p>48,154427</text:p>
          </table:table-cell>
          <table:table-cell office:value-type="float" office:value="11.528267" calcext:value-type="float">
            <text:p>11,528267</text:p>
          </table:table-cell>
          <table:table-cell office:value-type="float" office:value="3.330281" calcext:value-type="float">
            <text:p>3,330281</text:p>
          </table:table-cell>
          <table:table-cell office:value-type="float" office:value="66.11734" calcext:value-type="float">
            <text:p>66,11734</text:p>
          </table:table-cell>
          <table:table-cell office:value-type="float" office:value="959.73999" calcext:value-type="float">
            <text:p>959,73999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3.875" calcext:value-type="float">
            <text:p>243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6:53:54</text:p>
          </table:table-cell>
          <table:table-cell office:value-type="float" office:value="48.154452" calcext:value-type="float">
            <text:p>48,154452</text:p>
          </table:table-cell>
          <table:table-cell office:value-type="float" office:value="11.528387" calcext:value-type="float">
            <text:p>11,528387</text:p>
          </table:table-cell>
          <table:table-cell office:value-type="float" office:value="3.330281" calcext:value-type="float">
            <text:p>3,330281</text:p>
          </table:table-cell>
          <table:table-cell office:value-type="float" office:value="65.94339" calcext:value-type="float">
            <text:p>65,94339</text:p>
          </table:table-cell>
          <table:table-cell office:value-type="float" office:value="959.669983" calcext:value-type="float">
            <text:p>959,669983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4.09375" calcext:value-type="float">
            <text:p>244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7:03:55</text:p>
          </table:table-cell>
          <table:table-cell office:value-type="float" office:value="48.154483" calcext:value-type="float">
            <text:p>48,154483</text:p>
          </table:table-cell>
          <table:table-cell office:value-type="float" office:value="11.528595" calcext:value-type="float">
            <text:p>11,528595</text:p>
          </table:table-cell>
          <table:table-cell office:value-type="float" office:value="3.359655" calcext:value-type="float">
            <text:p>3,359655</text:p>
          </table:table-cell>
          <table:table-cell office:value-type="float" office:value="65.807587" calcext:value-type="float">
            <text:p>65,807587</text:p>
          </table:table-cell>
          <table:table-cell office:value-type="float" office:value="959.710022" calcext:value-type="float">
            <text:p>959,710022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84375" calcext:value-type="float">
            <text:p>243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7:13:56</text:p>
          </table:table-cell>
          <table:table-cell office:value-type="float" office:value="48.154468" calcext:value-type="float">
            <text:p>48,154468</text:p>
          </table:table-cell>
          <table:table-cell office:value-type="float" office:value="11.528527" calcext:value-type="float">
            <text:p>11,528527</text:p>
          </table:table-cell>
          <table:table-cell office:value-type="float" office:value="3.415732" calcext:value-type="float">
            <text:p>3,415732</text:p>
          </table:table-cell>
          <table:table-cell office:value-type="float" office:value="65.705345" calcext:value-type="float">
            <text:p>65,705345</text:p>
          </table:table-cell>
          <table:table-cell office:value-type="float" office:value="959.609985" calcext:value-type="float">
            <text:p>959,60998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4.28125" calcext:value-type="float">
            <text:p>244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7:23:56</text:p>
          </table:table-cell>
          <table:table-cell office:value-type="float" office:value="48.154463" calcext:value-type="float">
            <text:p>48,154463</text:p>
          </table:table-cell>
          <table:table-cell office:value-type="float" office:value="11.528605" calcext:value-type="float">
            <text:p>11,528605</text:p>
          </table:table-cell>
          <table:table-cell office:value-type="float" office:value="3.445106" calcext:value-type="float">
            <text:p>3,445106</text:p>
          </table:table-cell>
          <table:table-cell office:value-type="float" office:value="65.545128" calcext:value-type="float">
            <text:p>65,545128</text:p>
          </table:table-cell>
          <table:table-cell office:value-type="float" office:value="959.710022" calcext:value-type="float">
            <text:p>959,710022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4.21875" calcext:value-type="float">
            <text:p>244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7:33:57</text:p>
          </table:table-cell>
          <table:table-cell office:value-type="float" office:value="48.154548" calcext:value-type="float">
            <text:p>48,154548</text:p>
          </table:table-cell>
          <table:table-cell office:value-type="float" office:value="11.528763" calcext:value-type="float">
            <text:p>11,528763</text:p>
          </table:table-cell>
          <table:table-cell office:value-type="float" office:value="3.543908" calcext:value-type="float">
            <text:p>3,543908</text:p>
          </table:table-cell>
          <table:table-cell office:value-type="float" office:value="65.391014" calcext:value-type="float">
            <text:p>65,391014</text:p>
          </table:table-cell>
          <table:table-cell office:value-type="float" office:value="959.780029" calcext:value-type="float">
            <text:p>959,780029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3.8125" calcext:value-type="float">
            <text:p>243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7:43:58</text:p>
          </table:table-cell>
          <table:table-cell office:value-type="float" office:value="48.154508" calcext:value-type="float">
            <text:p>48,154508</text:p>
          </table:table-cell>
          <table:table-cell office:value-type="float" office:value="11.528642" calcext:value-type="float">
            <text:p>11,528642</text:p>
          </table:table-cell>
          <table:table-cell office:value-type="float" office:value="3.64004" calcext:value-type="float">
            <text:p>3,64004</text:p>
          </table:table-cell>
          <table:table-cell office:value-type="float" office:value="65.343712" calcext:value-type="float">
            <text:p>65,343712</text:p>
          </table:table-cell>
          <table:table-cell office:value-type="float" office:value="959.700012" calcext:value-type="float">
            <text:p>959,700012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43.71875" calcext:value-type="float">
            <text:p>243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7:53:59</text:p>
          </table:table-cell>
          <table:table-cell office:value-type="float" office:value="48.154572" calcext:value-type="float">
            <text:p>48,154572</text:p>
          </table:table-cell>
          <table:table-cell office:value-type="float" office:value="11.528557" calcext:value-type="float">
            <text:p>11,528557</text:p>
          </table:table-cell>
          <table:table-cell office:value-type="float" office:value="3.768215" calcext:value-type="float">
            <text:p>3,768215</text:p>
          </table:table-cell>
          <table:table-cell office:value-type="float" office:value="64.946976" calcext:value-type="float">
            <text:p>64,946976</text:p>
          </table:table-cell>
          <table:table-cell office:value-type="float" office:value="959.659973" calcext:value-type="float">
            <text:p>959,65997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4" calcext:value-type="float">
            <text:p>2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8:03:59</text:p>
          </table:table-cell>
          <table:table-cell office:value-type="float" office:value="48.154422" calcext:value-type="float">
            <text:p>48,154422</text:p>
          </table:table-cell>
          <table:table-cell office:value-type="float" office:value="11.52844" calcext:value-type="float">
            <text:p>11,52844</text:p>
          </table:table-cell>
          <table:table-cell office:value-type="float" office:value="3.907073" calcext:value-type="float">
            <text:p>3,907073</text:p>
          </table:table-cell>
          <table:table-cell office:value-type="float" office:value="64.657051" calcext:value-type="float">
            <text:p>64,657051</text:p>
          </table:table-cell>
          <table:table-cell office:value-type="float" office:value="959.609985" calcext:value-type="float">
            <text:p>959,60998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44" calcext:value-type="float">
            <text:p>2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8:14:00</text:p>
          </table:table-cell>
          <table:table-cell office:value-type="float" office:value="48.154452" calcext:value-type="float">
            <text:p>48,154452</text:p>
          </table:table-cell>
          <table:table-cell office:value-type="float" office:value="11.52842" calcext:value-type="float">
            <text:p>11,52842</text:p>
          </table:table-cell>
          <table:table-cell office:value-type="float" office:value="4.0486" calcext:value-type="float">
            <text:p>4,0486</text:p>
          </table:table-cell>
          <table:table-cell office:value-type="float" office:value="64.71656" calcext:value-type="float">
            <text:p>64,71656</text:p>
          </table:table-cell>
          <table:table-cell office:value-type="float" office:value="959.549988" calcext:value-type="float">
            <text:p>959,54998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4.15625" calcext:value-type="float">
            <text:p>244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8:24:01</text:p>
          </table:table-cell>
          <table:table-cell office:value-type="float" office:value="48.154453" calcext:value-type="float">
            <text:p>48,154453</text:p>
          </table:table-cell>
          <table:table-cell office:value-type="float" office:value="11.528342" calcext:value-type="float">
            <text:p>11,528342</text:p>
          </table:table-cell>
          <table:table-cell office:value-type="float" office:value="4.13138" calcext:value-type="float">
            <text:p>4,13138</text:p>
          </table:table-cell>
          <table:table-cell office:value-type="float" office:value="64.425117" calcext:value-type="float">
            <text:p>64,425117</text:p>
          </table:table-cell>
          <table:table-cell office:value-type="float" office:value="959.51001" calcext:value-type="float">
            <text:p>959,51001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3.75" calcext:value-type="float">
            <text:p>243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8:34:02</text:p>
          </table:table-cell>
          <table:table-cell office:value-type="float" office:value="48.154518" calcext:value-type="float">
            <text:p>48,154518</text:p>
          </table:table-cell>
          <table:table-cell office:value-type="float" office:value="11.528428" calcext:value-type="float">
            <text:p>11,528428</text:p>
          </table:table-cell>
          <table:table-cell office:value-type="float" office:value="4.243534" calcext:value-type="float">
            <text:p>4,243534</text:p>
          </table:table-cell>
          <table:table-cell office:value-type="float" office:value="64.072632" calcext:value-type="float">
            <text:p>64,072632</text:p>
          </table:table-cell>
          <table:table-cell office:value-type="float" office:value="959.380005" calcext:value-type="float">
            <text:p>959,38000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4.0625" calcext:value-type="float">
            <text:p>244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8:44:02</text:p>
          </table:table-cell>
          <table:table-cell office:value-type="float" office:value="48.154457" calcext:value-type="float">
            <text:p>48,154457</text:p>
          </table:table-cell>
          <table:table-cell office:value-type="float" office:value="11.528502" calcext:value-type="float">
            <text:p>11,528502</text:p>
          </table:table-cell>
          <table:table-cell office:value-type="float" office:value="4.355688" calcext:value-type="float">
            <text:p>4,355688</text:p>
          </table:table-cell>
          <table:table-cell office:value-type="float" office:value="63.724728" calcext:value-type="float">
            <text:p>63,724728</text:p>
          </table:table-cell>
          <table:table-cell office:value-type="float" office:value="959.349976" calcext:value-type="float">
            <text:p>959,349976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4.15625" calcext:value-type="float">
            <text:p>244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8:54:03</text:p>
          </table:table-cell>
          <table:table-cell office:value-type="float" office:value="48.154547" calcext:value-type="float">
            <text:p>48,154547</text:p>
          </table:table-cell>
          <table:table-cell office:value-type="float" office:value="11.528485" calcext:value-type="float">
            <text:p>11,528485</text:p>
          </table:table-cell>
          <table:table-cell office:value-type="float" office:value="4.513237" calcext:value-type="float">
            <text:p>4,513237</text:p>
          </table:table-cell>
          <table:table-cell office:value-type="float" office:value="63.38903" calcext:value-type="float">
            <text:p>63,38903</text:p>
          </table:table-cell>
          <table:table-cell office:value-type="float" office:value="959.340027" calcext:value-type="float">
            <text:p>959,340027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4.34375" calcext:value-type="float">
            <text:p>244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9:04:04</text:p>
          </table:table-cell>
          <table:table-cell office:value-type="float" office:value="48.154518" calcext:value-type="float">
            <text:p>48,154518</text:p>
          </table:table-cell>
          <table:table-cell office:value-type="float" office:value="11.5285" calcext:value-type="float">
            <text:p>11,5285</text:p>
          </table:table-cell>
          <table:table-cell office:value-type="float" office:value="4.764248" calcext:value-type="float">
            <text:p>4,764248</text:p>
          </table:table-cell>
          <table:table-cell office:value-type="float" office:value="62.978561" calcext:value-type="float">
            <text:p>62,978561</text:p>
          </table:table-cell>
          <table:table-cell office:value-type="float" office:value="959.26001" calcext:value-type="float">
            <text:p>959,26001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44.15625" calcext:value-type="float">
            <text:p>244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9:14:05</text:p>
          </table:table-cell>
          <table:table-cell office:value-type="float" office:value="48.154837" calcext:value-type="float">
            <text:p>48,154837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5.074006" calcext:value-type="float">
            <text:p>5,074006</text:p>
          </table:table-cell>
          <table:table-cell office:value-type="float" office:value="62.346836" calcext:value-type="float">
            <text:p>62,346836</text:p>
          </table:table-cell>
          <table:table-cell office:value-type="float" office:value="959.190002" calcext:value-type="float">
            <text:p>959,190002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44.15625" calcext:value-type="float">
            <text:p>244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9:24:05</text:p>
          </table:table-cell>
          <table:table-cell office:value-type="float" office:value="48.154808" calcext:value-type="float">
            <text:p>48,154808</text:p>
          </table:table-cell>
          <table:table-cell office:value-type="float" office:value="11.528525" calcext:value-type="float">
            <text:p>11,528525</text:p>
          </table:table-cell>
          <table:table-cell office:value-type="float" office:value="5.42382" calcext:value-type="float">
            <text:p>5,42382</text:p>
          </table:table-cell>
          <table:table-cell office:value-type="float" office:value="61.356525" calcext:value-type="float">
            <text:p>61,356525</text:p>
          </table:table-cell>
          <table:table-cell office:value-type="float" office:value="959.080017" calcext:value-type="float">
            <text:p>959,080017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4.3125" calcext:value-type="float">
            <text:p>244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9:34:06</text:p>
          </table:table-cell>
          <table:table-cell office:value-type="float" office:value="48.15488" calcext:value-type="float">
            <text:p>48,15488</text:p>
          </table:table-cell>
          <table:table-cell office:value-type="float" office:value="11.52865" calcext:value-type="float">
            <text:p>11,52865</text:p>
          </table:table-cell>
          <table:table-cell office:value-type="float" office:value="5.819028" calcext:value-type="float">
            <text:p>5,819028</text:p>
          </table:table-cell>
          <table:table-cell office:value-type="float" office:value="60.588997" calcext:value-type="float">
            <text:p>60,588997</text:p>
          </table:table-cell>
          <table:table-cell office:value-type="float" office:value="958.890015" calcext:value-type="float">
            <text:p>958,89001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4.09375" calcext:value-type="float">
            <text:p>244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9:44:07</text:p>
          </table:table-cell>
          <table:table-cell office:value-type="float" office:value="48.154825" calcext:value-type="float">
            <text:p>48,154825</text:p>
          </table:table-cell>
          <table:table-cell office:value-type="float" office:value="11.528653" calcext:value-type="float">
            <text:p>11,528653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59.580376" calcext:value-type="float">
            <text:p>59,580376</text:p>
          </table:table-cell>
          <table:table-cell office:value-type="float" office:value="958.98999" calcext:value-type="float">
            <text:p>958,98999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78125" calcext:value-type="float">
            <text:p>243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09:54:06</text:p>
          </table:table-cell>
          <table:table-cell office:value-type="float" office:value="48.154655" calcext:value-type="float">
            <text:p>48,154655</text:p>
          </table:table-cell>
          <table:table-cell office:value-type="float" office:value="11.528518" calcext:value-type="float">
            <text:p>11,528518</text:p>
          </table:table-cell>
          <table:table-cell office:value-type="float" office:value="5.634775" calcext:value-type="float">
            <text:p>5,634775</text:p>
          </table:table-cell>
          <table:table-cell office:value-type="float" office:value="59.458305" calcext:value-type="float">
            <text:p>59,458305</text:p>
          </table:table-cell>
          <table:table-cell office:value-type="float" office:value="958.929993" calcext:value-type="float">
            <text:p>958,929993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2.625" calcext:value-type="float">
            <text:p>242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0:04:08</text:p>
          </table:table-cell>
          <table:table-cell office:value-type="float" office:value="48.154523" calcext:value-type="float">
            <text:p>48,154523</text:p>
          </table:table-cell>
          <table:table-cell office:value-type="float" office:value="11.528717" calcext:value-type="float">
            <text:p>11,528717</text:p>
          </table:table-cell>
          <table:table-cell office:value-type="float" office:value="5.367743" calcext:value-type="float">
            <text:p>5,367743</text:p>
          </table:table-cell>
          <table:table-cell office:value-type="float" office:value="59.792477" calcext:value-type="float">
            <text:p>59,792477</text:p>
          </table:table-cell>
          <table:table-cell office:value-type="float" office:value="958.919983" calcext:value-type="float">
            <text:p>958,919983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2.59375" calcext:value-type="float">
            <text:p>242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0:14:09</text:p>
          </table:table-cell>
          <table:table-cell office:value-type="float" office:value="48.154477" calcext:value-type="float">
            <text:p>48,154477</text:p>
          </table:table-cell>
          <table:table-cell office:value-type="float" office:value="11.528615" calcext:value-type="float">
            <text:p>11,528615</text:p>
          </table:table-cell>
          <table:table-cell office:value-type="float" office:value="5.242237" calcext:value-type="float">
            <text:p>5,242237</text:p>
          </table:table-cell>
          <table:table-cell office:value-type="float" office:value="59.952698" calcext:value-type="float">
            <text:p>59,952698</text:p>
          </table:table-cell>
          <table:table-cell office:value-type="float" office:value="958.650024" calcext:value-type="float">
            <text:p>958,650024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3.65625" calcext:value-type="float">
            <text:p>243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0:24:10</text:p>
          </table:table-cell>
          <table:table-cell office:value-type="float" office:value="48.154722" calcext:value-type="float">
            <text:p>48,154722</text:p>
          </table:table-cell>
          <table:table-cell office:value-type="float" office:value="11.528522" calcext:value-type="float">
            <text:p>11,528522</text:p>
          </table:table-cell>
          <table:table-cell office:value-type="float" office:value="5.130083" calcext:value-type="float">
            <text:p>5,130083</text:p>
          </table:table-cell>
          <table:table-cell office:value-type="float" office:value="60.17548" calcext:value-type="float">
            <text:p>60,17548</text:p>
          </table:table-cell>
          <table:table-cell office:value-type="float" office:value="958.440002" calcext:value-type="float">
            <text:p>958,440002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3.40625" calcext:value-type="float">
            <text:p>243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0:34:10</text:p>
          </table:table-cell>
          <table:table-cell office:value-type="float" office:value="48.154578" calcext:value-type="float">
            <text:p>48,154578</text:p>
          </table:table-cell>
          <table:table-cell office:value-type="float" office:value="11.528568" calcext:value-type="float">
            <text:p>11,528568</text:p>
          </table:table-cell>
          <table:table-cell office:value-type="float" office:value="5.114061" calcext:value-type="float">
            <text:p>5,114061</text:p>
          </table:table-cell>
          <table:table-cell office:value-type="float" office:value="60.248722" calcext:value-type="float">
            <text:p>60,248722</text:p>
          </table:table-cell>
          <table:table-cell office:value-type="float" office:value="958.27002" calcext:value-type="float">
            <text:p>958,27002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3.71875" calcext:value-type="float">
            <text:p>243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0:44:11</text:p>
          </table:table-cell>
          <table:table-cell office:value-type="float" office:value="48.154395" calcext:value-type="float">
            <text:p>48,154395</text:p>
          </table:table-cell>
          <table:table-cell office:value-type="float" office:value="11.528423" calcext:value-type="float">
            <text:p>11,528423</text:p>
          </table:table-cell>
          <table:table-cell office:value-type="float" office:value="5.354391" calcext:value-type="float">
            <text:p>5,354391</text:p>
          </table:table-cell>
          <table:table-cell office:value-type="float" office:value="60.038147" calcext:value-type="float">
            <text:p>60,038147</text:p>
          </table:table-cell>
          <table:table-cell office:value-type="float" office:value="958.030029" calcext:value-type="float">
            <text:p>958,030029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4.4375" calcext:value-type="float">
            <text:p>244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0:54:12</text:p>
          </table:table-cell>
          <table:table-cell office:value-type="float" office:value="48.154458" calcext:value-type="float">
            <text:p>48,154458</text:p>
          </table:table-cell>
          <table:table-cell office:value-type="float" office:value="11.528438" calcext:value-type="float">
            <text:p>11,528438</text:p>
          </table:table-cell>
          <table:table-cell office:value-type="float" office:value="5.690852" calcext:value-type="float">
            <text:p>5,690852</text:p>
          </table:table-cell>
          <table:table-cell office:value-type="float" office:value="59.310291" calcext:value-type="float">
            <text:p>59,310291</text:p>
          </table:table-cell>
          <table:table-cell office:value-type="float" office:value="957.780029" calcext:value-type="float">
            <text:p>957,780029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4.5625" calcext:value-type="float">
            <text:p>244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1:04:12</text:p>
          </table:table-cell>
          <table:table-cell office:value-type="float" office:value="48.15449" calcext:value-type="float">
            <text:p>48,15449</text:p>
          </table:table-cell>
          <table:table-cell office:value-type="float" office:value="11.52829" calcext:value-type="float">
            <text:p>11,52829</text:p>
          </table:table-cell>
          <table:table-cell office:value-type="float" office:value="6.182193" calcext:value-type="float">
            <text:p>6,182193</text:p>
          </table:table-cell>
          <table:table-cell office:value-type="float" office:value="58.789959" calcext:value-type="float">
            <text:p>58,789959</text:p>
          </table:table-cell>
          <table:table-cell office:value-type="float" office:value="957.530029" calcext:value-type="float">
            <text:p>957,530029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44.53125" calcext:value-type="float">
            <text:p>244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1:14:13</text:p>
          </table:table-cell>
          <table:table-cell office:value-type="float" office:value="48.154657" calcext:value-type="float">
            <text:p>48,154657</text:p>
          </table:table-cell>
          <table:table-cell office:value-type="float" office:value="11.528268" calcext:value-type="float">
            <text:p>11,528268</text:p>
          </table:table-cell>
          <table:table-cell office:value-type="float" office:value="6.505302" calcext:value-type="float">
            <text:p>6,505302</text:p>
          </table:table-cell>
          <table:table-cell office:value-type="float" office:value="57.943085" calcext:value-type="float">
            <text:p>57,943085</text:p>
          </table:table-cell>
          <table:table-cell office:value-type="float" office:value="957.280029" calcext:value-type="float">
            <text:p>957,280029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4.15625" calcext:value-type="float">
            <text:p>244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1:24:14</text:p>
          </table:table-cell>
          <table:table-cell office:value-type="float" office:value="48.154542" calcext:value-type="float">
            <text:p>48,154542</text:p>
          </table:table-cell>
          <table:table-cell office:value-type="float" office:value="11.528252" calcext:value-type="float">
            <text:p>11,528252</text:p>
          </table:table-cell>
          <table:table-cell office:value-type="float" office:value="6.801709" calcext:value-type="float">
            <text:p>6,801709</text:p>
          </table:table-cell>
          <table:table-cell office:value-type="float" office:value="57.315937" calcext:value-type="float">
            <text:p>57,315937</text:p>
          </table:table-cell>
          <table:table-cell office:value-type="float" office:value="957.090027" calcext:value-type="float">
            <text:p>957,090027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3.625" calcext:value-type="float">
            <text:p>243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1:34:15</text:p>
          </table:table-cell>
          <table:table-cell office:value-type="float" office:value="48.154405" calcext:value-type="float">
            <text:p>48,154405</text:p>
          </table:table-cell>
          <table:table-cell office:value-type="float" office:value="11.528323" calcext:value-type="float">
            <text:p>11,528323</text:p>
          </table:table-cell>
          <table:table-cell office:value-type="float" office:value="7.082094" calcext:value-type="float">
            <text:p>7,082094</text:p>
          </table:table-cell>
          <table:table-cell office:value-type="float" office:value="56.592659" calcext:value-type="float">
            <text:p>56,592659</text:p>
          </table:table-cell>
          <table:table-cell office:value-type="float" office:value="956.869995" calcext:value-type="float">
            <text:p>956,86999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3.59375" calcext:value-type="float">
            <text:p>243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1:44:15</text:p>
          </table:table-cell>
          <table:table-cell office:value-type="float" office:value="48.15443" calcext:value-type="float">
            <text:p>48,15443</text:p>
          </table:table-cell>
          <table:table-cell office:value-type="float" office:value="11.52829" calcext:value-type="float">
            <text:p>11,52829</text:p>
          </table:table-cell>
          <table:table-cell office:value-type="float" office:value="7.46128" calcext:value-type="float">
            <text:p>7,46128</text:p>
          </table:table-cell>
          <table:table-cell office:value-type="float" office:value="55.918213" calcext:value-type="float">
            <text:p>55,918213</text:p>
          </table:table-cell>
          <table:table-cell office:value-type="float" office:value="956.650024" calcext:value-type="float">
            <text:p>956,650024</text:p>
          </table:table-cell>
          <table:table-cell office:value-type="float" office:value="241" calcext:value-type="float">
            <text:p>24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3.34375" calcext:value-type="float">
            <text:p>243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1:54:16</text:p>
          </table:table-cell>
          <table:table-cell office:value-type="float" office:value="48.154418" calcext:value-type="float">
            <text:p>48,154418</text:p>
          </table:table-cell>
          <table:table-cell office:value-type="float" office:value="11.528238" calcext:value-type="float">
            <text:p>11,528238</text:p>
          </table:table-cell>
          <table:table-cell office:value-type="float" office:value="7.725643" calcext:value-type="float">
            <text:p>7,725643</text:p>
          </table:table-cell>
          <table:table-cell office:value-type="float" office:value="55.205616" calcext:value-type="float">
            <text:p>55,205616</text:p>
          </table:table-cell>
          <table:table-cell office:value-type="float" office:value="956.5" calcext:value-type="float">
            <text:p>956,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3.375" calcext:value-type="float">
            <text:p>243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2:04:17</text:p>
          </table:table-cell>
          <table:table-cell office:value-type="float" office:value="48.155015" calcext:value-type="float">
            <text:p>48,155015</text:p>
          </table:table-cell>
          <table:table-cell office:value-type="float" office:value="11.528128" calcext:value-type="float">
            <text:p>11,528128</text:p>
          </table:table-cell>
          <table:table-cell office:value-type="float" office:value="7.813764" calcext:value-type="float">
            <text:p>7,813764</text:p>
          </table:table-cell>
          <table:table-cell office:value-type="float" office:value="53.919281" calcext:value-type="float">
            <text:p>53,919281</text:p>
          </table:table-cell>
          <table:table-cell office:value-type="float" office:value="956.27002" calcext:value-type="float">
            <text:p>956,27002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2.96875" calcext:value-type="float">
            <text:p>242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2:14:16</text:p>
          </table:table-cell>
          <table:table-cell office:value-type="float" office:value="48.154587" calcext:value-type="float">
            <text:p>48,154587</text:p>
          </table:table-cell>
          <table:table-cell office:value-type="float" office:value="11.528415" calcext:value-type="float">
            <text:p>11,528415</text:p>
          </table:table-cell>
          <table:table-cell office:value-type="float" office:value="7.600137" calcext:value-type="float">
            <text:p>7,600137</text:p>
          </table:table-cell>
          <table:table-cell office:value-type="float" office:value="53.47982" calcext:value-type="float">
            <text:p>53,47982</text:p>
          </table:table-cell>
          <table:table-cell office:value-type="float" office:value="956.049988" calcext:value-type="float">
            <text:p>956,049988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42.40625" calcext:value-type="float">
            <text:p>242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2:24:18</text:p>
          </table:table-cell>
          <table:table-cell office:value-type="float" office:value="48.154567" calcext:value-type="float">
            <text:p>48,154567</text:p>
          </table:table-cell>
          <table:table-cell office:value-type="float" office:value="11.528387" calcext:value-type="float">
            <text:p>11,528387</text:p>
          </table:table-cell>
          <table:table-cell office:value-type="float" office:value="7.46128" calcext:value-type="float">
            <text:p>7,46128</text:p>
          </table:table-cell>
          <table:table-cell office:value-type="float" office:value="54.050507" calcext:value-type="float">
            <text:p>54,050507</text:p>
          </table:table-cell>
          <table:table-cell office:value-type="float" office:value="955.799988" calcext:value-type="float">
            <text:p>955,799988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7.03125" calcext:value-type="float">
            <text:p>237,03125</text:p>
          </table:table-cell>
          <table:table-cell office:value-type="float" office:value="242.65625" calcext:value-type="float">
            <text:p>242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2:34:19</text:p>
          </table:table-cell>
          <table:table-cell office:value-type="float" office:value="48.154805" calcext:value-type="float">
            <text:p>48,154805</text:p>
          </table:table-cell>
          <table:table-cell office:value-type="float" office:value="11.5286" calcext:value-type="float">
            <text:p>11,5286</text:p>
          </table:table-cell>
          <table:table-cell office:value-type="float" office:value="7.362478" calcext:value-type="float">
            <text:p>7,362478</text:p>
          </table:table-cell>
          <table:table-cell office:value-type="float" office:value="54.248875" calcext:value-type="float">
            <text:p>54,248875</text:p>
          </table:table-cell>
          <table:table-cell office:value-type="float" office:value="955.669983" calcext:value-type="float">
            <text:p>955,669983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3.0625" calcext:value-type="float">
            <text:p>243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2:44:20</text:p>
          </table:table-cell>
          <table:table-cell office:value-type="float" office:value="48.154593" calcext:value-type="float">
            <text:p>48,154593</text:p>
          </table:table-cell>
          <table:table-cell office:value-type="float" office:value="11.52842" calcext:value-type="float">
            <text:p>11,52842</text:p>
          </table:table-cell>
          <table:table-cell office:value-type="float" office:value="7.319753" calcext:value-type="float">
            <text:p>7,319753</text:p>
          </table:table-cell>
          <table:table-cell office:value-type="float" office:value="54.230564" calcext:value-type="float">
            <text:p>54,230564</text:p>
          </table:table-cell>
          <table:table-cell office:value-type="float" office:value="955.429993" calcext:value-type="float">
            <text:p>955,429993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2.75" calcext:value-type="float">
            <text:p>242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2:54:20</text:p>
          </table:table-cell>
          <table:table-cell office:value-type="float" office:value="48.154565" calcext:value-type="float">
            <text:p>48,154565</text:p>
          </table:table-cell>
          <table:table-cell office:value-type="float" office:value="11.52859" calcext:value-type="float">
            <text:p>11,52859</text:p>
          </table:table-cell>
          <table:table-cell office:value-type="float" office:value="7.293049" calcext:value-type="float">
            <text:p>7,293049</text:p>
          </table:table-cell>
          <table:table-cell office:value-type="float" office:value="54.436562" calcext:value-type="float">
            <text:p>54,436562</text:p>
          </table:table-cell>
          <table:table-cell office:value-type="float" office:value="955.210022" calcext:value-type="float">
            <text:p>955,210022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2.625" calcext:value-type="float">
            <text:p>242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3:04:21</text:p>
          </table:table-cell>
          <table:table-cell office:value-type="float" office:value="48.154493" calcext:value-type="float">
            <text:p>48,154493</text:p>
          </table:table-cell>
          <table:table-cell office:value-type="float" office:value="11.528525" calcext:value-type="float">
            <text:p>11,528525</text:p>
          </table:table-cell>
          <table:table-cell office:value-type="float" office:value="7.306401" calcext:value-type="float">
            <text:p>7,306401</text:p>
          </table:table-cell>
          <table:table-cell office:value-type="float" office:value="54.576942" calcext:value-type="float">
            <text:p>54,576942</text:p>
          </table:table-cell>
          <table:table-cell office:value-type="float" office:value="955.039978" calcext:value-type="float">
            <text:p>955,039978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3.15625" calcext:value-type="float">
            <text:p>243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3:14:22</text:p>
          </table:table-cell>
          <table:table-cell office:value-type="float" office:value="48.154448" calcext:value-type="float">
            <text:p>48,154448</text:p>
          </table:table-cell>
          <table:table-cell office:value-type="float" office:value="11.528437" calcext:value-type="float">
            <text:p>11,528437</text:p>
          </table:table-cell>
          <table:table-cell office:value-type="float" office:value="7.333105" calcext:value-type="float">
            <text:p>7,333105</text:p>
          </table:table-cell>
          <table:table-cell office:value-type="float" office:value="54.613564" calcext:value-type="float">
            <text:p>54,613564</text:p>
          </table:table-cell>
          <table:table-cell office:value-type="float" office:value="954.840027" calcext:value-type="float">
            <text:p>954,840027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3.46875" calcext:value-type="float">
            <text:p>243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3:24:23</text:p>
          </table:table-cell>
          <table:table-cell office:value-type="float" office:value="48.154462" calcext:value-type="float">
            <text:p>48,154462</text:p>
          </table:table-cell>
          <table:table-cell office:value-type="float" office:value="11.528372" calcext:value-type="float">
            <text:p>11,528372</text:p>
          </table:table-cell>
          <table:table-cell office:value-type="float" office:value="7.37583" calcext:value-type="float">
            <text:p>7,37583</text:p>
          </table:table-cell>
          <table:table-cell office:value-type="float" office:value="54.796673" calcext:value-type="float">
            <text:p>54,796673</text:p>
          </table:table-cell>
          <table:table-cell office:value-type="float" office:value="954.73999" calcext:value-type="float">
            <text:p>954,73999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2.90625" calcext:value-type="float">
            <text:p>242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3:34:23</text:p>
          </table:table-cell>
          <table:table-cell office:value-type="float" office:value="48.154347" calcext:value-type="float">
            <text:p>48,154347</text:p>
          </table:table-cell>
          <table:table-cell office:value-type="float" office:value="11.528255" calcext:value-type="float">
            <text:p>11,528255</text:p>
          </table:table-cell>
          <table:table-cell office:value-type="float" office:value="7.445258" calcext:value-type="float">
            <text:p>7,445258</text:p>
          </table:table-cell>
          <table:table-cell office:value-type="float" office:value="54.6273" calcext:value-type="float">
            <text:p>54,6273</text:p>
          </table:table-cell>
          <table:table-cell office:value-type="float" office:value="954.609985" calcext:value-type="float">
            <text:p>954,60998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3.53125" calcext:value-type="float">
            <text:p>243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3:44:24</text:p>
          </table:table-cell>
          <table:table-cell office:value-type="float" office:value="48.154322" calcext:value-type="float">
            <text:p>48,154322</text:p>
          </table:table-cell>
          <table:table-cell office:value-type="float" office:value="11.528425" calcext:value-type="float">
            <text:p>11,528425</text:p>
          </table:table-cell>
          <table:table-cell office:value-type="float" office:value="7.487984" calcext:value-type="float">
            <text:p>7,487984</text:p>
          </table:table-cell>
          <table:table-cell office:value-type="float" office:value="54.718853" calcext:value-type="float">
            <text:p>54,718853</text:p>
          </table:table-cell>
          <table:table-cell office:value-type="float" office:value="954.469971" calcext:value-type="float">
            <text:p>954,469971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4.34375" calcext:value-type="float">
            <text:p>244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3:54:25</text:p>
          </table:table-cell>
          <table:table-cell office:value-type="float" office:value="48.15428" calcext:value-type="float">
            <text:p>48,15428</text:p>
          </table:table-cell>
          <table:table-cell office:value-type="float" office:value="11.52822" calcext:value-type="float">
            <text:p>11,52822</text:p>
          </table:table-cell>
          <table:table-cell office:value-type="float" office:value="7.517357" calcext:value-type="float">
            <text:p>7,517357</text:p>
          </table:table-cell>
          <table:table-cell office:value-type="float" office:value="54.512856" calcext:value-type="float">
            <text:p>54,512856</text:p>
          </table:table-cell>
          <table:table-cell office:value-type="float" office:value="954.320007" calcext:value-type="float">
            <text:p>954,320007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3.8125" calcext:value-type="float">
            <text:p>243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4:04:26</text:p>
          </table:table-cell>
          <table:table-cell office:value-type="float" office:value="48.154347" calcext:value-type="float">
            <text:p>48,154347</text:p>
          </table:table-cell>
          <table:table-cell office:value-type="float" office:value="11.528387" calcext:value-type="float">
            <text:p>11,528387</text:p>
          </table:table-cell>
          <table:table-cell office:value-type="float" office:value="7.573434" calcext:value-type="float">
            <text:p>7,573434</text:p>
          </table:table-cell>
          <table:table-cell office:value-type="float" office:value="54.416725" calcext:value-type="float">
            <text:p>54,416725</text:p>
          </table:table-cell>
          <table:table-cell office:value-type="float" office:value="954.22998" calcext:value-type="float">
            <text:p>954,22998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4.09375" calcext:value-type="float">
            <text:p>244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4:14:26</text:p>
          </table:table-cell>
          <table:table-cell office:value-type="float" office:value="48.15434" calcext:value-type="float">
            <text:p>48,15434</text:p>
          </table:table-cell>
          <table:table-cell office:value-type="float" office:value="11.528532" calcext:value-type="float">
            <text:p>11,528532</text:p>
          </table:table-cell>
          <table:table-cell office:value-type="float" office:value="7.771039" calcext:value-type="float">
            <text:p>7,771039</text:p>
          </table:table-cell>
          <table:table-cell office:value-type="float" office:value="54.196995" calcext:value-type="float">
            <text:p>54,196995</text:p>
          </table:table-cell>
          <table:table-cell office:value-type="float" office:value="954.049988" calcext:value-type="float">
            <text:p>954,04998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4.75" calcext:value-type="float">
            <text:p>244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4:24:27</text:p>
          </table:table-cell>
          <table:table-cell office:value-type="float" office:value="48.15416" calcext:value-type="float">
            <text:p>48,15416</text:p>
          </table:table-cell>
          <table:table-cell office:value-type="float" office:value="11.528295" calcext:value-type="float">
            <text:p>11,528295</text:p>
          </table:table-cell>
          <table:table-cell office:value-type="float" office:value="7.968643" calcext:value-type="float">
            <text:p>7,968643</text:p>
          </table:table-cell>
          <table:table-cell office:value-type="float" office:value="54.248875" calcext:value-type="float">
            <text:p>54,248875</text:p>
          </table:table-cell>
          <table:table-cell office:value-type="float" office:value="953.940002" calcext:value-type="float">
            <text:p>953,94000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4.90625" calcext:value-type="float">
            <text:p>244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4:34:28</text:p>
          </table:table-cell>
          <table:table-cell office:value-type="float" office:value="48.15388" calcext:value-type="float">
            <text:p>48,15388</text:p>
          </table:table-cell>
          <table:table-cell office:value-type="float" office:value="11.528657" calcext:value-type="float">
            <text:p>11,528657</text:p>
          </table:table-cell>
          <table:table-cell office:value-type="float" office:value="8.1075" calcext:value-type="float">
            <text:p>8,1075</text:p>
          </table:table-cell>
          <table:table-cell office:value-type="float" office:value="54.210728" calcext:value-type="float">
            <text:p>54,210728</text:p>
          </table:table-cell>
          <table:table-cell office:value-type="float" office:value="953.909973" calcext:value-type="float">
            <text:p>953,909973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4.6875" calcext:value-type="float">
            <text:p>244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4:44:29</text:p>
          </table:table-cell>
          <table:table-cell office:value-type="float" office:value="48.153707" calcext:value-type="float">
            <text:p>48,153707</text:p>
          </table:table-cell>
          <table:table-cell office:value-type="float" office:value="11.528148" calcext:value-type="float">
            <text:p>11,528148</text:p>
          </table:table-cell>
          <table:table-cell office:value-type="float" office:value="8.176929" calcext:value-type="float">
            <text:p>8,176929</text:p>
          </table:table-cell>
          <table:table-cell office:value-type="float" office:value="54.142063" calcext:value-type="float">
            <text:p>54,142063</text:p>
          </table:table-cell>
          <table:table-cell office:value-type="float" office:value="953.650024" calcext:value-type="float">
            <text:p>953,650024</text:p>
          </table:table-cell>
          <table:table-cell table:number-columns-repeated="2" office:value-type="float" office:value="240.5" calcext:value-type="float">
            <text:p>240,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5.4375" calcext:value-type="float">
            <text:p>245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4:54:29</text:p>
          </table:table-cell>
          <table:table-cell office:value-type="float" office:value="48.153762" calcext:value-type="float">
            <text:p>48,153762</text:p>
          </table:table-cell>
          <table:table-cell office:value-type="float" office:value="11.528827" calcext:value-type="float">
            <text:p>11,528827</text:p>
          </table:table-cell>
          <table:table-cell office:value-type="float" office:value="8.246357" calcext:value-type="float">
            <text:p>8,246357</text:p>
          </table:table-cell>
          <table:table-cell office:value-type="float" office:value="54.486916" calcext:value-type="float">
            <text:p>54,486916</text:p>
          </table:table-cell>
          <table:table-cell office:value-type="float" office:value="953.5" calcext:value-type="float">
            <text:p>953,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4.59375" calcext:value-type="float">
            <text:p>244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5:04:30</text:p>
          </table:table-cell>
          <table:table-cell office:value-type="float" office:value="48.154645" calcext:value-type="float">
            <text:p>48,154645</text:p>
          </table:table-cell>
          <table:table-cell office:value-type="float" office:value="11.528402" calcext:value-type="float">
            <text:p>11,528402</text:p>
          </table:table-cell>
          <table:table-cell office:value-type="float" office:value="8.219654" calcext:value-type="float">
            <text:p>8,219654</text:p>
          </table:table-cell>
          <table:table-cell office:value-type="float" office:value="54.39994" calcext:value-type="float">
            <text:p>54,39994</text:p>
          </table:table-cell>
          <table:table-cell office:value-type="float" office:value="953.330017" calcext:value-type="float">
            <text:p>953,330017</text:p>
          </table:table-cell>
          <table:table-cell table:number-columns-repeated="2" office:value-type="float" office:value="240.0625" calcext:value-type="float">
            <text:p>240,062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4.375" calcext:value-type="float">
            <text:p>244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5:14:31</text:p>
          </table:table-cell>
          <table:table-cell office:value-type="float" office:value="48.154658" calcext:value-type="float">
            <text:p>48,154658</text:p>
          </table:table-cell>
          <table:table-cell office:value-type="float" office:value="11.528208" calcext:value-type="float">
            <text:p>11,528208</text:p>
          </table:table-cell>
          <table:table-cell office:value-type="float" office:value="8.136873" calcext:value-type="float">
            <text:p>8,136873</text:p>
          </table:table-cell>
          <table:table-cell office:value-type="float" office:value="54.500648" calcext:value-type="float">
            <text:p>54,500648</text:p>
          </table:table-cell>
          <table:table-cell office:value-type="float" office:value="953.090027" calcext:value-type="float">
            <text:p>953,090027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44.9375" calcext:value-type="float">
            <text:p>244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5:24:31</text:p>
          </table:table-cell>
          <table:table-cell office:value-type="float" office:value="48.154487" calcext:value-type="float">
            <text:p>48,154487</text:p>
          </table:table-cell>
          <table:table-cell office:value-type="float" office:value="11.528302" calcext:value-type="float">
            <text:p>11,528302</text:p>
          </table:table-cell>
          <table:table-cell office:value-type="float" office:value="8.080796" calcext:value-type="float">
            <text:p>8,080796</text:p>
          </table:table-cell>
          <table:table-cell office:value-type="float" office:value="54.343479" calcext:value-type="float">
            <text:p>54,343479</text:p>
          </table:table-cell>
          <table:table-cell office:value-type="float" office:value="952.929993" calcext:value-type="float">
            <text:p>952,929993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7" calcext:value-type="float">
            <text:p>237</text:p>
          </table:table-cell>
          <table:table-cell office:value-type="float" office:value="244.75" calcext:value-type="float">
            <text:p>244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5:34:32</text:p>
          </table:table-cell>
          <table:table-cell office:value-type="float" office:value="48.1545" calcext:value-type="float">
            <text:p>48,1545</text:p>
          </table:table-cell>
          <table:table-cell office:value-type="float" office:value="11.528337" calcext:value-type="float">
            <text:p>11,528337</text:p>
          </table:table-cell>
          <table:table-cell office:value-type="float" office:value="7.939269" calcext:value-type="float">
            <text:p>7,939269</text:p>
          </table:table-cell>
          <table:table-cell office:value-type="float" office:value="54.448769" calcext:value-type="float">
            <text:p>54,448769</text:p>
          </table:table-cell>
          <table:table-cell office:value-type="float" office:value="952.710022" calcext:value-type="float">
            <text:p>952,710022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6.9375" calcext:value-type="float">
            <text:p>236,9375</text:p>
          </table:table-cell>
          <table:table-cell office:value-type="float" office:value="245.09375" calcext:value-type="float">
            <text:p>245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5:44:33</text:p>
          </table:table-cell>
          <table:table-cell office:value-type="float" office:value="48.154637" calcext:value-type="float">
            <text:p>48,154637</text:p>
          </table:table-cell>
          <table:table-cell office:value-type="float" office:value="11.528553" calcext:value-type="float">
            <text:p>11,528553</text:p>
          </table:table-cell>
          <table:table-cell office:value-type="float" office:value="7.813764" calcext:value-type="float">
            <text:p>7,813764</text:p>
          </table:table-cell>
          <table:table-cell office:value-type="float" office:value="54.482338" calcext:value-type="float">
            <text:p>54,482338</text:p>
          </table:table-cell>
          <table:table-cell office:value-type="float" office:value="952.460022" calcext:value-type="float">
            <text:p>952,460022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6.9375" calcext:value-type="float">
            <text:p>236,9375</text:p>
          </table:table-cell>
          <table:table-cell office:value-type="float" office:value="245.125" calcext:value-type="float">
            <text:p>245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5:54:34</text:p>
          </table:table-cell>
          <table:table-cell office:value-type="float" office:value="48.154423" calcext:value-type="float">
            <text:p>48,154423</text:p>
          </table:table-cell>
          <table:table-cell office:value-type="float" office:value="11.528447" calcext:value-type="float">
            <text:p>11,528447</text:p>
          </table:table-cell>
          <table:table-cell office:value-type="float" office:value="7.669566" calcext:value-type="float">
            <text:p>7,669566</text:p>
          </table:table-cell>
          <table:table-cell office:value-type="float" office:value="54.293125" calcext:value-type="float">
            <text:p>54,293125</text:p>
          </table:table-cell>
          <table:table-cell office:value-type="float" office:value="952.219971" calcext:value-type="float">
            <text:p>952,21997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45.21875" calcext:value-type="float">
            <text:p>245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6:04:34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618" calcext:value-type="float">
            <text:p>11,528618</text:p>
          </table:table-cell>
          <table:table-cell office:value-type="float" office:value="7.445258" calcext:value-type="float">
            <text:p>7,445258</text:p>
          </table:table-cell>
          <table:table-cell office:value-type="float" office:value="54.242771" calcext:value-type="float">
            <text:p>54,242771</text:p>
          </table:table-cell>
          <table:table-cell office:value-type="float" office:value="952.01001" calcext:value-type="float">
            <text:p>952,01001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7" calcext:value-type="float">
            <text:p>237</text:p>
          </table:table-cell>
          <table:table-cell office:value-type="float" office:value="245.71875" calcext:value-type="float">
            <text:p>245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6:14:35</text:p>
          </table:table-cell>
          <table:table-cell office:value-type="float" office:value="48.154245" calcext:value-type="float">
            <text:p>48,154245</text:p>
          </table:table-cell>
          <table:table-cell office:value-type="float" office:value="11.528297" calcext:value-type="float">
            <text:p>11,528297</text:p>
          </table:table-cell>
          <table:table-cell office:value-type="float" office:value="7.277028" calcext:value-type="float">
            <text:p>7,277028</text:p>
          </table:table-cell>
          <table:table-cell office:value-type="float" office:value="54.334324" calcext:value-type="float">
            <text:p>54,334324</text:p>
          </table:table-cell>
          <table:table-cell office:value-type="float" office:value="951.799988" calcext:value-type="float">
            <text:p>951,799988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45.71875" calcext:value-type="float">
            <text:p>245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6:24:36</text:p>
          </table:table-cell>
          <table:table-cell office:value-type="float" office:value="48.154353" calcext:value-type="float">
            <text:p>48,154353</text:p>
          </table:table-cell>
          <table:table-cell office:value-type="float" office:value="11.528465" calcext:value-type="float">
            <text:p>11,528465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54.517433" calcext:value-type="float">
            <text:p>54,517433</text:p>
          </table:table-cell>
          <table:table-cell office:value-type="float" office:value="951.52002" calcext:value-type="float">
            <text:p>951,52002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40" calcext:value-type="float">
            <text:p>240</text:p>
          </table:table-cell>
          <table:table-cell office:value-type="float" office:value="236.9375" calcext:value-type="float">
            <text:p>236,9375</text:p>
          </table:table-cell>
          <table:table-cell office:value-type="float" office:value="245.75" calcext:value-type="float">
            <text:p>245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6:34:37</text:p>
          </table:table-cell>
          <table:table-cell office:value-type="float" office:value="48.154262" calcext:value-type="float">
            <text:p>48,154262</text:p>
          </table:table-cell>
          <table:table-cell office:value-type="float" office:value="11.5287" calcext:value-type="float">
            <text:p>11,5287</text:p>
          </table:table-cell>
          <table:table-cell office:value-type="float" office:value="6.884489" calcext:value-type="float">
            <text:p>6,884489</text:p>
          </table:table-cell>
          <table:table-cell office:value-type="float" office:value="54.819561" calcext:value-type="float">
            <text:p>54,819561</text:p>
          </table:table-cell>
          <table:table-cell office:value-type="float" office:value="951.369995" calcext:value-type="float">
            <text:p>951,36999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46.03125" calcext:value-type="float">
            <text:p>246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6:44:37</text:p>
          </table:table-cell>
          <table:table-cell office:value-type="float" office:value="48.154165" calcext:value-type="float">
            <text:p>48,154165</text:p>
          </table:table-cell>
          <table:table-cell office:value-type="float" office:value="11.52869" calcext:value-type="float">
            <text:p>11,52869</text:p>
          </table:table-cell>
          <table:table-cell office:value-type="float" office:value="6.775006" calcext:value-type="float">
            <text:p>6,775006</text:p>
          </table:table-cell>
          <table:table-cell office:value-type="float" office:value="55.117111" calcext:value-type="float">
            <text:p>55,117111</text:p>
          </table:table-cell>
          <table:table-cell office:value-type="float" office:value="951.190002" calcext:value-type="float">
            <text:p>951,190002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45.4375" calcext:value-type="float">
            <text:p>245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6:54:38</text:p>
          </table:table-cell>
          <table:table-cell office:value-type="float" office:value="48.154223" calcext:value-type="float">
            <text:p>48,154223</text:p>
          </table:table-cell>
          <table:table-cell office:value-type="float" office:value="11.528713" calcext:value-type="float">
            <text:p>11,528713</text:p>
          </table:table-cell>
          <table:table-cell office:value-type="float" office:value="6.617456" calcext:value-type="float">
            <text:p>6,617456</text:p>
          </table:table-cell>
          <table:table-cell office:value-type="float" office:value="55.149158" calcext:value-type="float">
            <text:p>55,149158</text:p>
          </table:table-cell>
          <table:table-cell office:value-type="float" office:value="951.02002" calcext:value-type="float">
            <text:p>951,02002</text:p>
          </table:table-cell>
          <table:table-cell table:number-columns-repeated="2" office:value-type="float" office:value="240.5625" calcext:value-type="float">
            <text:p>240,56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6.28125" calcext:value-type="float">
            <text:p>246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7:04:39</text:p>
          </table:table-cell>
          <table:table-cell office:value-type="float" office:value="48.154263" calcext:value-type="float">
            <text:p>48,154263</text:p>
          </table:table-cell>
          <table:table-cell office:value-type="float" office:value="11.528517" calcext:value-type="float">
            <text:p>11,528517</text:p>
          </table:table-cell>
          <table:table-cell office:value-type="float" office:value="6.505302" calcext:value-type="float">
            <text:p>6,505302</text:p>
          </table:table-cell>
          <table:table-cell office:value-type="float" office:value="54.816509" calcext:value-type="float">
            <text:p>54,816509</text:p>
          </table:table-cell>
          <table:table-cell office:value-type="float" office:value="950.929993" calcext:value-type="float">
            <text:p>950,929993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6.03125" calcext:value-type="float">
            <text:p>246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7:14:38</text:p>
          </table:table-cell>
          <table:table-cell office:value-type="float" office:value="48.154018" calcext:value-type="float">
            <text:p>48,154018</text:p>
          </table:table-cell>
          <table:table-cell office:value-type="float" office:value="11.528798" calcext:value-type="float">
            <text:p>11,528798</text:p>
          </table:table-cell>
          <table:table-cell office:value-type="float" office:value="6.393149" calcext:value-type="float">
            <text:p>6,393149</text:p>
          </table:table-cell>
          <table:table-cell office:value-type="float" office:value="54.267185" calcext:value-type="float">
            <text:p>54,267185</text:p>
          </table:table-cell>
          <table:table-cell office:value-type="float" office:value="950.51001" calcext:value-type="float">
            <text:p>950,51001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6.1875" calcext:value-type="float">
            <text:p>246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7:24:40</text:p>
          </table:table-cell>
          <table:table-cell office:value-type="float" office:value="48.153418" calcext:value-type="float">
            <text:p>48,153418</text:p>
          </table:table-cell>
          <table:table-cell office:value-type="float" office:value="11.529433" calcext:value-type="float">
            <text:p>11,529433</text:p>
          </table:table-cell>
          <table:table-cell office:value-type="float" office:value="6.280995" calcext:value-type="float">
            <text:p>6,280995</text:p>
          </table:table-cell>
          <table:table-cell office:value-type="float" office:value="54.48539" calcext:value-type="float">
            <text:p>54,48539</text:p>
          </table:table-cell>
          <table:table-cell office:value-type="float" office:value="950.25" calcext:value-type="float">
            <text:p>950,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5.875" calcext:value-type="float">
            <text:p>245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7:34:41</text:p>
          </table:table-cell>
          <table:table-cell office:value-type="float" office:value="48.153202" calcext:value-type="float">
            <text:p>48,153202</text:p>
          </table:table-cell>
          <table:table-cell office:value-type="float" office:value="11.529518" calcext:value-type="float">
            <text:p>11,529518</text:p>
          </table:table-cell>
          <table:table-cell office:value-type="float" office:value="6.267643" calcext:value-type="float">
            <text:p>6,267643</text:p>
          </table:table-cell>
          <table:table-cell office:value-type="float" office:value="54.482338" calcext:value-type="float">
            <text:p>54,482338</text:p>
          </table:table-cell>
          <table:table-cell office:value-type="float" office:value="950.179993" calcext:value-type="float">
            <text:p>950,179993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6.78125" calcext:value-type="float">
            <text:p>246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7:44:42</text:p>
          </table:table-cell>
          <table:table-cell office:value-type="float" office:value="48.154342" calcext:value-type="float">
            <text:p>48,154342</text:p>
          </table:table-cell>
          <table:table-cell office:value-type="float" office:value="11.52849" calcext:value-type="float">
            <text:p>11,52849</text:p>
          </table:table-cell>
          <table:table-cell office:value-type="float" office:value="6.251621" calcext:value-type="float">
            <text:p>6,251621</text:p>
          </table:table-cell>
          <table:table-cell office:value-type="float" office:value="54.274815" calcext:value-type="float">
            <text:p>54,274815</text:p>
          </table:table-cell>
          <table:table-cell office:value-type="float" office:value="949.880005" calcext:value-type="float">
            <text:p>949,88000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6.625" calcext:value-type="float">
            <text:p>246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7:54:43</text:p>
          </table:table-cell>
          <table:table-cell office:value-type="float" office:value="48.154132" calcext:value-type="float">
            <text:p>48,154132</text:p>
          </table:table-cell>
          <table:table-cell office:value-type="float" office:value="11.528687" calcext:value-type="float">
            <text:p>11,528687</text:p>
          </table:table-cell>
          <table:table-cell office:value-type="float" office:value="6.251621" calcext:value-type="float">
            <text:p>6,251621</text:p>
          </table:table-cell>
          <table:table-cell office:value-type="float" office:value="53.789577" calcext:value-type="float">
            <text:p>53,789577</text:p>
          </table:table-cell>
          <table:table-cell office:value-type="float" office:value="949.76001" calcext:value-type="float">
            <text:p>949,76001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6.28125" calcext:value-type="float">
            <text:p>246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8:04:43</text:p>
          </table:table-cell>
          <table:table-cell office:value-type="float" office:value="48.154433" calcext:value-type="float">
            <text:p>48,154433</text:p>
          </table:table-cell>
          <table:table-cell office:value-type="float" office:value="11.528443" calcext:value-type="float">
            <text:p>11,528443</text:p>
          </table:table-cell>
          <table:table-cell office:value-type="float" office:value="6.168841" calcext:value-type="float">
            <text:p>6,168841</text:p>
          </table:table-cell>
          <table:table-cell office:value-type="float" office:value="53.086136" calcext:value-type="float">
            <text:p>53,086136</text:p>
          </table:table-cell>
          <table:table-cell office:value-type="float" office:value="949.640015" calcext:value-type="float">
            <text:p>949,64001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6.5" calcext:value-type="float">
            <text:p>246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8:14:44</text:p>
          </table:table-cell>
          <table:table-cell office:value-type="float" office:value="48.154535" calcext:value-type="float">
            <text:p>48,154535</text:p>
          </table:table-cell>
          <table:table-cell office:value-type="float" office:value="11.528428" calcext:value-type="float">
            <text:p>11,528428</text:p>
          </table:table-cell>
          <table:table-cell office:value-type="float" office:value="6.083391" calcext:value-type="float">
            <text:p>6,083391</text:p>
          </table:table-cell>
          <table:table-cell office:value-type="float" office:value="53.173115" calcext:value-type="float">
            <text:p>53,173115</text:p>
          </table:table-cell>
          <table:table-cell office:value-type="float" office:value="949.390015" calcext:value-type="float">
            <text:p>949,39001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6.15625" calcext:value-type="float">
            <text:p>246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8:24:45</text:p>
          </table:table-cell>
          <table:table-cell office:value-type="float" office:value="48.1545" calcext:value-type="float">
            <text:p>48,1545</text:p>
          </table:table-cell>
          <table:table-cell office:value-type="float" office:value="11.528405" calcext:value-type="float">
            <text:p>11,528405</text:p>
          </table:table-cell>
          <table:table-cell office:value-type="float" office:value="6.070039" calcext:value-type="float">
            <text:p>6,070039</text:p>
          </table:table-cell>
          <table:table-cell office:value-type="float" office:value="53.395897" calcext:value-type="float">
            <text:p>53,395897</text:p>
          </table:table-cell>
          <table:table-cell office:value-type="float" office:value="949.200012" calcext:value-type="float">
            <text:p>949,200012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6.0625" calcext:value-type="float">
            <text:p>246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8:34:46</text:p>
          </table:table-cell>
          <table:table-cell office:value-type="float" office:value="48.154495" calcext:value-type="float">
            <text:p>48,154495</text:p>
          </table:table-cell>
          <table:table-cell office:value-type="float" office:value="11.52841" calcext:value-type="float">
            <text:p>11,52841</text:p>
          </table:table-cell>
          <table:table-cell office:value-type="float" office:value="6.070039" calcext:value-type="float">
            <text:p>6,070039</text:p>
          </table:table-cell>
          <table:table-cell office:value-type="float" office:value="53.48745" calcext:value-type="float">
            <text:p>53,48745</text:p>
          </table:table-cell>
          <table:table-cell office:value-type="float" office:value="949.119995" calcext:value-type="float">
            <text:p>949,11999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7.0625" calcext:value-type="float">
            <text:p>247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8:44:46</text:p>
          </table:table-cell>
          <table:table-cell office:value-type="float" office:value="48.154395" calcext:value-type="float">
            <text:p>48,154395</text:p>
          </table:table-cell>
          <table:table-cell office:value-type="float" office:value="11.528633" calcext:value-type="float">
            <text:p>11,528633</text:p>
          </table:table-cell>
          <table:table-cell office:value-type="float" office:value="6.027314" calcext:value-type="float">
            <text:p>6,027314</text:p>
          </table:table-cell>
          <table:table-cell office:value-type="float" office:value="53.455406" calcext:value-type="float">
            <text:p>53,455406</text:p>
          </table:table-cell>
          <table:table-cell office:value-type="float" office:value="948.919983" calcext:value-type="float">
            <text:p>948,919983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6.65625" calcext:value-type="float">
            <text:p>246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8:54:47</text:p>
          </table:table-cell>
          <table:table-cell office:value-type="float" office:value="48.154383" calcext:value-type="float">
            <text:p>48,154383</text:p>
          </table:table-cell>
          <table:table-cell office:value-type="float" office:value="11.528383" calcext:value-type="float">
            <text:p>11,528383</text:p>
          </table:table-cell>
          <table:table-cell office:value-type="float" office:value="5.931182" calcext:value-type="float">
            <text:p>5,931182</text:p>
          </table:table-cell>
          <table:table-cell office:value-type="float" office:value="53.653774" calcext:value-type="float">
            <text:p>53,653774</text:p>
          </table:table-cell>
          <table:table-cell office:value-type="float" office:value="948.679993" calcext:value-type="float">
            <text:p>948,679993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6.71875" calcext:value-type="float">
            <text:p>246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9:04:48</text:p>
          </table:table-cell>
          <table:table-cell office:value-type="float" office:value="48.154355" calcext:value-type="float">
            <text:p>48,154355</text:p>
          </table:table-cell>
          <table:table-cell office:value-type="float" office:value="11.528363" calcext:value-type="float">
            <text:p>11,528363</text:p>
          </table:table-cell>
          <table:table-cell office:value-type="float" office:value="5.859083" calcext:value-type="float">
            <text:p>5,859083</text:p>
          </table:table-cell>
          <table:table-cell office:value-type="float" office:value="53.97879" calcext:value-type="float">
            <text:p>53,97879</text:p>
          </table:table-cell>
          <table:table-cell office:value-type="float" office:value="948.349976" calcext:value-type="float">
            <text:p>948,349976</text:p>
          </table:table-cell>
          <table:table-cell table:number-columns-repeated="2" office:value-type="float" office:value="240.4375" calcext:value-type="float">
            <text:p>240,437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6.03125" calcext:value-type="float">
            <text:p>246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9:14:46</text:p>
          </table:table-cell>
          <table:table-cell office:value-type="float" office:value="48.154415" calcext:value-type="float">
            <text:p>48,154415</text:p>
          </table:table-cell>
          <table:table-cell office:value-type="float" office:value="11.528392" calcext:value-type="float">
            <text:p>11,528392</text:p>
          </table:table-cell>
          <table:table-cell office:value-type="float" office:value="5.875105" calcext:value-type="float">
            <text:p>5,875105</text:p>
          </table:table-cell>
          <table:table-cell office:value-type="float" office:value="54.297703" calcext:value-type="float">
            <text:p>54,297703</text:p>
          </table:table-cell>
          <table:table-cell office:value-type="float" office:value="948.690002" calcext:value-type="float">
            <text:p>948,690002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6.1875" calcext:value-type="float">
            <text:p>246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9:24:50</text:p>
          </table:table-cell>
          <table:table-cell office:value-type="float" office:value="48.154282" calcext:value-type="float">
            <text:p>48,154282</text:p>
          </table:table-cell>
          <table:table-cell office:value-type="float" office:value="11.528908" calcext:value-type="float">
            <text:p>11,528908</text:p>
          </table:table-cell>
          <table:table-cell office:value-type="float" office:value="5.931182" calcext:value-type="float">
            <text:p>5,931182</text:p>
          </table:table-cell>
          <table:table-cell office:value-type="float" office:value="54.496071" calcext:value-type="float">
            <text:p>54,496071</text:p>
          </table:table-cell>
          <table:table-cell office:value-type="float" office:value="948.77002" calcext:value-type="float">
            <text:p>948,77002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5.375" calcext:value-type="float">
            <text:p>245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9:34:50</text:p>
          </table:table-cell>
          <table:table-cell office:value-type="float" office:value="48.154532" calcext:value-type="float">
            <text:p>48,154532</text:p>
          </table:table-cell>
          <table:table-cell office:value-type="float" office:value="11.528597" calcext:value-type="float">
            <text:p>11,528597</text:p>
          </table:table-cell>
          <table:table-cell office:value-type="float" office:value="5.957885" calcext:value-type="float">
            <text:p>5,957885</text:p>
          </table:table-cell>
          <table:table-cell office:value-type="float" office:value="54.476234" calcext:value-type="float">
            <text:p>54,476234</text:p>
          </table:table-cell>
          <table:table-cell office:value-type="float" office:value="948.650024" calcext:value-type="float">
            <text:p>948,650024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5.1875" calcext:value-type="float">
            <text:p>245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9:44:31</text:p>
          </table:table-cell>
          <table:table-cell office:value-type="float" office:value="48.154413" calcext:value-type="float">
            <text:p>48,154413</text:p>
          </table:table-cell>
          <table:table-cell office:value-type="float" office:value="11.528535" calcext:value-type="float">
            <text:p>11,528535</text:p>
          </table:table-cell>
          <table:table-cell office:value-type="float" office:value="5.971237" calcext:value-type="float">
            <text:p>5,971237</text:p>
          </table:table-cell>
          <table:table-cell office:value-type="float" office:value="54.509804" calcext:value-type="float">
            <text:p>54,509804</text:p>
          </table:table-cell>
          <table:table-cell office:value-type="float" office:value="948.630005" calcext:value-type="float">
            <text:p>948,63000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4.65625" calcext:value-type="float">
            <text:p>244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19:54:52</text:p>
          </table:table-cell>
          <table:table-cell office:value-type="float" office:value="48.154275" calcext:value-type="float">
            <text:p>48,154275</text:p>
          </table:table-cell>
          <table:table-cell office:value-type="float" office:value="11.528372" calcext:value-type="float">
            <text:p>11,528372</text:p>
          </table:table-cell>
          <table:table-cell office:value-type="float" office:value="5.944533" calcext:value-type="float">
            <text:p>5,944533</text:p>
          </table:table-cell>
          <table:table-cell office:value-type="float" office:value="54.670025" calcext:value-type="float">
            <text:p>54,670025</text:p>
          </table:table-cell>
          <table:table-cell office:value-type="float" office:value="948.450012" calcext:value-type="float">
            <text:p>948,450012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4.84375" calcext:value-type="float">
            <text:p>244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0:04:52</text:p>
          </table:table-cell>
          <table:table-cell office:value-type="float" office:value="48.154437" calcext:value-type="float">
            <text:p>48,154437</text:p>
          </table:table-cell>
          <table:table-cell office:value-type="float" office:value="11.528553" calcext:value-type="float">
            <text:p>11,528553</text:p>
          </table:table-cell>
          <table:table-cell office:value-type="float" office:value="5.888456" calcext:value-type="float">
            <text:p>5,888456</text:p>
          </table:table-cell>
          <table:table-cell office:value-type="float" office:value="54.915695" calcext:value-type="float">
            <text:p>54,915695</text:p>
          </table:table-cell>
          <table:table-cell office:value-type="float" office:value="948.599976" calcext:value-type="float">
            <text:p>948,599976</text:p>
          </table:table-cell>
          <table:table-cell table:number-columns-repeated="2" office:value-type="float" office:value="240.59375" calcext:value-type="float">
            <text:p>240,59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6.59375" calcext:value-type="float">
            <text:p>246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0:14:53</text:p>
          </table:table-cell>
          <table:table-cell office:value-type="float" office:value="48.154497" calcext:value-type="float">
            <text:p>48,154497</text:p>
          </table:table-cell>
          <table:table-cell office:value-type="float" office:value="11.528535" calcext:value-type="float">
            <text:p>11,528535</text:p>
          </table:table-cell>
          <table:table-cell office:value-type="float" office:value="5.789654" calcext:value-type="float">
            <text:p>5,789654</text:p>
          </table:table-cell>
          <table:table-cell office:value-type="float" office:value="55.872433" calcext:value-type="float">
            <text:p>55,872433</text:p>
          </table:table-cell>
          <table:table-cell office:value-type="float" office:value="948.75" calcext:value-type="float">
            <text:p>948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6.03125" calcext:value-type="float">
            <text:p>246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0:24:54</text:p>
          </table:table-cell>
          <table:table-cell office:value-type="float" office:value="48.154583" calcext:value-type="float">
            <text:p>48,154583</text:p>
          </table:table-cell>
          <table:table-cell office:value-type="float" office:value="11.528513" calcext:value-type="float">
            <text:p>11,528513</text:p>
          </table:table-cell>
          <table:table-cell office:value-type="float" office:value="5.746929" calcext:value-type="float">
            <text:p>5,746929</text:p>
          </table:table-cell>
          <table:table-cell office:value-type="float" office:value="56.295109" calcext:value-type="float">
            <text:p>56,295109</text:p>
          </table:table-cell>
          <table:table-cell office:value-type="float" office:value="948.950012" calcext:value-type="float">
            <text:p>948,950012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5.5625" calcext:value-type="float">
            <text:p>245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0:32:24</text:p>
          </table:table-cell>
          <table:table-cell office:value-type="float" office:value="48.154482" calcext:value-type="float">
            <text:p>48,154482</text:p>
          </table:table-cell>
          <table:table-cell office:value-type="float" office:value="11.52852" calcext:value-type="float">
            <text:p>11,52852</text:p>
          </table:table-cell>
          <table:table-cell office:value-type="float" office:value="5.677501" calcext:value-type="float">
            <text:p>5,677501</text:p>
          </table:table-cell>
          <table:table-cell office:value-type="float" office:value="56.482796" calcext:value-type="float">
            <text:p>56,482796</text:p>
          </table:table-cell>
          <table:table-cell office:value-type="float" office:value="948.619995" calcext:value-type="float">
            <text:p>948,61999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5.15625" calcext:value-type="float">
            <text:p>245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0:34:56</text:p>
          </table:table-cell>
          <table:table-cell office:value-type="float" office:value="48.154482" calcext:value-type="float">
            <text:p>48,154482</text:p>
          </table:table-cell>
          <table:table-cell office:value-type="float" office:value="11.52852" calcext:value-type="float">
            <text:p>11,52852</text:p>
          </table:table-cell>
          <table:table-cell office:value-type="float" office:value="5.59472" calcext:value-type="float">
            <text:p>5,59472</text:p>
          </table:table-cell>
          <table:table-cell office:value-type="float" office:value="57.068741" calcext:value-type="float">
            <text:p>57,068741</text:p>
          </table:table-cell>
          <table:table-cell office:value-type="float" office:value="948.400024" calcext:value-type="float">
            <text:p>948,400024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4.90625" calcext:value-type="float">
            <text:p>244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0:54:56</text:p>
          </table:table-cell>
          <table:table-cell office:value-type="float" office:value="48.154543" calcext:value-type="float">
            <text:p>48,154543</text:p>
          </table:table-cell>
          <table:table-cell office:value-type="float" office:value="11.528545" calcext:value-type="float">
            <text:p>11,528545</text:p>
          </table:table-cell>
          <table:table-cell office:value-type="float" office:value="5.522622" calcext:value-type="float">
            <text:p>5,522622</text:p>
          </table:table-cell>
          <table:table-cell office:value-type="float" office:value="57.160297" calcext:value-type="float">
            <text:p>57,160297</text:p>
          </table:table-cell>
          <table:table-cell office:value-type="float" office:value="948.289978" calcext:value-type="float">
            <text:p>948,28997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4.1875" calcext:value-type="float">
            <text:p>244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04:56</text:p>
          </table:table-cell>
          <table:table-cell office:value-type="float" office:value="48.154627" calcext:value-type="float">
            <text:p>48,154627</text:p>
          </table:table-cell>
          <table:table-cell office:value-type="float" office:value="11.528517" calcext:value-type="float">
            <text:p>11,528517</text:p>
          </table:table-cell>
          <table:table-cell office:value-type="float" office:value="5.506599" calcext:value-type="float">
            <text:p>5,506599</text:p>
          </table:table-cell>
          <table:table-cell office:value-type="float" office:value="57.630276" calcext:value-type="float">
            <text:p>57,630276</text:p>
          </table:table-cell>
          <table:table-cell office:value-type="float" office:value="948.070007" calcext:value-type="float">
            <text:p>948,070007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4.59375" calcext:value-type="float">
            <text:p>244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13:40</text:p>
          </table:table-cell>
          <table:table-cell office:value-type="float" office:value="48.15456" calcext:value-type="float">
            <text:p>48,15456</text:p>
          </table:table-cell>
          <table:table-cell office:value-type="float" office:value="11.528627" calcext:value-type="float">
            <text:p>11,528627</text:p>
          </table:table-cell>
          <table:table-cell office:value-type="float" office:value="5.506599" calcext:value-type="float">
            <text:p>5,506599</text:p>
          </table:table-cell>
          <table:table-cell office:value-type="float" office:value="57.730984" calcext:value-type="float">
            <text:p>57,730984</text:p>
          </table:table-cell>
          <table:table-cell office:value-type="float" office:value="947.73999" calcext:value-type="float">
            <text:p>947,73999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3.46875" calcext:value-type="float">
            <text:p>243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14:59</text:p>
          </table:table-cell>
          <table:table-cell office:value-type="float" office:value="48.15456" calcext:value-type="float">
            <text:p>48,15456</text:p>
          </table:table-cell>
          <table:table-cell office:value-type="float" office:value="11.528627" calcext:value-type="float">
            <text:p>11,528627</text:p>
          </table:table-cell>
          <table:table-cell office:value-type="float" office:value="5.450522" calcext:value-type="float">
            <text:p>5,450522</text:p>
          </table:table-cell>
          <table:table-cell office:value-type="float" office:value="58.162815" calcext:value-type="float">
            <text:p>58,162815</text:p>
          </table:table-cell>
          <table:table-cell office:value-type="float" office:value="947.72998" calcext:value-type="float">
            <text:p>947,72998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2.75" calcext:value-type="float">
            <text:p>242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26:30</text:p>
          </table:table-cell>
          <table:table-cell office:value-type="float" office:value="48.154573" calcext:value-type="float">
            <text:p>48,154573</text:p>
          </table:table-cell>
          <table:table-cell office:value-type="float" office:value="11.528557" calcext:value-type="float">
            <text:p>11,528557</text:p>
          </table:table-cell>
          <table:table-cell office:value-type="float" office:value="5.437171" calcext:value-type="float">
            <text:p>5,437171</text:p>
          </table:table-cell>
          <table:table-cell office:value-type="float" office:value="58.710613" calcext:value-type="float">
            <text:p>58,710613</text:p>
          </table:table-cell>
          <table:table-cell office:value-type="float" office:value="947.679993" calcext:value-type="float">
            <text:p>947,679993</text:p>
          </table:table-cell>
          <table:table-cell table:number-columns-repeated="2" office:value-type="float" office:value="240.84375" calcext:value-type="float">
            <text:p>240,843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3.8125" calcext:value-type="float">
            <text:p>243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36:05</text:p>
          </table:table-cell>
          <table:table-cell office:value-type="float" office:value="48.154473" calcext:value-type="float">
            <text:p>48,154473</text:p>
          </table:table-cell>
          <table:table-cell office:value-type="float" office:value="11.528417" calcext:value-type="float">
            <text:p>11,528417</text:p>
          </table:table-cell>
          <table:table-cell office:value-type="float" office:value="5.466545" calcext:value-type="float">
            <text:p>5,466545</text:p>
          </table:table-cell>
          <table:table-cell office:value-type="float" office:value="58.522926" calcext:value-type="float">
            <text:p>58,522926</text:p>
          </table:table-cell>
          <table:table-cell office:value-type="float" office:value="947.549988" calcext:value-type="float">
            <text:p>947,549988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2.6875" calcext:value-type="float">
            <text:p>242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45:01</text:p>
          </table:table-cell>
          <table:table-cell office:value-type="float" office:value="48.154473" calcext:value-type="float">
            <text:p>48,154473</text:p>
          </table:table-cell>
          <table:table-cell office:value-type="float" office:value="11.528417" calcext:value-type="float">
            <text:p>11,528417</text:p>
          </table:table-cell>
          <table:table-cell office:value-type="float" office:value="5.479896" calcext:value-type="float">
            <text:p>5,479896</text:p>
          </table:table-cell>
          <table:table-cell office:value-type="float" office:value="58.739605" calcext:value-type="float">
            <text:p>58,739605</text:p>
          </table:table-cell>
          <table:table-cell office:value-type="float" office:value="947.549988" calcext:value-type="float">
            <text:p>947,549988</text:p>
          </table:table-cell>
          <table:table-cell table:number-columns-repeated="2" office:value-type="float" office:value="240.90625" calcext:value-type="float">
            <text:p>240,906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1.3125" calcext:value-type="float">
            <text:p>241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535973" calcext:value-type="float">
            <text:p>5,535973</text:p>
          </table:table-cell>
          <table:table-cell office:value-type="float" office:value="58.936447" calcext:value-type="float">
            <text:p>58,936447</text:p>
          </table:table-cell>
          <table:table-cell office:value-type="float" office:value="947.429993" calcext:value-type="float">
            <text:p>947,429993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" calcext:value-type="float">
            <text:p>241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3.28125" calcext:value-type="float">
            <text:p>243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551995" calcext:value-type="float">
            <text:p>5,551995</text:p>
          </table:table-cell>
          <table:table-cell office:value-type="float" office:value="58.504616" calcext:value-type="float">
            <text:p>58,504616</text:p>
          </table:table-cell>
          <table:table-cell office:value-type="float" office:value="947.059998" calcext:value-type="float">
            <text:p>947,059998</text:p>
          </table:table-cell>
          <table:table-cell table:number-columns-repeated="2" office:value-type="float" office:value="240.875" calcext:value-type="float">
            <text:p>240,8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2.21875" calcext:value-type="float">
            <text:p>242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59472" calcext:value-type="float">
            <text:p>5,59472</text:p>
          </table:table-cell>
          <table:table-cell office:value-type="float" office:value="58.142979" calcext:value-type="float">
            <text:p>58,142979</text:p>
          </table:table-cell>
          <table:table-cell office:value-type="float" office:value="946.619995" calcext:value-type="float">
            <text:p>946,61999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3.28125" calcext:value-type="float">
            <text:p>243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677501" calcext:value-type="float">
            <text:p>5,677501</text:p>
          </table:table-cell>
          <table:table-cell office:value-type="float" office:value="58.069733" calcext:value-type="float">
            <text:p>58,069733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4.875" calcext:value-type="float">
            <text:p>244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733577" calcext:value-type="float">
            <text:p>5,733577</text:p>
          </table:table-cell>
          <table:table-cell office:value-type="float" office:value="57.538719" calcext:value-type="float">
            <text:p>57,538719</text:p>
          </table:table-cell>
          <table:table-cell office:value-type="float" office:value="946.47998" calcext:value-type="float">
            <text:p>946,4799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3.5625" calcext:value-type="float">
            <text:p>243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776303" calcext:value-type="float">
            <text:p>5,776303</text:p>
          </table:table-cell>
          <table:table-cell office:value-type="float" office:value="57.767605" calcext:value-type="float">
            <text:p>57,767605</text:p>
          </table:table-cell>
          <table:table-cell office:value-type="float" office:value="946.75" calcext:value-type="float">
            <text:p>946,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4.96875" calcext:value-type="float">
            <text:p>244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789654" calcext:value-type="float">
            <text:p>5,789654</text:p>
          </table:table-cell>
          <table:table-cell office:value-type="float" office:value="57.804226" calcext:value-type="float">
            <text:p>57,804226</text:p>
          </table:table-cell>
          <table:table-cell office:value-type="float" office:value="946.669983" calcext:value-type="float">
            <text:p>946,669983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5.59375" calcext:value-type="float">
            <text:p>245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83238" calcext:value-type="float">
            <text:p>5,83238</text:p>
          </table:table-cell>
          <table:table-cell office:value-type="float" office:value="58.071259" calcext:value-type="float">
            <text:p>58,071259</text:p>
          </table:table-cell>
          <table:table-cell office:value-type="float" office:value="946.22998" calcext:value-type="float">
            <text:p>946,22998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5" calcext:value-type="float">
            <text:p>2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83238" calcext:value-type="float">
            <text:p>5,83238</text:p>
          </table:table-cell>
          <table:table-cell office:value-type="float" office:value="59.133289" calcext:value-type="float">
            <text:p>59,133289</text:p>
          </table:table-cell>
          <table:table-cell office:value-type="float" office:value="946.119995" calcext:value-type="float">
            <text:p>946,119995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37.8125" calcext:value-type="float">
            <text:p>237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859083" calcext:value-type="float">
            <text:p>5,859083</text:p>
          </table:table-cell>
          <table:table-cell office:value-type="float" office:value="60.950638" calcext:value-type="float">
            <text:p>60,950638</text:p>
          </table:table-cell>
          <table:table-cell office:value-type="float" office:value="945.619995" calcext:value-type="float">
            <text:p>945,61999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37.71875" calcext:value-type="float">
            <text:p>237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888456" calcext:value-type="float">
            <text:p>5,888456</text:p>
          </table:table-cell>
          <table:table-cell office:value-type="float" office:value="61.875336" calcext:value-type="float">
            <text:p>61,875336</text:p>
          </table:table-cell>
          <table:table-cell office:value-type="float" office:value="945.51001" calcext:value-type="float">
            <text:p>945,51001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37.75" calcext:value-type="float">
            <text:p>237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5.957885" calcext:value-type="float">
            <text:p>5,957885</text:p>
          </table:table-cell>
          <table:table-cell office:value-type="float" office:value="62.372776" calcext:value-type="float">
            <text:p>62,372776</text:p>
          </table:table-cell>
          <table:table-cell office:value-type="float" office:value="945.340027" calcext:value-type="float">
            <text:p>945,340027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37.78125" calcext:value-type="float">
            <text:p>237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61.902802" calcext:value-type="float">
            <text:p>61,902802</text:p>
          </table:table-cell>
          <table:table-cell office:value-type="float" office:value="944.880005" calcext:value-type="float">
            <text:p>944,88000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37.75" calcext:value-type="float">
            <text:p>237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5</text:p>
          </table:table-cell>
          <table:table-cell office:value-type="string" calcext:value-type="string">
            <text:p>21:56:08</text:p>
          </table:table-cell>
          <table:table-cell office:value-type="float" office:value="48.15476" calcext:value-type="float">
            <text:p>48,15476</text:p>
          </table:table-cell>
          <table:table-cell office:value-type="float" office:value="11.529302" calcext:value-type="float">
            <text:p>11,529302</text:p>
          </table:table-cell>
          <table:table-cell office:value-type="float" office:value="6.00061" calcext:value-type="float">
            <text:p>6,00061</text:p>
          </table:table-cell>
          <table:table-cell office:value-type="float" office:value="62.304111" calcext:value-type="float">
            <text:p>62,304111</text:p>
          </table:table-cell>
          <table:table-cell office:value-type="float" office:value="944.75" calcext:value-type="float">
            <text:p>944,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37.625" calcext:value-type="float">
            <text:p>237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0:25:04</text:p>
          </table:table-cell>
          <table:table-cell office:value-type="float" office:value="48.154595" calcext:value-type="float">
            <text:p>48,154595</text:p>
          </table:table-cell>
          <table:table-cell office:value-type="float" office:value="11.526998" calcext:value-type="float">
            <text:p>11,526998</text:p>
          </table:table-cell>
          <table:table-cell office:value-type="float" office:value="6.251621" calcext:value-type="float">
            <text:p>6,251621</text:p>
          </table:table-cell>
          <table:table-cell office:value-type="float" office:value="61.837185" calcext:value-type="float">
            <text:p>61,837185</text:p>
          </table:table-cell>
          <table:table-cell office:value-type="float" office:value="944.52002" calcext:value-type="float">
            <text:p>944,52002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4375" calcext:value-type="float">
            <text:p>241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0:35:05</text:p>
          </table:table-cell>
          <table:table-cell office:value-type="float" office:value="48.154723" calcext:value-type="float">
            <text:p>48,154723</text:p>
          </table:table-cell>
          <table:table-cell office:value-type="float" office:value="11.522597" calcext:value-type="float">
            <text:p>11,522597</text:p>
          </table:table-cell>
          <table:table-cell office:value-type="float" office:value="6.940566" calcext:value-type="float">
            <text:p>6,940566</text:p>
          </table:table-cell>
          <table:table-cell office:value-type="float" office:value="60.488289" calcext:value-type="float">
            <text:p>60,488289</text:p>
          </table:table-cell>
          <table:table-cell office:value-type="float" office:value="944.5" calcext:value-type="float">
            <text:p>944,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2.09375" calcext:value-type="float">
            <text:p>242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0:45:05</text:p>
          </table:table-cell>
          <table:table-cell office:value-type="float" office:value="48.154417" calcext:value-type="float">
            <text:p>48,154417</text:p>
          </table:table-cell>
          <table:table-cell office:value-type="float" office:value="11.521763" calcext:value-type="float">
            <text:p>11,521763</text:p>
          </table:table-cell>
          <table:table-cell office:value-type="float" office:value="7.333105" calcext:value-type="float">
            <text:p>7,333105</text:p>
          </table:table-cell>
          <table:table-cell office:value-type="float" office:value="59.032578" calcext:value-type="float">
            <text:p>59,032578</text:p>
          </table:table-cell>
          <table:table-cell office:value-type="float" office:value="944.080017" calcext:value-type="float">
            <text:p>944,080017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2.125" calcext:value-type="float">
            <text:p>242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0:55:06</text:p>
          </table:table-cell>
          <table:table-cell office:value-type="float" office:value="48.1542" calcext:value-type="float">
            <text:p>48,1542</text:p>
          </table:table-cell>
          <table:table-cell office:value-type="float" office:value="11.52081" calcext:value-type="float">
            <text:p>11,52081</text:p>
          </table:table-cell>
          <table:table-cell office:value-type="float" office:value="7.586786" calcext:value-type="float">
            <text:p>7,586786</text:p>
          </table:table-cell>
          <table:table-cell office:value-type="float" office:value="57.526512" calcext:value-type="float">
            <text:p>57,526512</text:p>
          </table:table-cell>
          <table:table-cell office:value-type="float" office:value="944.22998" calcext:value-type="float">
            <text:p>944,22998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1.6875" calcext:value-type="float">
            <text:p>241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1:05:07</text:p>
          </table:table-cell>
          <table:table-cell office:value-type="float" office:value="48.154353" calcext:value-type="float">
            <text:p>48,154353</text:p>
          </table:table-cell>
          <table:table-cell office:value-type="float" office:value="11.527303" calcext:value-type="float">
            <text:p>11,527303</text:p>
          </table:table-cell>
          <table:table-cell office:value-type="float" office:value="7.813764" calcext:value-type="float">
            <text:p>7,813764</text:p>
          </table:table-cell>
          <table:table-cell office:value-type="float" office:value="56.153202" calcext:value-type="float">
            <text:p>56,153202</text:p>
          </table:table-cell>
          <table:table-cell office:value-type="float" office:value="944.039978" calcext:value-type="float">
            <text:p>944,039978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1.46875" calcext:value-type="float">
            <text:p>241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1:15:07</text:p>
          </table:table-cell>
          <table:table-cell office:value-type="float" office:value="48.154348" calcext:value-type="float">
            <text:p>48,154348</text:p>
          </table:table-cell>
          <table:table-cell office:value-type="float" office:value="11.528485" calcext:value-type="float">
            <text:p>11,528485</text:p>
          </table:table-cell>
          <table:table-cell office:value-type="float" office:value="7.925918" calcext:value-type="float">
            <text:p>7,925918</text:p>
          </table:table-cell>
          <table:table-cell office:value-type="float" office:value="54.86076" calcext:value-type="float">
            <text:p>54,86076</text:p>
          </table:table-cell>
          <table:table-cell office:value-type="float" office:value="943.880005" calcext:value-type="float">
            <text:p>943,880005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.90625" calcext:value-type="float">
            <text:p>240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1:25:08</text:p>
          </table:table-cell>
          <table:table-cell office:value-type="float" office:value="48.154225" calcext:value-type="float">
            <text:p>48,154225</text:p>
          </table:table-cell>
          <table:table-cell office:value-type="float" office:value="11.528463" calcext:value-type="float">
            <text:p>11,528463</text:p>
          </table:table-cell>
          <table:table-cell office:value-type="float" office:value="8.064775" calcext:value-type="float">
            <text:p>8,064775</text:p>
          </table:table-cell>
          <table:table-cell office:value-type="float" office:value="55.606926" calcext:value-type="float">
            <text:p>55,606926</text:p>
          </table:table-cell>
          <table:table-cell office:value-type="float" office:value="943.820007" calcext:value-type="float">
            <text:p>943,820007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1.03125" calcext:value-type="float">
            <text:p>241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1:35:09</text:p>
          </table:table-cell>
          <table:table-cell office:value-type="float" office:value="48.154287" calcext:value-type="float">
            <text:p>48,154287</text:p>
          </table:table-cell>
          <table:table-cell office:value-type="float" office:value="11.52868" calcext:value-type="float">
            <text:p>11,52868</text:p>
          </table:table-cell>
          <table:table-cell office:value-type="float" office:value="8.150225" calcext:value-type="float">
            <text:p>8,150225</text:p>
          </table:table-cell>
          <table:table-cell office:value-type="float" office:value="55.909058" calcext:value-type="float">
            <text:p>55,909058</text:p>
          </table:table-cell>
          <table:table-cell office:value-type="float" office:value="943.719971" calcext:value-type="float">
            <text:p>943,719971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0.96875" calcext:value-type="float">
            <text:p>240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1:45:10</text:p>
          </table:table-cell>
          <table:table-cell office:value-type="float" office:value="48.154325" calcext:value-type="float">
            <text:p>48,154325</text:p>
          </table:table-cell>
          <table:table-cell office:value-type="float" office:value="11.528132" calcext:value-type="float">
            <text:p>11,528132</text:p>
          </table:table-cell>
          <table:table-cell office:value-type="float" office:value="8.219654" calcext:value-type="float">
            <text:p>8,219654</text:p>
          </table:table-cell>
          <table:table-cell office:value-type="float" office:value="55.735104" calcext:value-type="float">
            <text:p>55,735104</text:p>
          </table:table-cell>
          <table:table-cell office:value-type="float" office:value="943.530029" calcext:value-type="float">
            <text:p>943,530029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6875" calcext:value-type="float">
            <text:p>240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1:55:10</text:p>
          </table:table-cell>
          <table:table-cell office:value-type="float" office:value="48.15428" calcext:value-type="float">
            <text:p>48,15428</text:p>
          </table:table-cell>
          <table:table-cell office:value-type="float" office:value="11.528297" calcext:value-type="float">
            <text:p>11,528297</text:p>
          </table:table-cell>
          <table:table-cell office:value-type="float" office:value="8.27573" calcext:value-type="float">
            <text:p>8,27573</text:p>
          </table:table-cell>
          <table:table-cell office:value-type="float" office:value="55.918213" calcext:value-type="float">
            <text:p>55,918213</text:p>
          </table:table-cell>
          <table:table-cell office:value-type="float" office:value="943.52002" calcext:value-type="float">
            <text:p>943,52002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0.84375" calcext:value-type="float">
            <text:p>240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2:05:11</text:p>
          </table:table-cell>
          <table:table-cell office:value-type="float" office:value="48.15455" calcext:value-type="float">
            <text:p>48,15455</text:p>
          </table:table-cell>
          <table:table-cell office:value-type="float" office:value="11.527955" calcext:value-type="float">
            <text:p>11,527955</text:p>
          </table:table-cell>
          <table:table-cell office:value-type="float" office:value="8.34516" calcext:value-type="float">
            <text:p>8,34516</text:p>
          </table:table-cell>
          <table:table-cell office:value-type="float" office:value="55.988403" calcext:value-type="float">
            <text:p>55,988403</text:p>
          </table:table-cell>
          <table:table-cell office:value-type="float" office:value="943.52002" calcext:value-type="float">
            <text:p>943,52002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71875" calcext:value-type="float">
            <text:p>240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2:15:12</text:p>
          </table:table-cell>
          <table:table-cell office:value-type="float" office:value="48.154448" calcext:value-type="float">
            <text:p>48,154448</text:p>
          </table:table-cell>
          <table:table-cell office:value-type="float" office:value="11.528238" calcext:value-type="float">
            <text:p>11,528238</text:p>
          </table:table-cell>
          <table:table-cell office:value-type="float" office:value="8.374533" calcext:value-type="float">
            <text:p>8,374533</text:p>
          </table:table-cell>
          <table:table-cell office:value-type="float" office:value="55.835812" calcext:value-type="float">
            <text:p>55,835812</text:p>
          </table:table-cell>
          <table:table-cell office:value-type="float" office:value="943.469971" calcext:value-type="float">
            <text:p>943,469971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2:25:13</text:p>
          </table:table-cell>
          <table:table-cell office:value-type="float" office:value="48.154482" calcext:value-type="float">
            <text:p>48,154482</text:p>
          </table:table-cell>
          <table:table-cell office:value-type="float" office:value="11.528013" calcext:value-type="float">
            <text:p>11,528013</text:p>
          </table:table-cell>
          <table:table-cell office:value-type="float" office:value="8.457313" calcext:value-type="float">
            <text:p>8,457313</text:p>
          </table:table-cell>
          <table:table-cell office:value-type="float" office:value="55.992981" calcext:value-type="float">
            <text:p>55,992981</text:p>
          </table:table-cell>
          <table:table-cell office:value-type="float" office:value="943.409973" calcext:value-type="float">
            <text:p>943,409973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375" calcext:value-type="float">
            <text:p>24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2:35:13</text:p>
          </table:table-cell>
          <table:table-cell office:value-type="float" office:value="48.154432" calcext:value-type="float">
            <text:p>48,154432</text:p>
          </table:table-cell>
          <table:table-cell office:value-type="float" office:value="11.528188" calcext:value-type="float">
            <text:p>11,528188</text:p>
          </table:table-cell>
          <table:table-cell office:value-type="float" office:value="8.457313" calcext:value-type="float">
            <text:p>8,457313</text:p>
          </table:table-cell>
          <table:table-cell office:value-type="float" office:value="57.621117" calcext:value-type="float">
            <text:p>57,621117</text:p>
          </table:table-cell>
          <table:table-cell office:value-type="float" office:value="943.179993" calcext:value-type="float">
            <text:p>943,179993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39.90625" calcext:value-type="float">
            <text:p>239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2:45:14</text:p>
          </table:table-cell>
          <table:table-cell office:value-type="float" office:value="48.154462" calcext:value-type="float">
            <text:p>48,154462</text:p>
          </table:table-cell>
          <table:table-cell office:value-type="float" office:value="11.528162" calcext:value-type="float">
            <text:p>11,528162</text:p>
          </table:table-cell>
          <table:table-cell office:value-type="float" office:value="8.486687" calcext:value-type="float">
            <text:p>8,486687</text:p>
          </table:table-cell>
          <table:table-cell office:value-type="float" office:value="58.806744" calcext:value-type="float">
            <text:p>58,806744</text:p>
          </table:table-cell>
          <table:table-cell office:value-type="float" office:value="942.940002" calcext:value-type="float">
            <text:p>942,940002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0.0625" calcext:value-type="float">
            <text:p>240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2:55:15</text:p>
          </table:table-cell>
          <table:table-cell office:value-type="float" office:value="48.154523" calcext:value-type="float">
            <text:p>48,154523</text:p>
          </table:table-cell>
          <table:table-cell office:value-type="float" office:value="11.528128" calcext:value-type="float">
            <text:p>11,528128</text:p>
          </table:table-cell>
          <table:table-cell office:value-type="float" office:value="8.598841" calcext:value-type="float">
            <text:p>8,598841</text:p>
          </table:table-cell>
          <table:table-cell office:value-type="float" office:value="59.288929" calcext:value-type="float">
            <text:p>59,288929</text:p>
          </table:table-cell>
          <table:table-cell office:value-type="float" office:value="942.890015" calcext:value-type="float">
            <text:p>942,89001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3:05:15</text:p>
          </table:table-cell>
          <table:table-cell office:value-type="float" office:value="48.154368" calcext:value-type="float">
            <text:p>48,154368</text:p>
          </table:table-cell>
          <table:table-cell office:value-type="float" office:value="11.528333" calcext:value-type="float">
            <text:p>11,528333</text:p>
          </table:table-cell>
          <table:table-cell office:value-type="float" office:value="8.668269" calcext:value-type="float">
            <text:p>8,668269</text:p>
          </table:table-cell>
          <table:table-cell office:value-type="float" office:value="59.719234" calcext:value-type="float">
            <text:p>59,719234</text:p>
          </table:table-cell>
          <table:table-cell office:value-type="float" office:value="942.719971" calcext:value-type="float">
            <text:p>942,719971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3:15:16</text:p>
          </table:table-cell>
          <table:table-cell office:value-type="float" office:value="48.154433" calcext:value-type="float">
            <text:p>48,154433</text:p>
          </table:table-cell>
          <table:table-cell office:value-type="float" office:value="11.528447" calcext:value-type="float">
            <text:p>11,528447</text:p>
          </table:table-cell>
          <table:table-cell office:value-type="float" office:value="8.724346" calcext:value-type="float">
            <text:p>8,724346</text:p>
          </table:table-cell>
          <table:table-cell office:value-type="float" office:value="60.117493" calcext:value-type="float">
            <text:p>60,117493</text:p>
          </table:table-cell>
          <table:table-cell office:value-type="float" office:value="942.75" calcext:value-type="float">
            <text:p>942,7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3:25:17</text:p>
          </table:table-cell>
          <table:table-cell office:value-type="float" office:value="48.154377" calcext:value-type="float">
            <text:p>48,154377</text:p>
          </table:table-cell>
          <table:table-cell office:value-type="float" office:value="11.528287" calcext:value-type="float">
            <text:p>11,528287</text:p>
          </table:table-cell>
          <table:table-cell office:value-type="float" office:value="8.823148" calcext:value-type="float">
            <text:p>8,823148</text:p>
          </table:table-cell>
          <table:table-cell office:value-type="float" office:value="60.012207" calcext:value-type="float">
            <text:p>60,012207</text:p>
          </table:table-cell>
          <table:table-cell office:value-type="float" office:value="942.580017" calcext:value-type="float">
            <text:p>942,580017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3:35:18</text:p>
          </table:table-cell>
          <table:table-cell office:value-type="float" office:value="48.154433" calcext:value-type="float">
            <text:p>48,154433</text:p>
          </table:table-cell>
          <table:table-cell office:value-type="float" office:value="11.528493" calcext:value-type="float">
            <text:p>11,528493</text:p>
          </table:table-cell>
          <table:table-cell office:value-type="float" office:value="8.780422" calcext:value-type="float">
            <text:p>8,780422</text:p>
          </table:table-cell>
          <table:table-cell office:value-type="float" office:value="60.34943" calcext:value-type="float">
            <text:p>60,34943</text:p>
          </table:table-cell>
          <table:table-cell office:value-type="float" office:value="942.559998" calcext:value-type="float">
            <text:p>942,559998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0.34375" calcext:value-type="float">
            <text:p>24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3:45:18</text:p>
          </table:table-cell>
          <table:table-cell office:value-type="float" office:value="48.154445" calcext:value-type="float">
            <text:p>48,154445</text:p>
          </table:table-cell>
          <table:table-cell office:value-type="float" office:value="11.528232" calcext:value-type="float">
            <text:p>11,528232</text:p>
          </table:table-cell>
          <table:table-cell office:value-type="float" office:value="8.852522" calcext:value-type="float">
            <text:p>8,852522</text:p>
          </table:table-cell>
          <table:table-cell office:value-type="float" office:value="60.724804" calcext:value-type="float">
            <text:p>60,724804</text:p>
          </table:table-cell>
          <table:table-cell office:value-type="float" office:value="942.539978" calcext:value-type="float">
            <text:p>942,539978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3:55:19</text:p>
          </table:table-cell>
          <table:table-cell office:value-type="float" office:value="48.154393" calcext:value-type="float">
            <text:p>48,154393</text:p>
          </table:table-cell>
          <table:table-cell office:value-type="float" office:value="11.528205" calcext:value-type="float">
            <text:p>11,528205</text:p>
          </table:table-cell>
          <table:table-cell office:value-type="float" office:value="8.92195" calcext:value-type="float">
            <text:p>8,92195</text:p>
          </table:table-cell>
          <table:table-cell office:value-type="float" office:value="60.923172" calcext:value-type="float">
            <text:p>60,923172</text:p>
          </table:table-cell>
          <table:table-cell office:value-type="float" office:value="942.48999" calcext:value-type="float">
            <text:p>942,48999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4:05:20</text:p>
          </table:table-cell>
          <table:table-cell office:value-type="float" office:value="48.154447" calcext:value-type="float">
            <text:p>48,154447</text:p>
          </table:table-cell>
          <table:table-cell office:value-type="float" office:value="11.52868" calcext:value-type="float">
            <text:p>11,52868</text:p>
          </table:table-cell>
          <table:table-cell office:value-type="float" office:value="8.951324" calcext:value-type="float">
            <text:p>8,951324</text:p>
          </table:table-cell>
          <table:table-cell office:value-type="float" office:value="60.930801" calcext:value-type="float">
            <text:p>60,930801</text:p>
          </table:table-cell>
          <table:table-cell office:value-type="float" office:value="942.47998" calcext:value-type="float">
            <text:p>942,47998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0.0625" calcext:value-type="float">
            <text:p>240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4:15:20</text:p>
          </table:table-cell>
          <table:table-cell office:value-type="float" office:value="48.154335" calcext:value-type="float">
            <text:p>48,154335</text:p>
          </table:table-cell>
          <table:table-cell office:value-type="float" office:value="11.528192" calcext:value-type="float">
            <text:p>11,528192</text:p>
          </table:table-cell>
          <table:table-cell office:value-type="float" office:value="9.007401" calcext:value-type="float">
            <text:p>9,007401</text:p>
          </table:table-cell>
          <table:table-cell office:value-type="float" office:value="60.820934" calcext:value-type="float">
            <text:p>60,820934</text:p>
          </table:table-cell>
          <table:table-cell office:value-type="float" office:value="942.210022" calcext:value-type="float">
            <text:p>942,210022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0.71875" calcext:value-type="float">
            <text:p>240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4:25:21</text:p>
          </table:table-cell>
          <table:table-cell office:value-type="float" office:value="48.154233" calcext:value-type="float">
            <text:p>48,154233</text:p>
          </table:table-cell>
          <table:table-cell office:value-type="float" office:value="11.52828" calcext:value-type="float">
            <text:p>11,52828</text:p>
          </table:table-cell>
          <table:table-cell office:value-type="float" office:value="9.020752" calcext:value-type="float">
            <text:p>9,020752</text:p>
          </table:table-cell>
          <table:table-cell office:value-type="float" office:value="60.889603" calcext:value-type="float">
            <text:p>60,889603</text:p>
          </table:table-cell>
          <table:table-cell office:value-type="float" office:value="942.070007" calcext:value-type="float">
            <text:p>942,070007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40625" calcext:value-type="float">
            <text:p>240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4:35:22</text:p>
          </table:table-cell>
          <table:table-cell office:value-type="float" office:value="48.154273" calcext:value-type="float">
            <text:p>48,154273</text:p>
          </table:table-cell>
          <table:table-cell office:value-type="float" office:value="11.528253" calcext:value-type="float">
            <text:p>11,528253</text:p>
          </table:table-cell>
          <table:table-cell office:value-type="float" office:value="8.978027" calcext:value-type="float">
            <text:p>8,978027</text:p>
          </table:table-cell>
          <table:table-cell office:value-type="float" office:value="60.82246" calcext:value-type="float">
            <text:p>60,82246</text:p>
          </table:table-cell>
          <table:table-cell office:value-type="float" office:value="941.890015" calcext:value-type="float">
            <text:p>941,89001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0.0625" calcext:value-type="float">
            <text:p>240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4:45:23</text:p>
          </table:table-cell>
          <table:table-cell office:value-type="float" office:value="48.154322" calcext:value-type="float">
            <text:p>48,154322</text:p>
          </table:table-cell>
          <table:table-cell office:value-type="float" office:value="11.528345" calcext:value-type="float">
            <text:p>11,528345</text:p>
          </table:table-cell>
          <table:table-cell office:value-type="float" office:value="9.063478" calcext:value-type="float">
            <text:p>9,063478</text:p>
          </table:table-cell>
          <table:table-cell office:value-type="float" office:value="60.538643" calcext:value-type="float">
            <text:p>60,538643</text:p>
          </table:table-cell>
          <table:table-cell office:value-type="float" office:value="941.890015" calcext:value-type="float">
            <text:p>941,89001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75" calcext:value-type="float">
            <text:p>240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4:55:23</text:p>
          </table:table-cell>
          <table:table-cell office:value-type="float" office:value="48.154257" calcext:value-type="float">
            <text:p>48,154257</text:p>
          </table:table-cell>
          <table:table-cell office:value-type="float" office:value="11.528717" calcext:value-type="float">
            <text:p>11,528717</text:p>
          </table:table-cell>
          <table:table-cell office:value-type="float" office:value="8.994049" calcext:value-type="float">
            <text:p>8,994049</text:p>
          </table:table-cell>
          <table:table-cell office:value-type="float" office:value="60.468452" calcext:value-type="float">
            <text:p>60,468452</text:p>
          </table:table-cell>
          <table:table-cell office:value-type="float" office:value="941.880005" calcext:value-type="float">
            <text:p>941,880005</text:p>
          </table:table-cell>
          <table:table-cell office:value-type="float" office:value="240" calcext:value-type="float">
            <text:p>240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39.875" calcext:value-type="float">
            <text:p>239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5:05:24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28" calcext:value-type="float">
            <text:p>11,52828</text:p>
          </table:table-cell>
          <table:table-cell office:value-type="float" office:value="8.823148" calcext:value-type="float">
            <text:p>8,823148</text:p>
          </table:table-cell>
          <table:table-cell office:value-type="float" office:value="60.419624" calcext:value-type="float">
            <text:p>60,419624</text:p>
          </table:table-cell>
          <table:table-cell office:value-type="float" office:value="941.789978" calcext:value-type="float">
            <text:p>941,789978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39.53125" calcext:value-type="float">
            <text:p>239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5:15:25</text:p>
          </table:table-cell>
          <table:table-cell office:value-type="float" office:value="48.154413" calcext:value-type="float">
            <text:p>48,154413</text:p>
          </table:table-cell>
          <table:table-cell office:value-type="float" office:value="11.528348" calcext:value-type="float">
            <text:p>11,528348</text:p>
          </table:table-cell>
          <table:table-cell office:value-type="float" office:value="8.710994" calcext:value-type="float">
            <text:p>8,710994</text:p>
          </table:table-cell>
          <table:table-cell office:value-type="float" office:value="60.611885" calcext:value-type="float">
            <text:p>60,611885</text:p>
          </table:table-cell>
          <table:table-cell office:value-type="float" office:value="941.539978" calcext:value-type="float">
            <text:p>941,539978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39.5" calcext:value-type="float">
            <text:p>239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5:25:25</text:p>
          </table:table-cell>
          <table:table-cell office:value-type="float" office:value="48.154358" calcext:value-type="float">
            <text:p>48,154358</text:p>
          </table:table-cell>
          <table:table-cell office:value-type="float" office:value="11.528457" calcext:value-type="float">
            <text:p>11,528457</text:p>
          </table:table-cell>
          <table:table-cell office:value-type="float" office:value="8.638895" calcext:value-type="float">
            <text:p>8,638895</text:p>
          </table:table-cell>
          <table:table-cell office:value-type="float" office:value="60.785839" calcext:value-type="float">
            <text:p>60,785839</text:p>
          </table:table-cell>
          <table:table-cell office:value-type="float" office:value="941.22998" calcext:value-type="float">
            <text:p>941,22998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5:35:26</text:p>
          </table:table-cell>
          <table:table-cell office:value-type="float" office:value="48.154307" calcext:value-type="float">
            <text:p>48,154307</text:p>
          </table:table-cell>
          <table:table-cell office:value-type="float" office:value="11.528565" calcext:value-type="float">
            <text:p>11,528565</text:p>
          </table:table-cell>
          <table:table-cell office:value-type="float" office:value="8.724346" calcext:value-type="float">
            <text:p>8,724346</text:p>
          </table:table-cell>
          <table:table-cell office:value-type="float" office:value="60.886551" calcext:value-type="float">
            <text:p>60,886551</text:p>
          </table:table-cell>
          <table:table-cell office:value-type="float" office:value="941.26001" calcext:value-type="float">
            <text:p>941,26001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0.5" calcext:value-type="float">
            <text:p>240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5:45:27</text:p>
          </table:table-cell>
          <table:table-cell office:value-type="float" office:value="48.154278" calcext:value-type="float">
            <text:p>48,154278</text:p>
          </table:table-cell>
          <table:table-cell office:value-type="float" office:value="11.528373" calcext:value-type="float">
            <text:p>11,528373</text:p>
          </table:table-cell>
          <table:table-cell office:value-type="float" office:value="8.895247" calcext:value-type="float">
            <text:p>8,895247</text:p>
          </table:table-cell>
          <table:table-cell office:value-type="float" office:value="60.062561" calcext:value-type="float">
            <text:p>60,062561</text:p>
          </table:table-cell>
          <table:table-cell office:value-type="float" office:value="940.900024" calcext:value-type="float">
            <text:p>940,900024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5:55:28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472" calcext:value-type="float">
            <text:p>11,528472</text:p>
          </table:table-cell>
          <table:table-cell office:value-type="float" office:value="8.767071" calcext:value-type="float">
            <text:p>8,767071</text:p>
          </table:table-cell>
          <table:table-cell office:value-type="float" office:value="59.841305" calcext:value-type="float">
            <text:p>59,841305</text:p>
          </table:table-cell>
          <table:table-cell office:value-type="float" office:value="941.080017" calcext:value-type="float">
            <text:p>941,080017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6:05:28</text:p>
          </table:table-cell>
          <table:table-cell office:value-type="float" office:value="48.154283" calcext:value-type="float">
            <text:p>48,154283</text:p>
          </table:table-cell>
          <table:table-cell office:value-type="float" office:value="11.52849" calcext:value-type="float">
            <text:p>11,52849</text:p>
          </table:table-cell>
          <table:table-cell office:value-type="float" office:value="8.710994" calcext:value-type="float">
            <text:p>8,710994</text:p>
          </table:table-cell>
          <table:table-cell office:value-type="float" office:value="60.033569" calcext:value-type="float">
            <text:p>60,033569</text:p>
          </table:table-cell>
          <table:table-cell office:value-type="float" office:value="940.969971" calcext:value-type="float">
            <text:p>940,969971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0.40625" calcext:value-type="float">
            <text:p>240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6:15:29</text:p>
          </table:table-cell>
          <table:table-cell office:value-type="float" office:value="48.15433" calcext:value-type="float">
            <text:p>48,15433</text:p>
          </table:table-cell>
          <table:table-cell office:value-type="float" office:value="11.528352" calcext:value-type="float">
            <text:p>11,528352</text:p>
          </table:table-cell>
          <table:table-cell office:value-type="float" office:value="8.737698" calcext:value-type="float">
            <text:p>8,737698</text:p>
          </table:table-cell>
          <table:table-cell office:value-type="float" office:value="60.33112" calcext:value-type="float">
            <text:p>60,33112</text:p>
          </table:table-cell>
          <table:table-cell office:value-type="float" office:value="940.869995" calcext:value-type="float">
            <text:p>940,86999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6:25:30</text:p>
          </table:table-cell>
          <table:table-cell office:value-type="float" office:value="48.154363" calcext:value-type="float">
            <text:p>48,154363</text:p>
          </table:table-cell>
          <table:table-cell office:value-type="float" office:value="11.528287" calcext:value-type="float">
            <text:p>11,528287</text:p>
          </table:table-cell>
          <table:table-cell office:value-type="float" office:value="8.807126" calcext:value-type="float">
            <text:p>8,807126</text:p>
          </table:table-cell>
          <table:table-cell office:value-type="float" office:value="60.354008" calcext:value-type="float">
            <text:p>60,354008</text:p>
          </table:table-cell>
          <table:table-cell office:value-type="float" office:value="940.659973" calcext:value-type="float">
            <text:p>940,659973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0.875" calcext:value-type="float">
            <text:p>240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6:35:29</text:p>
          </table:table-cell>
          <table:table-cell office:value-type="float" office:value="48.154385" calcext:value-type="float">
            <text:p>48,154385</text:p>
          </table:table-cell>
          <table:table-cell office:value-type="float" office:value="11.528492" calcext:value-type="float">
            <text:p>11,528492</text:p>
          </table:table-cell>
          <table:table-cell office:value-type="float" office:value="8.937972" calcext:value-type="float">
            <text:p>8,937972</text:p>
          </table:table-cell>
          <table:table-cell office:value-type="float" office:value="60.273136" calcext:value-type="float">
            <text:p>60,273136</text:p>
          </table:table-cell>
          <table:table-cell office:value-type="float" office:value="940.400024" calcext:value-type="float">
            <text:p>940,400024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1.125" calcext:value-type="float">
            <text:p>241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6:45:31</text:p>
          </table:table-cell>
          <table:table-cell office:value-type="float" office:value="48.15432" calcext:value-type="float">
            <text:p>48,15432</text:p>
          </table:table-cell>
          <table:table-cell office:value-type="float" office:value="11.52857" calcext:value-type="float">
            <text:p>11,52857</text:p>
          </table:table-cell>
          <table:table-cell office:value-type="float" office:value="9.020752" calcext:value-type="float">
            <text:p>9,020752</text:p>
          </table:table-cell>
          <table:table-cell office:value-type="float" office:value="60.033569" calcext:value-type="float">
            <text:p>60,033569</text:p>
          </table:table-cell>
          <table:table-cell office:value-type="float" office:value="940.330017" calcext:value-type="float">
            <text:p>940,330017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1.375" calcext:value-type="float">
            <text:p>241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6:55:32</text:p>
          </table:table-cell>
          <table:table-cell office:value-type="float" office:value="48.15452" calcext:value-type="float">
            <text:p>48,15452</text:p>
          </table:table-cell>
          <table:table-cell office:value-type="float" office:value="11.528255" calcext:value-type="float">
            <text:p>11,528255</text:p>
          </table:table-cell>
          <table:table-cell office:value-type="float" office:value="9.106203" calcext:value-type="float">
            <text:p>9,106203</text:p>
          </table:table-cell>
          <table:table-cell office:value-type="float" office:value="60.225834" calcext:value-type="float">
            <text:p>60,225834</text:p>
          </table:table-cell>
          <table:table-cell office:value-type="float" office:value="940.409973" calcext:value-type="float">
            <text:p>940,409973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1.1875" calcext:value-type="float">
            <text:p>241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7:05:33</text:p>
          </table:table-cell>
          <table:table-cell office:value-type="float" office:value="48.154415" calcext:value-type="float">
            <text:p>48,154415</text:p>
          </table:table-cell>
          <table:table-cell office:value-type="float" office:value="11.528612" calcext:value-type="float">
            <text:p>11,528612</text:p>
          </table:table-cell>
          <table:table-cell office:value-type="float" office:value="9.16228" calcext:value-type="float">
            <text:p>9,16228</text:p>
          </table:table-cell>
          <table:table-cell office:value-type="float" office:value="60.038147" calcext:value-type="float">
            <text:p>60,038147</text:p>
          </table:table-cell>
          <table:table-cell office:value-type="float" office:value="940.179993" calcext:value-type="float">
            <text:p>940,179993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7:15:33</text:p>
          </table:table-cell>
          <table:table-cell office:value-type="float" office:value="48.154307" calcext:value-type="float">
            <text:p>48,154307</text:p>
          </table:table-cell>
          <table:table-cell office:value-type="float" office:value="11.529047" calcext:value-type="float">
            <text:p>11,529047</text:p>
          </table:table-cell>
          <table:table-cell office:value-type="float" office:value="9.24506" calcext:value-type="float">
            <text:p>9,24506</text:p>
          </table:table-cell>
          <table:table-cell office:value-type="float" office:value="60.062561" calcext:value-type="float">
            <text:p>60,062561</text:p>
          </table:table-cell>
          <table:table-cell office:value-type="float" office:value="940.219971" calcext:value-type="float">
            <text:p>940,219971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7:25:34</text:p>
          </table:table-cell>
          <table:table-cell office:value-type="float" office:value="48.154352" calcext:value-type="float">
            <text:p>48,154352</text:p>
          </table:table-cell>
          <table:table-cell office:value-type="float" office:value="11.5287" calcext:value-type="float">
            <text:p>11,5287</text:p>
          </table:table-cell>
          <table:table-cell office:value-type="float" office:value="9.357214" calcext:value-type="float">
            <text:p>9,357214</text:p>
          </table:table-cell>
          <table:table-cell office:value-type="float" office:value="59.842831" calcext:value-type="float">
            <text:p>59,842831</text:p>
          </table:table-cell>
          <table:table-cell office:value-type="float" office:value="940.030029" calcext:value-type="float">
            <text:p>940,030029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1.09375" calcext:value-type="float">
            <text:p>241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7:35:35</text:p>
          </table:table-cell>
          <table:table-cell office:value-type="float" office:value="48.154438" calcext:value-type="float">
            <text:p>48,154438</text:p>
          </table:table-cell>
          <table:table-cell office:value-type="float" office:value="11.528782" calcext:value-type="float">
            <text:p>11,528782</text:p>
          </table:table-cell>
          <table:table-cell office:value-type="float" office:value="9.56817" calcext:value-type="float">
            <text:p>9,56817</text:p>
          </table:table-cell>
          <table:table-cell office:value-type="float" office:value="59.35149" calcext:value-type="float">
            <text:p>59,35149</text:p>
          </table:table-cell>
          <table:table-cell office:value-type="float" office:value="939.909973" calcext:value-type="float">
            <text:p>939,909973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875" calcext:value-type="float">
            <text:p>240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7:45:34</text:p>
          </table:table-cell>
          <table:table-cell office:value-type="float" office:value="48.154458" calcext:value-type="float">
            <text:p>48,154458</text:p>
          </table:table-cell>
          <table:table-cell office:value-type="float" office:value="11.528507" calcext:value-type="float">
            <text:p>11,528507</text:p>
          </table:table-cell>
          <table:table-cell office:value-type="float" office:value="9.707026" calcext:value-type="float">
            <text:p>9,707026</text:p>
          </table:table-cell>
          <table:table-cell office:value-type="float" office:value="58.825054" calcext:value-type="float">
            <text:p>58,825054</text:p>
          </table:table-cell>
          <table:table-cell office:value-type="float" office:value="940.01001" calcext:value-type="float">
            <text:p>940,01001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7:55:36</text:p>
          </table:table-cell>
          <table:table-cell office:value-type="float" office:value="48.154398" calcext:value-type="float">
            <text:p>48,154398</text:p>
          </table:table-cell>
          <table:table-cell office:value-type="float" office:value="11.52854" calcext:value-type="float">
            <text:p>11,52854</text:p>
          </table:table-cell>
          <table:table-cell office:value-type="float" office:value="9.877928" calcext:value-type="float">
            <text:p>9,877928</text:p>
          </table:table-cell>
          <table:table-cell office:value-type="float" office:value="58.161289" calcext:value-type="float">
            <text:p>58,161289</text:p>
          </table:table-cell>
          <table:table-cell office:value-type="float" office:value="939.890015" calcext:value-type="float">
            <text:p>939,89001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8:05:37</text:p>
          </table:table-cell>
          <table:table-cell office:value-type="float" office:value="48.154387" calcext:value-type="float">
            <text:p>48,154387</text:p>
          </table:table-cell>
          <table:table-cell office:value-type="float" office:value="11.528353" calcext:value-type="float">
            <text:p>11,528353</text:p>
          </table:table-cell>
          <table:table-cell office:value-type="float" office:value="10.14496" calcext:value-type="float">
            <text:p>10,14496</text:p>
          </table:table-cell>
          <table:table-cell office:value-type="float" office:value="56.931412" calcext:value-type="float">
            <text:p>56,931412</text:p>
          </table:table-cell>
          <table:table-cell office:value-type="float" office:value="939.890015" calcext:value-type="float">
            <text:p>939,89001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8:15:38</text:p>
          </table:table-cell>
          <table:table-cell office:value-type="float" office:value="48.154362" calcext:value-type="float">
            <text:p>48,154362</text:p>
          </table:table-cell>
          <table:table-cell office:value-type="float" office:value="11.528398" calcext:value-type="float">
            <text:p>11,528398</text:p>
          </table:table-cell>
          <table:table-cell office:value-type="float" office:value="10.508125" calcext:value-type="float">
            <text:p>10,508125</text:p>
          </table:table-cell>
          <table:table-cell office:value-type="float" office:value="56.089111" calcext:value-type="float">
            <text:p>56,089111</text:p>
          </table:table-cell>
          <table:table-cell office:value-type="float" office:value="939.98999" calcext:value-type="float">
            <text:p>939,98999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8:25:39</text:p>
          </table:table-cell>
          <table:table-cell office:value-type="float" office:value="48.154388" calcext:value-type="float">
            <text:p>48,154388</text:p>
          </table:table-cell>
          <table:table-cell office:value-type="float" office:value="11.528137" calcext:value-type="float">
            <text:p>11,528137</text:p>
          </table:table-cell>
          <table:table-cell office:value-type="float" office:value="10.7084" calcext:value-type="float">
            <text:p>10,7084</text:p>
          </table:table-cell>
          <table:table-cell office:value-type="float" office:value="55.576408" calcext:value-type="float">
            <text:p>55,576408</text:p>
          </table:table-cell>
          <table:table-cell office:value-type="float" office:value="939.77002" calcext:value-type="float">
            <text:p>939,77002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39.53125" calcext:value-type="float">
            <text:p>239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8:35:39</text:p>
          </table:table-cell>
          <table:table-cell office:value-type="float" office:value="48.15454" calcext:value-type="float">
            <text:p>48,15454</text:p>
          </table:table-cell>
          <table:table-cell office:value-type="float" office:value="11.528368" calcext:value-type="float">
            <text:p>11,528368</text:p>
          </table:table-cell>
          <table:table-cell office:value-type="float" office:value="10.652323" calcext:value-type="float">
            <text:p>10,652323</text:p>
          </table:table-cell>
          <table:table-cell office:value-type="float" office:value="55.576408" calcext:value-type="float">
            <text:p>55,576408</text:p>
          </table:table-cell>
          <table:table-cell office:value-type="float" office:value="939.710022" calcext:value-type="float">
            <text:p>939,710022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9.5" calcext:value-type="float">
            <text:p>239,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39.375" calcext:value-type="float">
            <text:p>239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8:45:40</text:p>
          </table:table-cell>
          <table:table-cell office:value-type="float" office:value="48.154535" calcext:value-type="float">
            <text:p>48,154535</text:p>
          </table:table-cell>
          <table:table-cell office:value-type="float" office:value="11.528773" calcext:value-type="float">
            <text:p>11,528773</text:p>
          </table:table-cell>
          <table:table-cell office:value-type="float" office:value="10.665675" calcext:value-type="float">
            <text:p>10,665675</text:p>
          </table:table-cell>
          <table:table-cell office:value-type="float" office:value="55.629818" calcext:value-type="float">
            <text:p>55,629818</text:p>
          </table:table-cell>
          <table:table-cell office:value-type="float" office:value="939.969971" calcext:value-type="float">
            <text:p>939,969971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6.84375" calcext:value-type="float">
            <text:p>236,84375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8:55:40</text:p>
          </table:table-cell>
          <table:table-cell office:value-type="float" office:value="48.154517" calcext:value-type="float">
            <text:p>48,154517</text:p>
          </table:table-cell>
          <table:table-cell office:value-type="float" office:value="11.528437" calcext:value-type="float">
            <text:p>11,528437</text:p>
          </table:table-cell>
          <table:table-cell office:value-type="float" office:value="10.665675" calcext:value-type="float">
            <text:p>10,665675</text:p>
          </table:table-cell>
          <table:table-cell office:value-type="float" office:value="55.53521" calcext:value-type="float">
            <text:p>55,53521</text:p>
          </table:table-cell>
          <table:table-cell office:value-type="float" office:value="940.02002" calcext:value-type="float">
            <text:p>940,02002</text:p>
          </table:table-cell>
          <table:table-cell office:value-type="float" office:value="240" calcext:value-type="float">
            <text:p>240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6.84375" calcext:value-type="float">
            <text:p>236,84375</text:p>
          </table:table-cell>
          <table:table-cell office:value-type="float" office:value="239.21875" calcext:value-type="float">
            <text:p>239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9:05:41</text:p>
          </table:table-cell>
          <table:table-cell office:value-type="float" office:value="48.155032" calcext:value-type="float">
            <text:p>48,155032</text:p>
          </table:table-cell>
          <table:table-cell office:value-type="float" office:value="11.528753" calcext:value-type="float">
            <text:p>11,528753</text:p>
          </table:table-cell>
          <table:table-cell office:value-type="float" office:value="10.988785" calcext:value-type="float">
            <text:p>10,988785</text:p>
          </table:table-cell>
          <table:table-cell office:value-type="float" office:value="55.286488" calcext:value-type="float">
            <text:p>55,286488</text:p>
          </table:table-cell>
          <table:table-cell office:value-type="float" office:value="940.219971" calcext:value-type="float">
            <text:p>940,219971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28125" calcext:value-type="float">
            <text:p>240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9:15:42</text:p>
          </table:table-cell>
          <table:table-cell office:value-type="float" office:value="48.154798" calcext:value-type="float">
            <text:p>48,154798</text:p>
          </table:table-cell>
          <table:table-cell office:value-type="float" office:value="11.528527" calcext:value-type="float">
            <text:p>11,528527</text:p>
          </table:table-cell>
          <table:table-cell office:value-type="float" office:value="11.35462" calcext:value-type="float">
            <text:p>11,35462</text:p>
          </table:table-cell>
          <table:table-cell office:value-type="float" office:value="54.889755" calcext:value-type="float">
            <text:p>54,889755</text:p>
          </table:table-cell>
          <table:table-cell office:value-type="float" office:value="940.570007" calcext:value-type="float">
            <text:p>940,570007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39.4375" calcext:value-type="float">
            <text:p>239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9:25:43</text:p>
          </table:table-cell>
          <table:table-cell office:value-type="float" office:value="48.154968" calcext:value-type="float">
            <text:p>48,154968</text:p>
          </table:table-cell>
          <table:table-cell office:value-type="float" office:value="11.528673" calcext:value-type="float">
            <text:p>11,528673</text:p>
          </table:table-cell>
          <table:table-cell office:value-type="float" office:value="11.269169" calcext:value-type="float">
            <text:p>11,269169</text:p>
          </table:table-cell>
          <table:table-cell office:value-type="float" office:value="57.737087" calcext:value-type="float">
            <text:p>57,737087</text:p>
          </table:table-cell>
          <table:table-cell office:value-type="float" office:value="940.419983" calcext:value-type="float">
            <text:p>940,419983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6.40625" calcext:value-type="float">
            <text:p>236,40625</text:p>
          </table:table-cell>
          <table:table-cell office:value-type="float" office:value="239.65625" calcext:value-type="float">
            <text:p>239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9:35:44</text:p>
          </table:table-cell>
          <table:table-cell office:value-type="float" office:value="48.154722" calcext:value-type="float">
            <text:p>48,154722</text:p>
          </table:table-cell>
          <table:table-cell office:value-type="float" office:value="11.528538" calcext:value-type="float">
            <text:p>11,528538</text:p>
          </table:table-cell>
          <table:table-cell office:value-type="float" office:value="11.621653" calcext:value-type="float">
            <text:p>11,621653</text:p>
          </table:table-cell>
          <table:table-cell office:value-type="float" office:value="56.812389" calcext:value-type="float">
            <text:p>56,812389</text:p>
          </table:table-cell>
          <table:table-cell office:value-type="float" office:value="940.400024" calcext:value-type="float">
            <text:p>940,400024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39.96875" calcext:value-type="float">
            <text:p>239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9:45:44</text:p>
          </table:table-cell>
          <table:table-cell office:value-type="float" office:value="48.154652" calcext:value-type="float">
            <text:p>48,154652</text:p>
          </table:table-cell>
          <table:table-cell office:value-type="float" office:value="11.52845" calcext:value-type="float">
            <text:p>11,52845</text:p>
          </table:table-cell>
          <table:table-cell office:value-type="float" office:value="11.608301" calcext:value-type="float">
            <text:p>11,608301</text:p>
          </table:table-cell>
          <table:table-cell office:value-type="float" office:value="55.735104" calcext:value-type="float">
            <text:p>55,735104</text:p>
          </table:table-cell>
          <table:table-cell office:value-type="float" office:value="940.26001" calcext:value-type="float">
            <text:p>940,26001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6.75" calcext:value-type="float">
            <text:p>236,75</text:p>
          </table:table-cell>
          <table:table-cell office:value-type="float" office:value="239.6875" calcext:value-type="float">
            <text:p>239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09:55:45</text:p>
          </table:table-cell>
          <table:table-cell office:value-type="float" office:value="48.154533" calcext:value-type="float">
            <text:p>48,154533</text:p>
          </table:table-cell>
          <table:table-cell office:value-type="float" office:value="11.528572" calcext:value-type="float">
            <text:p>11,528572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56.180668" calcext:value-type="float">
            <text:p>56,180668</text:p>
          </table:table-cell>
          <table:table-cell office:value-type="float" office:value="940.01001" calcext:value-type="float">
            <text:p>940,01001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36.5625" calcext:value-type="float">
            <text:p>236,5625</text:p>
          </table:table-cell>
          <table:table-cell office:value-type="float" office:value="239.625" calcext:value-type="float">
            <text:p>239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0:05:45</text:p>
          </table:table-cell>
          <table:table-cell office:value-type="float" office:value="48.154602" calcext:value-type="float">
            <text:p>48,154602</text:p>
          </table:table-cell>
          <table:table-cell office:value-type="float" office:value="11.5285" calcext:value-type="float">
            <text:p>11,5285</text:p>
          </table:table-cell>
          <table:table-cell office:value-type="float" office:value="12.056916" calcext:value-type="float">
            <text:p>12,056916</text:p>
          </table:table-cell>
          <table:table-cell office:value-type="float" office:value="54.979782" calcext:value-type="float">
            <text:p>54,979782</text:p>
          </table:table-cell>
          <table:table-cell office:value-type="float" office:value="939.75" calcext:value-type="float">
            <text:p>939,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0.21875" calcext:value-type="float">
            <text:p>240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0:15:46</text:p>
          </table:table-cell>
          <table:table-cell office:value-type="float" office:value="48.154503" calcext:value-type="float">
            <text:p>48,154503</text:p>
          </table:table-cell>
          <table:table-cell office:value-type="float" office:value="11.528582" calcext:value-type="float">
            <text:p>11,528582</text:p>
          </table:table-cell>
          <table:table-cell office:value-type="float" office:value="12.297246" calcext:value-type="float">
            <text:p>12,297246</text:p>
          </table:table-cell>
          <table:table-cell office:value-type="float" office:value="54.215305" calcext:value-type="float">
            <text:p>54,215305</text:p>
          </table:table-cell>
          <table:table-cell office:value-type="float" office:value="939.77002" calcext:value-type="float">
            <text:p>939,77002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39.9375" calcext:value-type="float">
            <text:p>239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0:25:47</text:p>
          </table:table-cell>
          <table:table-cell office:value-type="float" office:value="48.154398" calcext:value-type="float">
            <text:p>48,154398</text:p>
          </table:table-cell>
          <table:table-cell office:value-type="float" office:value="11.528588" calcext:value-type="float">
            <text:p>11,528588</text:p>
          </table:table-cell>
          <table:table-cell office:value-type="float" office:value="12.323949" calcext:value-type="float">
            <text:p>12,323949</text:p>
          </table:table-cell>
          <table:table-cell office:value-type="float" office:value="53.159382" calcext:value-type="float">
            <text:p>53,159382</text:p>
          </table:table-cell>
          <table:table-cell office:value-type="float" office:value="939.719971" calcext:value-type="float">
            <text:p>939,719971</text:p>
          </table:table-cell>
          <table:table-cell office:value-type="float" office:value="239.5" calcext:value-type="float">
            <text:p>239,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6.71875" calcext:value-type="float">
            <text:p>236,71875</text:p>
          </table:table-cell>
          <table:table-cell office:value-type="float" office:value="238.5" calcext:value-type="float">
            <text:p>238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0:35:48</text:p>
          </table:table-cell>
          <table:table-cell office:value-type="float" office:value="48.154565" calcext:value-type="float">
            <text:p>48,154565</text:p>
          </table:table-cell>
          <table:table-cell office:value-type="float" office:value="11.528438" calcext:value-type="float">
            <text:p>11,528438</text:p>
          </table:table-cell>
          <table:table-cell office:value-type="float" office:value="12.366674" calcext:value-type="float">
            <text:p>12,366674</text:p>
          </table:table-cell>
          <table:table-cell office:value-type="float" office:value="53.057144" calcext:value-type="float">
            <text:p>53,057144</text:p>
          </table:table-cell>
          <table:table-cell office:value-type="float" office:value="939.76001" calcext:value-type="float">
            <text:p>939,76001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6.78125" calcext:value-type="float">
            <text:p>236,78125</text:p>
          </table:table-cell>
          <table:table-cell office:value-type="float" office:value="239.15625" calcext:value-type="float">
            <text:p>239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0:45:49</text:p>
          </table:table-cell>
          <table:table-cell office:value-type="float" office:value="48.154573" calcext:value-type="float">
            <text:p>48,154573</text:p>
          </table:table-cell>
          <table:table-cell office:value-type="float" office:value="11.528447" calcext:value-type="float">
            <text:p>11,528447</text:p>
          </table:table-cell>
          <table:table-cell office:value-type="float" office:value="12.49218" calcext:value-type="float">
            <text:p>12,49218</text:p>
          </table:table-cell>
          <table:table-cell office:value-type="float" office:value="52.051575" calcext:value-type="float">
            <text:p>52,051575</text:p>
          </table:table-cell>
          <table:table-cell office:value-type="float" office:value="939.76001" calcext:value-type="float">
            <text:p>939,76001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6.75" calcext:value-type="float">
            <text:p>236,75</text:p>
          </table:table-cell>
          <table:table-cell office:value-type="float" office:value="239.09375" calcext:value-type="float">
            <text:p>239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0:55:49</text:p>
          </table:table-cell>
          <table:table-cell office:value-type="float" office:value="48.15439" calcext:value-type="float">
            <text:p>48,15439</text:p>
          </table:table-cell>
          <table:table-cell office:value-type="float" office:value="11.528388" calcext:value-type="float">
            <text:p>11,528388</text:p>
          </table:table-cell>
          <table:table-cell office:value-type="float" office:value="12.422751" calcext:value-type="float">
            <text:p>12,422751</text:p>
          </table:table-cell>
          <table:table-cell office:value-type="float" office:value="52.545967" calcext:value-type="float">
            <text:p>52,545967</text:p>
          </table:table-cell>
          <table:table-cell office:value-type="float" office:value="940.080017" calcext:value-type="float">
            <text:p>940,080017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9.25" calcext:value-type="float">
            <text:p>239,25</text:p>
          </table:table-cell>
          <table:table-cell office:value-type="float" office:value="236.40625" calcext:value-type="float">
            <text:p>236,40625</text:p>
          </table:table-cell>
          <table:table-cell office:value-type="float" office:value="239.09375" calcext:value-type="float">
            <text:p>239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1:05:50</text:p>
          </table:table-cell>
          <table:table-cell office:value-type="float" office:value="48.154593" calcext:value-type="float">
            <text:p>48,154593</text:p>
          </table:table-cell>
          <table:table-cell office:value-type="float" office:value="11.528358" calcext:value-type="float">
            <text:p>11,528358</text:p>
          </table:table-cell>
          <table:table-cell office:value-type="float" office:value="12.815289" calcext:value-type="float">
            <text:p>12,815289</text:p>
          </table:table-cell>
          <table:table-cell office:value-type="float" office:value="51.422905" calcext:value-type="float">
            <text:p>51,422905</text:p>
          </table:table-cell>
          <table:table-cell office:value-type="float" office:value="939.869995" calcext:value-type="float">
            <text:p>939,86999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6.84375" calcext:value-type="float">
            <text:p>236,84375</text:p>
          </table:table-cell>
          <table:table-cell office:value-type="float" office:value="239.09375" calcext:value-type="float">
            <text:p>239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1:15:51</text:p>
          </table:table-cell>
          <table:table-cell office:value-type="float" office:value="48.154527" calcext:value-type="float">
            <text:p>48,154527</text:p>
          </table:table-cell>
          <table:table-cell office:value-type="float" office:value="11.528157" calcext:value-type="float">
            <text:p>11,528157</text:p>
          </table:table-cell>
          <table:table-cell office:value-type="float" office:value="12.673762" calcext:value-type="float">
            <text:p>12,673762</text:p>
          </table:table-cell>
          <table:table-cell office:value-type="float" office:value="51.418327" calcext:value-type="float">
            <text:p>51,418327</text:p>
          </table:table-cell>
          <table:table-cell office:value-type="float" office:value="939.900024" calcext:value-type="float">
            <text:p>939,900024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6.25" calcext:value-type="float">
            <text:p>236,25</text:p>
          </table:table-cell>
          <table:table-cell office:value-type="float" office:value="238.625" calcext:value-type="float">
            <text:p>238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1:25:52</text:p>
          </table:table-cell>
          <table:table-cell office:value-type="float" office:value="48.154337" calcext:value-type="float">
            <text:p>48,154337</text:p>
          </table:table-cell>
          <table:table-cell office:value-type="float" office:value="11.528135" calcext:value-type="float">
            <text:p>11,528135</text:p>
          </table:table-cell>
          <table:table-cell office:value-type="float" office:value="12.393377" calcext:value-type="float">
            <text:p>12,393377</text:p>
          </table:table-cell>
          <table:table-cell office:value-type="float" office:value="52.243839" calcext:value-type="float">
            <text:p>52,243839</text:p>
          </table:table-cell>
          <table:table-cell office:value-type="float" office:value="939.630005" calcext:value-type="float">
            <text:p>939,630005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8.9375" calcext:value-type="float">
            <text:p>238,9375</text:p>
          </table:table-cell>
          <table:table-cell office:value-type="float" office:value="236.125" calcext:value-type="float">
            <text:p>236,125</text:p>
          </table:table-cell>
          <table:table-cell office:value-type="float" office:value="238.75" calcext:value-type="float">
            <text:p>238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1:35:52</text:p>
          </table:table-cell>
          <table:table-cell office:value-type="float" office:value="48.15444" calcext:value-type="float">
            <text:p>48,15444</text:p>
          </table:table-cell>
          <table:table-cell office:value-type="float" office:value="11.528157" calcext:value-type="float">
            <text:p>11,528157</text:p>
          </table:table-cell>
          <table:table-cell office:value-type="float" office:value="12.548257" calcext:value-type="float">
            <text:p>12,548257</text:p>
          </table:table-cell>
          <table:table-cell office:value-type="float" office:value="51.900513" calcext:value-type="float">
            <text:p>51,900513</text:p>
          </table:table-cell>
          <table:table-cell office:value-type="float" office:value="939.130005" calcext:value-type="float">
            <text:p>939,13000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6.625" calcext:value-type="float">
            <text:p>236,625</text:p>
          </table:table-cell>
          <table:table-cell office:value-type="float" office:value="239.3125" calcext:value-type="float">
            <text:p>239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1:45:53</text:p>
          </table:table-cell>
          <table:table-cell office:value-type="float" office:value="48.153958" calcext:value-type="float">
            <text:p>48,153958</text:p>
          </table:table-cell>
          <table:table-cell office:value-type="float" office:value="11.528173" calcext:value-type="float">
            <text:p>11,528173</text:p>
          </table:table-cell>
          <table:table-cell office:value-type="float" office:value="12.841992" calcext:value-type="float">
            <text:p>12,841992</text:p>
          </table:table-cell>
          <table:table-cell office:value-type="float" office:value="51.551079" calcext:value-type="float">
            <text:p>51,551079</text:p>
          </table:table-cell>
          <table:table-cell office:value-type="float" office:value="938.950012" calcext:value-type="float">
            <text:p>938,950012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7" calcext:value-type="float">
            <text:p>237</text:p>
          </table:table-cell>
          <table:table-cell office:value-type="float" office:value="239.75" calcext:value-type="float">
            <text:p>239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1:55:54</text:p>
          </table:table-cell>
          <table:table-cell office:value-type="float" office:value="48.1544" calcext:value-type="float">
            <text:p>48,1544</text:p>
          </table:table-cell>
          <table:table-cell office:value-type="float" office:value="11.52822" calcext:value-type="float">
            <text:p>11,52822</text:p>
          </table:table-cell>
          <table:table-cell office:value-type="float" office:value="12.815289" calcext:value-type="float">
            <text:p>12,815289</text:p>
          </table:table-cell>
          <table:table-cell office:value-type="float" office:value="51.607536" calcext:value-type="float">
            <text:p>51,607536</text:p>
          </table:table-cell>
          <table:table-cell office:value-type="float" office:value="938.869995" calcext:value-type="float">
            <text:p>938,869995</text:p>
          </table:table-cell>
          <table:table-cell office:value-type="float" office:value="239.5" calcext:value-type="float">
            <text:p>239,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6.34375" calcext:value-type="float">
            <text:p>236,34375</text:p>
          </table:table-cell>
          <table:table-cell office:value-type="float" office:value="238.65625" calcext:value-type="float">
            <text:p>238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2:05:55</text:p>
          </table:table-cell>
          <table:table-cell office:value-type="float" office:value="48.154673" calcext:value-type="float">
            <text:p>48,154673</text:p>
          </table:table-cell>
          <table:table-cell office:value-type="float" office:value="11.52839" calcext:value-type="float">
            <text:p>11,52839</text:p>
          </table:table-cell>
          <table:table-cell office:value-type="float" office:value="12.633707" calcext:value-type="float">
            <text:p>12,633707</text:p>
          </table:table-cell>
          <table:table-cell office:value-type="float" office:value="52.596321" calcext:value-type="float">
            <text:p>52,596321</text:p>
          </table:table-cell>
          <table:table-cell office:value-type="float" office:value="938.98999" calcext:value-type="float">
            <text:p>938,98999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36.21875" calcext:value-type="float">
            <text:p>236,21875</text:p>
          </table:table-cell>
          <table:table-cell office:value-type="float" office:value="238.96875" calcext:value-type="float">
            <text:p>238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2:15:55</text:p>
          </table:table-cell>
          <table:table-cell office:value-type="float" office:value="48.154537" calcext:value-type="float">
            <text:p>48,154537</text:p>
          </table:table-cell>
          <table:table-cell office:value-type="float" office:value="11.52847" calcext:value-type="float">
            <text:p>11,52847</text:p>
          </table:table-cell>
          <table:table-cell office:value-type="float" office:value="12.267872" calcext:value-type="float">
            <text:p>12,267872</text:p>
          </table:table-cell>
          <table:table-cell office:value-type="float" office:value="56.340885" calcext:value-type="float">
            <text:p>56,340885</text:p>
          </table:table-cell>
          <table:table-cell office:value-type="float" office:value="938.919983" calcext:value-type="float">
            <text:p>938,919983</text:p>
          </table:table-cell>
          <table:table-cell office:value-type="float" office:value="239.125" calcext:value-type="float">
            <text:p>239,12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5.96875" calcext:value-type="float">
            <text:p>235,96875</text:p>
          </table:table-cell>
          <table:table-cell office:value-type="float" office:value="239.1875" calcext:value-type="float">
            <text:p>239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2:25:56</text:p>
          </table:table-cell>
          <table:table-cell office:value-type="float" office:value="48.154667" calcext:value-type="float">
            <text:p>48,154667</text:p>
          </table:table-cell>
          <table:table-cell office:value-type="float" office:value="11.528552" calcext:value-type="float">
            <text:p>11,528552</text:p>
          </table:table-cell>
          <table:table-cell office:value-type="float" office:value="12.323949" calcext:value-type="float">
            <text:p>12,323949</text:p>
          </table:table-cell>
          <table:table-cell office:value-type="float" office:value="56.588081" calcext:value-type="float">
            <text:p>56,588081</text:p>
          </table:table-cell>
          <table:table-cell office:value-type="float" office:value="938.619995" calcext:value-type="float">
            <text:p>938,619995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39.34375" calcext:value-type="float">
            <text:p>239,34375</text:p>
          </table:table-cell>
          <table:table-cell office:value-type="float" office:value="236.40625" calcext:value-type="float">
            <text:p>236,4062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2:35:57</text:p>
          </table:table-cell>
          <table:table-cell office:value-type="float" office:value="48.154573" calcext:value-type="float">
            <text:p>48,154573</text:p>
          </table:table-cell>
          <table:table-cell office:value-type="float" office:value="11.528432" calcext:value-type="float">
            <text:p>11,528432</text:p>
          </table:table-cell>
          <table:table-cell office:value-type="float" office:value="12.198443" calcext:value-type="float">
            <text:p>12,198443</text:p>
          </table:table-cell>
          <table:table-cell office:value-type="float" office:value="57.547874" calcext:value-type="float">
            <text:p>57,547874</text:p>
          </table:table-cell>
          <table:table-cell office:value-type="float" office:value="938.369995" calcext:value-type="float">
            <text:p>938,369995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6.40625" calcext:value-type="float">
            <text:p>236,40625</text:p>
          </table:table-cell>
          <table:table-cell office:value-type="float" office:value="239.96875" calcext:value-type="float">
            <text:p>239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2:45:57</text:p>
          </table:table-cell>
          <table:table-cell office:value-type="float" office:value="48.154417" calcext:value-type="float">
            <text:p>48,154417</text:p>
          </table:table-cell>
          <table:table-cell office:value-type="float" office:value="11.528467" calcext:value-type="float">
            <text:p>11,528467</text:p>
          </table:table-cell>
          <table:table-cell office:value-type="float" office:value="11.928741" calcext:value-type="float">
            <text:p>11,928741</text:p>
          </table:table-cell>
          <table:table-cell office:value-type="float" office:value="58.431374" calcext:value-type="float">
            <text:p>58,431374</text:p>
          </table:table-cell>
          <table:table-cell office:value-type="float" office:value="937.98999" calcext:value-type="float">
            <text:p>937,98999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6.28125" calcext:value-type="float">
            <text:p>236,28125</text:p>
          </table:table-cell>
          <table:table-cell office:value-type="float" office:value="240.25" calcext:value-type="float">
            <text:p>240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2:55:58</text:p>
          </table:table-cell>
          <table:table-cell office:value-type="float" office:value="48.1544" calcext:value-type="float">
            <text:p>48,1544</text:p>
          </table:table-cell>
          <table:table-cell office:value-type="float" office:value="11.528467" calcext:value-type="float">
            <text:p>11,528467</text:p>
          </table:table-cell>
          <table:table-cell office:value-type="float" office:value="11.902037" calcext:value-type="float">
            <text:p>11,902037</text:p>
          </table:table-cell>
          <table:table-cell office:value-type="float" office:value="58.469521" calcext:value-type="float">
            <text:p>58,469521</text:p>
          </table:table-cell>
          <table:table-cell office:value-type="float" office:value="937.919983" calcext:value-type="float">
            <text:p>937,919983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6.6875" calcext:value-type="float">
            <text:p>236,687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3:05:59</text:p>
          </table:table-cell>
          <table:table-cell office:value-type="float" office:value="48.154483" calcext:value-type="float">
            <text:p>48,154483</text:p>
          </table:table-cell>
          <table:table-cell office:value-type="float" office:value="11.528655" calcext:value-type="float">
            <text:p>11,528655</text:p>
          </table:table-cell>
          <table:table-cell office:value-type="float" office:value="11.928741" calcext:value-type="float">
            <text:p>11,928741</text:p>
          </table:table-cell>
          <table:table-cell office:value-type="float" office:value="59.119553" calcext:value-type="float">
            <text:p>59,119553</text:p>
          </table:table-cell>
          <table:table-cell office:value-type="float" office:value="937.97998" calcext:value-type="float">
            <text:p>937,97998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6.78125" calcext:value-type="float">
            <text:p>236,78125</text:p>
          </table:table-cell>
          <table:table-cell office:value-type="float" office:value="240.28125" calcext:value-type="float">
            <text:p>240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3:16:00</text:p>
          </table:table-cell>
          <table:table-cell office:value-type="float" office:value="48.1543" calcext:value-type="float">
            <text:p>48,1543</text:p>
          </table:table-cell>
          <table:table-cell office:value-type="float" office:value="11.52863" calcext:value-type="float">
            <text:p>11,52863</text:p>
          </table:table-cell>
          <table:table-cell office:value-type="float" office:value="11.816586" calcext:value-type="float">
            <text:p>11,816586</text:p>
          </table:table-cell>
          <table:table-cell office:value-type="float" office:value="59.090561" calcext:value-type="float">
            <text:p>59,090561</text:p>
          </table:table-cell>
          <table:table-cell office:value-type="float" office:value="937.849976" calcext:value-type="float">
            <text:p>937,849976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36.4375" calcext:value-type="float">
            <text:p>236,437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3:26:00</text:p>
          </table:table-cell>
          <table:table-cell office:value-type="float" office:value="48.154375" calcext:value-type="float">
            <text:p>48,154375</text:p>
          </table:table-cell>
          <table:table-cell office:value-type="float" office:value="11.528387" calcext:value-type="float">
            <text:p>11,528387</text:p>
          </table:table-cell>
          <table:table-cell office:value-type="float" office:value="11.621653" calcext:value-type="float">
            <text:p>11,621653</text:p>
          </table:table-cell>
          <table:table-cell office:value-type="float" office:value="59.39727" calcext:value-type="float">
            <text:p>59,39727</text:p>
          </table:table-cell>
          <table:table-cell office:value-type="float" office:value="937.929993" calcext:value-type="float">
            <text:p>937,929993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6.375" calcext:value-type="float">
            <text:p>236,375</text:p>
          </table:table-cell>
          <table:table-cell office:value-type="float" office:value="239.90625" calcext:value-type="float">
            <text:p>239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3:36:01</text:p>
          </table:table-cell>
          <table:table-cell office:value-type="float" office:value="48.154423" calcext:value-type="float">
            <text:p>48,154423</text:p>
          </table:table-cell>
          <table:table-cell office:value-type="float" office:value="11.528202" calcext:value-type="float">
            <text:p>11,528202</text:p>
          </table:table-cell>
          <table:table-cell office:value-type="float" office:value="11.509499" calcext:value-type="float">
            <text:p>11,509499</text:p>
          </table:table-cell>
          <table:table-cell office:value-type="float" office:value="59.819942" calcext:value-type="float">
            <text:p>59,819942</text:p>
          </table:table-cell>
          <table:table-cell office:value-type="float" office:value="937.72998" calcext:value-type="float">
            <text:p>937,72998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6.5" calcext:value-type="float">
            <text:p>236,5</text:p>
          </table:table-cell>
          <table:table-cell office:value-type="float" office:value="240.15625" calcext:value-type="float">
            <text:p>240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3:46:02</text:p>
          </table:table-cell>
          <table:table-cell office:value-type="float" office:value="48.154433" calcext:value-type="float">
            <text:p>48,154433</text:p>
          </table:table-cell>
          <table:table-cell office:value-type="float" office:value="11.527842" calcext:value-type="float">
            <text:p>11,527842</text:p>
          </table:table-cell>
          <table:table-cell office:value-type="float" office:value="11.367971" calcext:value-type="float">
            <text:p>11,367971</text:p>
          </table:table-cell>
          <table:table-cell office:value-type="float" office:value="60.634777" calcext:value-type="float">
            <text:p>60,634777</text:p>
          </table:table-cell>
          <table:table-cell office:value-type="float" office:value="937.75" calcext:value-type="float">
            <text:p>937,7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40.375" calcext:value-type="float">
            <text:p>24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3:56:02</text:p>
          </table:table-cell>
          <table:table-cell office:value-type="float" office:value="48.154455" calcext:value-type="float">
            <text:p>48,154455</text:p>
          </table:table-cell>
          <table:table-cell office:value-type="float" office:value="11.527587" calcext:value-type="float">
            <text:p>11,527587</text:p>
          </table:table-cell>
          <table:table-cell office:value-type="float" office:value="11.295873" calcext:value-type="float">
            <text:p>11,295873</text:p>
          </table:table-cell>
          <table:table-cell office:value-type="float" office:value="60.56916" calcext:value-type="float">
            <text:p>60,56916</text:p>
          </table:table-cell>
          <table:table-cell office:value-type="float" office:value="937.619995" calcext:value-type="float">
            <text:p>937,61999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39.5" calcext:value-type="float">
            <text:p>239,5</text:p>
          </table:table-cell>
          <table:table-cell office:value-type="float" office:value="236.65625" calcext:value-type="float">
            <text:p>236,65625</text:p>
          </table:table-cell>
          <table:table-cell office:value-type="float" office:value="239.78125" calcext:value-type="float">
            <text:p>239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4:06:03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7083" calcext:value-type="float">
            <text:p>11,527083</text:p>
          </table:table-cell>
          <table:table-cell office:value-type="float" office:value="11.140993" calcext:value-type="float">
            <text:p>11,140993</text:p>
          </table:table-cell>
          <table:table-cell office:value-type="float" office:value="61.869228" calcext:value-type="float">
            <text:p>61,869228</text:p>
          </table:table-cell>
          <table:table-cell office:value-type="float" office:value="937.919983" calcext:value-type="float">
            <text:p>937,919983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6.65625" calcext:value-type="float">
            <text:p>236,65625</text:p>
          </table:table-cell>
          <table:table-cell office:value-type="float" office:value="240.5" calcext:value-type="float">
            <text:p>240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4:16:04</text:p>
          </table:table-cell>
          <table:table-cell office:value-type="float" office:value="48.154322" calcext:value-type="float">
            <text:p>48,154322</text:p>
          </table:table-cell>
          <table:table-cell office:value-type="float" office:value="11.52774" calcext:value-type="float">
            <text:p>11,52774</text:p>
          </table:table-cell>
          <table:table-cell office:value-type="float" office:value="10.889982" calcext:value-type="float">
            <text:p>10,889982</text:p>
          </table:table-cell>
          <table:table-cell office:value-type="float" office:value="63.814754" calcext:value-type="float">
            <text:p>63,814754</text:p>
          </table:table-cell>
          <table:table-cell office:value-type="float" office:value="938.75" calcext:value-type="float">
            <text:p>938,7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4:26:05</text:p>
          </table:table-cell>
          <table:table-cell office:value-type="float" office:value="48.154498" calcext:value-type="float">
            <text:p>48,154498</text:p>
          </table:table-cell>
          <table:table-cell office:value-type="float" office:value="11.527342" calcext:value-type="float">
            <text:p>11,527342</text:p>
          </table:table-cell>
          <table:table-cell office:value-type="float" office:value="10.481422" calcext:value-type="float">
            <text:p>10,481422</text:p>
          </table:table-cell>
          <table:table-cell office:value-type="float" office:value="62.058441" calcext:value-type="float">
            <text:p>62,058441</text:p>
          </table:table-cell>
          <table:table-cell office:value-type="float" office:value="939.97998" calcext:value-type="float">
            <text:p>939,97998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36.0625" calcext:value-type="float">
            <text:p>236,0625</text:p>
          </table:table-cell>
          <table:table-cell office:value-type="float" office:value="238.4375" calcext:value-type="float">
            <text:p>238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4:36:05</text:p>
          </table:table-cell>
          <table:table-cell office:value-type="float" office:value="48.153968" calcext:value-type="float">
            <text:p>48,153968</text:p>
          </table:table-cell>
          <table:table-cell office:value-type="float" office:value="11.527983" calcext:value-type="float">
            <text:p>11,527983</text:p>
          </table:table-cell>
          <table:table-cell office:value-type="float" office:value="9.920653" calcext:value-type="float">
            <text:p>9,920653</text:p>
          </table:table-cell>
          <table:table-cell office:value-type="float" office:value="61.795986" calcext:value-type="float">
            <text:p>61,795986</text:p>
          </table:table-cell>
          <table:table-cell office:value-type="float" office:value="939.98999" calcext:value-type="float">
            <text:p>939,98999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35.75" calcext:value-type="float">
            <text:p>235,75</text:p>
          </table:table-cell>
          <table:table-cell office:value-type="float" office:value="238.90625" calcext:value-type="float">
            <text:p>238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4:46:06</text:p>
          </table:table-cell>
          <table:table-cell office:value-type="float" office:value="48.15391" calcext:value-type="float">
            <text:p>48,15391</text:p>
          </table:table-cell>
          <table:table-cell office:value-type="float" office:value="11.528068" calcext:value-type="float">
            <text:p>11,528068</text:p>
          </table:table-cell>
          <table:table-cell office:value-type="float" office:value="9.608225" calcext:value-type="float">
            <text:p>9,608225</text:p>
          </table:table-cell>
          <table:table-cell office:value-type="float" office:value="62.775616" calcext:value-type="float">
            <text:p>62,775616</text:p>
          </table:table-cell>
          <table:table-cell office:value-type="float" office:value="939.950012" calcext:value-type="float">
            <text:p>939,950012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6.59375" calcext:value-type="float">
            <text:p>236,5937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4:56:07</text:p>
          </table:table-cell>
          <table:table-cell office:value-type="float" office:value="48.154173" calcext:value-type="float">
            <text:p>48,154173</text:p>
          </table:table-cell>
          <table:table-cell office:value-type="float" office:value="11.528397" calcext:value-type="float">
            <text:p>11,528397</text:p>
          </table:table-cell>
          <table:table-cell office:value-type="float" office:value="9.482719" calcext:value-type="float">
            <text:p>9,482719</text:p>
          </table:table-cell>
          <table:table-cell office:value-type="float" office:value="63.546196" calcext:value-type="float">
            <text:p>63,546196</text:p>
          </table:table-cell>
          <table:table-cell office:value-type="float" office:value="939.969971" calcext:value-type="float">
            <text:p>939,969971</text:p>
          </table:table-cell>
          <table:table-cell office:value-type="float" office:value="240" calcext:value-type="float">
            <text:p>240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5:06:08</text:p>
          </table:table-cell>
          <table:table-cell office:value-type="float" office:value="48.154573" calcext:value-type="float">
            <text:p>48,154573</text:p>
          </table:table-cell>
          <table:table-cell office:value-type="float" office:value="11.528467" calcext:value-type="float">
            <text:p>11,528467</text:p>
          </table:table-cell>
          <table:table-cell office:value-type="float" office:value="9.426642" calcext:value-type="float">
            <text:p>9,426642</text:p>
          </table:table-cell>
          <table:table-cell office:value-type="float" office:value="63.413445" calcext:value-type="float">
            <text:p>63,413445</text:p>
          </table:table-cell>
          <table:table-cell office:value-type="float" office:value="940.070007" calcext:value-type="float">
            <text:p>940,070007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1.03125" calcext:value-type="float">
            <text:p>241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5:16:08</text:p>
          </table:table-cell>
          <table:table-cell office:value-type="float" office:value="48.154233" calcext:value-type="float">
            <text:p>48,154233</text:p>
          </table:table-cell>
          <table:table-cell office:value-type="float" office:value="11.528247" calcext:value-type="float">
            <text:p>11,528247</text:p>
          </table:table-cell>
          <table:table-cell office:value-type="float" office:value="9.24506" calcext:value-type="float">
            <text:p>9,24506</text:p>
          </table:table-cell>
          <table:table-cell office:value-type="float" office:value="63.880371" calcext:value-type="float">
            <text:p>63,880371</text:p>
          </table:table-cell>
          <table:table-cell office:value-type="float" office:value="940.210022" calcext:value-type="float">
            <text:p>940,210022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40.96875" calcext:value-type="float">
            <text:p>240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5:26:09</text:p>
          </table:table-cell>
          <table:table-cell office:value-type="float" office:value="48.154382" calcext:value-type="float">
            <text:p>48,154382</text:p>
          </table:table-cell>
          <table:table-cell office:value-type="float" office:value="11.528223" calcext:value-type="float">
            <text:p>11,528223</text:p>
          </table:table-cell>
          <table:table-cell office:value-type="float" office:value="9.076829" calcext:value-type="float">
            <text:p>9,076829</text:p>
          </table:table-cell>
          <table:table-cell office:value-type="float" office:value="63.340199" calcext:value-type="float">
            <text:p>63,340199</text:p>
          </table:table-cell>
          <table:table-cell office:value-type="float" office:value="939.969971" calcext:value-type="float">
            <text:p>939,969971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5:36:10</text:p>
          </table:table-cell>
          <table:table-cell office:value-type="float" office:value="48.154427" calcext:value-type="float">
            <text:p>48,154427</text:p>
          </table:table-cell>
          <table:table-cell office:value-type="float" office:value="11.528435" calcext:value-type="float">
            <text:p>11,528435</text:p>
          </table:table-cell>
          <table:table-cell office:value-type="float" office:value="8.881895" calcext:value-type="float">
            <text:p>8,881895</text:p>
          </table:table-cell>
          <table:table-cell office:value-type="float" office:value="63.825436" calcext:value-type="float">
            <text:p>63,825436</text:p>
          </table:table-cell>
          <table:table-cell office:value-type="float" office:value="940.159973" calcext:value-type="float">
            <text:p>940,159973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5:46:10</text:p>
          </table:table-cell>
          <table:table-cell office:value-type="float" office:value="48.154423" calcext:value-type="float">
            <text:p>48,154423</text:p>
          </table:table-cell>
          <table:table-cell office:value-type="float" office:value="11.528382" calcext:value-type="float">
            <text:p>11,528382</text:p>
          </table:table-cell>
          <table:table-cell office:value-type="float" office:value="8.724346" calcext:value-type="float">
            <text:p>8,724346</text:p>
          </table:table-cell>
          <table:table-cell office:value-type="float" office:value="63.802547" calcext:value-type="float">
            <text:p>63,802547</text:p>
          </table:table-cell>
          <table:table-cell office:value-type="float" office:value="940.330017" calcext:value-type="float">
            <text:p>940,330017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7.03125" calcext:value-type="float">
            <text:p>237,03125</text:p>
          </table:table-cell>
          <table:table-cell office:value-type="float" office:value="241.03125" calcext:value-type="float">
            <text:p>241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5:56:11</text:p>
          </table:table-cell>
          <table:table-cell office:value-type="float" office:value="48.15434" calcext:value-type="float">
            <text:p>48,15434</text:p>
          </table:table-cell>
          <table:table-cell office:value-type="float" office:value="11.528723" calcext:value-type="float">
            <text:p>11,528723</text:p>
          </table:table-cell>
          <table:table-cell office:value-type="float" office:value="8.598841" calcext:value-type="float">
            <text:p>8,598841</text:p>
          </table:table-cell>
          <table:table-cell office:value-type="float" office:value="64.029907" calcext:value-type="float">
            <text:p>64,029907</text:p>
          </table:table-cell>
          <table:table-cell office:value-type="float" office:value="940.549988" calcext:value-type="float">
            <text:p>940,549988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6:06:12</text:p>
          </table:table-cell>
          <table:table-cell office:value-type="float" office:value="48.15429" calcext:value-type="float">
            <text:p>48,15429</text:p>
          </table:table-cell>
          <table:table-cell office:value-type="float" office:value="11.52956" calcext:value-type="float">
            <text:p>11,52956</text:p>
          </table:table-cell>
          <table:table-cell office:value-type="float" office:value="8.526741" calcext:value-type="float">
            <text:p>8,526741</text:p>
          </table:table-cell>
          <table:table-cell office:value-type="float" office:value="64.667732" calcext:value-type="float">
            <text:p>64,667732</text:p>
          </table:table-cell>
          <table:table-cell office:value-type="float" office:value="940.679993" calcext:value-type="float">
            <text:p>940,679993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6:16:13</text:p>
          </table:table-cell>
          <table:table-cell office:value-type="float" office:value="48.154292" calcext:value-type="float">
            <text:p>48,154292</text:p>
          </table:table-cell>
          <table:table-cell office:value-type="float" office:value="11.529052" calcext:value-type="float">
            <text:p>11,529052</text:p>
          </table:table-cell>
          <table:table-cell office:value-type="float" office:value="8.443961" calcext:value-type="float">
            <text:p>8,443961</text:p>
          </table:table-cell>
          <table:table-cell office:value-type="float" office:value="65.001907" calcext:value-type="float">
            <text:p>65,001907</text:p>
          </table:table-cell>
          <table:table-cell office:value-type="float" office:value="940.609985" calcext:value-type="float">
            <text:p>940,60998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1.375" calcext:value-type="float">
            <text:p>241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6:26:13</text:p>
          </table:table-cell>
          <table:table-cell office:value-type="float" office:value="48.154468" calcext:value-type="float">
            <text:p>48,154468</text:p>
          </table:table-cell>
          <table:table-cell office:value-type="float" office:value="11.52866" calcext:value-type="float">
            <text:p>11,52866</text:p>
          </table:table-cell>
          <table:table-cell office:value-type="float" office:value="8.331807" calcext:value-type="float">
            <text:p>8,331807</text:p>
          </table:table-cell>
          <table:table-cell office:value-type="float" office:value="65.281151" calcext:value-type="float">
            <text:p>65,281151</text:p>
          </table:table-cell>
          <table:table-cell office:value-type="float" office:value="940.950012" calcext:value-type="float">
            <text:p>940,950012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41.03125" calcext:value-type="float">
            <text:p>241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6:36:14</text:p>
          </table:table-cell>
          <table:table-cell office:value-type="float" office:value="48.154243" calcext:value-type="float">
            <text:p>48,154243</text:p>
          </table:table-cell>
          <table:table-cell office:value-type="float" office:value="11.529167" calcext:value-type="float">
            <text:p>11,529167</text:p>
          </table:table-cell>
          <table:table-cell office:value-type="float" office:value="8.27573" calcext:value-type="float">
            <text:p>8,27573</text:p>
          </table:table-cell>
          <table:table-cell office:value-type="float" office:value="65.110245" calcext:value-type="float">
            <text:p>65,110245</text:p>
          </table:table-cell>
          <table:table-cell office:value-type="float" office:value="940.98999" calcext:value-type="float">
            <text:p>940,98999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6:46:15</text:p>
          </table:table-cell>
          <table:table-cell office:value-type="float" office:value="48.154385" calcext:value-type="float">
            <text:p>48,154385</text:p>
          </table:table-cell>
          <table:table-cell office:value-type="float" office:value="11.528313" calcext:value-type="float">
            <text:p>11,528313</text:p>
          </table:table-cell>
          <table:table-cell office:value-type="float" office:value="8.219654" calcext:value-type="float">
            <text:p>8,219654</text:p>
          </table:table-cell>
          <table:table-cell office:value-type="float" office:value="65.1194" calcext:value-type="float">
            <text:p>65,1194</text:p>
          </table:table-cell>
          <table:table-cell office:value-type="float" office:value="941.23999" calcext:value-type="float">
            <text:p>941,23999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0.96875" calcext:value-type="float">
            <text:p>240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6:56:15</text:p>
          </table:table-cell>
          <table:table-cell office:value-type="float" office:value="48.154528" calcext:value-type="float">
            <text:p>48,154528</text:p>
          </table:table-cell>
          <table:table-cell office:value-type="float" office:value="11.528597" calcext:value-type="float">
            <text:p>11,528597</text:p>
          </table:table-cell>
          <table:table-cell office:value-type="float" office:value="8.19028" calcext:value-type="float">
            <text:p>8,19028</text:p>
          </table:table-cell>
          <table:table-cell office:value-type="float" office:value="64.892044" calcext:value-type="float">
            <text:p>64,892044</text:p>
          </table:table-cell>
          <table:table-cell office:value-type="float" office:value="941.289978" calcext:value-type="float">
            <text:p>941,289978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7:06:16</text:p>
          </table:table-cell>
          <table:table-cell office:value-type="float" office:value="48.154778" calcext:value-type="float">
            <text:p>48,154778</text:p>
          </table:table-cell>
          <table:table-cell office:value-type="float" office:value="11.528285" calcext:value-type="float">
            <text:p>11,528285</text:p>
          </table:table-cell>
          <table:table-cell office:value-type="float" office:value="8.150225" calcext:value-type="float">
            <text:p>8,150225</text:p>
          </table:table-cell>
          <table:table-cell office:value-type="float" office:value="65.201797" calcext:value-type="float">
            <text:p>65,201797</text:p>
          </table:table-cell>
          <table:table-cell office:value-type="float" office:value="941.099976" calcext:value-type="float">
            <text:p>941,099976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" calcext:value-type="float">
            <text:p>240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0.75" calcext:value-type="float">
            <text:p>240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7:16:17</text:p>
          </table:table-cell>
          <table:table-cell office:value-type="float" office:value="48.155167" calcext:value-type="float">
            <text:p>48,155167</text:p>
          </table:table-cell>
          <table:table-cell office:value-type="float" office:value="11.528615" calcext:value-type="float">
            <text:p>11,528615</text:p>
          </table:table-cell>
          <table:table-cell office:value-type="float" office:value="8.120852" calcext:value-type="float">
            <text:p>8,120852</text:p>
          </table:table-cell>
          <table:table-cell office:value-type="float" office:value="64.57618" calcext:value-type="float">
            <text:p>64,57618</text:p>
          </table:table-cell>
          <table:table-cell office:value-type="float" office:value="940.349976" calcext:value-type="float">
            <text:p>940,349976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40.21875" calcext:value-type="float">
            <text:p>240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7:26:18</text:p>
          </table:table-cell>
          <table:table-cell office:value-type="float" office:value="48.154328" calcext:value-type="float">
            <text:p>48,154328</text:p>
          </table:table-cell>
          <table:table-cell office:value-type="float" office:value="11.52868" calcext:value-type="float">
            <text:p>11,52868</text:p>
          </table:table-cell>
          <table:table-cell office:value-type="float" office:value="8.024719" calcext:value-type="float">
            <text:p>8,024719</text:p>
          </table:table-cell>
          <table:table-cell office:value-type="float" office:value="64.084839" calcext:value-type="float">
            <text:p>64,084839</text:p>
          </table:table-cell>
          <table:table-cell office:value-type="float" office:value="940.559998" calcext:value-type="float">
            <text:p>940,559998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0.90625" calcext:value-type="float">
            <text:p>240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7:36:18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555" calcext:value-type="float">
            <text:p>11,528555</text:p>
          </table:table-cell>
          <table:table-cell office:value-type="float" office:value="7.968643" calcext:value-type="float">
            <text:p>7,968643</text:p>
          </table:table-cell>
          <table:table-cell office:value-type="float" office:value="63.869686" calcext:value-type="float">
            <text:p>63,869686</text:p>
          </table:table-cell>
          <table:table-cell office:value-type="float" office:value="940.559998" calcext:value-type="float">
            <text:p>940,559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7:46:19</text:p>
          </table:table-cell>
          <table:table-cell office:value-type="float" office:value="48.154275" calcext:value-type="float">
            <text:p>48,154275</text:p>
          </table:table-cell>
          <table:table-cell office:value-type="float" office:value="11.528568" calcext:value-type="float">
            <text:p>11,528568</text:p>
          </table:table-cell>
          <table:table-cell office:value-type="float" office:value="8.038072" calcext:value-type="float">
            <text:p>8,038072</text:p>
          </table:table-cell>
          <table:table-cell office:value-type="float" office:value="63.732357" calcext:value-type="float">
            <text:p>63,732357</text:p>
          </table:table-cell>
          <table:table-cell office:value-type="float" office:value="940.650024" calcext:value-type="float">
            <text:p>940,650024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1.03125" calcext:value-type="float">
            <text:p>241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7:56:20</text:p>
          </table:table-cell>
          <table:table-cell office:value-type="float" office:value="48.15426" calcext:value-type="float">
            <text:p>48,15426</text:p>
          </table:table-cell>
          <table:table-cell office:value-type="float" office:value="11.528785" calcext:value-type="float">
            <text:p>11,528785</text:p>
          </table:table-cell>
          <table:table-cell office:value-type="float" office:value="7.939269" calcext:value-type="float">
            <text:p>7,939269</text:p>
          </table:table-cell>
          <table:table-cell office:value-type="float" office:value="63.889526" calcext:value-type="float">
            <text:p>63,889526</text:p>
          </table:table-cell>
          <table:table-cell office:value-type="float" office:value="940.690002" calcext:value-type="float">
            <text:p>940,690002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8:06:21</text:p>
          </table:table-cell>
          <table:table-cell office:value-type="float" office:value="48.154502" calcext:value-type="float">
            <text:p>48,154502</text:p>
          </table:table-cell>
          <table:table-cell office:value-type="float" office:value="11.528363" calcext:value-type="float">
            <text:p>11,528363</text:p>
          </table:table-cell>
          <table:table-cell office:value-type="float" office:value="7.952621" calcext:value-type="float">
            <text:p>7,952621</text:p>
          </table:table-cell>
          <table:table-cell office:value-type="float" office:value="63.709469" calcext:value-type="float">
            <text:p>63,709469</text:p>
          </table:table-cell>
          <table:table-cell office:value-type="float" office:value="940.380005" calcext:value-type="float">
            <text:p>940,38000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1.25" calcext:value-type="float">
            <text:p>241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8:16:22</text:p>
          </table:table-cell>
          <table:table-cell office:value-type="float" office:value="48.15441" calcext:value-type="float">
            <text:p>48,15441</text:p>
          </table:table-cell>
          <table:table-cell office:value-type="float" office:value="11.528342" calcext:value-type="float">
            <text:p>11,528342</text:p>
          </table:table-cell>
          <table:table-cell office:value-type="float" office:value="7.912566" calcext:value-type="float">
            <text:p>7,912566</text:p>
          </table:table-cell>
          <table:table-cell office:value-type="float" office:value="63.656063" calcext:value-type="float">
            <text:p>63,656063</text:p>
          </table:table-cell>
          <table:table-cell office:value-type="float" office:value="940.580017" calcext:value-type="float">
            <text:p>940,580017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8:26:22</text:p>
          </table:table-cell>
          <table:table-cell office:value-type="float" office:value="48.154493" calcext:value-type="float">
            <text:p>48,154493</text:p>
          </table:table-cell>
          <table:table-cell office:value-type="float" office:value="11.528325" calcext:value-type="float">
            <text:p>11,528325</text:p>
          </table:table-cell>
          <table:table-cell office:value-type="float" office:value="7.939269" calcext:value-type="float">
            <text:p>7,939269</text:p>
          </table:table-cell>
          <table:table-cell office:value-type="float" office:value="63.46685" calcext:value-type="float">
            <text:p>63,46685</text:p>
          </table:table-cell>
          <table:table-cell office:value-type="float" office:value="940.469971" calcext:value-type="float">
            <text:p>940,469971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8:36:23</text:p>
          </table:table-cell>
          <table:table-cell office:value-type="float" office:value="48.154272" calcext:value-type="float">
            <text:p>48,154272</text:p>
          </table:table-cell>
          <table:table-cell office:value-type="float" office:value="11.528962" calcext:value-type="float">
            <text:p>11,528962</text:p>
          </table:table-cell>
          <table:table-cell office:value-type="float" office:value="7.912566" calcext:value-type="float">
            <text:p>7,912566</text:p>
          </table:table-cell>
          <table:table-cell office:value-type="float" office:value="63.508049" calcext:value-type="float">
            <text:p>63,508049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1.4375" calcext:value-type="float">
            <text:p>241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8:46:24</text:p>
          </table:table-cell>
          <table:table-cell office:value-type="float" office:value="48.15432" calcext:value-type="float">
            <text:p>48,15432</text:p>
          </table:table-cell>
          <table:table-cell office:value-type="float" office:value="11.529093" calcext:value-type="float">
            <text:p>11,529093</text:p>
          </table:table-cell>
          <table:table-cell office:value-type="float" office:value="7.925918" calcext:value-type="float">
            <text:p>7,925918</text:p>
          </table:table-cell>
          <table:table-cell office:value-type="float" office:value="63.271534" calcext:value-type="float">
            <text:p>63,271534</text:p>
          </table:table-cell>
          <table:table-cell office:value-type="float" office:value="940.630005" calcext:value-type="float">
            <text:p>940,63000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8:56:25</text:p>
          </table:table-cell>
          <table:table-cell office:value-type="float" office:value="48.154248" calcext:value-type="float">
            <text:p>48,154248</text:p>
          </table:table-cell>
          <table:table-cell office:value-type="float" office:value="11.528952" calcext:value-type="float">
            <text:p>11,528952</text:p>
          </table:table-cell>
          <table:table-cell office:value-type="float" office:value="7.925918" calcext:value-type="float">
            <text:p>7,925918</text:p>
          </table:table-cell>
          <table:table-cell office:value-type="float" office:value="63.096054" calcext:value-type="float">
            <text:p>63,096054</text:p>
          </table:table-cell>
          <table:table-cell office:value-type="float" office:value="940.780029" calcext:value-type="float">
            <text:p>940,780029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1.6875" calcext:value-type="float">
            <text:p>241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9:06:25</text:p>
          </table:table-cell>
          <table:table-cell office:value-type="float" office:value="48.154362" calcext:value-type="float">
            <text:p>48,154362</text:p>
          </table:table-cell>
          <table:table-cell office:value-type="float" office:value="11.528412" calcext:value-type="float">
            <text:p>11,528412</text:p>
          </table:table-cell>
          <table:table-cell office:value-type="float" office:value="7.939269" calcext:value-type="float">
            <text:p>7,939269</text:p>
          </table:table-cell>
          <table:table-cell office:value-type="float" office:value="63.727779" calcext:value-type="float">
            <text:p>63,727779</text:p>
          </table:table-cell>
          <table:table-cell office:value-type="float" office:value="940.52002" calcext:value-type="float">
            <text:p>940,52002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1.125" calcext:value-type="float">
            <text:p>241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9:16:26</text:p>
          </table:table-cell>
          <table:table-cell office:value-type="float" office:value="48.15441" calcext:value-type="float">
            <text:p>48,15441</text:p>
          </table:table-cell>
          <table:table-cell office:value-type="float" office:value="11.52838" calcext:value-type="float">
            <text:p>11,52838</text:p>
          </table:table-cell>
          <table:table-cell office:value-type="float" office:value="7.869841" calcext:value-type="float">
            <text:p>7,869841</text:p>
          </table:table-cell>
          <table:table-cell office:value-type="float" office:value="64.887466" calcext:value-type="float">
            <text:p>64,887466</text:p>
          </table:table-cell>
          <table:table-cell office:value-type="float" office:value="940.51001" calcext:value-type="float">
            <text:p>940,51001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9:26:27</text:p>
          </table:table-cell>
          <table:table-cell office:value-type="float" office:value="48.154742" calcext:value-type="float">
            <text:p>48,154742</text:p>
          </table:table-cell>
          <table:table-cell office:value-type="float" office:value="11.528685" calcext:value-type="float">
            <text:p>11,528685</text:p>
          </table:table-cell>
          <table:table-cell office:value-type="float" office:value="7.856489" calcext:value-type="float">
            <text:p>7,856489</text:p>
          </table:table-cell>
          <table:table-cell office:value-type="float" office:value="64.251167" calcext:value-type="float">
            <text:p>64,251167</text:p>
          </table:table-cell>
          <table:table-cell office:value-type="float" office:value="940.5" calcext:value-type="float">
            <text:p>940,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0.90625" calcext:value-type="float">
            <text:p>240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9:36:27</text:p>
          </table:table-cell>
          <table:table-cell office:value-type="float" office:value="48.154957" calcext:value-type="float">
            <text:p>48,154957</text:p>
          </table:table-cell>
          <table:table-cell office:value-type="float" office:value="11.528808" calcext:value-type="float">
            <text:p>11,528808</text:p>
          </table:table-cell>
          <table:table-cell office:value-type="float" office:value="7.840467" calcext:value-type="float">
            <text:p>7,840467</text:p>
          </table:table-cell>
          <table:table-cell office:value-type="float" office:value="64.428169" calcext:value-type="float">
            <text:p>64,428169</text:p>
          </table:table-cell>
          <table:table-cell office:value-type="float" office:value="940.390015" calcext:value-type="float">
            <text:p>940,39001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9:46:28</text:p>
          </table:table-cell>
          <table:table-cell office:value-type="float" office:value="48.154355" calcext:value-type="float">
            <text:p>48,154355</text:p>
          </table:table-cell>
          <table:table-cell office:value-type="float" office:value="11.528352" calcext:value-type="float">
            <text:p>11,528352</text:p>
          </table:table-cell>
          <table:table-cell office:value-type="float" office:value="7.827115" calcext:value-type="float">
            <text:p>7,827115</text:p>
          </table:table-cell>
          <table:table-cell office:value-type="float" office:value="64.54261" calcext:value-type="float">
            <text:p>64,54261</text:p>
          </table:table-cell>
          <table:table-cell office:value-type="float" office:value="940.51001" calcext:value-type="float">
            <text:p>940,51001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1.125" calcext:value-type="float">
            <text:p>241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19:56:29</text:p>
          </table:table-cell>
          <table:table-cell office:value-type="float" office:value="48.154375" calcext:value-type="float">
            <text:p>48,154375</text:p>
          </table:table-cell>
          <table:table-cell office:value-type="float" office:value="11.528503" calcext:value-type="float">
            <text:p>11,528503</text:p>
          </table:table-cell>
          <table:table-cell office:value-type="float" office:value="7.840467" calcext:value-type="float">
            <text:p>7,840467</text:p>
          </table:table-cell>
          <table:table-cell office:value-type="float" office:value="64.480049" calcext:value-type="float">
            <text:p>64,480049</text:p>
          </table:table-cell>
          <table:table-cell office:value-type="float" office:value="940.25" calcext:value-type="float">
            <text:p>940,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0:06:30</text:p>
          </table:table-cell>
          <table:table-cell office:value-type="float" office:value="48.154493" calcext:value-type="float">
            <text:p>48,154493</text:p>
          </table:table-cell>
          <table:table-cell office:value-type="float" office:value="11.52854" calcext:value-type="float">
            <text:p>11,52854</text:p>
          </table:table-cell>
          <table:table-cell office:value-type="float" office:value="7.771039" calcext:value-type="float">
            <text:p>7,771039</text:p>
          </table:table-cell>
          <table:table-cell office:value-type="float" office:value="64.974442" calcext:value-type="float">
            <text:p>64,974442</text:p>
          </table:table-cell>
          <table:table-cell office:value-type="float" office:value="940.409973" calcext:value-type="float">
            <text:p>940,409973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" calcext:value-type="float">
            <text:p>240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78125" calcext:value-type="float">
            <text:p>240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0:16:30</text:p>
          </table:table-cell>
          <table:table-cell office:value-type="float" office:value="48.154507" calcext:value-type="float">
            <text:p>48,154507</text:p>
          </table:table-cell>
          <table:table-cell office:value-type="float" office:value="11.528473" calcext:value-type="float">
            <text:p>11,528473</text:p>
          </table:table-cell>
          <table:table-cell office:value-type="float" office:value="7.557412" calcext:value-type="float">
            <text:p>7,557412</text:p>
          </table:table-cell>
          <table:table-cell office:value-type="float" office:value="64.246582" calcext:value-type="float">
            <text:p>64,246582</text:p>
          </table:table-cell>
          <table:table-cell office:value-type="float" office:value="940.289978" calcext:value-type="float">
            <text:p>940,289978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6.9375" calcext:value-type="float">
            <text:p>236,9375</text:p>
          </table:table-cell>
          <table:table-cell office:value-type="float" office:value="240.78125" calcext:value-type="float">
            <text:p>240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0:26:31</text:p>
          </table:table-cell>
          <table:table-cell office:value-type="float" office:value="48.15452" calcext:value-type="float">
            <text:p>48,15452</text:p>
          </table:table-cell>
          <table:table-cell office:value-type="float" office:value="11.528472" calcext:value-type="float">
            <text:p>11,528472</text:p>
          </table:table-cell>
          <table:table-cell office:value-type="float" office:value="7.389181" calcext:value-type="float">
            <text:p>7,389181</text:p>
          </table:table-cell>
          <table:table-cell office:value-type="float" office:value="63.94751" calcext:value-type="float">
            <text:p>63,94751</text:p>
          </table:table-cell>
          <table:table-cell office:value-type="float" office:value="940.109985" calcext:value-type="float">
            <text:p>940,10998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" calcext:value-type="float">
            <text:p>240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0:36:32</text:p>
          </table:table-cell>
          <table:table-cell office:value-type="float" office:value="48.154517" calcext:value-type="float">
            <text:p>48,154517</text:p>
          </table:table-cell>
          <table:table-cell office:value-type="float" office:value="11.528305" calcext:value-type="float">
            <text:p>11,528305</text:p>
          </table:table-cell>
          <table:table-cell office:value-type="float" office:value="7.263676" calcext:value-type="float">
            <text:p>7,263676</text:p>
          </table:table-cell>
          <table:table-cell office:value-type="float" office:value="64.213013" calcext:value-type="float">
            <text:p>64,213013</text:p>
          </table:table-cell>
          <table:table-cell office:value-type="float" office:value="939.969971" calcext:value-type="float">
            <text:p>939,969971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0.375" calcext:value-type="float">
            <text:p>24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0:46:33</text:p>
          </table:table-cell>
          <table:table-cell office:value-type="float" office:value="48.154535" calcext:value-type="float">
            <text:p>48,154535</text:p>
          </table:table-cell>
          <table:table-cell office:value-type="float" office:value="11.528725" calcext:value-type="float">
            <text:p>11,528725</text:p>
          </table:table-cell>
          <table:table-cell office:value-type="float" office:value="7.13817" calcext:value-type="float">
            <text:p>7,13817</text:p>
          </table:table-cell>
          <table:table-cell office:value-type="float" office:value="64.528877" calcext:value-type="float">
            <text:p>64,528877</text:p>
          </table:table-cell>
          <table:table-cell office:value-type="float" office:value="939.809998" calcext:value-type="float">
            <text:p>939,809998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65625" calcext:value-type="float">
            <text:p>240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0:56:33</text:p>
          </table:table-cell>
          <table:table-cell office:value-type="float" office:value="48.15453" calcext:value-type="float">
            <text:p>48,15453</text:p>
          </table:table-cell>
          <table:table-cell office:value-type="float" office:value="11.52838" calcext:value-type="float">
            <text:p>11,52838</text:p>
          </table:table-cell>
          <table:table-cell office:value-type="float" office:value="7.05272" calcext:value-type="float">
            <text:p>7,05272</text:p>
          </table:table-cell>
          <table:table-cell office:value-type="float" office:value="64.876785" calcext:value-type="float">
            <text:p>64,876785</text:p>
          </table:table-cell>
          <table:table-cell office:value-type="float" office:value="939.719971" calcext:value-type="float">
            <text:p>939,719971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78125" calcext:value-type="float">
            <text:p>240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1:06:34</text:p>
          </table:table-cell>
          <table:table-cell office:value-type="float" office:value="48.15453" calcext:value-type="float">
            <text:p>48,15453</text:p>
          </table:table-cell>
          <table:table-cell office:value-type="float" office:value="11.528452" calcext:value-type="float">
            <text:p>11,528452</text:p>
          </table:table-cell>
          <table:table-cell office:value-type="float" office:value="6.956588" calcext:value-type="float">
            <text:p>6,956588</text:p>
          </table:table-cell>
          <table:table-cell office:value-type="float" office:value="64.959183" calcext:value-type="float">
            <text:p>64,959183</text:p>
          </table:table-cell>
          <table:table-cell office:value-type="float" office:value="939.789978" calcext:value-type="float">
            <text:p>939,789978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59375" calcext:value-type="float">
            <text:p>240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1:16:35</text:p>
          </table:table-cell>
          <table:table-cell office:value-type="float" office:value="48.154353" calcext:value-type="float">
            <text:p>48,154353</text:p>
          </table:table-cell>
          <table:table-cell office:value-type="float" office:value="11.528213" calcext:value-type="float">
            <text:p>11,528213</text:p>
          </table:table-cell>
          <table:table-cell office:value-type="float" office:value="6.815061" calcext:value-type="float">
            <text:p>6,815061</text:p>
          </table:table-cell>
          <table:table-cell office:value-type="float" office:value="65.453575" calcext:value-type="float">
            <text:p>65,453575</text:p>
          </table:table-cell>
          <table:table-cell office:value-type="float" office:value="939.919983" calcext:value-type="float">
            <text:p>939,919983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1:26:34</text:p>
          </table:table-cell>
          <table:table-cell office:value-type="float" office:value="48.154448" calcext:value-type="float">
            <text:p>48,154448</text:p>
          </table:table-cell>
          <table:table-cell office:value-type="float" office:value="11.528525" calcext:value-type="float">
            <text:p>11,528525</text:p>
          </table:table-cell>
          <table:table-cell office:value-type="float" office:value="6.758984" calcext:value-type="float">
            <text:p>6,758984</text:p>
          </table:table-cell>
          <table:table-cell office:value-type="float" office:value="65.000381" calcext:value-type="float">
            <text:p>65,000381</text:p>
          </table:table-cell>
          <table:table-cell office:value-type="float" office:value="939.900024" calcext:value-type="float">
            <text:p>939,900024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1:36:36</text:p>
          </table:table-cell>
          <table:table-cell office:value-type="float" office:value="48.154365" calcext:value-type="float">
            <text:p>48,154365</text:p>
          </table:table-cell>
          <table:table-cell office:value-type="float" office:value="11.528548" calcext:value-type="float">
            <text:p>11,528548</text:p>
          </table:table-cell>
          <table:table-cell office:value-type="float" office:value="6.718929" calcext:value-type="float">
            <text:p>6,718929</text:p>
          </table:table-cell>
          <table:table-cell office:value-type="float" office:value="64.969864" calcext:value-type="float">
            <text:p>64,969864</text:p>
          </table:table-cell>
          <table:table-cell office:value-type="float" office:value="939.98999" calcext:value-type="float">
            <text:p>939,98999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1.125" calcext:value-type="float">
            <text:p>241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1:46:37</text:p>
          </table:table-cell>
          <table:table-cell office:value-type="float" office:value="48.15435" calcext:value-type="float">
            <text:p>48,15435</text:p>
          </table:table-cell>
          <table:table-cell office:value-type="float" office:value="11.528388" calcext:value-type="float">
            <text:p>11,528388</text:p>
          </table:table-cell>
          <table:table-cell office:value-type="float" office:value="6.676204" calcext:value-type="float">
            <text:p>6,676204</text:p>
          </table:table-cell>
          <table:table-cell office:value-type="float" office:value="65.038528" calcext:value-type="float">
            <text:p>65,038528</text:p>
          </table:table-cell>
          <table:table-cell office:value-type="float" office:value="940.090027" calcext:value-type="float">
            <text:p>940,090027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1:56:38</text:p>
          </table:table-cell>
          <table:table-cell office:value-type="float" office:value="48.154373" calcext:value-type="float">
            <text:p>48,154373</text:p>
          </table:table-cell>
          <table:table-cell office:value-type="float" office:value="11.528705" calcext:value-type="float">
            <text:p>11,528705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65.043106" calcext:value-type="float">
            <text:p>65,043106</text:p>
          </table:table-cell>
          <table:table-cell office:value-type="float" office:value="940.210022" calcext:value-type="float">
            <text:p>940,210022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1.15625" calcext:value-type="float">
            <text:p>241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2:06:38</text:p>
          </table:table-cell>
          <table:table-cell office:value-type="float" office:value="48.154597" calcext:value-type="float">
            <text:p>48,154597</text:p>
          </table:table-cell>
          <table:table-cell office:value-type="float" office:value="11.528968" calcext:value-type="float">
            <text:p>11,528968</text:p>
          </table:table-cell>
          <table:table-cell office:value-type="float" office:value="6.604105" calcext:value-type="float">
            <text:p>6,604105</text:p>
          </table:table-cell>
          <table:table-cell office:value-type="float" office:value="64.917984" calcext:value-type="float">
            <text:p>64,917984</text:p>
          </table:table-cell>
          <table:table-cell office:value-type="float" office:value="939.75" calcext:value-type="float">
            <text:p>939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71875" calcext:value-type="float">
            <text:p>240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2:16:39</text:p>
          </table:table-cell>
          <table:table-cell office:value-type="float" office:value="48.154852" calcext:value-type="float">
            <text:p>48,154852</text:p>
          </table:table-cell>
          <table:table-cell office:value-type="float" office:value="11.529058" calcext:value-type="float">
            <text:p>11,529058</text:p>
          </table:table-cell>
          <table:table-cell office:value-type="float" office:value="6.548028" calcext:value-type="float">
            <text:p>6,548028</text:p>
          </table:table-cell>
          <table:table-cell office:value-type="float" office:value="65.050735" calcext:value-type="float">
            <text:p>65,050735</text:p>
          </table:table-cell>
          <table:table-cell office:value-type="float" office:value="939.630005" calcext:value-type="float">
            <text:p>939,63000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90625" calcext:value-type="float">
            <text:p>240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2:26:40</text:p>
          </table:table-cell>
          <table:table-cell office:value-type="float" office:value="48.154885" calcext:value-type="float">
            <text:p>48,154885</text:p>
          </table:table-cell>
          <table:table-cell office:value-type="float" office:value="11.528013" calcext:value-type="float">
            <text:p>11,528013</text:p>
          </table:table-cell>
          <table:table-cell office:value-type="float" office:value="6.435874" calcext:value-type="float">
            <text:p>6,435874</text:p>
          </table:table-cell>
          <table:table-cell office:value-type="float" office:value="65.339134" calcext:value-type="float">
            <text:p>65,339134</text:p>
          </table:table-cell>
          <table:table-cell office:value-type="float" office:value="939.97998" calcext:value-type="float">
            <text:p>939,97998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75" calcext:value-type="float">
            <text:p>240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2:36:39</text:p>
          </table:table-cell>
          <table:table-cell office:value-type="float" office:value="48.154533" calcext:value-type="float">
            <text:p>48,154533</text:p>
          </table:table-cell>
          <table:table-cell office:value-type="float" office:value="11.528302" calcext:value-type="float">
            <text:p>11,528302</text:p>
          </table:table-cell>
          <table:table-cell office:value-type="float" office:value="6.363775" calcext:value-type="float">
            <text:p>6,363775</text:p>
          </table:table-cell>
          <table:table-cell office:value-type="float" office:value="65.833527" calcext:value-type="float">
            <text:p>65,833527</text:p>
          </table:table-cell>
          <table:table-cell office:value-type="float" office:value="940.25" calcext:value-type="float">
            <text:p>940,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1.15625" calcext:value-type="float">
            <text:p>241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2:46:41</text:p>
          </table:table-cell>
          <table:table-cell office:value-type="float" office:value="48.154443" calcext:value-type="float">
            <text:p>48,154443</text:p>
          </table:table-cell>
          <table:table-cell office:value-type="float" office:value="11.52859" calcext:value-type="float">
            <text:p>11,52859</text:p>
          </table:table-cell>
          <table:table-cell office:value-type="float" office:value="6.294346" calcext:value-type="float">
            <text:p>6,294346</text:p>
          </table:table-cell>
          <table:table-cell office:value-type="float" office:value="66.199738" calcext:value-type="float">
            <text:p>66,199738</text:p>
          </table:table-cell>
          <table:table-cell office:value-type="float" office:value="940.359985" calcext:value-type="float">
            <text:p>940,35998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2:56:42</text:p>
          </table:table-cell>
          <table:table-cell office:value-type="float" office:value="48.154483" calcext:value-type="float">
            <text:p>48,154483</text:p>
          </table:table-cell>
          <table:table-cell office:value-type="float" office:value="11.528468" calcext:value-type="float">
            <text:p>11,528468</text:p>
          </table:table-cell>
          <table:table-cell office:value-type="float" office:value="6.195544" calcext:value-type="float">
            <text:p>6,195544</text:p>
          </table:table-cell>
          <table:table-cell office:value-type="float" office:value="66.831467" calcext:value-type="float">
            <text:p>66,831467</text:p>
          </table:table-cell>
          <table:table-cell office:value-type="float" office:value="940.5" calcext:value-type="float">
            <text:p>940,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96875" calcext:value-type="float">
            <text:p>240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3:06:43</text:p>
          </table:table-cell>
          <table:table-cell office:value-type="float" office:value="48.154492" calcext:value-type="float">
            <text:p>48,154492</text:p>
          </table:table-cell>
          <table:table-cell office:value-type="float" office:value="11.528798" calcext:value-type="float">
            <text:p>11,528798</text:p>
          </table:table-cell>
          <table:table-cell office:value-type="float" office:value="6.155489" calcext:value-type="float">
            <text:p>6,155489</text:p>
          </table:table-cell>
          <table:table-cell office:value-type="float" office:value="67.307549" calcext:value-type="float">
            <text:p>67,307549</text:p>
          </table:table-cell>
          <table:table-cell office:value-type="float" office:value="940.02002" calcext:value-type="float">
            <text:p>940,02002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84375" calcext:value-type="float">
            <text:p>240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3:16:44</text:p>
          </table:table-cell>
          <table:table-cell office:value-type="float" office:value="48.154428" calcext:value-type="float">
            <text:p>48,154428</text:p>
          </table:table-cell>
          <table:table-cell office:value-type="float" office:value="11.528462" calcext:value-type="float">
            <text:p>11,528462</text:p>
          </table:table-cell>
          <table:table-cell office:value-type="float" office:value="6.126116" calcext:value-type="float">
            <text:p>6,126116</text:p>
          </table:table-cell>
          <table:table-cell office:value-type="float" office:value="67.000839" calcext:value-type="float">
            <text:p>67,000839</text:p>
          </table:table-cell>
          <table:table-cell office:value-type="float" office:value="940.01001" calcext:value-type="float">
            <text:p>940,01001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875" calcext:value-type="float">
            <text:p>240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3:26:44</text:p>
          </table:table-cell>
          <table:table-cell office:value-type="float" office:value="48.154347" calcext:value-type="float">
            <text:p>48,154347</text:p>
          </table:table-cell>
          <table:table-cell office:value-type="float" office:value="11.528503" calcext:value-type="float">
            <text:p>11,528503</text:p>
          </table:table-cell>
          <table:table-cell office:value-type="float" office:value="6.099412" calcext:value-type="float">
            <text:p>6,099412</text:p>
          </table:table-cell>
          <table:table-cell office:value-type="float" office:value="66.758224" calcext:value-type="float">
            <text:p>66,758224</text:p>
          </table:table-cell>
          <table:table-cell office:value-type="float" office:value="939.73999" calcext:value-type="float">
            <text:p>939,73999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3:36:45</text:p>
          </table:table-cell>
          <table:table-cell office:value-type="float" office:value="48.154475" calcext:value-type="float">
            <text:p>48,154475</text:p>
          </table:table-cell>
          <table:table-cell office:value-type="float" office:value="11.528392" calcext:value-type="float">
            <text:p>11,528392</text:p>
          </table:table-cell>
          <table:table-cell office:value-type="float" office:value="6.070039" calcext:value-type="float">
            <text:p>6,070039</text:p>
          </table:table-cell>
          <table:table-cell office:value-type="float" office:value="66.86351" calcext:value-type="float">
            <text:p>66,86351</text:p>
          </table:table-cell>
          <table:table-cell office:value-type="float" office:value="939.440002" calcext:value-type="float">
            <text:p>939,440002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59375" calcext:value-type="float">
            <text:p>240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3:46:45</text:p>
          </table:table-cell>
          <table:table-cell office:value-type="float" office:value="48.154473" calcext:value-type="float">
            <text:p>48,154473</text:p>
          </table:table-cell>
          <table:table-cell office:value-type="float" office:value="11.528115" calcext:value-type="float">
            <text:p>11,528115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67.289238" calcext:value-type="float">
            <text:p>67,289238</text:p>
          </table:table-cell>
          <table:table-cell office:value-type="float" office:value="939.640015" calcext:value-type="float">
            <text:p>939,64001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6</text:p>
          </table:table-cell>
          <table:table-cell office:value-type="string" calcext:value-type="string">
            <text:p>23:56:46</text:p>
          </table:table-cell>
          <table:table-cell office:value-type="float" office:value="48.154365" calcext:value-type="float">
            <text:p>48,154365</text:p>
          </table:table-cell>
          <table:table-cell office:value-type="float" office:value="11.52816" calcext:value-type="float">
            <text:p>11,52816</text:p>
          </table:table-cell>
          <table:table-cell office:value-type="float" office:value="5.987259" calcext:value-type="float">
            <text:p>5,987259</text:p>
          </table:table-cell>
          <table:table-cell office:value-type="float" office:value="68.439766" calcext:value-type="float">
            <text:p>68,439766</text:p>
          </table:table-cell>
          <table:table-cell office:value-type="float" office:value="939.23999" calcext:value-type="float">
            <text:p>939,23999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96875" calcext:value-type="float">
            <text:p>240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0:06:47</text:p>
          </table:table-cell>
          <table:table-cell office:value-type="float" office:value="48.15462" calcext:value-type="float">
            <text:p>48,15462</text:p>
          </table:table-cell>
          <table:table-cell office:value-type="float" office:value="11.52838" calcext:value-type="float">
            <text:p>11,52838</text:p>
          </table:table-cell>
          <table:table-cell office:value-type="float" office:value="5.987259" calcext:value-type="float">
            <text:p>5,987259</text:p>
          </table:table-cell>
          <table:table-cell office:value-type="float" office:value="68.969254" calcext:value-type="float">
            <text:p>68,969254</text:p>
          </table:table-cell>
          <table:table-cell office:value-type="float" office:value="939.450012" calcext:value-type="float">
            <text:p>939,450012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1.4375" calcext:value-type="float">
            <text:p>241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0:16:48</text:p>
          </table:table-cell>
          <table:table-cell office:value-type="float" office:value="48.154628" calcext:value-type="float">
            <text:p>48,154628</text:p>
          </table:table-cell>
          <table:table-cell office:value-type="float" office:value="11.528445" calcext:value-type="float">
            <text:p>11,528445</text:p>
          </table:table-cell>
          <table:table-cell office:value-type="float" office:value="6.027314" calcext:value-type="float">
            <text:p>6,027314</text:p>
          </table:table-cell>
          <table:table-cell office:value-type="float" office:value="69.83902" calcext:value-type="float">
            <text:p>69,83902</text:p>
          </table:table-cell>
          <table:table-cell office:value-type="float" office:value="939.159973" calcext:value-type="float">
            <text:p>939,159973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0:26:49</text:p>
          </table:table-cell>
          <table:table-cell office:value-type="float" office:value="48.154775" calcext:value-type="float">
            <text:p>48,154775</text:p>
          </table:table-cell>
          <table:table-cell office:value-type="float" office:value="11.528513" calcext:value-type="float">
            <text:p>11,528513</text:p>
          </table:table-cell>
          <table:table-cell office:value-type="float" office:value="6.027314" calcext:value-type="float">
            <text:p>6,027314</text:p>
          </table:table-cell>
          <table:table-cell office:value-type="float" office:value="69.820709" calcext:value-type="float">
            <text:p>69,820709</text:p>
          </table:table-cell>
          <table:table-cell office:value-type="float" office:value="938.780029" calcext:value-type="float">
            <text:p>938,780029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0:36:49</text:p>
          </table:table-cell>
          <table:table-cell office:value-type="float" office:value="48.15466" calcext:value-type="float">
            <text:p>48,15466</text:p>
          </table:table-cell>
          <table:table-cell office:value-type="float" office:value="11.528735" calcext:value-type="float">
            <text:p>11,528735</text:p>
          </table:table-cell>
          <table:table-cell office:value-type="float" office:value="6.056687" calcext:value-type="float">
            <text:p>6,056687</text:p>
          </table:table-cell>
          <table:table-cell office:value-type="float" office:value="70.209808" calcext:value-type="float">
            <text:p>70,209808</text:p>
          </table:table-cell>
          <table:table-cell office:value-type="float" office:value="938.450012" calcext:value-type="float">
            <text:p>938,450012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0:46:50</text:p>
          </table:table-cell>
          <table:table-cell office:value-type="float" office:value="48.154488" calcext:value-type="float">
            <text:p>48,154488</text:p>
          </table:table-cell>
          <table:table-cell office:value-type="float" office:value="11.528453" calcext:value-type="float">
            <text:p>11,528453</text:p>
          </table:table-cell>
          <table:table-cell office:value-type="float" office:value="6.070039" calcext:value-type="float">
            <text:p>6,070039</text:p>
          </table:table-cell>
          <table:table-cell office:value-type="float" office:value="70.458534" calcext:value-type="float">
            <text:p>70,458534</text:p>
          </table:table-cell>
          <table:table-cell office:value-type="float" office:value="938.039978" calcext:value-type="float">
            <text:p>938,03997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0:56:50</text:p>
          </table:table-cell>
          <table:table-cell office:value-type="float" office:value="48.154365" calcext:value-type="float">
            <text:p>48,154365</text:p>
          </table:table-cell>
          <table:table-cell office:value-type="float" office:value="11.528532" calcext:value-type="float">
            <text:p>11,528532</text:p>
          </table:table-cell>
          <table:table-cell office:value-type="float" office:value="6.043335" calcext:value-type="float">
            <text:p>6,043335</text:p>
          </table:table-cell>
          <table:table-cell office:value-type="float" office:value="70.580605" calcext:value-type="float">
            <text:p>70,580605</text:p>
          </table:table-cell>
          <table:table-cell office:value-type="float" office:value="938.059998" calcext:value-type="float">
            <text:p>938,059998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1:06:51</text:p>
          </table:table-cell>
          <table:table-cell office:value-type="float" office:value="48.15436" calcext:value-type="float">
            <text:p>48,15436</text:p>
          </table:table-cell>
          <table:table-cell office:value-type="float" office:value="11.528672" calcext:value-type="float">
            <text:p>11,528672</text:p>
          </table:table-cell>
          <table:table-cell office:value-type="float" office:value="5.987259" calcext:value-type="float">
            <text:p>5,987259</text:p>
          </table:table-cell>
          <table:table-cell office:value-type="float" office:value="70.673683" calcext:value-type="float">
            <text:p>70,673683</text:p>
          </table:table-cell>
          <table:table-cell office:value-type="float" office:value="938.099976" calcext:value-type="float">
            <text:p>938,099976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1:16:52</text:p>
          </table:table-cell>
          <table:table-cell office:value-type="float" office:value="48.154415" calcext:value-type="float">
            <text:p>48,154415</text:p>
          </table:table-cell>
          <table:table-cell office:value-type="float" office:value="11.528482" calcext:value-type="float">
            <text:p>11,528482</text:p>
          </table:table-cell>
          <table:table-cell office:value-type="float" office:value="5.987259" calcext:value-type="float">
            <text:p>5,987259</text:p>
          </table:table-cell>
          <table:table-cell office:value-type="float" office:value="71.136032" calcext:value-type="float">
            <text:p>71,136032</text:p>
          </table:table-cell>
          <table:table-cell office:value-type="float" office:value="937.950012" calcext:value-type="float">
            <text:p>937,950012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1:26:53</text:p>
          </table:table-cell>
          <table:table-cell office:value-type="float" office:value="48.154407" calcext:value-type="float">
            <text:p>48,154407</text:p>
          </table:table-cell>
          <table:table-cell office:value-type="float" office:value="11.528492" calcext:value-type="float">
            <text:p>11,528492</text:p>
          </table:table-cell>
          <table:table-cell office:value-type="float" office:value="6.043335" calcext:value-type="float">
            <text:p>6,043335</text:p>
          </table:table-cell>
          <table:table-cell office:value-type="float" office:value="71.084152" calcext:value-type="float">
            <text:p>71,084152</text:p>
          </table:table-cell>
          <table:table-cell office:value-type="float" office:value="938.070007" calcext:value-type="float">
            <text:p>938,070007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5" calcext:value-type="float">
            <text:p>240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1:36:54</text:p>
          </table:table-cell>
          <table:table-cell office:value-type="float" office:value="48.154413" calcext:value-type="float">
            <text:p>48,154413</text:p>
          </table:table-cell>
          <table:table-cell office:value-type="float" office:value="11.528465" calcext:value-type="float">
            <text:p>11,528465</text:p>
          </table:table-cell>
          <table:table-cell office:value-type="float" office:value="6.070039" calcext:value-type="float">
            <text:p>6,070039</text:p>
          </table:table-cell>
          <table:table-cell office:value-type="float" office:value="71.342033" calcext:value-type="float">
            <text:p>71,342033</text:p>
          </table:table-cell>
          <table:table-cell office:value-type="float" office:value="938.030029" calcext:value-type="float">
            <text:p>938,030029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1:46:54</text:p>
          </table:table-cell>
          <table:table-cell office:value-type="float" office:value="48.154345" calcext:value-type="float">
            <text:p>48,154345</text:p>
          </table:table-cell>
          <table:table-cell office:value-type="float" office:value="11.52824" calcext:value-type="float">
            <text:p>11,52824</text:p>
          </table:table-cell>
          <table:table-cell office:value-type="float" office:value="6.056687" calcext:value-type="float">
            <text:p>6,056687</text:p>
          </table:table-cell>
          <table:table-cell office:value-type="float" office:value="71.277946" calcext:value-type="float">
            <text:p>71,277946</text:p>
          </table:table-cell>
          <table:table-cell office:value-type="float" office:value="937.820007" calcext:value-type="float">
            <text:p>937,820007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09375" calcext:value-type="float">
            <text:p>240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1:56:55</text:p>
          </table:table-cell>
          <table:table-cell office:value-type="float" office:value="48.15441" calcext:value-type="float">
            <text:p>48,15441</text:p>
          </table:table-cell>
          <table:table-cell office:value-type="float" office:value="11.52828" calcext:value-type="float">
            <text:p>11,52828</text:p>
          </table:table-cell>
          <table:table-cell office:value-type="float" office:value="6.043335" calcext:value-type="float">
            <text:p>6,043335</text:p>
          </table:table-cell>
          <table:table-cell office:value-type="float" office:value="71.134506" calcext:value-type="float">
            <text:p>71,134506</text:p>
          </table:table-cell>
          <table:table-cell office:value-type="float" office:value="937.809998" calcext:value-type="float">
            <text:p>937,809998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0.40625" calcext:value-type="float">
            <text:p>240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2:06:54</text:p>
          </table:table-cell>
          <table:table-cell office:value-type="float" office:value="48.154532" calcext:value-type="float">
            <text:p>48,154532</text:p>
          </table:table-cell>
          <table:table-cell office:value-type="float" office:value="11.527955" calcext:value-type="float">
            <text:p>11,527955</text:p>
          </table:table-cell>
          <table:table-cell office:value-type="float" office:value="6.00061" calcext:value-type="float">
            <text:p>6,00061</text:p>
          </table:table-cell>
          <table:table-cell office:value-type="float" office:value="71.866943" calcext:value-type="float">
            <text:p>71,866943</text:p>
          </table:table-cell>
          <table:table-cell office:value-type="float" office:value="937.869995" calcext:value-type="float">
            <text:p>937,86999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28125" calcext:value-type="float">
            <text:p>240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2:16:57</text:p>
          </table:table-cell>
          <table:table-cell office:value-type="float" office:value="48.154575" calcext:value-type="float">
            <text:p>48,154575</text:p>
          </table:table-cell>
          <table:table-cell office:value-type="float" office:value="11.527873" calcext:value-type="float">
            <text:p>11,527873</text:p>
          </table:table-cell>
          <table:table-cell office:value-type="float" office:value="5.944533" calcext:value-type="float">
            <text:p>5,944533</text:p>
          </table:table-cell>
          <table:table-cell office:value-type="float" office:value="71.496147" calcext:value-type="float">
            <text:p>71,496147</text:p>
          </table:table-cell>
          <table:table-cell office:value-type="float" office:value="937.679993" calcext:value-type="float">
            <text:p>937,679993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2:26:57</text:p>
          </table:table-cell>
          <table:table-cell office:value-type="float" office:value="48.154412" calcext:value-type="float">
            <text:p>48,154412</text:p>
          </table:table-cell>
          <table:table-cell office:value-type="float" office:value="11.52757" calcext:value-type="float">
            <text:p>11,52757</text:p>
          </table:table-cell>
          <table:table-cell office:value-type="float" office:value="5.901808" calcext:value-type="float">
            <text:p>5,901808</text:p>
          </table:table-cell>
          <table:table-cell office:value-type="float" office:value="71.245895" calcext:value-type="float">
            <text:p>71,245895</text:p>
          </table:table-cell>
          <table:table-cell office:value-type="float" office:value="937.539978" calcext:value-type="float">
            <text:p>937,539978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25" calcext:value-type="float">
            <text:p>240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2:36:58</text:p>
          </table:table-cell>
          <table:table-cell office:value-type="float" office:value="48.15429" calcext:value-type="float">
            <text:p>48,15429</text:p>
          </table:table-cell>
          <table:table-cell office:value-type="float" office:value="11.527263" calcext:value-type="float">
            <text:p>11,527263</text:p>
          </table:table-cell>
          <table:table-cell office:value-type="float" office:value="5.888456" calcext:value-type="float">
            <text:p>5,888456</text:p>
          </table:table-cell>
          <table:table-cell office:value-type="float" office:value="70.957504" calcext:value-type="float">
            <text:p>70,957504</text:p>
          </table:table-cell>
          <table:table-cell office:value-type="float" office:value="937.690002" calcext:value-type="float">
            <text:p>937,690002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2:46:59</text:p>
          </table:table-cell>
          <table:table-cell office:value-type="float" office:value="48.154105" calcext:value-type="float">
            <text:p>48,154105</text:p>
          </table:table-cell>
          <table:table-cell office:value-type="float" office:value="11.526842" calcext:value-type="float">
            <text:p>11,526842</text:p>
          </table:table-cell>
          <table:table-cell office:value-type="float" office:value="5.901808" calcext:value-type="float">
            <text:p>5,901808</text:p>
          </table:table-cell>
          <table:table-cell office:value-type="float" office:value="71.172653" calcext:value-type="float">
            <text:p>71,172653</text:p>
          </table:table-cell>
          <table:table-cell office:value-type="float" office:value="937.97998" calcext:value-type="float">
            <text:p>937,97998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2:56:59</text:p>
          </table:table-cell>
          <table:table-cell office:value-type="float" office:value="48.153787" calcext:value-type="float">
            <text:p>48,153787</text:p>
          </table:table-cell>
          <table:table-cell office:value-type="float" office:value="11.526327" calcext:value-type="float">
            <text:p>11,526327</text:p>
          </table:table-cell>
          <table:table-cell office:value-type="float" office:value="5.957885" calcext:value-type="float">
            <text:p>5,957885</text:p>
          </table:table-cell>
          <table:table-cell office:value-type="float" office:value="71.207748" calcext:value-type="float">
            <text:p>71,207748</text:p>
          </table:table-cell>
          <table:table-cell office:value-type="float" office:value="937.900024" calcext:value-type="float">
            <text:p>937,900024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3:07:00</text:p>
          </table:table-cell>
          <table:table-cell office:value-type="float" office:value="48.153557" calcext:value-type="float">
            <text:p>48,153557</text:p>
          </table:table-cell>
          <table:table-cell office:value-type="float" office:value="11.52551" calcext:value-type="float">
            <text:p>11,52551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70.687416" calcext:value-type="float">
            <text:p>70,687416</text:p>
          </table:table-cell>
          <table:table-cell office:value-type="float" office:value="937.960022" calcext:value-type="float">
            <text:p>937,960022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0625" calcext:value-type="float">
            <text:p>240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3:17:00</text:p>
          </table:table-cell>
          <table:table-cell office:value-type="float" office:value="48.154108" calcext:value-type="float">
            <text:p>48,154108</text:p>
          </table:table-cell>
          <table:table-cell office:value-type="float" office:value="11.528667" calcext:value-type="float">
            <text:p>11,528667</text:p>
          </table:table-cell>
          <table:table-cell office:value-type="float" office:value="5.944533" calcext:value-type="float">
            <text:p>5,944533</text:p>
          </table:table-cell>
          <table:table-cell office:value-type="float" office:value="70.411232" calcext:value-type="float">
            <text:p>70,411232</text:p>
          </table:table-cell>
          <table:table-cell office:value-type="float" office:value="937.539978" calcext:value-type="float">
            <text:p>937,53997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39.96875" calcext:value-type="float">
            <text:p>239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3:27:01</text:p>
          </table:table-cell>
          <table:table-cell office:value-type="float" office:value="48.154468" calcext:value-type="float">
            <text:p>48,154468</text:p>
          </table:table-cell>
          <table:table-cell office:value-type="float" office:value="11.52828" calcext:value-type="float">
            <text:p>11,52828</text:p>
          </table:table-cell>
          <table:table-cell office:value-type="float" office:value="5.931182" calcext:value-type="float">
            <text:p>5,931182</text:p>
          </table:table-cell>
          <table:table-cell office:value-type="float" office:value="70.307472" calcext:value-type="float">
            <text:p>70,307472</text:p>
          </table:table-cell>
          <table:table-cell office:value-type="float" office:value="937.76001" calcext:value-type="float">
            <text:p>937,76001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3:37:02</text:p>
          </table:table-cell>
          <table:table-cell office:value-type="float" office:value="48.154495" calcext:value-type="float">
            <text:p>48,154495</text:p>
          </table:table-cell>
          <table:table-cell office:value-type="float" office:value="11.528362" calcext:value-type="float">
            <text:p>11,528362</text:p>
          </table:table-cell>
          <table:table-cell office:value-type="float" office:value="5.901808" calcext:value-type="float">
            <text:p>5,901808</text:p>
          </table:table-cell>
          <table:table-cell office:value-type="float" office:value="69.91684" calcext:value-type="float">
            <text:p>69,91684</text:p>
          </table:table-cell>
          <table:table-cell office:value-type="float" office:value="937.530029" calcext:value-type="float">
            <text:p>937,530029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3:47:03</text:p>
          </table:table-cell>
          <table:table-cell office:value-type="float" office:value="48.154443" calcext:value-type="float">
            <text:p>48,154443</text:p>
          </table:table-cell>
          <table:table-cell office:value-type="float" office:value="11.528243" calcext:value-type="float">
            <text:p>11,528243</text:p>
          </table:table-cell>
          <table:table-cell office:value-type="float" office:value="5.91516" calcext:value-type="float">
            <text:p>5,91516</text:p>
          </table:table-cell>
          <table:table-cell office:value-type="float" office:value="69.538414" calcext:value-type="float">
            <text:p>69,538414</text:p>
          </table:table-cell>
          <table:table-cell office:value-type="float" office:value="937.679993" calcext:value-type="float">
            <text:p>937,679993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.25" calcext:value-type="float">
            <text:p>240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3:57:04</text:p>
          </table:table-cell>
          <table:table-cell office:value-type="float" office:value="48.154438" calcext:value-type="float">
            <text:p>48,154438</text:p>
          </table:table-cell>
          <table:table-cell office:value-type="float" office:value="11.528328" calcext:value-type="float">
            <text:p>11,528328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69.401085" calcext:value-type="float">
            <text:p>69,401085</text:p>
          </table:table-cell>
          <table:table-cell office:value-type="float" office:value="937.570007" calcext:value-type="float">
            <text:p>937,570007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4:07:04</text:p>
          </table:table-cell>
          <table:table-cell office:value-type="float" office:value="48.154395" calcext:value-type="float">
            <text:p>48,154395</text:p>
          </table:table-cell>
          <table:table-cell office:value-type="float" office:value="11.528462" calcext:value-type="float">
            <text:p>11,528462</text:p>
          </table:table-cell>
          <table:table-cell office:value-type="float" office:value="6.056687" calcext:value-type="float">
            <text:p>6,056687</text:p>
          </table:table-cell>
          <table:table-cell office:value-type="float" office:value="69.176773" calcext:value-type="float">
            <text:p>69,176773</text:p>
          </table:table-cell>
          <table:table-cell office:value-type="float" office:value="937.400024" calcext:value-type="float">
            <text:p>937,400024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4:17:05</text:p>
          </table:table-cell>
          <table:table-cell office:value-type="float" office:value="48.154353" calcext:value-type="float">
            <text:p>48,154353</text:p>
          </table:table-cell>
          <table:table-cell office:value-type="float" office:value="11.528517" calcext:value-type="float">
            <text:p>11,528517</text:p>
          </table:table-cell>
          <table:table-cell office:value-type="float" office:value="6.056687" calcext:value-type="float">
            <text:p>6,056687</text:p>
          </table:table-cell>
          <table:table-cell office:value-type="float" office:value="69.263756" calcext:value-type="float">
            <text:p>69,263756</text:p>
          </table:table-cell>
          <table:table-cell office:value-type="float" office:value="937.369995" calcext:value-type="float">
            <text:p>937,36999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375" calcext:value-type="float">
            <text:p>24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4:27:06</text:p>
          </table:table-cell>
          <table:table-cell office:value-type="float" office:value="48.154115" calcext:value-type="float">
            <text:p>48,154115</text:p>
          </table:table-cell>
          <table:table-cell office:value-type="float" office:value="11.528548" calcext:value-type="float">
            <text:p>11,528548</text:p>
          </table:table-cell>
          <table:table-cell office:value-type="float" office:value="6.099412" calcext:value-type="float">
            <text:p>6,099412</text:p>
          </table:table-cell>
          <table:table-cell office:value-type="float" office:value="69.446861" calcext:value-type="float">
            <text:p>69,446861</text:p>
          </table:table-cell>
          <table:table-cell office:value-type="float" office:value="937.309998" calcext:value-type="float">
            <text:p>937,30999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4:37:07</text:p>
          </table:table-cell>
          <table:table-cell office:value-type="float" office:value="48.154288" calcext:value-type="float">
            <text:p>48,154288</text:p>
          </table:table-cell>
          <table:table-cell office:value-type="float" office:value="11.528457" calcext:value-type="float">
            <text:p>11,528457</text:p>
          </table:table-cell>
          <table:table-cell office:value-type="float" office:value="6.126116" calcext:value-type="float">
            <text:p>6,126116</text:p>
          </table:table-cell>
          <table:table-cell office:value-type="float" office:value="69.304955" calcext:value-type="float">
            <text:p>69,304955</text:p>
          </table:table-cell>
          <table:table-cell office:value-type="float" office:value="937.309998" calcext:value-type="float">
            <text:p>937,30999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0.28125" calcext:value-type="float">
            <text:p>240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4:47:08</text:p>
          </table:table-cell>
          <table:table-cell office:value-type="float" office:value="48.154045" calcext:value-type="float">
            <text:p>48,154045</text:p>
          </table:table-cell>
          <table:table-cell office:value-type="float" office:value="11.52849" calcext:value-type="float">
            <text:p>11,52849</text:p>
          </table:table-cell>
          <table:table-cell office:value-type="float" office:value="6.182193" calcext:value-type="float">
            <text:p>6,182193</text:p>
          </table:table-cell>
          <table:table-cell office:value-type="float" office:value="69.28054" calcext:value-type="float">
            <text:p>69,28054</text:p>
          </table:table-cell>
          <table:table-cell office:value-type="float" office:value="937.52002" calcext:value-type="float">
            <text:p>937,5200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4:57:08</text:p>
          </table:table-cell>
          <table:table-cell office:value-type="float" office:value="48.153625" calcext:value-type="float">
            <text:p>48,153625</text:p>
          </table:table-cell>
          <table:table-cell office:value-type="float" office:value="11.528585" calcext:value-type="float">
            <text:p>11,528585</text:p>
          </table:table-cell>
          <table:table-cell office:value-type="float" office:value="6.211566" calcext:value-type="float">
            <text:p>6,211566</text:p>
          </table:table-cell>
          <table:table-cell office:value-type="float" office:value="69.697105" calcext:value-type="float">
            <text:p>69,697105</text:p>
          </table:table-cell>
          <table:table-cell office:value-type="float" office:value="937.599976" calcext:value-type="float">
            <text:p>937,599976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0.78125" calcext:value-type="float">
            <text:p>240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5:07:09</text:p>
          </table:table-cell>
          <table:table-cell office:value-type="float" office:value="48.153297" calcext:value-type="float">
            <text:p>48,153297</text:p>
          </table:table-cell>
          <table:table-cell office:value-type="float" office:value="11.52876" calcext:value-type="float">
            <text:p>11,52876</text:p>
          </table:table-cell>
          <table:table-cell office:value-type="float" office:value="6.224918" calcext:value-type="float">
            <text:p>6,224918</text:p>
          </table:table-cell>
          <table:table-cell office:value-type="float" office:value="69.382774" calcext:value-type="float">
            <text:p>69,382774</text:p>
          </table:table-cell>
          <table:table-cell office:value-type="float" office:value="937.48999" calcext:value-type="float">
            <text:p>937,48999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5:17:09</text:p>
          </table:table-cell>
          <table:table-cell office:value-type="float" office:value="48.153025" calcext:value-type="float">
            <text:p>48,153025</text:p>
          </table:table-cell>
          <table:table-cell office:value-type="float" office:value="11.529343" calcext:value-type="float">
            <text:p>11,529343</text:p>
          </table:table-cell>
          <table:table-cell office:value-type="float" office:value="6.126116" calcext:value-type="float">
            <text:p>6,126116</text:p>
          </table:table-cell>
          <table:table-cell office:value-type="float" office:value="68.873123" calcext:value-type="float">
            <text:p>68,873123</text:p>
          </table:table-cell>
          <table:table-cell office:value-type="float" office:value="937.609985" calcext:value-type="float">
            <text:p>937,60998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5:27:10</text:p>
          </table:table-cell>
          <table:table-cell office:value-type="float" office:value="48.153985" calcext:value-type="float">
            <text:p>48,153985</text:p>
          </table:table-cell>
          <table:table-cell office:value-type="float" office:value="11.52857" calcext:value-type="float">
            <text:p>11,52857</text:p>
          </table:table-cell>
          <table:table-cell office:value-type="float" office:value="6.112764" calcext:value-type="float">
            <text:p>6,112764</text:p>
          </table:table-cell>
          <table:table-cell office:value-type="float" office:value="68.328377" calcext:value-type="float">
            <text:p>68,328377</text:p>
          </table:table-cell>
          <table:table-cell office:value-type="float" office:value="937.880005" calcext:value-type="float">
            <text:p>937,88000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65625" calcext:value-type="float">
            <text:p>240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5:37:11</text:p>
          </table:table-cell>
          <table:table-cell office:value-type="float" office:value="48.154008" calcext:value-type="float">
            <text:p>48,154008</text:p>
          </table:table-cell>
          <table:table-cell office:value-type="float" office:value="11.528592" calcext:value-type="float">
            <text:p>11,528592</text:p>
          </table:table-cell>
          <table:table-cell office:value-type="float" office:value="6.126116" calcext:value-type="float">
            <text:p>6,126116</text:p>
          </table:table-cell>
          <table:table-cell office:value-type="float" office:value="67.801941" calcext:value-type="float">
            <text:p>67,801941</text:p>
          </table:table-cell>
          <table:table-cell office:value-type="float" office:value="938.26001" calcext:value-type="float">
            <text:p>938,26001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5:47:12</text:p>
          </table:table-cell>
          <table:table-cell office:value-type="float" office:value="48.154067" calcext:value-type="float">
            <text:p>48,154067</text:p>
          </table:table-cell>
          <table:table-cell office:value-type="float" office:value="11.528433" calcext:value-type="float">
            <text:p>11,528433</text:p>
          </table:table-cell>
          <table:table-cell office:value-type="float" office:value="6.112764" calcext:value-type="float">
            <text:p>6,112764</text:p>
          </table:table-cell>
          <table:table-cell office:value-type="float" office:value="67.048141" calcext:value-type="float">
            <text:p>67,048141</text:p>
          </table:table-cell>
          <table:table-cell office:value-type="float" office:value="938.409973" calcext:value-type="float">
            <text:p>938,409973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5:57:12</text:p>
          </table:table-cell>
          <table:table-cell office:value-type="float" office:value="48.15382" calcext:value-type="float">
            <text:p>48,15382</text:p>
          </table:table-cell>
          <table:table-cell office:value-type="float" office:value="11.528447" calcext:value-type="float">
            <text:p>11,528447</text:p>
          </table:table-cell>
          <table:table-cell office:value-type="float" office:value="6.070039" calcext:value-type="float">
            <text:p>6,070039</text:p>
          </table:table-cell>
          <table:table-cell office:value-type="float" office:value="66.549171" calcext:value-type="float">
            <text:p>66,549171</text:p>
          </table:table-cell>
          <table:table-cell office:value-type="float" office:value="938.429993" calcext:value-type="float">
            <text:p>938,429993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6:07:13</text:p>
          </table:table-cell>
          <table:table-cell office:value-type="float" office:value="48.154367" calcext:value-type="float">
            <text:p>48,154367</text:p>
          </table:table-cell>
          <table:table-cell office:value-type="float" office:value="11.52833" calcext:value-type="float">
            <text:p>11,52833</text:p>
          </table:table-cell>
          <table:table-cell office:value-type="float" office:value="6.056687" calcext:value-type="float">
            <text:p>6,056687</text:p>
          </table:table-cell>
          <table:table-cell office:value-type="float" office:value="66.337074" calcext:value-type="float">
            <text:p>66,337074</text:p>
          </table:table-cell>
          <table:table-cell office:value-type="float" office:value="938.570007" calcext:value-type="float">
            <text:p>938,570007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6875" calcext:value-type="float">
            <text:p>240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6:17:14</text:p>
          </table:table-cell>
          <table:table-cell office:value-type="float" office:value="48.154367" calcext:value-type="float">
            <text:p>48,154367</text:p>
          </table:table-cell>
          <table:table-cell office:value-type="float" office:value="11.528317" calcext:value-type="float">
            <text:p>11,528317</text:p>
          </table:table-cell>
          <table:table-cell office:value-type="float" office:value="6.027314" calcext:value-type="float">
            <text:p>6,027314</text:p>
          </table:table-cell>
          <table:table-cell office:value-type="float" office:value="66.204315" calcext:value-type="float">
            <text:p>66,204315</text:p>
          </table:table-cell>
          <table:table-cell office:value-type="float" office:value="938.549988" calcext:value-type="float">
            <text:p>938,549988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0.96875" calcext:value-type="float">
            <text:p>240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6:27:15</text:p>
          </table:table-cell>
          <table:table-cell office:value-type="float" office:value="48.15436" calcext:value-type="float">
            <text:p>48,15436</text:p>
          </table:table-cell>
          <table:table-cell office:value-type="float" office:value="11.528325" calcext:value-type="float">
            <text:p>11,528325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66.141754" calcext:value-type="float">
            <text:p>66,141754</text:p>
          </table:table-cell>
          <table:table-cell office:value-type="float" office:value="938.570007" calcext:value-type="float">
            <text:p>938,570007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0.5" calcext:value-type="float">
            <text:p>240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6:37:15</text:p>
          </table:table-cell>
          <table:table-cell office:value-type="float" office:value="48.154458" calcext:value-type="float">
            <text:p>48,154458</text:p>
          </table:table-cell>
          <table:table-cell office:value-type="float" office:value="11.528315" calcext:value-type="float">
            <text:p>11,528315</text:p>
          </table:table-cell>
          <table:table-cell office:value-type="float" office:value="5.971237" calcext:value-type="float">
            <text:p>5,971237</text:p>
          </table:table-cell>
          <table:table-cell office:value-type="float" office:value="66.973373" calcext:value-type="float">
            <text:p>66,973373</text:p>
          </table:table-cell>
          <table:table-cell office:value-type="float" office:value="938.530029" calcext:value-type="float">
            <text:p>938,530029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6:47:16</text:p>
          </table:table-cell>
          <table:table-cell office:value-type="float" office:value="48.154427" calcext:value-type="float">
            <text:p>48,154427</text:p>
          </table:table-cell>
          <table:table-cell office:value-type="float" office:value="11.528283" calcext:value-type="float">
            <text:p>11,528283</text:p>
          </table:table-cell>
          <table:table-cell office:value-type="float" office:value="5.859083" calcext:value-type="float">
            <text:p>5,859083</text:p>
          </table:table-cell>
          <table:table-cell office:value-type="float" office:value="67.467766" calcext:value-type="float">
            <text:p>67,467766</text:p>
          </table:table-cell>
          <table:table-cell office:value-type="float" office:value="938.52002" calcext:value-type="float">
            <text:p>938,52002</text:p>
          </table:table-cell>
          <table:table-cell office:value-type="float" office:value="240" calcext:value-type="float">
            <text:p>240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6:57:17</text:p>
          </table:table-cell>
          <table:table-cell office:value-type="float" office:value="48.154518" calcext:value-type="float">
            <text:p>48,154518</text:p>
          </table:table-cell>
          <table:table-cell office:value-type="float" office:value="11.529028" calcext:value-type="float">
            <text:p>11,529028</text:p>
          </table:table-cell>
          <table:table-cell office:value-type="float" office:value="5.789654" calcext:value-type="float">
            <text:p>5,789654</text:p>
          </table:table-cell>
          <table:table-cell office:value-type="float" office:value="67.568474" calcext:value-type="float">
            <text:p>67,568474</text:p>
          </table:table-cell>
          <table:table-cell office:value-type="float" office:value="939.130005" calcext:value-type="float">
            <text:p>939,13000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7:07:17</text:p>
          </table:table-cell>
          <table:table-cell office:value-type="float" office:value="48.15442" calcext:value-type="float">
            <text:p>48,15442</text:p>
          </table:table-cell>
          <table:table-cell office:value-type="float" office:value="11.52854" calcext:value-type="float">
            <text:p>11,52854</text:p>
          </table:table-cell>
          <table:table-cell office:value-type="float" office:value="5.479896" calcext:value-type="float">
            <text:p>5,479896</text:p>
          </table:table-cell>
          <table:table-cell office:value-type="float" office:value="70.403603" calcext:value-type="float">
            <text:p>70,403603</text:p>
          </table:table-cell>
          <table:table-cell office:value-type="float" office:value="939.619995" calcext:value-type="float">
            <text:p>939,619995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6.65625" calcext:value-type="float">
            <text:p>236,65625</text:p>
          </table:table-cell>
          <table:table-cell office:value-type="float" office:value="239.59375" calcext:value-type="float">
            <text:p>239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7:17:18</text:p>
          </table:table-cell>
          <table:table-cell office:value-type="float" office:value="48.154482" calcext:value-type="float">
            <text:p>48,154482</text:p>
          </table:table-cell>
          <table:table-cell office:value-type="float" office:value="11.528655" calcext:value-type="float">
            <text:p>11,528655</text:p>
          </table:table-cell>
          <table:table-cell office:value-type="float" office:value="5.001907" calcext:value-type="float">
            <text:p>5,001907</text:p>
          </table:table-cell>
          <table:table-cell office:value-type="float" office:value="71.68383" calcext:value-type="float">
            <text:p>71,68383</text:p>
          </table:table-cell>
          <table:table-cell office:value-type="float" office:value="939.890015" calcext:value-type="float">
            <text:p>939,89001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6.6875" calcext:value-type="float">
            <text:p>236,6875</text:p>
          </table:table-cell>
          <table:table-cell office:value-type="float" office:value="240.21875" calcext:value-type="float">
            <text:p>240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7:27:19</text:p>
          </table:table-cell>
          <table:table-cell office:value-type="float" office:value="48.154728" calcext:value-type="float">
            <text:p>48,154728</text:p>
          </table:table-cell>
          <table:table-cell office:value-type="float" office:value="11.528925" calcext:value-type="float">
            <text:p>11,528925</text:p>
          </table:table-cell>
          <table:table-cell office:value-type="float" office:value="4.750896" calcext:value-type="float">
            <text:p>4,750896</text:p>
          </table:table-cell>
          <table:table-cell office:value-type="float" office:value="71.689934" calcext:value-type="float">
            <text:p>71,689934</text:p>
          </table:table-cell>
          <table:table-cell office:value-type="float" office:value="939.73999" calcext:value-type="float">
            <text:p>939,73999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7:37:20</text:p>
          </table:table-cell>
          <table:table-cell office:value-type="float" office:value="48.154507" calcext:value-type="float">
            <text:p>48,154507</text:p>
          </table:table-cell>
          <table:table-cell office:value-type="float" office:value="11.528652" calcext:value-type="float">
            <text:p>11,528652</text:p>
          </table:table-cell>
          <table:table-cell office:value-type="float" office:value="4.582666" calcext:value-type="float">
            <text:p>4,582666</text:p>
          </table:table-cell>
          <table:table-cell office:value-type="float" office:value="72.06073" calcext:value-type="float">
            <text:p>72,06073</text:p>
          </table:table-cell>
          <table:table-cell office:value-type="float" office:value="940.159973" calcext:value-type="float">
            <text:p>940,159973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7:47:19</text:p>
          </table:table-cell>
          <table:table-cell office:value-type="float" office:value="48.15447" calcext:value-type="float">
            <text:p>48,15447</text:p>
          </table:table-cell>
          <table:table-cell office:value-type="float" office:value="11.52849" calcext:value-type="float">
            <text:p>11,52849</text:p>
          </table:table-cell>
          <table:table-cell office:value-type="float" office:value="4.398413" calcext:value-type="float">
            <text:p>4,398413</text:p>
          </table:table-cell>
          <table:table-cell office:value-type="float" office:value="71.73571" calcext:value-type="float">
            <text:p>71,73571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1.375" calcext:value-type="float">
            <text:p>241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7:57:21</text:p>
          </table:table-cell>
          <table:table-cell office:value-type="float" office:value="48.154392" calcext:value-type="float">
            <text:p>48,154392</text:p>
          </table:table-cell>
          <table:table-cell office:value-type="float" office:value="11.52837" calcext:value-type="float">
            <text:p>11,52837</text:p>
          </table:table-cell>
          <table:table-cell office:value-type="float" office:value="4.230182" calcext:value-type="float">
            <text:p>4,230182</text:p>
          </table:table-cell>
          <table:table-cell office:value-type="float" office:value="72.532234" calcext:value-type="float">
            <text:p>72,532234</text:p>
          </table:table-cell>
          <table:table-cell office:value-type="float" office:value="940.73999" calcext:value-type="float">
            <text:p>940,73999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8:07:22</text:p>
          </table:table-cell>
          <table:table-cell office:value-type="float" office:value="48.154388" calcext:value-type="float">
            <text:p>48,154388</text:p>
          </table:table-cell>
          <table:table-cell office:value-type="float" office:value="11.528373" calcext:value-type="float">
            <text:p>11,528373</text:p>
          </table:table-cell>
          <table:table-cell office:value-type="float" office:value="4.174106" calcext:value-type="float">
            <text:p>4,174106</text:p>
          </table:table-cell>
          <table:table-cell office:value-type="float" office:value="72.623787" calcext:value-type="float">
            <text:p>72,623787</text:p>
          </table:table-cell>
          <table:table-cell office:value-type="float" office:value="940.789978" calcext:value-type="float">
            <text:p>940,78997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8:17:23</text:p>
          </table:table-cell>
          <table:table-cell office:value-type="float" office:value="48.154317" calcext:value-type="float">
            <text:p>48,154317</text:p>
          </table:table-cell>
          <table:table-cell office:value-type="float" office:value="11.528305" calcext:value-type="float">
            <text:p>11,528305</text:p>
          </table:table-cell>
          <table:table-cell office:value-type="float" office:value="4.118029" calcext:value-type="float">
            <text:p>4,118029</text:p>
          </table:table-cell>
          <table:table-cell office:value-type="float" office:value="72.150757" calcext:value-type="float">
            <text:p>72,150757</text:p>
          </table:table-cell>
          <table:table-cell office:value-type="float" office:value="941.039978" calcext:value-type="float">
            <text:p>941,03997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2.15625" calcext:value-type="float">
            <text:p>242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8:27:24</text:p>
          </table:table-cell>
          <table:table-cell office:value-type="float" office:value="48.15456" calcext:value-type="float">
            <text:p>48,15456</text:p>
          </table:table-cell>
          <table:table-cell office:value-type="float" office:value="11.528525" calcext:value-type="float">
            <text:p>11,528525</text:p>
          </table:table-cell>
          <table:table-cell office:value-type="float" office:value="4.075303" calcext:value-type="float">
            <text:p>4,075303</text:p>
          </table:table-cell>
          <table:table-cell office:value-type="float" office:value="71.537346" calcext:value-type="float">
            <text:p>71,537346</text:p>
          </table:table-cell>
          <table:table-cell office:value-type="float" office:value="941.099976" calcext:value-type="float">
            <text:p>941,099976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90625" calcext:value-type="float">
            <text:p>240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8:37:25</text:p>
          </table:table-cell>
          <table:table-cell office:value-type="float" office:value="48.154373" calcext:value-type="float">
            <text:p>48,154373</text:p>
          </table:table-cell>
          <table:table-cell office:value-type="float" office:value="11.528445" calcext:value-type="float">
            <text:p>11,528445</text:p>
          </table:table-cell>
          <table:table-cell office:value-type="float" office:value="4.088655" calcext:value-type="float">
            <text:p>4,088655</text:p>
          </table:table-cell>
          <table:table-cell office:value-type="float" office:value="71.349663" calcext:value-type="float">
            <text:p>71,349663</text:p>
          </table:table-cell>
          <table:table-cell office:value-type="float" office:value="941.299988" calcext:value-type="float">
            <text:p>941,299988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1.9375" calcext:value-type="float">
            <text:p>241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8:47:25</text:p>
          </table:table-cell>
          <table:table-cell office:value-type="float" office:value="48.154512" calcext:value-type="float">
            <text:p>48,154512</text:p>
          </table:table-cell>
          <table:table-cell office:value-type="float" office:value="11.52859" calcext:value-type="float">
            <text:p>11,52859</text:p>
          </table:table-cell>
          <table:table-cell office:value-type="float" office:value="4.326314" calcext:value-type="float">
            <text:p>4,326314</text:p>
          </table:table-cell>
          <table:table-cell office:value-type="float" office:value="70.531776" calcext:value-type="float">
            <text:p>70,531776</text:p>
          </table:table-cell>
          <table:table-cell office:value-type="float" office:value="941.460022" calcext:value-type="float">
            <text:p>941,460022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8:57:26</text:p>
          </table:table-cell>
          <table:table-cell office:value-type="float" office:value="48.15462" calcext:value-type="float">
            <text:p>48,15462</text:p>
          </table:table-cell>
          <table:table-cell office:value-type="float" office:value="11.528462" calcext:value-type="float">
            <text:p>11,528462</text:p>
          </table:table-cell>
          <table:table-cell office:value-type="float" office:value="4.582666" calcext:value-type="float">
            <text:p>4,582666</text:p>
          </table:table-cell>
          <table:table-cell office:value-type="float" office:value="69.776459" calcext:value-type="float">
            <text:p>69,776459</text:p>
          </table:table-cell>
          <table:table-cell office:value-type="float" office:value="941.590027" calcext:value-type="float">
            <text:p>941,590027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2.28125" calcext:value-type="float">
            <text:p>242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9:07:27</text:p>
          </table:table-cell>
          <table:table-cell office:value-type="float" office:value="48.154802" calcext:value-type="float">
            <text:p>48,154802</text:p>
          </table:table-cell>
          <table:table-cell office:value-type="float" office:value="11.528685" calcext:value-type="float">
            <text:p>11,528685</text:p>
          </table:table-cell>
          <table:table-cell office:value-type="float" office:value="4.876402" calcext:value-type="float">
            <text:p>4,876402</text:p>
          </table:table-cell>
          <table:table-cell office:value-type="float" office:value="68.39399" calcext:value-type="float">
            <text:p>68,39399</text:p>
          </table:table-cell>
          <table:table-cell office:value-type="float" office:value="942.02002" calcext:value-type="float">
            <text:p>942,02002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9:17:28</text:p>
          </table:table-cell>
          <table:table-cell office:value-type="float" office:value="48.154855" calcext:value-type="float">
            <text:p>48,154855</text:p>
          </table:table-cell>
          <table:table-cell office:value-type="float" office:value="11.528523" calcext:value-type="float">
            <text:p>11,528523</text:p>
          </table:table-cell>
          <table:table-cell office:value-type="float" office:value="4.961853" calcext:value-type="float">
            <text:p>4,961853</text:p>
          </table:table-cell>
          <table:table-cell office:value-type="float" office:value="68.310066" calcext:value-type="float">
            <text:p>68,310066</text:p>
          </table:table-cell>
          <table:table-cell office:value-type="float" office:value="942.119995" calcext:value-type="float">
            <text:p>942,11999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" calcext:value-type="float">
            <text:p>238</text:p>
          </table:table-cell>
          <table:table-cell office:value-type="float" office:value="242.0625" calcext:value-type="float">
            <text:p>242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9:27:29</text:p>
          </table:table-cell>
          <table:table-cell office:value-type="float" office:value="48.154897" calcext:value-type="float">
            <text:p>48,154897</text:p>
          </table:table-cell>
          <table:table-cell office:value-type="float" office:value="11.52858" calcext:value-type="float">
            <text:p>11,52858</text:p>
          </table:table-cell>
          <table:table-cell office:value-type="float" office:value="5.325017" calcext:value-type="float">
            <text:p>5,325017</text:p>
          </table:table-cell>
          <table:table-cell office:value-type="float" office:value="65.650414" calcext:value-type="float">
            <text:p>65,650414</text:p>
          </table:table-cell>
          <table:table-cell office:value-type="float" office:value="942.440002" calcext:value-type="float">
            <text:p>942,44000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9:37:29</text:p>
          </table:table-cell>
          <table:table-cell office:value-type="float" office:value="48.154768" calcext:value-type="float">
            <text:p>48,154768</text:p>
          </table:table-cell>
          <table:table-cell office:value-type="float" office:value="11.52838" calcext:value-type="float">
            <text:p>11,52838</text:p>
          </table:table-cell>
          <table:table-cell office:value-type="float" office:value="5.410468" calcext:value-type="float">
            <text:p>5,410468</text:p>
          </table:table-cell>
          <table:table-cell office:value-type="float" office:value="63.883423" calcext:value-type="float">
            <text:p>63,883423</text:p>
          </table:table-cell>
          <table:table-cell office:value-type="float" office:value="942.369995" calcext:value-type="float">
            <text:p>942,36999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0.875" calcext:value-type="float">
            <text:p>240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9:47:30</text:p>
          </table:table-cell>
          <table:table-cell office:value-type="float" office:value="48.154708" calcext:value-type="float">
            <text:p>48,154708</text:p>
          </table:table-cell>
          <table:table-cell office:value-type="float" office:value="11.52844" calcext:value-type="float">
            <text:p>11,52844</text:p>
          </table:table-cell>
          <table:table-cell office:value-type="float" office:value="5.690852" calcext:value-type="float">
            <text:p>5,690852</text:p>
          </table:table-cell>
          <table:table-cell office:value-type="float" office:value="62.784771" calcext:value-type="float">
            <text:p>62,784771</text:p>
          </table:table-cell>
          <table:table-cell office:value-type="float" office:value="942.530029" calcext:value-type="float">
            <text:p>942,530029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0.71875" calcext:value-type="float">
            <text:p>240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09:57:31</text:p>
          </table:table-cell>
          <table:table-cell office:value-type="float" office:value="48.15458" calcext:value-type="float">
            <text:p>48,15458</text:p>
          </table:table-cell>
          <table:table-cell office:value-type="float" office:value="11.528625" calcext:value-type="float">
            <text:p>11,528625</text:p>
          </table:table-cell>
          <table:table-cell office:value-type="float" office:value="5.311666" calcext:value-type="float">
            <text:p>5,311666</text:p>
          </table:table-cell>
          <table:table-cell office:value-type="float" office:value="62.360569" calcext:value-type="float">
            <text:p>62,360569</text:p>
          </table:table-cell>
          <table:table-cell office:value-type="float" office:value="942.809998" calcext:value-type="float">
            <text:p>942,809998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38.875" calcext:value-type="float">
            <text:p>238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0:07:3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572" calcext:value-type="float">
            <text:p>11,528572</text:p>
          </table:table-cell>
          <table:table-cell office:value-type="float" office:value="4.988556" calcext:value-type="float">
            <text:p>4,988556</text:p>
          </table:table-cell>
          <table:table-cell office:value-type="float" office:value="61.96994" calcext:value-type="float">
            <text:p>61,96994</text:p>
          </table:table-cell>
          <table:table-cell office:value-type="float" office:value="943" calcext:value-type="float">
            <text:p>943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39.5" calcext:value-type="float">
            <text:p>239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0:17:32</text:p>
          </table:table-cell>
          <table:table-cell office:value-type="float" office:value="48.154587" calcext:value-type="float">
            <text:p>48,154587</text:p>
          </table:table-cell>
          <table:table-cell office:value-type="float" office:value="11.528525" calcext:value-type="float">
            <text:p>11,528525</text:p>
          </table:table-cell>
          <table:table-cell office:value-type="float" office:value="4.919127" calcext:value-type="float">
            <text:p>4,919127</text:p>
          </table:table-cell>
          <table:table-cell office:value-type="float" office:value="61.54879" calcext:value-type="float">
            <text:p>61,54879</text:p>
          </table:table-cell>
          <table:table-cell office:value-type="float" office:value="942.969971" calcext:value-type="float">
            <text:p>942,969971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39.96875" calcext:value-type="float">
            <text:p>239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0:27:33</text:p>
          </table:table-cell>
          <table:table-cell office:value-type="float" office:value="48.15468" calcext:value-type="float">
            <text:p>48,15468</text:p>
          </table:table-cell>
          <table:table-cell office:value-type="float" office:value="11.528585" calcext:value-type="float">
            <text:p>11,528585</text:p>
          </table:table-cell>
          <table:table-cell office:value-type="float" office:value="4.820325" calcext:value-type="float">
            <text:p>4,820325</text:p>
          </table:table-cell>
          <table:table-cell office:value-type="float" office:value="61.206989" calcext:value-type="float">
            <text:p>61,206989</text:p>
          </table:table-cell>
          <table:table-cell office:value-type="float" office:value="943.159973" calcext:value-type="float">
            <text:p>943,159973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9.8125" calcext:value-type="float">
            <text:p>239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0:37:34</text:p>
          </table:table-cell>
          <table:table-cell office:value-type="float" office:value="48.154482" calcext:value-type="float">
            <text:p>48,154482</text:p>
          </table:table-cell>
          <table:table-cell office:value-type="float" office:value="11.528488" calcext:value-type="float">
            <text:p>11,528488</text:p>
          </table:table-cell>
          <table:table-cell office:value-type="float" office:value="4.820325" calcext:value-type="float">
            <text:p>4,820325</text:p>
          </table:table-cell>
          <table:table-cell office:value-type="float" office:value="59.673458" calcext:value-type="float">
            <text:p>59,673458</text:p>
          </table:table-cell>
          <table:table-cell office:value-type="float" office:value="943.289978" calcext:value-type="float">
            <text:p>943,28997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9.78125" calcext:value-type="float">
            <text:p>239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0:47:35</text:p>
          </table:table-cell>
          <table:table-cell office:value-type="float" office:value="48.154462" calcext:value-type="float">
            <text:p>48,154462</text:p>
          </table:table-cell>
          <table:table-cell office:value-type="float" office:value="11.528443" calcext:value-type="float">
            <text:p>11,528443</text:p>
          </table:table-cell>
          <table:table-cell office:value-type="float" office:value="4.961853" calcext:value-type="float">
            <text:p>4,961853</text:p>
          </table:table-cell>
          <table:table-cell office:value-type="float" office:value="58.854046" calcext:value-type="float">
            <text:p>58,854046</text:p>
          </table:table-cell>
          <table:table-cell office:value-type="float" office:value="943.419983" calcext:value-type="float">
            <text:p>943,419983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0.5" calcext:value-type="float">
            <text:p>240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0:57:35</text:p>
          </table:table-cell>
          <table:table-cell office:value-type="float" office:value="48.154812" calcext:value-type="float">
            <text:p>48,154812</text:p>
          </table:table-cell>
          <table:table-cell office:value-type="float" office:value="11.52848" calcext:value-type="float">
            <text:p>11,52848</text:p>
          </table:table-cell>
          <table:table-cell office:value-type="float" office:value="5.493248" calcext:value-type="float">
            <text:p>5,493248</text:p>
          </table:table-cell>
          <table:table-cell office:value-type="float" office:value="57.494469" calcext:value-type="float">
            <text:p>57,494469</text:p>
          </table:table-cell>
          <table:table-cell office:value-type="float" office:value="943.359985" calcext:value-type="float">
            <text:p>943,359985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5" calcext:value-type="float">
            <text:p>241,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1.03125" calcext:value-type="float">
            <text:p>241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1:07:36</text:p>
          </table:table-cell>
          <table:table-cell office:value-type="float" office:value="48.154502" calcext:value-type="float">
            <text:p>48,154502</text:p>
          </table:table-cell>
          <table:table-cell office:value-type="float" office:value="11.528297" calcext:value-type="float">
            <text:p>11,528297</text:p>
          </table:table-cell>
          <table:table-cell office:value-type="float" office:value="6.126116" calcext:value-type="float">
            <text:p>6,126116</text:p>
          </table:table-cell>
          <table:table-cell office:value-type="float" office:value="55.764095" calcext:value-type="float">
            <text:p>55,764095</text:p>
          </table:table-cell>
          <table:table-cell office:value-type="float" office:value="943.48999" calcext:value-type="float">
            <text:p>943,4899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" calcext:value-type="float">
            <text:p>241,5</text:p>
          </table:table-cell>
          <table:table-cell office:value-type="float" office:value="238.5" calcext:value-type="float">
            <text:p>238,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1:17:37</text:p>
          </table:table-cell>
          <table:table-cell office:value-type="float" office:value="48.154328" calcext:value-type="float">
            <text:p>48,154328</text:p>
          </table:table-cell>
          <table:table-cell office:value-type="float" office:value="11.52829" calcext:value-type="float">
            <text:p>11,52829</text:p>
          </table:table-cell>
          <table:table-cell office:value-type="float" office:value="6.518654" calcext:value-type="float">
            <text:p>6,518654</text:p>
          </table:table-cell>
          <table:table-cell office:value-type="float" office:value="55.420769" calcext:value-type="float">
            <text:p>55,420769</text:p>
          </table:table-cell>
          <table:table-cell office:value-type="float" office:value="943.419983" calcext:value-type="float">
            <text:p>943,419983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1:27:37</text:p>
          </table:table-cell>
          <table:table-cell office:value-type="float" office:value="48.15437" calcext:value-type="float">
            <text:p>48,15437</text:p>
          </table:table-cell>
          <table:table-cell office:value-type="float" office:value="11.528225" calcext:value-type="float">
            <text:p>11,528225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54.061188" calcext:value-type="float">
            <text:p>54,061188</text:p>
          </table:table-cell>
          <table:table-cell office:value-type="float" office:value="943.48999" calcext:value-type="float">
            <text:p>943,48999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1:37:38</text:p>
          </table:table-cell>
          <table:table-cell office:value-type="float" office:value="48.154387" calcext:value-type="float">
            <text:p>48,154387</text:p>
          </table:table-cell>
          <table:table-cell office:value-type="float" office:value="11.528252" calcext:value-type="float">
            <text:p>11,528252</text:p>
          </table:table-cell>
          <table:table-cell office:value-type="float" office:value="7.108797" calcext:value-type="float">
            <text:p>7,108797</text:p>
          </table:table-cell>
          <table:table-cell office:value-type="float" office:value="54.42588" calcext:value-type="float">
            <text:p>54,42588</text:p>
          </table:table-cell>
          <table:table-cell office:value-type="float" office:value="943.809998" calcext:value-type="float">
            <text:p>943,80999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39.4375" calcext:value-type="float">
            <text:p>239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1:47:39</text:p>
          </table:table-cell>
          <table:table-cell office:value-type="float" office:value="48.154193" calcext:value-type="float">
            <text:p>48,154193</text:p>
          </table:table-cell>
          <table:table-cell office:value-type="float" office:value="11.528282" calcext:value-type="float">
            <text:p>11,528282</text:p>
          </table:table-cell>
          <table:table-cell office:value-type="float" office:value="6.505302" calcext:value-type="float">
            <text:p>6,505302</text:p>
          </table:table-cell>
          <table:table-cell office:value-type="float" office:value="56.501106" calcext:value-type="float">
            <text:p>56,501106</text:p>
          </table:table-cell>
          <table:table-cell office:value-type="float" office:value="944.369995" calcext:value-type="float">
            <text:p>944,36999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9.34375" calcext:value-type="float">
            <text:p>239,34375</text:p>
          </table:table-cell>
          <table:table-cell office:value-type="float" office:value="236.09375" calcext:value-type="float">
            <text:p>236,09375</text:p>
          </table:table-cell>
          <table:table-cell office:value-type="float" office:value="238.09375" calcext:value-type="float">
            <text:p>238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1:57:40</text:p>
          </table:table-cell>
          <table:table-cell office:value-type="float" office:value="48.154678" calcext:value-type="float">
            <text:p>48,154678</text:p>
          </table:table-cell>
          <table:table-cell office:value-type="float" office:value="11.528282" calcext:value-type="float">
            <text:p>11,528282</text:p>
          </table:table-cell>
          <table:table-cell office:value-type="float" office:value="5.789654" calcext:value-type="float">
            <text:p>5,789654</text:p>
          </table:table-cell>
          <table:table-cell office:value-type="float" office:value="64.489204" calcext:value-type="float">
            <text:p>64,489204</text:p>
          </table:table-cell>
          <table:table-cell office:value-type="float" office:value="945.049988" calcext:value-type="float">
            <text:p>945,049988</text:p>
          </table:table-cell>
          <table:table-cell office:value-type="float" office:value="239" calcext:value-type="float">
            <text:p>239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35.8125" calcext:value-type="float">
            <text:p>235,8125</text:p>
          </table:table-cell>
          <table:table-cell office:value-type="float" office:value="238.6875" calcext:value-type="float">
            <text:p>238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2:07:40</text:p>
          </table:table-cell>
          <table:table-cell office:value-type="float" office:value="48.154595" calcext:value-type="float">
            <text:p>48,154595</text:p>
          </table:table-cell>
          <table:table-cell office:value-type="float" office:value="11.528362" calcext:value-type="float">
            <text:p>11,528362</text:p>
          </table:table-cell>
          <table:table-cell office:value-type="float" office:value="4.988556" calcext:value-type="float">
            <text:p>4,988556</text:p>
          </table:table-cell>
          <table:table-cell office:value-type="float" office:value="64.159607" calcext:value-type="float">
            <text:p>64,159607</text:p>
          </table:table-cell>
          <table:table-cell office:value-type="float" office:value="944.880005" calcext:value-type="float">
            <text:p>944,880005</text:p>
          </table:table-cell>
          <table:table-cell office:value-type="float" office:value="239.125" calcext:value-type="float">
            <text:p>239,12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5.6875" calcext:value-type="float">
            <text:p>235,6875</text:p>
          </table:table-cell>
          <table:table-cell office:value-type="float" office:value="238.625" calcext:value-type="float">
            <text:p>238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2:17:41</text:p>
          </table:table-cell>
          <table:table-cell office:value-type="float" office:value="48.15474" calcext:value-type="float">
            <text:p>48,15474</text:p>
          </table:table-cell>
          <table:table-cell office:value-type="float" office:value="11.528458" calcext:value-type="float">
            <text:p>11,528458</text:p>
          </table:table-cell>
          <table:table-cell office:value-type="float" office:value="4.708171" calcext:value-type="float">
            <text:p>4,708171</text:p>
          </table:table-cell>
          <table:table-cell office:value-type="float" office:value="65.702293" calcext:value-type="float">
            <text:p>65,702293</text:p>
          </table:table-cell>
          <table:table-cell office:value-type="float" office:value="944.650024" calcext:value-type="float">
            <text:p>944,650024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2:27:42</text:p>
          </table:table-cell>
          <table:table-cell office:value-type="float" office:value="48.15472" calcext:value-type="float">
            <text:p>48,15472</text:p>
          </table:table-cell>
          <table:table-cell office:value-type="float" office:value="11.528497" calcext:value-type="float">
            <text:p>11,528497</text:p>
          </table:table-cell>
          <table:table-cell office:value-type="float" office:value="4.833677" calcext:value-type="float">
            <text:p>4,833677</text:p>
          </table:table-cell>
          <table:table-cell office:value-type="float" office:value="65.018692" calcext:value-type="float">
            <text:p>65,018692</text:p>
          </table:table-cell>
          <table:table-cell office:value-type="float" office:value="944.77002" calcext:value-type="float">
            <text:p>944,7700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1.5" calcext:value-type="float">
            <text:p>241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2:37:43</text:p>
          </table:table-cell>
          <table:table-cell office:value-type="float" office:value="48.154617" calcext:value-type="float">
            <text:p>48,154617</text:p>
          </table:table-cell>
          <table:table-cell office:value-type="float" office:value="11.528455" calcext:value-type="float">
            <text:p>11,528455</text:p>
          </table:table-cell>
          <table:table-cell office:value-type="float" office:value="4.665446" calcext:value-type="float">
            <text:p>4,665446</text:p>
          </table:table-cell>
          <table:table-cell office:value-type="float" office:value="64.190125" calcext:value-type="float">
            <text:p>64,190125</text:p>
          </table:table-cell>
          <table:table-cell office:value-type="float" office:value="945.190002" calcext:value-type="float">
            <text:p>945,190002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2:47:43</text:p>
          </table:table-cell>
          <table:table-cell office:value-type="float" office:value="48.154627" calcext:value-type="float">
            <text:p>48,154627</text:p>
          </table:table-cell>
          <table:table-cell office:value-type="float" office:value="11.528472" calcext:value-type="float">
            <text:p>11,528472</text:p>
          </table:table-cell>
          <table:table-cell office:value-type="float" office:value="4.243534" calcext:value-type="float">
            <text:p>4,243534</text:p>
          </table:table-cell>
          <table:table-cell office:value-type="float" office:value="64.093994" calcext:value-type="float">
            <text:p>64,093994</text:p>
          </table:table-cell>
          <table:table-cell office:value-type="float" office:value="945.349976" calcext:value-type="float">
            <text:p>945,349976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03125" calcext:value-type="float">
            <text:p>237,0312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2:57:44</text:p>
          </table:table-cell>
          <table:table-cell office:value-type="float" office:value="48.154517" calcext:value-type="float">
            <text:p>48,154517</text:p>
          </table:table-cell>
          <table:table-cell office:value-type="float" office:value="11.528565" calcext:value-type="float">
            <text:p>11,528565</text:p>
          </table:table-cell>
          <table:table-cell office:value-type="float" office:value="4.230182" calcext:value-type="float">
            <text:p>4,230182</text:p>
          </table:table-cell>
          <table:table-cell office:value-type="float" office:value="63.793392" calcext:value-type="float">
            <text:p>63,793392</text:p>
          </table:table-cell>
          <table:table-cell office:value-type="float" office:value="945.299988" calcext:value-type="float">
            <text:p>945,29998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1.25" calcext:value-type="float">
            <text:p>241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3:07:45</text:p>
          </table:table-cell>
          <table:table-cell office:value-type="float" office:value="48.154468" calcext:value-type="float">
            <text:p>48,154468</text:p>
          </table:table-cell>
          <table:table-cell office:value-type="float" office:value="11.528483" calcext:value-type="float">
            <text:p>11,528483</text:p>
          </table:table-cell>
          <table:table-cell office:value-type="float" office:value="4.174106" calcext:value-type="float">
            <text:p>4,174106</text:p>
          </table:table-cell>
          <table:table-cell office:value-type="float" office:value="63.971924" calcext:value-type="float">
            <text:p>63,971924</text:p>
          </table:table-cell>
          <table:table-cell office:value-type="float" office:value="945.469971" calcext:value-type="float">
            <text:p>945,469971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3:17:46</text:p>
          </table:table-cell>
          <table:table-cell office:value-type="float" office:value="48.154567" calcext:value-type="float">
            <text:p>48,154567</text:p>
          </table:table-cell>
          <table:table-cell office:value-type="float" office:value="11.52837" calcext:value-type="float">
            <text:p>11,52837</text:p>
          </table:table-cell>
          <table:table-cell office:value-type="float" office:value="4.019227" calcext:value-type="float">
            <text:p>4,019227</text:p>
          </table:table-cell>
          <table:table-cell office:value-type="float" office:value="63.825436" calcext:value-type="float">
            <text:p>63,825436</text:p>
          </table:table-cell>
          <table:table-cell office:value-type="float" office:value="945.590027" calcext:value-type="float">
            <text:p>945,590027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6875" calcext:value-type="float">
            <text:p>240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3:27:47</text:p>
          </table:table-cell>
          <table:table-cell office:value-type="float" office:value="48.15437" calcext:value-type="float">
            <text:p>48,15437</text:p>
          </table:table-cell>
          <table:table-cell office:value-type="float" office:value="11.528367" calcext:value-type="float">
            <text:p>11,528367</text:p>
          </table:table-cell>
          <table:table-cell office:value-type="float" office:value="4.441138" calcext:value-type="float">
            <text:p>4,441138</text:p>
          </table:table-cell>
          <table:table-cell office:value-type="float" office:value="63.22118" calcext:value-type="float">
            <text:p>63,22118</text:p>
          </table:table-cell>
          <table:table-cell office:value-type="float" office:value="945.859985" calcext:value-type="float">
            <text:p>945,85998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3:37:47</text:p>
          </table:table-cell>
          <table:table-cell office:value-type="float" office:value="48.15438" calcext:value-type="float">
            <text:p>48,15438</text:p>
          </table:table-cell>
          <table:table-cell office:value-type="float" office:value="11.528332" calcext:value-type="float">
            <text:p>11,528332</text:p>
          </table:table-cell>
          <table:table-cell office:value-type="float" office:value="4.652094" calcext:value-type="float">
            <text:p>4,652094</text:p>
          </table:table-cell>
          <table:table-cell office:value-type="float" office:value="62.406349" calcext:value-type="float">
            <text:p>62,406349</text:p>
          </table:table-cell>
          <table:table-cell office:value-type="float" office:value="945.849976" calcext:value-type="float">
            <text:p>945,849976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0.96875" calcext:value-type="float">
            <text:p>240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3:47:48</text:p>
          </table:table-cell>
          <table:table-cell office:value-type="float" office:value="48.154342" calcext:value-type="float">
            <text:p>48,154342</text:p>
          </table:table-cell>
          <table:table-cell office:value-type="float" office:value="11.528472" calcext:value-type="float">
            <text:p>11,528472</text:p>
          </table:table-cell>
          <table:table-cell office:value-type="float" office:value="4.665446" calcext:value-type="float">
            <text:p>4,665446</text:p>
          </table:table-cell>
          <table:table-cell office:value-type="float" office:value="63.549248" calcext:value-type="float">
            <text:p>63,549248</text:p>
          </table:table-cell>
          <table:table-cell office:value-type="float" office:value="946.289978" calcext:value-type="float">
            <text:p>946,28997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3:57:49</text:p>
          </table:table-cell>
          <table:table-cell office:value-type="float" office:value="48.154342" calcext:value-type="float">
            <text:p>48,154342</text:p>
          </table:table-cell>
          <table:table-cell office:value-type="float" office:value="11.528513" calcext:value-type="float">
            <text:p>11,528513</text:p>
          </table:table-cell>
          <table:table-cell office:value-type="float" office:value="4.470512" calcext:value-type="float">
            <text:p>4,470512</text:p>
          </table:table-cell>
          <table:table-cell office:value-type="float" office:value="65.261314" calcext:value-type="float">
            <text:p>65,261314</text:p>
          </table:table-cell>
          <table:table-cell office:value-type="float" office:value="946.719971" calcext:value-type="float">
            <text:p>946,719971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40.40625" calcext:value-type="float">
            <text:p>240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4:07:49</text:p>
          </table:table-cell>
          <table:table-cell office:value-type="float" office:value="48.154387" calcext:value-type="float">
            <text:p>48,154387</text:p>
          </table:table-cell>
          <table:table-cell office:value-type="float" office:value="11.528345" calcext:value-type="float">
            <text:p>11,528345</text:p>
          </table:table-cell>
          <table:table-cell office:value-type="float" office:value="4.299611" calcext:value-type="float">
            <text:p>4,299611</text:p>
          </table:table-cell>
          <table:table-cell office:value-type="float" office:value="65.169754" calcext:value-type="float">
            <text:p>65,169754</text:p>
          </table:table-cell>
          <table:table-cell office:value-type="float" office:value="946.849976" calcext:value-type="float">
            <text:p>946,849976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1.0625" calcext:value-type="float">
            <text:p>241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4:17:50</text:p>
          </table:table-cell>
          <table:table-cell office:value-type="float" office:value="48.15433" calcext:value-type="float">
            <text:p>48,15433</text:p>
          </table:table-cell>
          <table:table-cell office:value-type="float" office:value="11.528368" calcext:value-type="float">
            <text:p>11,528368</text:p>
          </table:table-cell>
          <table:table-cell office:value-type="float" office:value="4.270237" calcext:value-type="float">
            <text:p>4,270237</text:p>
          </table:table-cell>
          <table:table-cell office:value-type="float" office:value="63.892578" calcext:value-type="float">
            <text:p>63,892578</text:p>
          </table:table-cell>
          <table:table-cell office:value-type="float" office:value="946.97998" calcext:value-type="float">
            <text:p>946,9799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.75" calcext:value-type="float">
            <text:p>240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4:27:51</text:p>
          </table:table-cell>
          <table:table-cell office:value-type="float" office:value="48.154218" calcext:value-type="float">
            <text:p>48,154218</text:p>
          </table:table-cell>
          <table:table-cell office:value-type="float" office:value="11.527988" calcext:value-type="float">
            <text:p>11,527988</text:p>
          </table:table-cell>
          <table:table-cell office:value-type="float" office:value="4.187457" calcext:value-type="float">
            <text:p>4,187457</text:p>
          </table:table-cell>
          <table:table-cell office:value-type="float" office:value="63.82391" calcext:value-type="float">
            <text:p>63,82391</text:p>
          </table:table-cell>
          <table:table-cell office:value-type="float" office:value="947.109985" calcext:value-type="float">
            <text:p>947,10998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71875" calcext:value-type="float">
            <text:p>240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4:37:52</text:p>
          </table:table-cell>
          <table:table-cell office:value-type="float" office:value="48.153717" calcext:value-type="float">
            <text:p>48,153717</text:p>
          </table:table-cell>
          <table:table-cell office:value-type="float" office:value="11.527988" calcext:value-type="float">
            <text:p>11,527988</text:p>
          </table:table-cell>
          <table:table-cell office:value-type="float" office:value="4.0486" calcext:value-type="float">
            <text:p>4,0486</text:p>
          </table:table-cell>
          <table:table-cell office:value-type="float" office:value="68.352791" calcext:value-type="float">
            <text:p>68,352791</text:p>
          </table:table-cell>
          <table:table-cell office:value-type="float" office:value="947.5" calcext:value-type="float">
            <text:p>947,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1.1875" calcext:value-type="float">
            <text:p>241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4:47:52</text:p>
          </table:table-cell>
          <table:table-cell office:value-type="float" office:value="48.1537" calcext:value-type="float">
            <text:p>48,1537</text:p>
          </table:table-cell>
          <table:table-cell office:value-type="float" office:value="11.528157" calcext:value-type="float">
            <text:p>11,528157</text:p>
          </table:table-cell>
          <table:table-cell office:value-type="float" office:value="3.880369" calcext:value-type="float">
            <text:p>3,880369</text:p>
          </table:table-cell>
          <table:table-cell office:value-type="float" office:value="67.693596" calcext:value-type="float">
            <text:p>67,693596</text:p>
          </table:table-cell>
          <table:table-cell office:value-type="float" office:value="947.590027" calcext:value-type="float">
            <text:p>947,590027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0.875" calcext:value-type="float">
            <text:p>240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4:57:53</text:p>
          </table:table-cell>
          <table:table-cell office:value-type="float" office:value="48.154578" calcext:value-type="float">
            <text:p>48,154578</text:p>
          </table:table-cell>
          <table:table-cell office:value-type="float" office:value="11.528382" calcext:value-type="float">
            <text:p>11,528382</text:p>
          </table:table-cell>
          <table:table-cell office:value-type="float" office:value="3.656062" calcext:value-type="float">
            <text:p>3,656062</text:p>
          </table:table-cell>
          <table:table-cell office:value-type="float" office:value="66.626991" calcext:value-type="float">
            <text:p>66,626991</text:p>
          </table:table-cell>
          <table:table-cell office:value-type="float" office:value="947.619995" calcext:value-type="float">
            <text:p>947,61999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1.28125" calcext:value-type="float">
            <text:p>241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5:07:54</text:p>
          </table:table-cell>
          <table:table-cell office:value-type="float" office:value="48.154408" calcext:value-type="float">
            <text:p>48,154408</text:p>
          </table:table-cell>
          <table:table-cell office:value-type="float" office:value="11.528395" calcext:value-type="float">
            <text:p>11,528395</text:p>
          </table:table-cell>
          <table:table-cell office:value-type="float" office:value="3.487831" calcext:value-type="float">
            <text:p>3,487831</text:p>
          </table:table-cell>
          <table:table-cell office:value-type="float" office:value="65.947968" calcext:value-type="float">
            <text:p>65,947968</text:p>
          </table:table-cell>
          <table:table-cell office:value-type="float" office:value="947.789978" calcext:value-type="float">
            <text:p>947,789978</text:p>
          </table:table-cell>
          <table:table-cell office:value-type="float" office:value="241" calcext:value-type="float">
            <text:p>24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1.5" calcext:value-type="float">
            <text:p>241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5:17:53</text:p>
          </table:table-cell>
          <table:table-cell office:value-type="float" office:value="48.15446" calcext:value-type="float">
            <text:p>48,15446</text:p>
          </table:table-cell>
          <table:table-cell office:value-type="float" office:value="11.528265" calcext:value-type="float">
            <text:p>11,528265</text:p>
          </table:table-cell>
          <table:table-cell office:value-type="float" office:value="3.514534" calcext:value-type="float">
            <text:p>3,514534</text:p>
          </table:table-cell>
          <table:table-cell office:value-type="float" office:value="66.085297" calcext:value-type="float">
            <text:p>66,085297</text:p>
          </table:table-cell>
          <table:table-cell office:value-type="float" office:value="947.869995" calcext:value-type="float">
            <text:p>947,86999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5:27:20</text:p>
          </table:table-cell>
          <table:table-cell office:value-type="float" office:value="48.15441" calcext:value-type="float">
            <text:p>48,15441</text:p>
          </table:table-cell>
          <table:table-cell office:value-type="float" office:value="11.528428" calcext:value-type="float">
            <text:p>11,528428</text:p>
          </table:table-cell>
          <table:table-cell office:value-type="float" office:value="3.527886" calcext:value-type="float">
            <text:p>3,527886</text:p>
          </table:table-cell>
          <table:table-cell office:value-type="float" office:value="66.904709" calcext:value-type="float">
            <text:p>66,904709</text:p>
          </table:table-cell>
          <table:table-cell office:value-type="float" office:value="947.97998" calcext:value-type="float">
            <text:p>947,9799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1.3125" calcext:value-type="float">
            <text:p>241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5:34:01</text:p>
          </table:table-cell>
          <table:table-cell office:value-type="float" office:value="48.154453" calcext:value-type="float">
            <text:p>48,154453</text:p>
          </table:table-cell>
          <table:table-cell office:value-type="float" office:value="11.528337" calcext:value-type="float">
            <text:p>11,528337</text:p>
          </table:table-cell>
          <table:table-cell office:value-type="float" office:value="3.471809" calcext:value-type="float">
            <text:p>3,471809</text:p>
          </table:table-cell>
          <table:table-cell office:value-type="float" office:value="66.063934" calcext:value-type="float">
            <text:p>66,063934</text:p>
          </table:table-cell>
          <table:table-cell office:value-type="float" office:value="948.140015" calcext:value-type="float">
            <text:p>948,14001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5:40:24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471809" calcext:value-type="float">
            <text:p>3,471809</text:p>
          </table:table-cell>
          <table:table-cell office:value-type="float" office:value="65.009537" calcext:value-type="float">
            <text:p>65,009537</text:p>
          </table:table-cell>
          <table:table-cell office:value-type="float" office:value="948.27002" calcext:value-type="float">
            <text:p>948,27002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5:48:00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415732" calcext:value-type="float">
            <text:p>3,415732</text:p>
          </table:table-cell>
          <table:table-cell office:value-type="float" office:value="64.592964" calcext:value-type="float">
            <text:p>64,592964</text:p>
          </table:table-cell>
          <table:table-cell office:value-type="float" office:value="948.190002" calcext:value-type="float">
            <text:p>948,190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37.9375" calcext:value-type="float">
            <text:p>237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5:48:00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415732" calcext:value-type="float">
            <text:p>3,415732</text:p>
          </table:table-cell>
          <table:table-cell office:value-type="float" office:value="64.69062" calcext:value-type="float">
            <text:p>64,69062</text:p>
          </table:table-cell>
          <table:table-cell office:value-type="float" office:value="948.309998" calcext:value-type="float">
            <text:p>948,30999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38.875" calcext:value-type="float">
            <text:p>238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5:48:00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40238" calcext:value-type="float">
            <text:p>3,40238</text:p>
          </table:table-cell>
          <table:table-cell office:value-type="float" office:value="64.878311" calcext:value-type="float">
            <text:p>64,878311</text:p>
          </table:table-cell>
          <table:table-cell office:value-type="float" office:value="948.289978" calcext:value-type="float">
            <text:p>948,28997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39.78125" calcext:value-type="float">
            <text:p>239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375677" calcext:value-type="float">
            <text:p>3,375677</text:p>
          </table:table-cell>
          <table:table-cell office:value-type="float" office:value="64.780655" calcext:value-type="float">
            <text:p>64,780655</text:p>
          </table:table-cell>
          <table:table-cell office:value-type="float" office:value="948.340027" calcext:value-type="float">
            <text:p>948,340027</text:p>
          </table:table-cell>
          <table:table-cell office:value-type="float" office:value="241" calcext:value-type="float">
            <text:p>24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389029" calcext:value-type="float">
            <text:p>3,389029</text:p>
          </table:table-cell>
          <table:table-cell office:value-type="float" office:value="65.384911" calcext:value-type="float">
            <text:p>65,384911</text:p>
          </table:table-cell>
          <table:table-cell office:value-type="float" office:value="948.549988" calcext:value-type="float">
            <text:p>948,54998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346303" calcext:value-type="float">
            <text:p>3,346303</text:p>
          </table:table-cell>
          <table:table-cell office:value-type="float" office:value="67.454033" calcext:value-type="float">
            <text:p>67,454033</text:p>
          </table:table-cell>
          <table:table-cell office:value-type="float" office:value="948.73999" calcext:value-type="float">
            <text:p>948,73999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0.65625" calcext:value-type="float">
            <text:p>240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218128" calcext:value-type="float">
            <text:p>3,218128</text:p>
          </table:table-cell>
          <table:table-cell office:value-type="float" office:value="69.465172" calcext:value-type="float">
            <text:p>69,465172</text:p>
          </table:table-cell>
          <table:table-cell office:value-type="float" office:value="948.830017" calcext:value-type="float">
            <text:p>948,830017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09375" calcext:value-type="float">
            <text:p>240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092622" calcext:value-type="float">
            <text:p>3,092622</text:p>
          </table:table-cell>
          <table:table-cell office:value-type="float" office:value="70.466164" calcext:value-type="float">
            <text:p>70,466164</text:p>
          </table:table-cell>
          <table:table-cell office:value-type="float" office:value="948.73999" calcext:value-type="float">
            <text:p>948,73999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.34375" calcext:value-type="float">
            <text:p>24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2.964447" calcext:value-type="float">
            <text:p>2,964447</text:p>
          </table:table-cell>
          <table:table-cell office:value-type="float" office:value="69.277489" calcext:value-type="float">
            <text:p>69,277489</text:p>
          </table:table-cell>
          <table:table-cell office:value-type="float" office:value="948.849976" calcext:value-type="float">
            <text:p>948,849976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21875" calcext:value-type="float">
            <text:p>241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2.868315" calcext:value-type="float">
            <text:p>2,868315</text:p>
          </table:table-cell>
          <table:table-cell office:value-type="float" office:value="68.98909" calcext:value-type="float">
            <text:p>68,98909</text:p>
          </table:table-cell>
          <table:table-cell office:value-type="float" office:value="948.840027" calcext:value-type="float">
            <text:p>948,84002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2.951095" calcext:value-type="float">
            <text:p>2,951095</text:p>
          </table:table-cell>
          <table:table-cell office:value-type="float" office:value="68.618294" calcext:value-type="float">
            <text:p>68,618294</text:p>
          </table:table-cell>
          <table:table-cell office:value-type="float" office:value="948.880005" calcext:value-type="float">
            <text:p>948,88000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2.25" calcext:value-type="float">
            <text:p>242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007172" calcext:value-type="float">
            <text:p>3,007172</text:p>
          </table:table-cell>
          <table:table-cell office:value-type="float" office:value="68.622871" calcext:value-type="float">
            <text:p>68,622871</text:p>
          </table:table-cell>
          <table:table-cell office:value-type="float" office:value="949.150024" calcext:value-type="float">
            <text:p>949,150024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" calcext:value-type="float">
            <text:p>241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38.09375" calcext:value-type="float">
            <text:p>238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092622" calcext:value-type="float">
            <text:p>3,092622</text:p>
          </table:table-cell>
          <table:table-cell office:value-type="float" office:value="68.155945" calcext:value-type="float">
            <text:p>68,155945</text:p>
          </table:table-cell>
          <table:table-cell office:value-type="float" office:value="949.109985" calcext:value-type="float">
            <text:p>949,10998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38.0625" calcext:value-type="float">
            <text:p>238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175402" calcext:value-type="float">
            <text:p>3,175402</text:p>
          </table:table-cell>
          <table:table-cell office:value-type="float" office:value="67.785156" calcext:value-type="float">
            <text:p>67,785156</text:p>
          </table:table-cell>
          <table:table-cell office:value-type="float" office:value="949.369995" calcext:value-type="float">
            <text:p>949,36999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132677" calcext:value-type="float">
            <text:p>3,132677</text:p>
          </table:table-cell>
          <table:table-cell office:value-type="float" office:value="67.872131" calcext:value-type="float">
            <text:p>67,872131</text:p>
          </table:table-cell>
          <table:table-cell office:value-type="float" office:value="949.419983" calcext:value-type="float">
            <text:p>949,419983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37.84375" calcext:value-type="float">
            <text:p>237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3.049897" calcext:value-type="float">
            <text:p>3,049897</text:p>
          </table:table-cell>
          <table:table-cell office:value-type="float" office:value="72.811478" calcext:value-type="float">
            <text:p>72,811478</text:p>
          </table:table-cell>
          <table:table-cell office:value-type="float" office:value="949.73999" calcext:value-type="float">
            <text:p>949,73999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37.78125" calcext:value-type="float">
            <text:p>237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2.895018" calcext:value-type="float">
            <text:p>2,895018</text:p>
          </table:table-cell>
          <table:table-cell office:value-type="float" office:value="73.05867" calcext:value-type="float">
            <text:p>73,05867</text:p>
          </table:table-cell>
          <table:table-cell office:value-type="float" office:value="949.900024" calcext:value-type="float">
            <text:p>949,900024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37.5" calcext:value-type="float">
            <text:p>237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2.812238" calcext:value-type="float">
            <text:p>2,812238</text:p>
          </table:table-cell>
          <table:table-cell office:value-type="float" office:value="72.397957" calcext:value-type="float">
            <text:p>72,397957</text:p>
          </table:table-cell>
          <table:table-cell office:value-type="float" office:value="950.070007" calcext:value-type="float">
            <text:p>950,07000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37.875" calcext:value-type="float">
            <text:p>237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6:18:01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2.713436" calcext:value-type="float">
            <text:p>2,713436</text:p>
          </table:table-cell>
          <table:table-cell office:value-type="float" office:value="72.782486" calcext:value-type="float">
            <text:p>72,782486</text:p>
          </table:table-cell>
          <table:table-cell office:value-type="float" office:value="950.190002" calcext:value-type="float">
            <text:p>950,190002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37.90625" calcext:value-type="float">
            <text:p>237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9:07: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72.764175" calcext:value-type="float">
            <text:p>72,764175</text:p>
          </table:table-cell>
          <table:table-cell office:value-type="float" office:value="950.419983" calcext:value-type="float">
            <text:p>950,419983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1.5" calcext:value-type="float">
            <text:p>241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9:17:54</text:p>
          </table:table-cell>
          <table:table-cell office:value-type="float" office:value="48.153657" calcext:value-type="float">
            <text:p>48,153657</text:p>
          </table:table-cell>
          <table:table-cell office:value-type="float" office:value="11.528057" calcext:value-type="float">
            <text:p>11,528057</text:p>
          </table:table-cell>
          <table:table-cell office:value-type="float" office:value="3.0766" calcext:value-type="float">
            <text:p>3,0766</text:p>
          </table:table-cell>
          <table:table-cell office:value-type="float" office:value="74.697487" calcext:value-type="float">
            <text:p>74,697487</text:p>
          </table:table-cell>
          <table:table-cell office:value-type="float" office:value="950.330017" calcext:value-type="float">
            <text:p>950,330017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9:27:55</text:p>
          </table:table-cell>
          <table:table-cell office:value-type="float" office:value="48.153313" calcext:value-type="float">
            <text:p>48,153313</text:p>
          </table:table-cell>
          <table:table-cell office:value-type="float" office:value="11.52851" calcext:value-type="float">
            <text:p>11,52851</text:p>
          </table:table-cell>
          <table:table-cell office:value-type="float" office:value="3.570611" calcext:value-type="float">
            <text:p>3,570611</text:p>
          </table:table-cell>
          <table:table-cell office:value-type="float" office:value="73.626305" calcext:value-type="float">
            <text:p>73,626305</text:p>
          </table:table-cell>
          <table:table-cell office:value-type="float" office:value="950.380005" calcext:value-type="float">
            <text:p>950,38000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1.6875" calcext:value-type="float">
            <text:p>241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9:37:55</text:p>
          </table:table-cell>
          <table:table-cell office:value-type="float" office:value="48.153357" calcext:value-type="float">
            <text:p>48,153357</text:p>
          </table:table-cell>
          <table:table-cell office:value-type="float" office:value="11.529178" calcext:value-type="float">
            <text:p>11,529178</text:p>
          </table:table-cell>
          <table:table-cell office:value-type="float" office:value="3.824292" calcext:value-type="float">
            <text:p>3,824292</text:p>
          </table:table-cell>
          <table:table-cell office:value-type="float" office:value="72.797745" calcext:value-type="float">
            <text:p>72,797745</text:p>
          </table:table-cell>
          <table:table-cell office:value-type="float" office:value="950.210022" calcext:value-type="float">
            <text:p>950,21002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1.9375" calcext:value-type="float">
            <text:p>241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9:47:56</text:p>
          </table:table-cell>
          <table:table-cell office:value-type="float" office:value="48.153672" calcext:value-type="float">
            <text:p>48,153672</text:p>
          </table:table-cell>
          <table:table-cell office:value-type="float" office:value="11.528902" calcext:value-type="float">
            <text:p>11,528902</text:p>
          </table:table-cell>
          <table:table-cell office:value-type="float" office:value="3.949798" calcext:value-type="float">
            <text:p>3,949798</text:p>
          </table:table-cell>
          <table:table-cell office:value-type="float" office:value="72.407112" calcext:value-type="float">
            <text:p>72,407112</text:p>
          </table:table-cell>
          <table:table-cell office:value-type="float" office:value="950.460022" calcext:value-type="float">
            <text:p>950,46002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19:57:57</text:p>
          </table:table-cell>
          <table:table-cell office:value-type="float" office:value="48.154257" calcext:value-type="float">
            <text:p>48,154257</text:p>
          </table:table-cell>
          <table:table-cell office:value-type="float" office:value="11.528142" calcext:value-type="float">
            <text:p>11,528142</text:p>
          </table:table-cell>
          <table:table-cell office:value-type="float" office:value="3.936446" calcext:value-type="float">
            <text:p>3,936446</text:p>
          </table:table-cell>
          <table:table-cell office:value-type="float" office:value="73.534752" calcext:value-type="float">
            <text:p>73,534752</text:p>
          </table:table-cell>
          <table:table-cell office:value-type="float" office:value="951.179993" calcext:value-type="float">
            <text:p>951,179993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1.375" calcext:value-type="float">
            <text:p>241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0:07:58</text:p>
          </table:table-cell>
          <table:table-cell office:value-type="float" office:value="48.154103" calcext:value-type="float">
            <text:p>48,154103</text:p>
          </table:table-cell>
          <table:table-cell office:value-type="float" office:value="11.528368" calcext:value-type="float">
            <text:p>11,528368</text:p>
          </table:table-cell>
          <table:table-cell office:value-type="float" office:value="3.949798" calcext:value-type="float">
            <text:p>3,949798</text:p>
          </table:table-cell>
          <table:table-cell office:value-type="float" office:value="73.397423" calcext:value-type="float">
            <text:p>73,397423</text:p>
          </table:table-cell>
          <table:table-cell office:value-type="float" office:value="951.25" calcext:value-type="float">
            <text:p>951,25</text:p>
          </table:table-cell>
          <table:table-cell office:value-type="float" office:value="241" calcext:value-type="float">
            <text:p>241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0:17:58</text:p>
          </table:table-cell>
          <table:table-cell office:value-type="float" office:value="48.154275" calcext:value-type="float">
            <text:p>48,154275</text:p>
          </table:table-cell>
          <table:table-cell office:value-type="float" office:value="11.528228" calcext:value-type="float">
            <text:p>11,528228</text:p>
          </table:table-cell>
          <table:table-cell office:value-type="float" office:value="3.920424" calcext:value-type="float">
            <text:p>3,920424</text:p>
          </table:table-cell>
          <table:table-cell office:value-type="float" office:value="72.919815" calcext:value-type="float">
            <text:p>72,919815</text:p>
          </table:table-cell>
          <table:table-cell office:value-type="float" office:value="951.210022" calcext:value-type="float">
            <text:p>951,21002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41.375" calcext:value-type="float">
            <text:p>241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0:27:59</text:p>
          </table:table-cell>
          <table:table-cell office:value-type="float" office:value="48.15439" calcext:value-type="float">
            <text:p>48,15439</text:p>
          </table:table-cell>
          <table:table-cell office:value-type="float" office:value="11.528325" calcext:value-type="float">
            <text:p>11,528325</text:p>
          </table:table-cell>
          <table:table-cell office:value-type="float" office:value="3.920424" calcext:value-type="float">
            <text:p>3,920424</text:p>
          </table:table-cell>
          <table:table-cell office:value-type="float" office:value="73.13649" calcext:value-type="float">
            <text:p>73,13649</text:p>
          </table:table-cell>
          <table:table-cell office:value-type="float" office:value="951.359985" calcext:value-type="float">
            <text:p>951,35998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1.3125" calcext:value-type="float">
            <text:p>241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0:38:00</text:p>
          </table:table-cell>
          <table:table-cell office:value-type="float" office:value="48.154395" calcext:value-type="float">
            <text:p>48,154395</text:p>
          </table:table-cell>
          <table:table-cell office:value-type="float" office:value="11.528493" calcext:value-type="float">
            <text:p>11,528493</text:p>
          </table:table-cell>
          <table:table-cell office:value-type="float" office:value="3.920424" calcext:value-type="float">
            <text:p>3,920424</text:p>
          </table:table-cell>
          <table:table-cell office:value-type="float" office:value="73.369957" calcext:value-type="float">
            <text:p>73,369957</text:p>
          </table:table-cell>
          <table:table-cell office:value-type="float" office:value="951.559998" calcext:value-type="float">
            <text:p>951,55999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1.21875" calcext:value-type="float">
            <text:p>241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0:48:00</text:p>
          </table:table-cell>
          <table:table-cell office:value-type="float" office:value="48.154532" calcext:value-type="float">
            <text:p>48,154532</text:p>
          </table:table-cell>
          <table:table-cell office:value-type="float" office:value="11.528482" calcext:value-type="float">
            <text:p>11,528482</text:p>
          </table:table-cell>
          <table:table-cell office:value-type="float" office:value="3.920424" calcext:value-type="float">
            <text:p>3,920424</text:p>
          </table:table-cell>
          <table:table-cell office:value-type="float" office:value="72.802322" calcext:value-type="float">
            <text:p>72,802322</text:p>
          </table:table-cell>
          <table:table-cell office:value-type="float" office:value="951.570007" calcext:value-type="float">
            <text:p>951,570007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1.09375" calcext:value-type="float">
            <text:p>241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0:58:01</text:p>
          </table:table-cell>
          <table:table-cell office:value-type="float" office:value="48.15453" calcext:value-type="float">
            <text:p>48,15453</text:p>
          </table:table-cell>
          <table:table-cell office:value-type="float" office:value="11.528432" calcext:value-type="float">
            <text:p>11,528432</text:p>
          </table:table-cell>
          <table:table-cell office:value-type="float" office:value="3.864347" calcext:value-type="float">
            <text:p>3,864347</text:p>
          </table:table-cell>
          <table:table-cell office:value-type="float" office:value="71.767761" calcext:value-type="float">
            <text:p>71,767761</text:p>
          </table:table-cell>
          <table:table-cell office:value-type="float" office:value="951.52002" calcext:value-type="float">
            <text:p>951,52002</text:p>
          </table:table-cell>
          <table:table-cell office:value-type="float" office:value="241" calcext:value-type="float">
            <text:p>24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0.875" calcext:value-type="float">
            <text:p>240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1:08:02</text:p>
          </table:table-cell>
          <table:table-cell office:value-type="float" office:value="48.154553" calcext:value-type="float">
            <text:p>48,154553</text:p>
          </table:table-cell>
          <table:table-cell office:value-type="float" office:value="11.528382" calcext:value-type="float">
            <text:p>11,528382</text:p>
          </table:table-cell>
          <table:table-cell office:value-type="float" office:value="3.712139" calcext:value-type="float">
            <text:p>3,712139</text:p>
          </table:table-cell>
          <table:table-cell office:value-type="float" office:value="70.650795" calcext:value-type="float">
            <text:p>70,650795</text:p>
          </table:table-cell>
          <table:table-cell office:value-type="float" office:value="951.539978" calcext:value-type="float">
            <text:p>951,539978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1:18:03</text:p>
          </table:table-cell>
          <table:table-cell office:value-type="float" office:value="48.154447" calcext:value-type="float">
            <text:p>48,154447</text:p>
          </table:table-cell>
          <table:table-cell office:value-type="float" office:value="11.528362" calcext:value-type="float">
            <text:p>11,528362</text:p>
          </table:table-cell>
          <table:table-cell office:value-type="float" office:value="3.583963" calcext:value-type="float">
            <text:p>3,583963</text:p>
          </table:table-cell>
          <table:table-cell office:value-type="float" office:value="70.733192" calcext:value-type="float">
            <text:p>70,733192</text:p>
          </table:table-cell>
          <table:table-cell office:value-type="float" office:value="951.820007" calcext:value-type="float">
            <text:p>951,820007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1.25" calcext:value-type="float">
            <text:p>241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1:28:04</text:p>
          </table:table-cell>
          <table:table-cell office:value-type="float" office:value="48.154342" calcext:value-type="float">
            <text:p>48,154342</text:p>
          </table:table-cell>
          <table:table-cell office:value-type="float" office:value="11.52839" calcext:value-type="float">
            <text:p>11,52839</text:p>
          </table:table-cell>
          <table:table-cell office:value-type="float" office:value="3.487831" calcext:value-type="float">
            <text:p>3,487831</text:p>
          </table:table-cell>
          <table:table-cell office:value-type="float" office:value="70.237274" calcext:value-type="float">
            <text:p>70,237274</text:p>
          </table:table-cell>
          <table:table-cell office:value-type="float" office:value="951.880005" calcext:value-type="float">
            <text:p>951,88000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1.0625" calcext:value-type="float">
            <text:p>241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1:38:04</text:p>
          </table:table-cell>
          <table:table-cell office:value-type="float" office:value="48.1544" calcext:value-type="float">
            <text:p>48,1544</text:p>
          </table:table-cell>
          <table:table-cell office:value-type="float" office:value="11.528328" calcext:value-type="float">
            <text:p>11,528328</text:p>
          </table:table-cell>
          <table:table-cell office:value-type="float" office:value="3.415732" calcext:value-type="float">
            <text:p>3,415732</text:p>
          </table:table-cell>
          <table:table-cell office:value-type="float" office:value="70.814072" calcext:value-type="float">
            <text:p>70,814072</text:p>
          </table:table-cell>
          <table:table-cell office:value-type="float" office:value="952.25" calcext:value-type="float">
            <text:p>952,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1:48:05</text:p>
          </table:table-cell>
          <table:table-cell office:value-type="float" office:value="48.154352" calcext:value-type="float">
            <text:p>48,154352</text:p>
          </table:table-cell>
          <table:table-cell office:value-type="float" office:value="11.528598" calcext:value-type="float">
            <text:p>11,528598</text:p>
          </table:table-cell>
          <table:table-cell office:value-type="float" office:value="3.359655" calcext:value-type="float">
            <text:p>3,359655</text:p>
          </table:table-cell>
          <table:table-cell office:value-type="float" office:value="71.33593" calcext:value-type="float">
            <text:p>71,33593</text:p>
          </table:table-cell>
          <table:table-cell office:value-type="float" office:value="952.22998" calcext:value-type="float">
            <text:p>952,2299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1.34375" calcext:value-type="float">
            <text:p>241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1:58:05</text:p>
          </table:table-cell>
          <table:table-cell office:value-type="float" office:value="48.154572" calcext:value-type="float">
            <text:p>48,154572</text:p>
          </table:table-cell>
          <table:table-cell office:value-type="float" office:value="11.528708" calcext:value-type="float">
            <text:p>11,528708</text:p>
          </table:table-cell>
          <table:table-cell office:value-type="float" office:value="3.375677" calcext:value-type="float">
            <text:p>3,375677</text:p>
          </table:table-cell>
          <table:table-cell office:value-type="float" office:value="71.175705" calcext:value-type="float">
            <text:p>71,175705</text:p>
          </table:table-cell>
          <table:table-cell office:value-type="float" office:value="952.280029" calcext:value-type="float">
            <text:p>952,280029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1.40625" calcext:value-type="float">
            <text:p>241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2:08:06</text:p>
          </table:table-cell>
          <table:table-cell office:value-type="float" office:value="48.154797" calcext:value-type="float">
            <text:p>48,154797</text:p>
          </table:table-cell>
          <table:table-cell office:value-type="float" office:value="11.5291" calcext:value-type="float">
            <text:p>11,5291</text:p>
          </table:table-cell>
          <table:table-cell office:value-type="float" office:value="3.458457" calcext:value-type="float">
            <text:p>3,458457</text:p>
          </table:table-cell>
          <table:table-cell office:value-type="float" office:value="71.154343" calcext:value-type="float">
            <text:p>71,154343</text:p>
          </table:table-cell>
          <table:table-cell office:value-type="float" office:value="952.25" calcext:value-type="float">
            <text:p>952,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2:18:07</text:p>
          </table:table-cell>
          <table:table-cell office:value-type="float" office:value="48.154782" calcext:value-type="float">
            <text:p>48,154782</text:p>
          </table:table-cell>
          <table:table-cell office:value-type="float" office:value="11.52935" calcext:value-type="float">
            <text:p>11,52935</text:p>
          </table:table-cell>
          <table:table-cell office:value-type="float" office:value="3.458457" calcext:value-type="float">
            <text:p>3,458457</text:p>
          </table:table-cell>
          <table:table-cell office:value-type="float" office:value="71.259636" calcext:value-type="float">
            <text:p>71,259636</text:p>
          </table:table-cell>
          <table:table-cell office:value-type="float" office:value="952.27002" calcext:value-type="float">
            <text:p>952,27002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1.375" calcext:value-type="float">
            <text:p>241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2:28:08</text:p>
          </table:table-cell>
          <table:table-cell office:value-type="float" office:value="48.154423" calcext:value-type="float">
            <text:p>48,154423</text:p>
          </table:table-cell>
          <table:table-cell office:value-type="float" office:value="11.528673" calcext:value-type="float">
            <text:p>11,528673</text:p>
          </table:table-cell>
          <table:table-cell office:value-type="float" office:value="3.514534" calcext:value-type="float">
            <text:p>3,514534</text:p>
          </table:table-cell>
          <table:table-cell office:value-type="float" office:value="71.712822" calcext:value-type="float">
            <text:p>71,712822</text:p>
          </table:table-cell>
          <table:table-cell office:value-type="float" office:value="952.219971" calcext:value-type="float">
            <text:p>952,219971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2:38:08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538" calcext:value-type="float">
            <text:p>11,528538</text:p>
          </table:table-cell>
          <table:table-cell office:value-type="float" office:value="3.656062" calcext:value-type="float">
            <text:p>3,656062</text:p>
          </table:table-cell>
          <table:table-cell office:value-type="float" office:value="71.589226" calcext:value-type="float">
            <text:p>71,589226</text:p>
          </table:table-cell>
          <table:table-cell office:value-type="float" office:value="952.309998" calcext:value-type="float">
            <text:p>952,309998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1.5" calcext:value-type="float">
            <text:p>241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2:48:09</text:p>
          </table:table-cell>
          <table:table-cell office:value-type="float" office:value="48.154402" calcext:value-type="float">
            <text:p>48,154402</text:p>
          </table:table-cell>
          <table:table-cell office:value-type="float" office:value="11.52843" calcext:value-type="float">
            <text:p>11,52843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71.15892" calcext:value-type="float">
            <text:p>71,15892</text:p>
          </table:table-cell>
          <table:table-cell office:value-type="float" office:value="952.299988" calcext:value-type="float">
            <text:p>952,29998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1.5625" calcext:value-type="float">
            <text:p>241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2:58:10</text:p>
          </table:table-cell>
          <table:table-cell office:value-type="float" office:value="48.154437" calcext:value-type="float">
            <text:p>48,154437</text:p>
          </table:table-cell>
          <table:table-cell office:value-type="float" office:value="11.528488" calcext:value-type="float">
            <text:p>11,528488</text:p>
          </table:table-cell>
          <table:table-cell office:value-type="float" office:value="3.949798" calcext:value-type="float">
            <text:p>3,949798</text:p>
          </table:table-cell>
          <table:table-cell office:value-type="float" office:value="70.618752" calcext:value-type="float">
            <text:p>70,618752</text:p>
          </table:table-cell>
          <table:table-cell office:value-type="float" office:value="952.309998" calcext:value-type="float">
            <text:p>952,30999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3:08:10</text:p>
          </table:table-cell>
          <table:table-cell office:value-type="float" office:value="48.15443" calcext:value-type="float">
            <text:p>48,15443</text:p>
          </table:table-cell>
          <table:table-cell office:value-type="float" office:value="11.528677" calcext:value-type="float">
            <text:p>11,528677</text:p>
          </table:table-cell>
          <table:table-cell office:value-type="float" office:value="4.032578" calcext:value-type="float">
            <text:p>4,032578</text:p>
          </table:table-cell>
          <table:table-cell office:value-type="float" office:value="69.863434" calcext:value-type="float">
            <text:p>69,863434</text:p>
          </table:table-cell>
          <table:table-cell office:value-type="float" office:value="952.349976" calcext:value-type="float">
            <text:p>952,349976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1.4375" calcext:value-type="float">
            <text:p>241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3:18:11</text:p>
          </table:table-cell>
          <table:table-cell office:value-type="float" office:value="48.154367" calcext:value-type="float">
            <text:p>48,154367</text:p>
          </table:table-cell>
          <table:table-cell office:value-type="float" office:value="11.528578" calcext:value-type="float">
            <text:p>11,528578</text:p>
          </table:table-cell>
          <table:table-cell office:value-type="float" office:value="4.061952" calcext:value-type="float">
            <text:p>4,061952</text:p>
          </table:table-cell>
          <table:table-cell office:value-type="float" office:value="69.152359" calcext:value-type="float">
            <text:p>69,152359</text:p>
          </table:table-cell>
          <table:table-cell office:value-type="float" office:value="952.349976" calcext:value-type="float">
            <text:p>952,349976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0.84375" calcext:value-type="float">
            <text:p>240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3:28:12</text:p>
          </table:table-cell>
          <table:table-cell office:value-type="float" office:value="48.154427" calcext:value-type="float">
            <text:p>48,154427</text:p>
          </table:table-cell>
          <table:table-cell office:value-type="float" office:value="11.528467" calcext:value-type="float">
            <text:p>11,528467</text:p>
          </table:table-cell>
          <table:table-cell office:value-type="float" office:value="4.118029" calcext:value-type="float">
            <text:p>4,118029</text:p>
          </table:table-cell>
          <table:table-cell office:value-type="float" office:value="69.025711" calcext:value-type="float">
            <text:p>69,025711</text:p>
          </table:table-cell>
          <table:table-cell office:value-type="float" office:value="952.47998" calcext:value-type="float">
            <text:p>952,47998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" calcext:value-type="float">
            <text:p>241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3:38:13</text:p>
          </table:table-cell>
          <table:table-cell office:value-type="float" office:value="48.154493" calcext:value-type="float">
            <text:p>48,154493</text:p>
          </table:table-cell>
          <table:table-cell office:value-type="float" office:value="11.528375" calcext:value-type="float">
            <text:p>11,528375</text:p>
          </table:table-cell>
          <table:table-cell office:value-type="float" office:value="4.200809" calcext:value-type="float">
            <text:p>4,200809</text:p>
          </table:table-cell>
          <table:table-cell office:value-type="float" office:value="68.6717" calcext:value-type="float">
            <text:p>68,6717</text:p>
          </table:table-cell>
          <table:table-cell office:value-type="float" office:value="952.5" calcext:value-type="float">
            <text:p>952,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1.21875" calcext:value-type="float">
            <text:p>241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3:48:14</text:p>
          </table:table-cell>
          <table:table-cell office:value-type="float" office:value="48.15452" calcext:value-type="float">
            <text:p>48,15452</text:p>
          </table:table-cell>
          <table:table-cell office:value-type="float" office:value="11.528178" calcext:value-type="float">
            <text:p>11,528178</text:p>
          </table:table-cell>
          <table:table-cell office:value-type="float" office:value="4.299611" calcext:value-type="float">
            <text:p>4,299611</text:p>
          </table:table-cell>
          <table:table-cell office:value-type="float" office:value="68.525215" calcext:value-type="float">
            <text:p>68,525215</text:p>
          </table:table-cell>
          <table:table-cell office:value-type="float" office:value="952.659973" calcext:value-type="float">
            <text:p>952,659973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0.96875" calcext:value-type="float">
            <text:p>240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7</text:p>
          </table:table-cell>
          <table:table-cell office:value-type="string" calcext:value-type="string">
            <text:p>23:58:14</text:p>
          </table:table-cell>
          <table:table-cell office:value-type="float" office:value="48.154302" calcext:value-type="float">
            <text:p>48,154302</text:p>
          </table:table-cell>
          <table:table-cell office:value-type="float" office:value="11.528325" calcext:value-type="float">
            <text:p>11,528325</text:p>
          </table:table-cell>
          <table:table-cell office:value-type="float" office:value="4.425117" calcext:value-type="float">
            <text:p>4,425117</text:p>
          </table:table-cell>
          <table:table-cell office:value-type="float" office:value="67.739372" calcext:value-type="float">
            <text:p>67,739372</text:p>
          </table:table-cell>
          <table:table-cell office:value-type="float" office:value="952.599976" calcext:value-type="float">
            <text:p>952,599976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1.125" calcext:value-type="float">
            <text:p>241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0:08:15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563" calcext:value-type="float">
            <text:p>11,528563</text:p>
          </table:table-cell>
          <table:table-cell office:value-type="float" office:value="4.569314" calcext:value-type="float">
            <text:p>4,569314</text:p>
          </table:table-cell>
          <table:table-cell office:value-type="float" office:value="67.386894" calcext:value-type="float">
            <text:p>67,386894</text:p>
          </table:table-cell>
          <table:table-cell office:value-type="float" office:value="952.679993" calcext:value-type="float">
            <text:p>952,679993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0:18:15</text:p>
          </table:table-cell>
          <table:table-cell office:value-type="float" office:value="48.154438" calcext:value-type="float">
            <text:p>48,154438</text:p>
          </table:table-cell>
          <table:table-cell office:value-type="float" office:value="11.528705" calcext:value-type="float">
            <text:p>11,528705</text:p>
          </table:table-cell>
          <table:table-cell office:value-type="float" office:value="4.694819" calcext:value-type="float">
            <text:p>4,694819</text:p>
          </table:table-cell>
          <table:table-cell office:value-type="float" office:value="68.842606" calcext:value-type="float">
            <text:p>68,842606</text:p>
          </table:table-cell>
          <table:table-cell office:value-type="float" office:value="952.619995" calcext:value-type="float">
            <text:p>952,61999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0:28:16</text:p>
          </table:table-cell>
          <table:table-cell office:value-type="float" office:value="48.154383" calcext:value-type="float">
            <text:p>48,154383</text:p>
          </table:table-cell>
          <table:table-cell office:value-type="float" office:value="11.528772" calcext:value-type="float">
            <text:p>11,528772</text:p>
          </table:table-cell>
          <table:table-cell office:value-type="float" office:value="4.737545" calcext:value-type="float">
            <text:p>4,737545</text:p>
          </table:table-cell>
          <table:table-cell office:value-type="float" office:value="69.179825" calcext:value-type="float">
            <text:p>69,179825</text:p>
          </table:table-cell>
          <table:table-cell office:value-type="float" office:value="952.52002" calcext:value-type="float">
            <text:p>952,52002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" calcext:value-type="float">
            <text:p>241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0.84375" calcext:value-type="float">
            <text:p>240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0:38:17</text:p>
          </table:table-cell>
          <table:table-cell office:value-type="float" office:value="48.154465" calcext:value-type="float">
            <text:p>48,154465</text:p>
          </table:table-cell>
          <table:table-cell office:value-type="float" office:value="11.5286" calcext:value-type="float">
            <text:p>11,5286</text:p>
          </table:table-cell>
          <table:table-cell office:value-type="float" office:value="4.764248" calcext:value-type="float">
            <text:p>4,764248</text:p>
          </table:table-cell>
          <table:table-cell office:value-type="float" office:value="69.41024" calcext:value-type="float">
            <text:p>69,41024</text:p>
          </table:table-cell>
          <table:table-cell office:value-type="float" office:value="952.26001" calcext:value-type="float">
            <text:p>952,26001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0.71875" calcext:value-type="float">
            <text:p>240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0:48:18</text:p>
          </table:table-cell>
          <table:table-cell office:value-type="float" office:value="48.154357" calcext:value-type="float">
            <text:p>48,154357</text:p>
          </table:table-cell>
          <table:table-cell office:value-type="float" office:value="11.528632" calcext:value-type="float">
            <text:p>11,528632</text:p>
          </table:table-cell>
          <table:table-cell office:value-type="float" office:value="4.820325" calcext:value-type="float">
            <text:p>4,820325</text:p>
          </table:table-cell>
          <table:table-cell office:value-type="float" office:value="69.344627" calcext:value-type="float">
            <text:p>69,344627</text:p>
          </table:table-cell>
          <table:table-cell office:value-type="float" office:value="952.27002" calcext:value-type="float">
            <text:p>952,27002</text:p>
          </table:table-cell>
          <table:table-cell office:value-type="float" office:value="241" calcext:value-type="float">
            <text:p>24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0:58:19</text:p>
          </table:table-cell>
          <table:table-cell office:value-type="float" office:value="48.154405" calcext:value-type="float">
            <text:p>48,154405</text:p>
          </table:table-cell>
          <table:table-cell office:value-type="float" office:value="11.528972" calcext:value-type="float">
            <text:p>11,528972</text:p>
          </table:table-cell>
          <table:table-cell office:value-type="float" office:value="4.849699" calcext:value-type="float">
            <text:p>4,849699</text:p>
          </table:table-cell>
          <table:table-cell office:value-type="float" office:value="68.9189" calcext:value-type="float">
            <text:p>68,9189</text:p>
          </table:table-cell>
          <table:table-cell office:value-type="float" office:value="952.289978" calcext:value-type="float">
            <text:p>952,28997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41.0625" calcext:value-type="float">
            <text:p>241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1:08:19</text:p>
          </table:table-cell>
          <table:table-cell office:value-type="float" office:value="48.154343" calcext:value-type="float">
            <text:p>48,154343</text:p>
          </table:table-cell>
          <table:table-cell office:value-type="float" office:value="11.528568" calcext:value-type="float">
            <text:p>11,528568</text:p>
          </table:table-cell>
          <table:table-cell office:value-type="float" office:value="4.849699" calcext:value-type="float">
            <text:p>4,849699</text:p>
          </table:table-cell>
          <table:table-cell office:value-type="float" office:value="67.899597" calcext:value-type="float">
            <text:p>67,899597</text:p>
          </table:table-cell>
          <table:table-cell office:value-type="float" office:value="952.219971" calcext:value-type="float">
            <text:p>952,21997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1:18:20</text:p>
          </table:table-cell>
          <table:table-cell office:value-type="float" office:value="48.154377" calcext:value-type="float">
            <text:p>48,154377</text:p>
          </table:table-cell>
          <table:table-cell office:value-type="float" office:value="11.528402" calcext:value-type="float">
            <text:p>11,528402</text:p>
          </table:table-cell>
          <table:table-cell office:value-type="float" office:value="4.876402" calcext:value-type="float">
            <text:p>4,876402</text:p>
          </table:table-cell>
          <table:table-cell office:value-type="float" office:value="67.367058" calcext:value-type="float">
            <text:p>67,367058</text:p>
          </table:table-cell>
          <table:table-cell office:value-type="float" office:value="952.320007" calcext:value-type="float">
            <text:p>952,320007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1:28:19</text:p>
          </table:table-cell>
          <table:table-cell office:value-type="float" office:value="48.154337" calcext:value-type="float">
            <text:p>48,154337</text:p>
          </table:table-cell>
          <table:table-cell office:value-type="float" office:value="11.528332" calcext:value-type="float">
            <text:p>11,528332</text:p>
          </table:table-cell>
          <table:table-cell office:value-type="float" office:value="4.932479" calcext:value-type="float">
            <text:p>4,932479</text:p>
          </table:table-cell>
          <table:table-cell office:value-type="float" office:value="66.608681" calcext:value-type="float">
            <text:p>66,608681</text:p>
          </table:table-cell>
          <table:table-cell office:value-type="float" office:value="952.409973" calcext:value-type="float">
            <text:p>952,409973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0.25" calcext:value-type="float">
            <text:p>240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1:38:22</text:p>
          </table:table-cell>
          <table:table-cell office:value-type="float" office:value="48.154217" calcext:value-type="float">
            <text:p>48,154217</text:p>
          </table:table-cell>
          <table:table-cell office:value-type="float" office:value="11.52819" calcext:value-type="float">
            <text:p>11,52819</text:p>
          </table:table-cell>
          <table:table-cell office:value-type="float" office:value="4.975204" calcext:value-type="float">
            <text:p>4,975204</text:p>
          </table:table-cell>
          <table:table-cell office:value-type="float" office:value="66.085297" calcext:value-type="float">
            <text:p>66,085297</text:p>
          </table:table-cell>
          <table:table-cell office:value-type="float" office:value="952.330017" calcext:value-type="float">
            <text:p>952,330017</text:p>
          </table:table-cell>
          <table:table-cell office:value-type="float" office:value="241" calcext:value-type="float">
            <text:p>241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1:48:22</text:p>
          </table:table-cell>
          <table:table-cell office:value-type="float" office:value="48.154332" calcext:value-type="float">
            <text:p>48,154332</text:p>
          </table:table-cell>
          <table:table-cell office:value-type="float" office:value="11.528253" calcext:value-type="float">
            <text:p>11,528253</text:p>
          </table:table-cell>
          <table:table-cell office:value-type="float" office:value="5.001907" calcext:value-type="float">
            <text:p>5,001907</text:p>
          </table:table-cell>
          <table:table-cell office:value-type="float" office:value="65.439842" calcext:value-type="float">
            <text:p>65,439842</text:p>
          </table:table-cell>
          <table:table-cell office:value-type="float" office:value="952.280029" calcext:value-type="float">
            <text:p>952,280029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1:58:23</text:p>
          </table:table-cell>
          <table:table-cell office:value-type="float" office:value="48.154548" calcext:value-type="float">
            <text:p>48,154548</text:p>
          </table:table-cell>
          <table:table-cell office:value-type="float" office:value="11.527883" calcext:value-type="float">
            <text:p>11,527883</text:p>
          </table:table-cell>
          <table:table-cell office:value-type="float" office:value="5.057984" calcext:value-type="float">
            <text:p>5,057984</text:p>
          </table:table-cell>
          <table:table-cell office:value-type="float" office:value="65.230789" calcext:value-type="float">
            <text:p>65,230789</text:p>
          </table:table-cell>
          <table:table-cell office:value-type="float" office:value="952.23999" calcext:value-type="float">
            <text:p>952,23999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2:08:24</text:p>
          </table:table-cell>
          <table:table-cell office:value-type="float" office:value="48.154493" calcext:value-type="float">
            <text:p>48,154493</text:p>
          </table:table-cell>
          <table:table-cell office:value-type="float" office:value="11.52811" calcext:value-type="float">
            <text:p>11,52811</text:p>
          </table:table-cell>
          <table:table-cell office:value-type="float" office:value="5.114061" calcext:value-type="float">
            <text:p>5,114061</text:p>
          </table:table-cell>
          <table:table-cell office:value-type="float" office:value="64.940872" calcext:value-type="float">
            <text:p>64,940872</text:p>
          </table:table-cell>
          <table:table-cell office:value-type="float" office:value="952.02002" calcext:value-type="float">
            <text:p>952,02002</text:p>
          </table:table-cell>
          <table:table-cell office:value-type="float" office:value="241" calcext:value-type="float">
            <text:p>241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39.90625" calcext:value-type="float">
            <text:p>239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2:18:25</text:p>
          </table:table-cell>
          <table:table-cell office:value-type="float" office:value="48.154437" calcext:value-type="float">
            <text:p>48,154437</text:p>
          </table:table-cell>
          <table:table-cell office:value-type="float" office:value="11.528057" calcext:value-type="float">
            <text:p>11,528057</text:p>
          </table:table-cell>
          <table:table-cell office:value-type="float" office:value="5.130083" calcext:value-type="float">
            <text:p>5,130083</text:p>
          </table:table-cell>
          <table:table-cell office:value-type="float" office:value="64.460213" calcext:value-type="float">
            <text:p>64,460213</text:p>
          </table:table-cell>
          <table:table-cell office:value-type="float" office:value="952.039978" calcext:value-type="float">
            <text:p>952,039978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09375" calcext:value-type="float">
            <text:p>240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2:28:25</text:p>
          </table:table-cell>
          <table:table-cell office:value-type="float" office:value="48.154447" calcext:value-type="float">
            <text:p>48,154447</text:p>
          </table:table-cell>
          <table:table-cell office:value-type="float" office:value="11.528202" calcext:value-type="float">
            <text:p>11,528202</text:p>
          </table:table-cell>
          <table:table-cell office:value-type="float" office:value="5.156786" calcext:value-type="float">
            <text:p>5,156786</text:p>
          </table:table-cell>
          <table:table-cell office:value-type="float" office:value="64.574654" calcext:value-type="float">
            <text:p>64,574654</text:p>
          </table:table-cell>
          <table:table-cell office:value-type="float" office:value="951.840027" calcext:value-type="float">
            <text:p>951,840027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2:38:26</text:p>
          </table:table-cell>
          <table:table-cell office:value-type="float" office:value="48.154558" calcext:value-type="float">
            <text:p>48,154558</text:p>
          </table:table-cell>
          <table:table-cell office:value-type="float" office:value="11.527983" calcext:value-type="float">
            <text:p>11,527983</text:p>
          </table:table-cell>
          <table:table-cell office:value-type="float" office:value="5.114061" calcext:value-type="float">
            <text:p>5,114061</text:p>
          </table:table-cell>
          <table:table-cell office:value-type="float" office:value="64.534981" calcext:value-type="float">
            <text:p>64,534981</text:p>
          </table:table-cell>
          <table:table-cell office:value-type="float" office:value="951.880005" calcext:value-type="float">
            <text:p>951,88000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39.90625" calcext:value-type="float">
            <text:p>239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2:48:27</text:p>
          </table:table-cell>
          <table:table-cell office:value-type="float" office:value="48.15449" calcext:value-type="float">
            <text:p>48,15449</text:p>
          </table:table-cell>
          <table:table-cell office:value-type="float" office:value="11.528002" calcext:value-type="float">
            <text:p>11,528002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64.301521" calcext:value-type="float">
            <text:p>64,301521</text:p>
          </table:table-cell>
          <table:table-cell office:value-type="float" office:value="951.73999" calcext:value-type="float">
            <text:p>951,73999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2:58:27</text:p>
          </table:table-cell>
          <table:table-cell office:value-type="float" office:value="48.154578" calcext:value-type="float">
            <text:p>48,154578</text:p>
          </table:table-cell>
          <table:table-cell office:value-type="float" office:value="11.527895" calcext:value-type="float">
            <text:p>11,527895</text:p>
          </table:table-cell>
          <table:table-cell office:value-type="float" office:value="5.031281" calcext:value-type="float">
            <text:p>5,031281</text:p>
          </table:table-cell>
          <table:table-cell office:value-type="float" office:value="64.130615" calcext:value-type="float">
            <text:p>64,130615</text:p>
          </table:table-cell>
          <table:table-cell office:value-type="float" office:value="951.539978" calcext:value-type="float">
            <text:p>951,539978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0.40625" calcext:value-type="float">
            <text:p>240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3:08:28</text:p>
          </table:table-cell>
          <table:table-cell office:value-type="float" office:value="48.154217" calcext:value-type="float">
            <text:p>48,154217</text:p>
          </table:table-cell>
          <table:table-cell office:value-type="float" office:value="11.528845" calcext:value-type="float">
            <text:p>11,528845</text:p>
          </table:table-cell>
          <table:table-cell office:value-type="float" office:value="5.031281" calcext:value-type="float">
            <text:p>5,031281</text:p>
          </table:table-cell>
          <table:table-cell office:value-type="float" office:value="64.093994" calcext:value-type="float">
            <text:p>64,093994</text:p>
          </table:table-cell>
          <table:table-cell office:value-type="float" office:value="951.469971" calcext:value-type="float">
            <text:p>951,469971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3:18:29</text:p>
          </table:table-cell>
          <table:table-cell office:value-type="float" office:value="48.154353" calcext:value-type="float">
            <text:p>48,154353</text:p>
          </table:table-cell>
          <table:table-cell office:value-type="float" office:value="11.528308" calcext:value-type="float">
            <text:p>11,528308</text:p>
          </table:table-cell>
          <table:table-cell office:value-type="float" office:value="5.044632" calcext:value-type="float">
            <text:p>5,044632</text:p>
          </table:table-cell>
          <table:table-cell office:value-type="float" office:value="64.203857" calcext:value-type="float">
            <text:p>64,203857</text:p>
          </table:table-cell>
          <table:table-cell office:value-type="float" office:value="951.450012" calcext:value-type="float">
            <text:p>951,45001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3:28:30</text:p>
          </table:table-cell>
          <table:table-cell office:value-type="float" office:value="48.154407" calcext:value-type="float">
            <text:p>48,154407</text:p>
          </table:table-cell>
          <table:table-cell office:value-type="float" office:value="11.528362" calcext:value-type="float">
            <text:p>11,528362</text:p>
          </table:table-cell>
          <table:table-cell office:value-type="float" office:value="5.01793" calcext:value-type="float">
            <text:p>5,01793</text:p>
          </table:table-cell>
          <table:table-cell office:value-type="float" office:value="64.406807" calcext:value-type="float">
            <text:p>64,406807</text:p>
          </table:table-cell>
          <table:table-cell office:value-type="float" office:value="951.289978" calcext:value-type="float">
            <text:p>951,289978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40.59375" calcext:value-type="float">
            <text:p>240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3:38:30</text:p>
          </table:table-cell>
          <table:table-cell office:value-type="float" office:value="48.154482" calcext:value-type="float">
            <text:p>48,154482</text:p>
          </table:table-cell>
          <table:table-cell office:value-type="float" office:value="11.528335" calcext:value-type="float">
            <text:p>11,528335</text:p>
          </table:table-cell>
          <table:table-cell office:value-type="float" office:value="5.130083" calcext:value-type="float">
            <text:p>5,130083</text:p>
          </table:table-cell>
          <table:table-cell office:value-type="float" office:value="65.188065" calcext:value-type="float">
            <text:p>65,188065</text:p>
          </table:table-cell>
          <table:table-cell office:value-type="float" office:value="951.280029" calcext:value-type="float">
            <text:p>951,280029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7.875" calcext:value-type="float">
            <text:p>237,87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3:48:31</text:p>
          </table:table-cell>
          <table:table-cell office:value-type="float" office:value="48.154362" calcext:value-type="float">
            <text:p>48,154362</text:p>
          </table:table-cell>
          <table:table-cell office:value-type="float" office:value="11.528163" calcext:value-type="float">
            <text:p>11,528163</text:p>
          </table:table-cell>
          <table:table-cell office:value-type="float" office:value="5.170138" calcext:value-type="float">
            <text:p>5,170138</text:p>
          </table:table-cell>
          <table:table-cell office:value-type="float" office:value="65.267418" calcext:value-type="float">
            <text:p>65,267418</text:p>
          </table:table-cell>
          <table:table-cell office:value-type="float" office:value="951.080017" calcext:value-type="float">
            <text:p>951,080017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0.59375" calcext:value-type="float">
            <text:p>240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3:58:32</text:p>
          </table:table-cell>
          <table:table-cell office:value-type="float" office:value="48.154375" calcext:value-type="float">
            <text:p>48,154375</text:p>
          </table:table-cell>
          <table:table-cell office:value-type="float" office:value="11.528535" calcext:value-type="float">
            <text:p>11,528535</text:p>
          </table:table-cell>
          <table:table-cell office:value-type="float" office:value="5.255589" calcext:value-type="float">
            <text:p>5,255589</text:p>
          </table:table-cell>
          <table:table-cell office:value-type="float" office:value="65.381859" calcext:value-type="float">
            <text:p>65,381859</text:p>
          </table:table-cell>
          <table:table-cell office:value-type="float" office:value="950.869995" calcext:value-type="float">
            <text:p>950,869995</text:p>
          </table:table-cell>
          <table:table-cell office:value-type="float" office:value="241" calcext:value-type="float">
            <text:p>24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0.5" calcext:value-type="float">
            <text:p>240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4:08:32</text:p>
          </table:table-cell>
          <table:table-cell office:value-type="float" office:value="48.15433" calcext:value-type="float">
            <text:p>48,15433</text:p>
          </table:table-cell>
          <table:table-cell office:value-type="float" office:value="11.528398" calcext:value-type="float">
            <text:p>11,528398</text:p>
          </table:table-cell>
          <table:table-cell office:value-type="float" office:value="5.282292" calcext:value-type="float">
            <text:p>5,282292</text:p>
          </table:table-cell>
          <table:table-cell office:value-type="float" office:value="65.065994" calcext:value-type="float">
            <text:p>65,065994</text:p>
          </table:table-cell>
          <table:table-cell office:value-type="float" office:value="950.75" calcext:value-type="float">
            <text:p>950,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4:18:33</text:p>
          </table:table-cell>
          <table:table-cell office:value-type="float" office:value="48.15417" calcext:value-type="float">
            <text:p>48,15417</text:p>
          </table:table-cell>
          <table:table-cell office:value-type="float" office:value="11.52852" calcext:value-type="float">
            <text:p>11,52852</text:p>
          </table:table-cell>
          <table:table-cell office:value-type="float" office:value="5.367743" calcext:value-type="float">
            <text:p>5,367743</text:p>
          </table:table-cell>
          <table:table-cell office:value-type="float" office:value="64.908829" calcext:value-type="float">
            <text:p>64,908829</text:p>
          </table:table-cell>
          <table:table-cell office:value-type="float" office:value="950.5" calcext:value-type="float">
            <text:p>950,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4:28:34</text:p>
          </table:table-cell>
          <table:table-cell office:value-type="float" office:value="48.154082" calcext:value-type="float">
            <text:p>48,154082</text:p>
          </table:table-cell>
          <table:table-cell office:value-type="float" office:value="11.528985" calcext:value-type="float">
            <text:p>11,528985</text:p>
          </table:table-cell>
          <table:table-cell office:value-type="float" office:value="5.410468" calcext:value-type="float">
            <text:p>5,410468</text:p>
          </table:table-cell>
          <table:table-cell office:value-type="float" office:value="64.681465" calcext:value-type="float">
            <text:p>64,681465</text:p>
          </table:table-cell>
          <table:table-cell office:value-type="float" office:value="950.390015" calcext:value-type="float">
            <text:p>950,39001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4:38:35</text:p>
          </table:table-cell>
          <table:table-cell office:value-type="float" office:value="48.154025" calcext:value-type="float">
            <text:p>48,154025</text:p>
          </table:table-cell>
          <table:table-cell office:value-type="float" office:value="11.528363" calcext:value-type="float">
            <text:p>11,528363</text:p>
          </table:table-cell>
          <table:table-cell office:value-type="float" office:value="5.437171" calcext:value-type="float">
            <text:p>5,437171</text:p>
          </table:table-cell>
          <table:table-cell office:value-type="float" office:value="64.359505" calcext:value-type="float">
            <text:p>64,359505</text:p>
          </table:table-cell>
          <table:table-cell office:value-type="float" office:value="950.429993" calcext:value-type="float">
            <text:p>950,429993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0.78125" calcext:value-type="float">
            <text:p>240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4:48:35</text:p>
          </table:table-cell>
          <table:table-cell office:value-type="float" office:value="48.153837" calcext:value-type="float">
            <text:p>48,153837</text:p>
          </table:table-cell>
          <table:table-cell office:value-type="float" office:value="11.528392" calcext:value-type="float">
            <text:p>11,528392</text:p>
          </table:table-cell>
          <table:table-cell office:value-type="float" office:value="5.479896" calcext:value-type="float">
            <text:p>5,479896</text:p>
          </table:table-cell>
          <table:table-cell office:value-type="float" office:value="64.448006" calcext:value-type="float">
            <text:p>64,448006</text:p>
          </table:table-cell>
          <table:table-cell office:value-type="float" office:value="950.390015" calcext:value-type="float">
            <text:p>950,39001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0.75" calcext:value-type="float">
            <text:p>240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4:58:36</text:p>
          </table:table-cell>
          <table:table-cell office:value-type="float" office:value="48.1536" calcext:value-type="float">
            <text:p>48,1536</text:p>
          </table:table-cell>
          <table:table-cell office:value-type="float" office:value="11.528507" calcext:value-type="float">
            <text:p>11,528507</text:p>
          </table:table-cell>
          <table:table-cell office:value-type="float" office:value="5.535973" calcext:value-type="float">
            <text:p>5,535973</text:p>
          </table:table-cell>
          <table:table-cell office:value-type="float" office:value="64.515144" calcext:value-type="float">
            <text:p>64,515144</text:p>
          </table:table-cell>
          <table:table-cell office:value-type="float" office:value="950.200012" calcext:value-type="float">
            <text:p>950,20001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34375" calcext:value-type="float">
            <text:p>24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5:08:37</text:p>
          </table:table-cell>
          <table:table-cell office:value-type="float" office:value="48.153222" calcext:value-type="float">
            <text:p>48,153222</text:p>
          </table:table-cell>
          <table:table-cell office:value-type="float" office:value="11.528537" calcext:value-type="float">
            <text:p>11,528537</text:p>
          </table:table-cell>
          <table:table-cell office:value-type="float" office:value="5.581369" calcext:value-type="float">
            <text:p>5,581369</text:p>
          </table:table-cell>
          <table:table-cell office:value-type="float" office:value="64.530403" calcext:value-type="float">
            <text:p>64,530403</text:p>
          </table:table-cell>
          <table:table-cell office:value-type="float" office:value="950.130005" calcext:value-type="float">
            <text:p>950,13000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5:18:37</text:p>
          </table:table-cell>
          <table:table-cell office:value-type="float" office:value="48.15421" calcext:value-type="float">
            <text:p>48,15421</text:p>
          </table:table-cell>
          <table:table-cell office:value-type="float" office:value="11.52847" calcext:value-type="float">
            <text:p>11,52847</text:p>
          </table:table-cell>
          <table:table-cell office:value-type="float" office:value="5.59472" calcext:value-type="float">
            <text:p>5,59472</text:p>
          </table:table-cell>
          <table:table-cell office:value-type="float" office:value="64.489204" calcext:value-type="float">
            <text:p>64,489204</text:p>
          </table:table-cell>
          <table:table-cell office:value-type="float" office:value="950.049988" calcext:value-type="float">
            <text:p>950,04998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75" calcext:value-type="float">
            <text:p>240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5:28:38</text:p>
          </table:table-cell>
          <table:table-cell office:value-type="float" office:value="48.15407" calcext:value-type="float">
            <text:p>48,15407</text:p>
          </table:table-cell>
          <table:table-cell office:value-type="float" office:value="11.52827" calcext:value-type="float">
            <text:p>11,52827</text:p>
          </table:table-cell>
          <table:table-cell office:value-type="float" office:value="5.720226" calcext:value-type="float">
            <text:p>5,720226</text:p>
          </table:table-cell>
          <table:table-cell office:value-type="float" office:value="64.809647" calcext:value-type="float">
            <text:p>64,809647</text:p>
          </table:table-cell>
          <table:table-cell office:value-type="float" office:value="949.900024" calcext:value-type="float">
            <text:p>949,900024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5:38:39</text:p>
          </table:table-cell>
          <table:table-cell office:value-type="float" office:value="48.153977" calcext:value-type="float">
            <text:p>48,153977</text:p>
          </table:table-cell>
          <table:table-cell office:value-type="float" office:value="11.528275" calcext:value-type="float">
            <text:p>11,528275</text:p>
          </table:table-cell>
          <table:table-cell office:value-type="float" office:value="5.733577" calcext:value-type="float">
            <text:p>5,733577</text:p>
          </table:table-cell>
          <table:table-cell office:value-type="float" office:value="65.535973" calcext:value-type="float">
            <text:p>65,535973</text:p>
          </table:table-cell>
          <table:table-cell office:value-type="float" office:value="949.73999" calcext:value-type="float">
            <text:p>949,73999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0.59375" calcext:value-type="float">
            <text:p>240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5:48:40</text:p>
          </table:table-cell>
          <table:table-cell office:value-type="float" office:value="48.15397" calcext:value-type="float">
            <text:p>48,15397</text:p>
          </table:table-cell>
          <table:table-cell office:value-type="float" office:value="11.528138" calcext:value-type="float">
            <text:p>11,528138</text:p>
          </table:table-cell>
          <table:table-cell office:value-type="float" office:value="5.762951" calcext:value-type="float">
            <text:p>5,762951</text:p>
          </table:table-cell>
          <table:table-cell office:value-type="float" office:value="65.659569" calcext:value-type="float">
            <text:p>65,659569</text:p>
          </table:table-cell>
          <table:table-cell office:value-type="float" office:value="949.580017" calcext:value-type="float">
            <text:p>949,580017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5:58:41</text:p>
          </table:table-cell>
          <table:table-cell office:value-type="float" office:value="48.153673" calcext:value-type="float">
            <text:p>48,153673</text:p>
          </table:table-cell>
          <table:table-cell office:value-type="float" office:value="11.52862" calcext:value-type="float">
            <text:p>11,52862</text:p>
          </table:table-cell>
          <table:table-cell office:value-type="float" office:value="5.819028" calcext:value-type="float">
            <text:p>5,819028</text:p>
          </table:table-cell>
          <table:table-cell office:value-type="float" office:value="65.74807" calcext:value-type="float">
            <text:p>65,74807</text:p>
          </table:table-cell>
          <table:table-cell office:value-type="float" office:value="949.380005" calcext:value-type="float">
            <text:p>949,38000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" calcext:value-type="float">
            <text:p>237,5</text:p>
          </table:table-cell>
          <table:table-cell office:value-type="float" office:value="241.28125" calcext:value-type="float">
            <text:p>241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6:08:41</text:p>
          </table:table-cell>
          <table:table-cell office:value-type="float" office:value="48.153757" calcext:value-type="float">
            <text:p>48,153757</text:p>
          </table:table-cell>
          <table:table-cell office:value-type="float" office:value="11.528217" calcext:value-type="float">
            <text:p>11,528217</text:p>
          </table:table-cell>
          <table:table-cell office:value-type="float" office:value="5.83238" calcext:value-type="float">
            <text:p>5,83238</text:p>
          </table:table-cell>
          <table:table-cell office:value-type="float" office:value="65.757233" calcext:value-type="float">
            <text:p>65,757233</text:p>
          </table:table-cell>
          <table:table-cell office:value-type="float" office:value="949.01001" calcext:value-type="float">
            <text:p>949,01001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5625" calcext:value-type="float">
            <text:p>241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6:18:42</text:p>
          </table:table-cell>
          <table:table-cell office:value-type="float" office:value="48.154002" calcext:value-type="float">
            <text:p>48,154002</text:p>
          </table:table-cell>
          <table:table-cell office:value-type="float" office:value="11.528465" calcext:value-type="float">
            <text:p>11,528465</text:p>
          </table:table-cell>
          <table:table-cell office:value-type="float" office:value="5.845731" calcext:value-type="float">
            <text:p>5,845731</text:p>
          </table:table-cell>
          <table:table-cell office:value-type="float" office:value="65.482567" calcext:value-type="float">
            <text:p>65,482567</text:p>
          </table:table-cell>
          <table:table-cell office:value-type="float" office:value="948.72998" calcext:value-type="float">
            <text:p>948,72998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1.40625" calcext:value-type="float">
            <text:p>241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6:28:43</text:p>
          </table:table-cell>
          <table:table-cell office:value-type="float" office:value="48.153948" calcext:value-type="float">
            <text:p>48,153948</text:p>
          </table:table-cell>
          <table:table-cell office:value-type="float" office:value="11.528638" calcext:value-type="float">
            <text:p>11,528638</text:p>
          </table:table-cell>
          <table:table-cell office:value-type="float" office:value="5.845731" calcext:value-type="float">
            <text:p>5,845731</text:p>
          </table:table-cell>
          <table:table-cell office:value-type="float" office:value="64.974442" calcext:value-type="float">
            <text:p>64,974442</text:p>
          </table:table-cell>
          <table:table-cell office:value-type="float" office:value="948.52002" calcext:value-type="float">
            <text:p>948,5200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1.40625" calcext:value-type="float">
            <text:p>241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6:38:43</text:p>
          </table:table-cell>
          <table:table-cell office:value-type="float" office:value="48.153987" calcext:value-type="float">
            <text:p>48,153987</text:p>
          </table:table-cell>
          <table:table-cell office:value-type="float" office:value="11.52908" calcext:value-type="float">
            <text:p>11,52908</text:p>
          </table:table-cell>
          <table:table-cell office:value-type="float" office:value="5.888456" calcext:value-type="float">
            <text:p>5,888456</text:p>
          </table:table-cell>
          <table:table-cell office:value-type="float" office:value="64.580757" calcext:value-type="float">
            <text:p>64,580757</text:p>
          </table:table-cell>
          <table:table-cell office:value-type="float" office:value="948.380005" calcext:value-type="float">
            <text:p>948,38000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6:48:44</text:p>
          </table:table-cell>
          <table:table-cell office:value-type="float" office:value="48.154415" calcext:value-type="float">
            <text:p>48,154415</text:p>
          </table:table-cell>
          <table:table-cell office:value-type="float" office:value="11.52891" calcext:value-type="float">
            <text:p>11,52891</text:p>
          </table:table-cell>
          <table:table-cell office:value-type="float" office:value="5.944533" calcext:value-type="float">
            <text:p>5,944533</text:p>
          </table:table-cell>
          <table:table-cell office:value-type="float" office:value="64.736397" calcext:value-type="float">
            <text:p>64,736397</text:p>
          </table:table-cell>
          <table:table-cell office:value-type="float" office:value="948.109985" calcext:value-type="float">
            <text:p>948,10998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6875" calcext:value-type="float">
            <text:p>241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6:58:45</text:p>
          </table:table-cell>
          <table:table-cell office:value-type="float" office:value="48.154495" calcext:value-type="float">
            <text:p>48,154495</text:p>
          </table:table-cell>
          <table:table-cell office:value-type="float" office:value="11.528528" calcext:value-type="float">
            <text:p>11,528528</text:p>
          </table:table-cell>
          <table:table-cell office:value-type="float" office:value="5.957885" calcext:value-type="float">
            <text:p>5,957885</text:p>
          </table:table-cell>
          <table:table-cell office:value-type="float" office:value="64.652473" calcext:value-type="float">
            <text:p>64,652473</text:p>
          </table:table-cell>
          <table:table-cell office:value-type="float" office:value="948" calcext:value-type="float">
            <text:p>94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1.09375" calcext:value-type="float">
            <text:p>241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7:08:45</text:p>
          </table:table-cell>
          <table:table-cell office:value-type="float" office:value="48.154357" calcext:value-type="float">
            <text:p>48,154357</text:p>
          </table:table-cell>
          <table:table-cell office:value-type="float" office:value="11.52883" calcext:value-type="float">
            <text:p>11,52883</text:p>
          </table:table-cell>
          <table:table-cell office:value-type="float" office:value="6.013962" calcext:value-type="float">
            <text:p>6,013962</text:p>
          </table:table-cell>
          <table:table-cell office:value-type="float" office:value="64.016174" calcext:value-type="float">
            <text:p>64,016174</text:p>
          </table:table-cell>
          <table:table-cell office:value-type="float" office:value="947.799988" calcext:value-type="float">
            <text:p>947,799988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1.5" calcext:value-type="float">
            <text:p>241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7:18:46</text:p>
          </table:table-cell>
          <table:table-cell office:value-type="float" office:value="48.154453" calcext:value-type="float">
            <text:p>48,154453</text:p>
          </table:table-cell>
          <table:table-cell office:value-type="float" office:value="11.528673" calcext:value-type="float">
            <text:p>11,528673</text:p>
          </table:table-cell>
          <table:table-cell office:value-type="float" office:value="6.112764" calcext:value-type="float">
            <text:p>6,112764</text:p>
          </table:table-cell>
          <table:table-cell office:value-type="float" office:value="63.480583" calcext:value-type="float">
            <text:p>63,480583</text:p>
          </table:table-cell>
          <table:table-cell office:value-type="float" office:value="947.599976" calcext:value-type="float">
            <text:p>947,599976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1.6875" calcext:value-type="float">
            <text:p>241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7:28:47</text:p>
          </table:table-cell>
          <table:table-cell office:value-type="float" office:value="48.15443" calcext:value-type="float">
            <text:p>48,15443</text:p>
          </table:table-cell>
          <table:table-cell office:value-type="float" office:value="11.528642" calcext:value-type="float">
            <text:p>11,528642</text:p>
          </table:table-cell>
          <table:table-cell office:value-type="float" office:value="6.211566" calcext:value-type="float">
            <text:p>6,211566</text:p>
          </table:table-cell>
          <table:table-cell office:value-type="float" office:value="62.4506" calcext:value-type="float">
            <text:p>62,4506</text:p>
          </table:table-cell>
          <table:table-cell office:value-type="float" office:value="947.320007" calcext:value-type="float">
            <text:p>947,320007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41.1875" calcext:value-type="float">
            <text:p>241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7:38:48</text:p>
          </table:table-cell>
          <table:table-cell office:value-type="float" office:value="48.154497" calcext:value-type="float">
            <text:p>48,154497</text:p>
          </table:table-cell>
          <table:table-cell office:value-type="float" office:value="11.528558" calcext:value-type="float">
            <text:p>11,528558</text:p>
          </table:table-cell>
          <table:table-cell office:value-type="float" office:value="6.307698" calcext:value-type="float">
            <text:p>6,307698</text:p>
          </table:table-cell>
          <table:table-cell office:value-type="float" office:value="61.800564" calcext:value-type="float">
            <text:p>61,800564</text:p>
          </table:table-cell>
          <table:table-cell office:value-type="float" office:value="947.169983" calcext:value-type="float">
            <text:p>947,169983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7:48:48</text:p>
          </table:table-cell>
          <table:table-cell office:value-type="float" office:value="48.154323" calcext:value-type="float">
            <text:p>48,154323</text:p>
          </table:table-cell>
          <table:table-cell office:value-type="float" office:value="11.528337" calcext:value-type="float">
            <text:p>11,528337</text:p>
          </table:table-cell>
          <table:table-cell office:value-type="float" office:value="6.475929" calcext:value-type="float">
            <text:p>6,475929</text:p>
          </table:table-cell>
          <table:table-cell office:value-type="float" office:value="60.95369" calcext:value-type="float">
            <text:p>60,95369</text:p>
          </table:table-cell>
          <table:table-cell office:value-type="float" office:value="946.619995" calcext:value-type="float">
            <text:p>946,61999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7:58:49</text:p>
          </table:table-cell>
          <table:table-cell office:value-type="float" office:value="48.154373" calcext:value-type="float">
            <text:p>48,154373</text:p>
          </table:table-cell>
          <table:table-cell office:value-type="float" office:value="11.528293" calcext:value-type="float">
            <text:p>11,528293</text:p>
          </table:table-cell>
          <table:table-cell office:value-type="float" office:value="6.702907" calcext:value-type="float">
            <text:p>6,702907</text:p>
          </table:table-cell>
          <table:table-cell office:value-type="float" office:value="60.445564" calcext:value-type="float">
            <text:p>60,445564</text:p>
          </table:table-cell>
          <table:table-cell office:value-type="float" office:value="946.26001" calcext:value-type="float">
            <text:p>946,2600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1.0625" calcext:value-type="float">
            <text:p>241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8:08:50</text:p>
          </table:table-cell>
          <table:table-cell office:value-type="float" office:value="48.154413" calcext:value-type="float">
            <text:p>48,154413</text:p>
          </table:table-cell>
          <table:table-cell office:value-type="float" office:value="11.528308" calcext:value-type="float">
            <text:p>11,528308</text:p>
          </table:table-cell>
          <table:table-cell office:value-type="float" office:value="6.913863" calcext:value-type="float">
            <text:p>6,913863</text:p>
          </table:table-cell>
          <table:table-cell office:value-type="float" office:value="59.481194" calcext:value-type="float">
            <text:p>59,481194</text:p>
          </table:table-cell>
          <table:table-cell office:value-type="float" office:value="946" calcext:value-type="float">
            <text:p>946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8:18:49</text:p>
          </table:table-cell>
          <table:table-cell office:value-type="float" office:value="48.154452" calcext:value-type="float">
            <text:p>48,154452</text:p>
          </table:table-cell>
          <table:table-cell office:value-type="float" office:value="11.528198" calcext:value-type="float">
            <text:p>11,528198</text:p>
          </table:table-cell>
          <table:table-cell office:value-type="float" office:value="7.082094" calcext:value-type="float">
            <text:p>7,082094</text:p>
          </table:table-cell>
          <table:table-cell office:value-type="float" office:value="58.793011" calcext:value-type="float">
            <text:p>58,793011</text:p>
          </table:table-cell>
          <table:table-cell office:value-type="float" office:value="945.869995" calcext:value-type="float">
            <text:p>945,86999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71875" calcext:value-type="float">
            <text:p>237,71875</text:p>
          </table:table-cell>
          <table:table-cell office:value-type="float" office:value="240.5" calcext:value-type="float">
            <text:p>240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8:28:51</text:p>
          </table:table-cell>
          <table:table-cell office:value-type="float" office:value="48.154398" calcext:value-type="float">
            <text:p>48,154398</text:p>
          </table:table-cell>
          <table:table-cell office:value-type="float" office:value="11.528295" calcext:value-type="float">
            <text:p>11,528295</text:p>
          </table:table-cell>
          <table:table-cell office:value-type="float" office:value="7.236973" calcext:value-type="float">
            <text:p>7,236973</text:p>
          </table:table-cell>
          <table:table-cell office:value-type="float" office:value="58.847942" calcext:value-type="float">
            <text:p>58,847942</text:p>
          </table:table-cell>
          <table:table-cell office:value-type="float" office:value="945.960022" calcext:value-type="float">
            <text:p>945,960022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8:38:52</text:p>
          </table:table-cell>
          <table:table-cell office:value-type="float" office:value="48.154477" calcext:value-type="float">
            <text:p>48,154477</text:p>
          </table:table-cell>
          <table:table-cell office:value-type="float" office:value="11.528398" calcext:value-type="float">
            <text:p>11,528398</text:p>
          </table:table-cell>
          <table:table-cell office:value-type="float" office:value="7.418555" calcext:value-type="float">
            <text:p>7,418555</text:p>
          </table:table-cell>
          <table:table-cell office:value-type="float" office:value="59.800106" calcext:value-type="float">
            <text:p>59,800106</text:p>
          </table:table-cell>
          <table:table-cell office:value-type="float" office:value="945.710022" calcext:value-type="float">
            <text:p>945,710022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8:48:53</text:p>
          </table:table-cell>
          <table:table-cell office:value-type="float" office:value="48.15471" calcext:value-type="float">
            <text:p>48,15471</text:p>
          </table:table-cell>
          <table:table-cell office:value-type="float" office:value="11.528532" calcext:value-type="float">
            <text:p>11,528532</text:p>
          </table:table-cell>
          <table:table-cell office:value-type="float" office:value="7.501335" calcext:value-type="float">
            <text:p>7,501335</text:p>
          </table:table-cell>
          <table:table-cell office:value-type="float" office:value="60.074768" calcext:value-type="float">
            <text:p>60,074768</text:p>
          </table:table-cell>
          <table:table-cell office:value-type="float" office:value="945.609985" calcext:value-type="float">
            <text:p>945,60998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21875" calcext:value-type="float">
            <text:p>240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8:58:53</text:p>
          </table:table-cell>
          <table:table-cell office:value-type="float" office:value="48.154938" calcext:value-type="float">
            <text:p>48,154938</text:p>
          </table:table-cell>
          <table:table-cell office:value-type="float" office:value="11.52864" calcext:value-type="float">
            <text:p>11,52864</text:p>
          </table:table-cell>
          <table:table-cell office:value-type="float" office:value="7.712291" calcext:value-type="float">
            <text:p>7,712291</text:p>
          </table:table-cell>
          <table:table-cell office:value-type="float" office:value="59.960327" calcext:value-type="float">
            <text:p>59,960327</text:p>
          </table:table-cell>
          <table:table-cell office:value-type="float" office:value="945.140015" calcext:value-type="float">
            <text:p>945,14001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90625" calcext:value-type="float">
            <text:p>240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9:08:54</text:p>
          </table:table-cell>
          <table:table-cell office:value-type="float" office:value="48.15488" calcext:value-type="float">
            <text:p>48,15488</text:p>
          </table:table-cell>
          <table:table-cell office:value-type="float" office:value="11.528625" calcext:value-type="float">
            <text:p>11,528625</text:p>
          </table:table-cell>
          <table:table-cell office:value-type="float" office:value="7.856489" calcext:value-type="float">
            <text:p>7,856489</text:p>
          </table:table-cell>
          <table:table-cell office:value-type="float" office:value="59.04631" calcext:value-type="float">
            <text:p>59,04631</text:p>
          </table:table-cell>
          <table:table-cell office:value-type="float" office:value="945.109985" calcext:value-type="float">
            <text:p>945,10998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39.96875" calcext:value-type="float">
            <text:p>239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9:18:55</text:p>
          </table:table-cell>
          <table:table-cell office:value-type="float" office:value="48.154897" calcext:value-type="float">
            <text:p>48,154897</text:p>
          </table:table-cell>
          <table:table-cell office:value-type="float" office:value="11.528522" calcext:value-type="float">
            <text:p>11,528522</text:p>
          </table:table-cell>
          <table:table-cell office:value-type="float" office:value="8.289083" calcext:value-type="float">
            <text:p>8,289083</text:p>
          </table:table-cell>
          <table:table-cell office:value-type="float" office:value="58.002594" calcext:value-type="float">
            <text:p>58,002594</text:p>
          </table:table-cell>
          <table:table-cell office:value-type="float" office:value="945" calcext:value-type="float">
            <text:p>945</text:p>
          </table:table-cell>
          <table:table-cell office:value-type="float" office:value="241" calcext:value-type="float">
            <text:p>24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40.84375" calcext:value-type="float">
            <text:p>240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9:28:55</text:p>
          </table:table-cell>
          <table:table-cell office:value-type="float" office:value="48.154877" calcext:value-type="float">
            <text:p>48,154877</text:p>
          </table:table-cell>
          <table:table-cell office:value-type="float" office:value="11.528577" calcext:value-type="float">
            <text:p>11,528577</text:p>
          </table:table-cell>
          <table:table-cell office:value-type="float" office:value="8.569467" calcext:value-type="float">
            <text:p>8,569467</text:p>
          </table:table-cell>
          <table:table-cell office:value-type="float" office:value="56.920731" calcext:value-type="float">
            <text:p>56,920731</text:p>
          </table:table-cell>
          <table:table-cell office:value-type="float" office:value="944.469971" calcext:value-type="float">
            <text:p>944,46997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9:38:56</text:p>
          </table:table-cell>
          <table:table-cell office:value-type="float" office:value="48.15503" calcext:value-type="float">
            <text:p>48,15503</text:p>
          </table:table-cell>
          <table:table-cell office:value-type="float" office:value="11.528297" calcext:value-type="float">
            <text:p>11,528297</text:p>
          </table:table-cell>
          <table:table-cell office:value-type="float" office:value="9.09018" calcext:value-type="float">
            <text:p>9,09018</text:p>
          </table:table-cell>
          <table:table-cell office:value-type="float" office:value="56.18372" calcext:value-type="float">
            <text:p>56,18372</text:p>
          </table:table-cell>
          <table:table-cell office:value-type="float" office:value="944.590027" calcext:value-type="float">
            <text:p>944,590027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65625" calcext:value-type="float">
            <text:p>237,65625</text:p>
          </table:table-cell>
          <table:table-cell office:value-type="float" office:value="240.6875" calcext:value-type="float">
            <text:p>240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9:48:57</text:p>
          </table:table-cell>
          <table:table-cell office:value-type="float" office:value="48.154473" calcext:value-type="float">
            <text:p>48,154473</text:p>
          </table:table-cell>
          <table:table-cell office:value-type="float" office:value="11.52856" calcext:value-type="float">
            <text:p>11,52856</text:p>
          </table:table-cell>
          <table:table-cell office:value-type="float" office:value="9.386587" calcext:value-type="float">
            <text:p>9,386587</text:p>
          </table:table-cell>
          <table:table-cell office:value-type="float" office:value="54.990463" calcext:value-type="float">
            <text:p>54,990463</text:p>
          </table:table-cell>
          <table:table-cell office:value-type="float" office:value="944.73999" calcext:value-type="float">
            <text:p>944,73999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5" calcext:value-type="float">
            <text:p>237,5</text:p>
          </table:table-cell>
          <table:table-cell office:value-type="float" office:value="232.03125" calcext:value-type="float">
            <text:p>232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09:58:58</text:p>
          </table:table-cell>
          <table:table-cell office:value-type="float" office:value="48.154555" calcext:value-type="float">
            <text:p>48,154555</text:p>
          </table:table-cell>
          <table:table-cell office:value-type="float" office:value="11.528312" calcext:value-type="float">
            <text:p>11,528312</text:p>
          </table:table-cell>
          <table:table-cell office:value-type="float" office:value="9.835202" calcext:value-type="float">
            <text:p>9,835202</text:p>
          </table:table-cell>
          <table:table-cell office:value-type="float" office:value="54.650188" calcext:value-type="float">
            <text:p>54,650188</text:p>
          </table:table-cell>
          <table:table-cell office:value-type="float" office:value="944.460022" calcext:value-type="float">
            <text:p>944,460022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39.8125" calcext:value-type="float">
            <text:p>239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0:08:58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55" calcext:value-type="float">
            <text:p>11,52855</text:p>
          </table:table-cell>
          <table:table-cell office:value-type="float" office:value="10.201037" calcext:value-type="float">
            <text:p>10,201037</text:p>
          </table:table-cell>
          <table:table-cell office:value-type="float" office:value="53.913177" calcext:value-type="float">
            <text:p>53,913177</text:p>
          </table:table-cell>
          <table:table-cell office:value-type="float" office:value="944.679993" calcext:value-type="float">
            <text:p>944,679993</text:p>
          </table:table-cell>
          <table:table-cell office:value-type="float" office:value="240" calcext:value-type="float">
            <text:p>240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0:18:59</text:p>
          </table:table-cell>
          <table:table-cell office:value-type="float" office:value="48.154525" calcext:value-type="float">
            <text:p>48,154525</text:p>
          </table:table-cell>
          <table:table-cell office:value-type="float" office:value="11.528618" calcext:value-type="float">
            <text:p>11,528618</text:p>
          </table:table-cell>
          <table:table-cell office:value-type="float" office:value="10.452048" calcext:value-type="float">
            <text:p>10,452048</text:p>
          </table:table-cell>
          <table:table-cell office:value-type="float" office:value="53.273823" calcext:value-type="float">
            <text:p>53,273823</text:p>
          </table:table-cell>
          <table:table-cell office:value-type="float" office:value="944.609985" calcext:value-type="float">
            <text:p>944,60998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39.4375" calcext:value-type="float">
            <text:p>239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0:29:00</text:p>
          </table:table-cell>
          <table:table-cell office:value-type="float" office:value="48.154433" calcext:value-type="float">
            <text:p>48,154433</text:p>
          </table:table-cell>
          <table:table-cell office:value-type="float" office:value="11.528572" calcext:value-type="float">
            <text:p>11,528572</text:p>
          </table:table-cell>
          <table:table-cell office:value-type="float" office:value="10.876631" calcext:value-type="float">
            <text:p>10,876631</text:p>
          </table:table-cell>
          <table:table-cell office:value-type="float" office:value="52.436104" calcext:value-type="float">
            <text:p>52,436104</text:p>
          </table:table-cell>
          <table:table-cell office:value-type="float" office:value="944.23999" calcext:value-type="float">
            <text:p>944,23999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" calcext:value-type="float">
            <text:p>240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39.5" calcext:value-type="float">
            <text:p>239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0:38:59</text:p>
          </table:table-cell>
          <table:table-cell office:value-type="float" office:value="48.154378" calcext:value-type="float">
            <text:p>48,154378</text:p>
          </table:table-cell>
          <table:table-cell office:value-type="float" office:value="11.52852" calcext:value-type="float">
            <text:p>11,52852</text:p>
          </table:table-cell>
          <table:table-cell office:value-type="float" office:value="11.341268" calcext:value-type="float">
            <text:p>11,341268</text:p>
          </table:table-cell>
          <table:table-cell office:value-type="float" office:value="51.525139" calcext:value-type="float">
            <text:p>51,525139</text:p>
          </table:table-cell>
          <table:table-cell office:value-type="float" office:value="943.909973" calcext:value-type="float">
            <text:p>943,909973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9.59375" calcext:value-type="float">
            <text:p>239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0:49:01</text:p>
          </table:table-cell>
          <table:table-cell office:value-type="float" office:value="48.154547" calcext:value-type="float">
            <text:p>48,154547</text:p>
          </table:table-cell>
          <table:table-cell office:value-type="float" office:value="11.52854" calcext:value-type="float">
            <text:p>11,52854</text:p>
          </table:table-cell>
          <table:table-cell office:value-type="float" office:value="11.648355" calcext:value-type="float">
            <text:p>11,648355</text:p>
          </table:table-cell>
          <table:table-cell office:value-type="float" office:value="50.595863" calcext:value-type="float">
            <text:p>50,595863</text:p>
          </table:table-cell>
          <table:table-cell office:value-type="float" office:value="943.659973" calcext:value-type="float">
            <text:p>943,659973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38.8125" calcext:value-type="float">
            <text:p>238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0:59:02</text:p>
          </table:table-cell>
          <table:table-cell office:value-type="float" office:value="48.154748" calcext:value-type="float">
            <text:p>48,154748</text:p>
          </table:table-cell>
          <table:table-cell office:value-type="float" office:value="11.528477" calcext:value-type="float">
            <text:p>11,528477</text:p>
          </table:table-cell>
          <table:table-cell office:value-type="float" office:value="11.872663" calcext:value-type="float">
            <text:p>11,872663</text:p>
          </table:table-cell>
          <table:table-cell office:value-type="float" office:value="50.077057" calcext:value-type="float">
            <text:p>50,077057</text:p>
          </table:table-cell>
          <table:table-cell office:value-type="float" office:value="943.580017" calcext:value-type="float">
            <text:p>943,580017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38.4375" calcext:value-type="float">
            <text:p>238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1:09:03</text:p>
          </table:table-cell>
          <table:table-cell office:value-type="float" office:value="48.154543" calcext:value-type="float">
            <text:p>48,154543</text:p>
          </table:table-cell>
          <table:table-cell office:value-type="float" office:value="11.528262" calcext:value-type="float">
            <text:p>11,528262</text:p>
          </table:table-cell>
          <table:table-cell office:value-type="float" office:value="12.096972" calcext:value-type="float">
            <text:p>12,096972</text:p>
          </table:table-cell>
          <table:table-cell office:value-type="float" office:value="49.806973" calcext:value-type="float">
            <text:p>49,806973</text:p>
          </table:table-cell>
          <table:table-cell office:value-type="float" office:value="943.380005" calcext:value-type="float">
            <text:p>943,38000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6.625" calcext:value-type="float">
            <text:p>236,625</text:p>
          </table:table-cell>
          <table:table-cell office:value-type="float" office:value="238.59375" calcext:value-type="float">
            <text:p>238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1:19:04</text:p>
          </table:table-cell>
          <table:table-cell office:value-type="float" office:value="48.154403" calcext:value-type="float">
            <text:p>48,154403</text:p>
          </table:table-cell>
          <table:table-cell office:value-type="float" office:value="11.528197" calcext:value-type="float">
            <text:p>11,528197</text:p>
          </table:table-cell>
          <table:table-cell office:value-type="float" office:value="12.185092" calcext:value-type="float">
            <text:p>12,185092</text:p>
          </table:table-cell>
          <table:table-cell office:value-type="float" office:value="49.538414" calcext:value-type="float">
            <text:p>49,538414</text:p>
          </table:table-cell>
          <table:table-cell office:value-type="float" office:value="943.27002" calcext:value-type="float">
            <text:p>943,27002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39.25" calcext:value-type="float">
            <text:p>239,25</text:p>
          </table:table-cell>
          <table:table-cell office:value-type="float" office:value="236.65625" calcext:value-type="float">
            <text:p>236,65625</text:p>
          </table:table-cell>
          <table:table-cell office:value-type="float" office:value="238.625" calcext:value-type="float">
            <text:p>238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1:29:04</text:p>
          </table:table-cell>
          <table:table-cell office:value-type="float" office:value="48.154493" calcext:value-type="float">
            <text:p>48,154493</text:p>
          </table:table-cell>
          <table:table-cell office:value-type="float" office:value="11.528285" calcext:value-type="float">
            <text:p>11,528285</text:p>
          </table:table-cell>
          <table:table-cell office:value-type="float" office:value="12.241169" calcext:value-type="float">
            <text:p>12,241169</text:p>
          </table:table-cell>
          <table:table-cell office:value-type="float" office:value="49.385826" calcext:value-type="float">
            <text:p>49,385826</text:p>
          </table:table-cell>
          <table:table-cell office:value-type="float" office:value="943.099976" calcext:value-type="float">
            <text:p>943,099976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9.125" calcext:value-type="float">
            <text:p>239,125</text:p>
          </table:table-cell>
          <table:table-cell office:value-type="float" office:value="236.34375" calcext:value-type="float">
            <text:p>236,34375</text:p>
          </table:table-cell>
          <table:table-cell office:value-type="float" office:value="238.15625" calcext:value-type="float">
            <text:p>238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1:39:05</text:p>
          </table:table-cell>
          <table:table-cell office:value-type="float" office:value="48.154337" calcext:value-type="float">
            <text:p>48,154337</text:p>
          </table:table-cell>
          <table:table-cell office:value-type="float" office:value="11.528165" calcext:value-type="float">
            <text:p>11,528165</text:p>
          </table:table-cell>
          <table:table-cell office:value-type="float" office:value="12.3373" calcext:value-type="float">
            <text:p>12,3373</text:p>
          </table:table-cell>
          <table:table-cell office:value-type="float" office:value="49.477379" calcext:value-type="float">
            <text:p>49,477379</text:p>
          </table:table-cell>
          <table:table-cell office:value-type="float" office:value="943.049988" calcext:value-type="float">
            <text:p>943,049988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36.5625" calcext:value-type="float">
            <text:p>236,5625</text:p>
          </table:table-cell>
          <table:table-cell office:value-type="float" office:value="238.65625" calcext:value-type="float">
            <text:p>238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1:49:06</text:p>
          </table:table-cell>
          <table:table-cell office:value-type="float" office:value="48.154638" calcext:value-type="float">
            <text:p>48,154638</text:p>
          </table:table-cell>
          <table:table-cell office:value-type="float" office:value="11.528195" calcext:value-type="float">
            <text:p>11,528195</text:p>
          </table:table-cell>
          <table:table-cell office:value-type="float" office:value="12.267872" calcext:value-type="float">
            <text:p>12,267872</text:p>
          </table:table-cell>
          <table:table-cell office:value-type="float" office:value="49.680325" calcext:value-type="float">
            <text:p>49,680325</text:p>
          </table:table-cell>
          <table:table-cell office:value-type="float" office:value="942.929993" calcext:value-type="float">
            <text:p>942,929993</text:p>
          </table:table-cell>
          <table:table-cell office:value-type="float" office:value="239.25" calcext:value-type="float">
            <text:p>239,2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36.21875" calcext:value-type="float">
            <text:p>236,21875</text:p>
          </table:table-cell>
          <table:table-cell office:value-type="float" office:value="238.09375" calcext:value-type="float">
            <text:p>238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1:59:07</text:p>
          </table:table-cell>
          <table:table-cell office:value-type="float" office:value="48.154762" calcext:value-type="float">
            <text:p>48,154762</text:p>
          </table:table-cell>
          <table:table-cell office:value-type="float" office:value="11.528388" calcext:value-type="float">
            <text:p>11,528388</text:p>
          </table:table-cell>
          <table:table-cell office:value-type="float" office:value="12.171741" calcext:value-type="float">
            <text:p>12,171741</text:p>
          </table:table-cell>
          <table:table-cell office:value-type="float" office:value="50.1091" calcext:value-type="float">
            <text:p>50,1091</text:p>
          </table:table-cell>
          <table:table-cell office:value-type="float" office:value="943.070007" calcext:value-type="float">
            <text:p>943,070007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36.21875" calcext:value-type="float">
            <text:p>236,21875</text:p>
          </table:table-cell>
          <table:table-cell office:value-type="float" office:value="238.4375" calcext:value-type="float">
            <text:p>238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2:09:07</text:p>
          </table:table-cell>
          <table:table-cell office:value-type="float" office:value="48.154618" calcext:value-type="float">
            <text:p>48,154618</text:p>
          </table:table-cell>
          <table:table-cell office:value-type="float" office:value="11.528462" calcext:value-type="float">
            <text:p>11,528462</text:p>
          </table:table-cell>
          <table:table-cell office:value-type="float" office:value="11.928741" calcext:value-type="float">
            <text:p>11,928741</text:p>
          </table:table-cell>
          <table:table-cell office:value-type="float" office:value="50.980392" calcext:value-type="float">
            <text:p>50,980392</text:p>
          </table:table-cell>
          <table:table-cell office:value-type="float" office:value="942.700012" calcext:value-type="float">
            <text:p>942,700012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35.875" calcext:value-type="float">
            <text:p>235,875</text:p>
          </table:table-cell>
          <table:table-cell office:value-type="float" office:value="237.96875" calcext:value-type="float">
            <text:p>237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2:19:08</text:p>
          </table:table-cell>
          <table:table-cell office:value-type="float" office:value="48.154368" calcext:value-type="float">
            <text:p>48,154368</text:p>
          </table:table-cell>
          <table:table-cell office:value-type="float" office:value="11.528403" calcext:value-type="float">
            <text:p>11,528403</text:p>
          </table:table-cell>
          <table:table-cell office:value-type="float" office:value="11.971466" calcext:value-type="float">
            <text:p>11,971466</text:p>
          </table:table-cell>
          <table:table-cell office:value-type="float" office:value="51.001755" calcext:value-type="float">
            <text:p>51,001755</text:p>
          </table:table-cell>
          <table:table-cell office:value-type="float" office:value="943.109985" calcext:value-type="float">
            <text:p>943,10998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6.4375" calcext:value-type="float">
            <text:p>236,4375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2:29:09</text:p>
          </table:table-cell>
          <table:table-cell office:value-type="float" office:value="48.154603" calcext:value-type="float">
            <text:p>48,154603</text:p>
          </table:table-cell>
          <table:table-cell office:value-type="float" office:value="11.528568" calcext:value-type="float">
            <text:p>11,528568</text:p>
          </table:table-cell>
          <table:table-cell office:value-type="float" office:value="12.366674" calcext:value-type="float">
            <text:p>12,366674</text:p>
          </table:table-cell>
          <table:table-cell office:value-type="float" office:value="50.891891" calcext:value-type="float">
            <text:p>50,891891</text:p>
          </table:table-cell>
          <table:table-cell office:value-type="float" office:value="942.950012" calcext:value-type="float">
            <text:p>942,950012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39.59375" calcext:value-type="float">
            <text:p>239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2:39:09</text:p>
          </table:table-cell>
          <table:table-cell office:value-type="float" office:value="48.154417" calcext:value-type="float">
            <text:p>48,154417</text:p>
          </table:table-cell>
          <table:table-cell office:value-type="float" office:value="11.528595" calcext:value-type="float">
            <text:p>11,528595</text:p>
          </table:table-cell>
          <table:table-cell office:value-type="float" office:value="12.604334" calcext:value-type="float">
            <text:p>12,604334</text:p>
          </table:table-cell>
          <table:table-cell office:value-type="float" office:value="50.312046" calcext:value-type="float">
            <text:p>50,312046</text:p>
          </table:table-cell>
          <table:table-cell office:value-type="float" office:value="942.780029" calcext:value-type="float">
            <text:p>942,780029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39.0625" calcext:value-type="float">
            <text:p>239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2:49:10</text:p>
          </table:table-cell>
          <table:table-cell office:value-type="float" office:value="48.15439" calcext:value-type="float">
            <text:p>48,15439</text:p>
          </table:table-cell>
          <table:table-cell office:value-type="float" office:value="11.528665" calcext:value-type="float">
            <text:p>11,528665</text:p>
          </table:table-cell>
          <table:table-cell office:value-type="float" office:value="12.225147" calcext:value-type="float">
            <text:p>12,225147</text:p>
          </table:table-cell>
          <table:table-cell office:value-type="float" office:value="50.71336" calcext:value-type="float">
            <text:p>50,71336</text:p>
          </table:table-cell>
          <table:table-cell office:value-type="float" office:value="942.690002" calcext:value-type="float">
            <text:p>942,690002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5.875" calcext:value-type="float">
            <text:p>235,875</text:p>
          </table:table-cell>
          <table:table-cell office:value-type="float" office:value="237.78125" calcext:value-type="float">
            <text:p>237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2:59:11</text:p>
          </table:table-cell>
          <table:table-cell office:value-type="float" office:value="48.154438" calcext:value-type="float">
            <text:p>48,154438</text:p>
          </table:table-cell>
          <table:table-cell office:value-type="float" office:value="11.528542" calcext:value-type="float">
            <text:p>11,528542</text:p>
          </table:table-cell>
          <table:table-cell office:value-type="float" office:value="12.014191" calcext:value-type="float">
            <text:p>12,014191</text:p>
          </table:table-cell>
          <table:table-cell office:value-type="float" office:value="51.642635" calcext:value-type="float">
            <text:p>51,642635</text:p>
          </table:table-cell>
          <table:table-cell office:value-type="float" office:value="942.780029" calcext:value-type="float">
            <text:p>942,780029</text:p>
          </table:table-cell>
          <table:table-cell office:value-type="float" office:value="239.125" calcext:value-type="float">
            <text:p>239,125</text:p>
          </table:table-cell>
          <table:table-cell office:value-type="float" office:value="238.90625" calcext:value-type="float">
            <text:p>238,90625</text:p>
          </table:table-cell>
          <table:table-cell office:value-type="float" office:value="235.78125" calcext:value-type="float">
            <text:p>235,78125</text:p>
          </table:table-cell>
          <table:table-cell office:value-type="float" office:value="237.875" calcext:value-type="float">
            <text:p>237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3:09:12</text:p>
          </table:table-cell>
          <table:table-cell office:value-type="float" office:value="48.154368" calcext:value-type="float">
            <text:p>48,154368</text:p>
          </table:table-cell>
          <table:table-cell office:value-type="float" office:value="11.528567" calcext:value-type="float">
            <text:p>11,528567</text:p>
          </table:table-cell>
          <table:table-cell office:value-type="float" office:value="12.040895" calcext:value-type="float">
            <text:p>12,040895</text:p>
          </table:table-cell>
          <table:table-cell office:value-type="float" office:value="51.918823" calcext:value-type="float">
            <text:p>51,918823</text:p>
          </table:table-cell>
          <table:table-cell office:value-type="float" office:value="942.450012" calcext:value-type="float">
            <text:p>942,450012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6.09375" calcext:value-type="float">
            <text:p>236,09375</text:p>
          </table:table-cell>
          <table:table-cell office:value-type="float" office:value="238.65625" calcext:value-type="float">
            <text:p>238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3:19:12</text:p>
          </table:table-cell>
          <table:table-cell office:value-type="float" office:value="48.154285" calcext:value-type="float">
            <text:p>48,154285</text:p>
          </table:table-cell>
          <table:table-cell office:value-type="float" office:value="11.528413" calcext:value-type="float">
            <text:p>11,528413</text:p>
          </table:table-cell>
          <table:table-cell office:value-type="float" office:value="11.776531" calcext:value-type="float">
            <text:p>11,776531</text:p>
          </table:table-cell>
          <table:table-cell office:value-type="float" office:value="52.535286" calcext:value-type="float">
            <text:p>52,535286</text:p>
          </table:table-cell>
          <table:table-cell office:value-type="float" office:value="942.309998" calcext:value-type="float">
            <text:p>942,309998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35.84375" calcext:value-type="float">
            <text:p>235,84375</text:p>
          </table:table-cell>
          <table:table-cell office:value-type="float" office:value="237.90625" calcext:value-type="float">
            <text:p>237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3:29:13</text:p>
          </table:table-cell>
          <table:table-cell office:value-type="float" office:value="48.154383" calcext:value-type="float">
            <text:p>48,154383</text:p>
          </table:table-cell>
          <table:table-cell office:value-type="float" office:value="11.52813" calcext:value-type="float">
            <text:p>11,52813</text:p>
          </table:table-cell>
          <table:table-cell office:value-type="float" office:value="11.496147" calcext:value-type="float">
            <text:p>11,496147</text:p>
          </table:table-cell>
          <table:table-cell office:value-type="float" office:value="53.475243" calcext:value-type="float">
            <text:p>53,475243</text:p>
          </table:table-cell>
          <table:table-cell office:value-type="float" office:value="942.210022" calcext:value-type="float">
            <text:p>942,210022</text:p>
          </table:table-cell>
          <table:table-cell office:value-type="float" office:value="239" calcext:value-type="float">
            <text:p>239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35.8125" calcext:value-type="float">
            <text:p>235,8125</text:p>
          </table:table-cell>
          <table:table-cell office:value-type="float" office:value="238.5" calcext:value-type="float">
            <text:p>238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3:39:14</text:p>
          </table:table-cell>
          <table:table-cell office:value-type="float" office:value="48.1544" calcext:value-type="float">
            <text:p>48,1544</text:p>
          </table:table-cell>
          <table:table-cell office:value-type="float" office:value="11.527752" calcext:value-type="float">
            <text:p>11,527752</text:p>
          </table:table-cell>
          <table:table-cell office:value-type="float" office:value="11.35462" calcext:value-type="float">
            <text:p>11,35462</text:p>
          </table:table-cell>
          <table:table-cell office:value-type="float" office:value="54.142063" calcext:value-type="float">
            <text:p>54,142063</text:p>
          </table:table-cell>
          <table:table-cell office:value-type="float" office:value="942.140015" calcext:value-type="float">
            <text:p>942,140015</text:p>
          </table:table-cell>
          <table:table-cell office:value-type="float" office:value="239.3125" calcext:value-type="float">
            <text:p>239,3125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36.03125" calcext:value-type="float">
            <text:p>236,03125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3:49:15</text:p>
          </table:table-cell>
          <table:table-cell office:value-type="float" office:value="48.15435" calcext:value-type="float">
            <text:p>48,15435</text:p>
          </table:table-cell>
          <table:table-cell office:value-type="float" office:value="11.52777" calcext:value-type="float">
            <text:p>11,52777</text:p>
          </table:table-cell>
          <table:table-cell office:value-type="float" office:value="11.170367" calcext:value-type="float">
            <text:p>11,170367</text:p>
          </table:table-cell>
          <table:table-cell office:value-type="float" office:value="54.645611" calcext:value-type="float">
            <text:p>54,645611</text:p>
          </table:table-cell>
          <table:table-cell office:value-type="float" office:value="942.219971" calcext:value-type="float">
            <text:p>942,219971</text:p>
          </table:table-cell>
          <table:table-cell office:value-type="float" office:value="239.34375" calcext:value-type="float">
            <text:p>239,34375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36.21875" calcext:value-type="float">
            <text:p>236,21875</text:p>
          </table:table-cell>
          <table:table-cell office:value-type="float" office:value="238.8125" calcext:value-type="float">
            <text:p>238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3:59:15</text:p>
          </table:table-cell>
          <table:table-cell office:value-type="float" office:value="48.154378" calcext:value-type="float">
            <text:p>48,154378</text:p>
          </table:table-cell>
          <table:table-cell office:value-type="float" office:value="11.527558" calcext:value-type="float">
            <text:p>11,527558</text:p>
          </table:table-cell>
          <table:table-cell office:value-type="float" office:value="11.157016" calcext:value-type="float">
            <text:p>11,157016</text:p>
          </table:table-cell>
          <table:table-cell office:value-type="float" office:value="54.761578" calcext:value-type="float">
            <text:p>54,761578</text:p>
          </table:table-cell>
          <table:table-cell office:value-type="float" office:value="942.030029" calcext:value-type="float">
            <text:p>942,030029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9.125" calcext:value-type="float">
            <text:p>239,125</text:p>
          </table:table-cell>
          <table:table-cell office:value-type="float" office:value="236.09375" calcext:value-type="float">
            <text:p>236,09375</text:p>
          </table:table-cell>
          <table:table-cell office:value-type="float" office:value="239.3125" calcext:value-type="float">
            <text:p>239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4:09:16</text:p>
          </table:table-cell>
          <table:table-cell office:value-type="float" office:value="48.154317" calcext:value-type="float">
            <text:p>48,154317</text:p>
          </table:table-cell>
          <table:table-cell office:value-type="float" office:value="11.52771" calcext:value-type="float">
            <text:p>11,52771</text:p>
          </table:table-cell>
          <table:table-cell office:value-type="float" office:value="11.058213" calcext:value-type="float">
            <text:p>11,058213</text:p>
          </table:table-cell>
          <table:table-cell office:value-type="float" office:value="55.365833" calcext:value-type="float">
            <text:p>55,365833</text:p>
          </table:table-cell>
          <table:table-cell office:value-type="float" office:value="942.169983" calcext:value-type="float">
            <text:p>942,169983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6.59375" calcext:value-type="float">
            <text:p>236,59375</text:p>
          </table:table-cell>
          <table:table-cell office:value-type="float" office:value="239.25" calcext:value-type="float">
            <text:p>239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4:19:17</text:p>
          </table:table-cell>
          <table:table-cell office:value-type="float" office:value="48.154243" calcext:value-type="float">
            <text:p>48,154243</text:p>
          </table:table-cell>
          <table:table-cell office:value-type="float" office:value="11.52772" calcext:value-type="float">
            <text:p>11,52772</text:p>
          </table:table-cell>
          <table:table-cell office:value-type="float" office:value="11.127642" calcext:value-type="float">
            <text:p>11,127642</text:p>
          </table:table-cell>
          <table:table-cell office:value-type="float" office:value="54.990463" calcext:value-type="float">
            <text:p>54,990463</text:p>
          </table:table-cell>
          <table:table-cell office:value-type="float" office:value="942.099976" calcext:value-type="float">
            <text:p>942,099976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39.28125" calcext:value-type="float">
            <text:p>239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4:29:18</text:p>
          </table:table-cell>
          <table:table-cell office:value-type="float" office:value="48.153365" calcext:value-type="float">
            <text:p>48,153365</text:p>
          </table:table-cell>
          <table:table-cell office:value-type="float" office:value="11.52832" calcext:value-type="float">
            <text:p>11,52832</text:p>
          </table:table-cell>
          <table:table-cell office:value-type="float" office:value="11.084916" calcext:value-type="float">
            <text:p>11,084916</text:p>
          </table:table-cell>
          <table:table-cell office:value-type="float" office:value="55.272755" calcext:value-type="float">
            <text:p>55,272755</text:p>
          </table:table-cell>
          <table:table-cell office:value-type="float" office:value="942.099976" calcext:value-type="float">
            <text:p>942,099976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39.4375" calcext:value-type="float">
            <text:p>239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4:39:18</text:p>
          </table:table-cell>
          <table:table-cell office:value-type="float" office:value="48.153213" calcext:value-type="float">
            <text:p>48,153213</text:p>
          </table:table-cell>
          <table:table-cell office:value-type="float" office:value="11.528463" calcext:value-type="float">
            <text:p>11,528463</text:p>
          </table:table-cell>
          <table:table-cell office:value-type="float" office:value="11.071565" calcext:value-type="float">
            <text:p>11,071565</text:p>
          </table:table-cell>
          <table:table-cell office:value-type="float" office:value="55.571831" calcext:value-type="float">
            <text:p>55,571831</text:p>
          </table:table-cell>
          <table:table-cell office:value-type="float" office:value="942.130005" calcext:value-type="float">
            <text:p>942,13000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6.40625" calcext:value-type="float">
            <text:p>236,40625</text:p>
          </table:table-cell>
          <table:table-cell office:value-type="float" office:value="239.53125" calcext:value-type="float">
            <text:p>239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4:49:19</text:p>
          </table:table-cell>
          <table:table-cell office:value-type="float" office:value="48.154363" calcext:value-type="float">
            <text:p>48,154363</text:p>
          </table:table-cell>
          <table:table-cell office:value-type="float" office:value="11.5283" calcext:value-type="float">
            <text:p>11,5283</text:p>
          </table:table-cell>
          <table:table-cell office:value-type="float" office:value="11.19707" calcext:value-type="float">
            <text:p>11,19707</text:p>
          </table:table-cell>
          <table:table-cell office:value-type="float" office:value="55.150684" calcext:value-type="float">
            <text:p>55,150684</text:p>
          </table:table-cell>
          <table:table-cell office:value-type="float" office:value="942.179993" calcext:value-type="float">
            <text:p>942,179993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36.6875" calcext:value-type="float">
            <text:p>236,6875</text:p>
          </table:table-cell>
          <table:table-cell office:value-type="float" office:value="239.6875" calcext:value-type="float">
            <text:p>239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4:59:20</text:p>
          </table:table-cell>
          <table:table-cell office:value-type="float" office:value="48.15454" calcext:value-type="float">
            <text:p>48,15454</text:p>
          </table:table-cell>
          <table:table-cell office:value-type="float" office:value="11.528225" calcext:value-type="float">
            <text:p>11,528225</text:p>
          </table:table-cell>
          <table:table-cell office:value-type="float" office:value="11.213092" calcext:value-type="float">
            <text:p>11,213092</text:p>
          </table:table-cell>
          <table:table-cell office:value-type="float" office:value="55.297169" calcext:value-type="float">
            <text:p>55,297169</text:p>
          </table:table-cell>
          <table:table-cell office:value-type="float" office:value="942.359985" calcext:value-type="float">
            <text:p>942,35998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6.5625" calcext:value-type="float">
            <text:p>236,5625</text:p>
          </table:table-cell>
          <table:table-cell office:value-type="float" office:value="239.21875" calcext:value-type="float">
            <text:p>239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5:09:20</text:p>
          </table:table-cell>
          <table:table-cell office:value-type="float" office:value="48.154372" calcext:value-type="float">
            <text:p>48,154372</text:p>
          </table:table-cell>
          <table:table-cell office:value-type="float" office:value="11.528285" calcext:value-type="float">
            <text:p>11,528285</text:p>
          </table:table-cell>
          <table:table-cell office:value-type="float" office:value="11.226444" calcext:value-type="float">
            <text:p>11,226444</text:p>
          </table:table-cell>
          <table:table-cell office:value-type="float" office:value="54.995041" calcext:value-type="float">
            <text:p>54,995041</text:p>
          </table:table-cell>
          <table:table-cell office:value-type="float" office:value="942.289978" calcext:value-type="float">
            <text:p>942,289978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9.3125" calcext:value-type="float">
            <text:p>239,3125</text:p>
          </table:table-cell>
          <table:table-cell office:value-type="float" office:value="236.59375" calcext:value-type="float">
            <text:p>236,59375</text:p>
          </table:table-cell>
          <table:table-cell office:value-type="float" office:value="239.28125" calcext:value-type="float">
            <text:p>239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5:19:21</text:p>
          </table:table-cell>
          <table:table-cell office:value-type="float" office:value="48.154442" calcext:value-type="float">
            <text:p>48,154442</text:p>
          </table:table-cell>
          <table:table-cell office:value-type="float" office:value="11.52825" calcext:value-type="float">
            <text:p>11,52825</text:p>
          </table:table-cell>
          <table:table-cell office:value-type="float" office:value="11.282521" calcext:value-type="float">
            <text:p>11,282521</text:p>
          </table:table-cell>
          <table:table-cell office:value-type="float" office:value="55.18578" calcext:value-type="float">
            <text:p>55,18578</text:p>
          </table:table-cell>
          <table:table-cell office:value-type="float" office:value="942.349976" calcext:value-type="float">
            <text:p>942,349976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6.40625" calcext:value-type="float">
            <text:p>236,40625</text:p>
          </table:table-cell>
          <table:table-cell office:value-type="float" office:value="239.3125" calcext:value-type="float">
            <text:p>239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5:29:22</text:p>
          </table:table-cell>
          <table:table-cell office:value-type="float" office:value="48.154437" calcext:value-type="float">
            <text:p>48,154437</text:p>
          </table:table-cell>
          <table:table-cell office:value-type="float" office:value="11.52839" calcext:value-type="float">
            <text:p>11,52839</text:p>
          </table:table-cell>
          <table:table-cell office:value-type="float" office:value="11.253147" calcext:value-type="float">
            <text:p>11,253147</text:p>
          </table:table-cell>
          <table:table-cell office:value-type="float" office:value="55.173573" calcext:value-type="float">
            <text:p>55,173573</text:p>
          </table:table-cell>
          <table:table-cell office:value-type="float" office:value="942.390015" calcext:value-type="float">
            <text:p>942,390015</text:p>
          </table:table-cell>
          <table:table-cell office:value-type="float" office:value="239.3125" calcext:value-type="float">
            <text:p>239,3125</text:p>
          </table:table-cell>
          <table:table-cell office:value-type="float" office:value="239.09375" calcext:value-type="float">
            <text:p>239,09375</text:p>
          </table:table-cell>
          <table:table-cell office:value-type="float" office:value="236.375" calcext:value-type="float">
            <text:p>236,375</text:p>
          </table:table-cell>
          <table:table-cell office:value-type="float" office:value="239.3125" calcext:value-type="float">
            <text:p>239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5:39:23</text:p>
          </table:table-cell>
          <table:table-cell office:value-type="float" office:value="48.154455" calcext:value-type="float">
            <text:p>48,154455</text:p>
          </table:table-cell>
          <table:table-cell office:value-type="float" office:value="11.528425" calcext:value-type="float">
            <text:p>11,528425</text:p>
          </table:table-cell>
          <table:table-cell office:value-type="float" office:value="11.100939" calcext:value-type="float">
            <text:p>11,100939</text:p>
          </table:table-cell>
          <table:table-cell office:value-type="float" office:value="55.790035" calcext:value-type="float">
            <text:p>55,790035</text:p>
          </table:table-cell>
          <table:table-cell office:value-type="float" office:value="942.679993" calcext:value-type="float">
            <text:p>942,679993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9" calcext:value-type="float">
            <text:p>239</text:p>
          </table:table-cell>
          <table:table-cell office:value-type="float" office:value="236.21875" calcext:value-type="float">
            <text:p>236,21875</text:p>
          </table:table-cell>
          <table:table-cell office:value-type="float" office:value="239.1875" calcext:value-type="float">
            <text:p>239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5:49:23</text:p>
          </table:table-cell>
          <table:table-cell office:value-type="float" office:value="48.154303" calcext:value-type="float">
            <text:p>48,154303</text:p>
          </table:table-cell>
          <table:table-cell office:value-type="float" office:value="11.528683" calcext:value-type="float">
            <text:p>11,528683</text:p>
          </table:table-cell>
          <table:table-cell office:value-type="float" office:value="11.002136" calcext:value-type="float">
            <text:p>11,002136</text:p>
          </table:table-cell>
          <table:table-cell office:value-type="float" office:value="56.029602" calcext:value-type="float">
            <text:p>56,029602</text:p>
          </table:table-cell>
          <table:table-cell office:value-type="float" office:value="942.640015" calcext:value-type="float">
            <text:p>942,64001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6.25" calcext:value-type="float">
            <text:p>236,25</text:p>
          </table:table-cell>
          <table:table-cell office:value-type="float" office:value="239.78125" calcext:value-type="float">
            <text:p>239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5:59:24</text:p>
          </table:table-cell>
          <table:table-cell office:value-type="float" office:value="48.154467" calcext:value-type="float">
            <text:p>48,154467</text:p>
          </table:table-cell>
          <table:table-cell office:value-type="float" office:value="11.52846" calcext:value-type="float">
            <text:p>11,52846</text:p>
          </table:table-cell>
          <table:table-cell office:value-type="float" office:value="10.959411" calcext:value-type="float">
            <text:p>10,959411</text:p>
          </table:table-cell>
          <table:table-cell office:value-type="float" office:value="56.124207" calcext:value-type="float">
            <text:p>56,124207</text:p>
          </table:table-cell>
          <table:table-cell office:value-type="float" office:value="942.590027" calcext:value-type="float">
            <text:p>942,590027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6.34375" calcext:value-type="float">
            <text:p>236,34375</text:p>
          </table:table-cell>
          <table:table-cell office:value-type="float" office:value="239.8125" calcext:value-type="float">
            <text:p>239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6:09:25</text:p>
          </table:table-cell>
          <table:table-cell office:value-type="float" office:value="48.15444" calcext:value-type="float">
            <text:p>48,15444</text:p>
          </table:table-cell>
          <table:table-cell office:value-type="float" office:value="11.528488" calcext:value-type="float">
            <text:p>11,528488</text:p>
          </table:table-cell>
          <table:table-cell office:value-type="float" office:value="10.820554" calcext:value-type="float">
            <text:p>10,820554</text:p>
          </table:table-cell>
          <table:table-cell office:value-type="float" office:value="56.55146" calcext:value-type="float">
            <text:p>56,55146</text:p>
          </table:table-cell>
          <table:table-cell office:value-type="float" office:value="942.469971" calcext:value-type="float">
            <text:p>942,469971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6.21875" calcext:value-type="float">
            <text:p>236,21875</text:p>
          </table:table-cell>
          <table:table-cell office:value-type="float" office:value="238.96875" calcext:value-type="float">
            <text:p>238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6:19:25</text:p>
          </table:table-cell>
          <table:table-cell office:value-type="float" office:value="48.154337" calcext:value-type="float">
            <text:p>48,154337</text:p>
          </table:table-cell>
          <table:table-cell office:value-type="float" office:value="11.528292" calcext:value-type="float">
            <text:p>11,528292</text:p>
          </table:table-cell>
          <table:table-cell office:value-type="float" office:value="10.777828" calcext:value-type="float">
            <text:p>10,777828</text:p>
          </table:table-cell>
          <table:table-cell office:value-type="float" office:value="56.711681" calcext:value-type="float">
            <text:p>56,711681</text:p>
          </table:table-cell>
          <table:table-cell office:value-type="float" office:value="942.380005" calcext:value-type="float">
            <text:p>942,38000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36.40625" calcext:value-type="float">
            <text:p>236,40625</text:p>
          </table:table-cell>
          <table:table-cell office:value-type="float" office:value="239.625" calcext:value-type="float">
            <text:p>239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6:29:26</text:p>
          </table:table-cell>
          <table:table-cell office:value-type="float" office:value="48.15436" calcext:value-type="float">
            <text:p>48,15436</text:p>
          </table:table-cell>
          <table:table-cell office:value-type="float" office:value="11.52859" calcext:value-type="float">
            <text:p>11,52859</text:p>
          </table:table-cell>
          <table:table-cell office:value-type="float" office:value="10.833905" calcext:value-type="float">
            <text:p>10,833905</text:p>
          </table:table-cell>
          <table:table-cell office:value-type="float" office:value="56.975662" calcext:value-type="float">
            <text:p>56,975662</text:p>
          </table:table-cell>
          <table:table-cell office:value-type="float" office:value="942.48999" calcext:value-type="float">
            <text:p>942,48999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39.46875" calcext:value-type="float">
            <text:p>239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6:39:27</text:p>
          </table:table-cell>
          <table:table-cell office:value-type="float" office:value="48.154305" calcext:value-type="float">
            <text:p>48,154305</text:p>
          </table:table-cell>
          <table:table-cell office:value-type="float" office:value="11.52869" calcext:value-type="float">
            <text:p>11,52869</text:p>
          </table:table-cell>
          <table:table-cell office:value-type="float" office:value="10.751125" calcext:value-type="float">
            <text:p>10,751125</text:p>
          </table:table-cell>
          <table:table-cell office:value-type="float" office:value="59.32555" calcext:value-type="float">
            <text:p>59,32555</text:p>
          </table:table-cell>
          <table:table-cell office:value-type="float" office:value="942.429993" calcext:value-type="float">
            <text:p>942,429993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9.5" calcext:value-type="float">
            <text:p>239,5</text:p>
          </table:table-cell>
          <table:table-cell office:value-type="float" office:value="236.40625" calcext:value-type="float">
            <text:p>236,40625</text:p>
          </table:table-cell>
          <table:table-cell office:value-type="float" office:value="239.75" calcext:value-type="float">
            <text:p>239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6:49:28</text:p>
          </table:table-cell>
          <table:table-cell office:value-type="float" office:value="48.154237" calcext:value-type="float">
            <text:p>48,154237</text:p>
          </table:table-cell>
          <table:table-cell office:value-type="float" office:value="11.528442" calcext:value-type="float">
            <text:p>11,528442</text:p>
          </table:table-cell>
          <table:table-cell office:value-type="float" office:value="10.582894" calcext:value-type="float">
            <text:p>10,582894</text:p>
          </table:table-cell>
          <table:table-cell office:value-type="float" office:value="59.691769" calcext:value-type="float">
            <text:p>59,691769</text:p>
          </table:table-cell>
          <table:table-cell office:value-type="float" office:value="942.460022" calcext:value-type="float">
            <text:p>942,460022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6.3125" calcext:value-type="float">
            <text:p>236,3125</text:p>
          </table:table-cell>
          <table:table-cell office:value-type="float" office:value="239.53125" calcext:value-type="float">
            <text:p>239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6:59:29</text:p>
          </table:table-cell>
          <table:table-cell office:value-type="float" office:value="48.15389" calcext:value-type="float">
            <text:p>48,15389</text:p>
          </table:table-cell>
          <table:table-cell office:value-type="float" office:value="11.528675" calcext:value-type="float">
            <text:p>11,528675</text:p>
          </table:table-cell>
          <table:table-cell office:value-type="float" office:value="10.481422" calcext:value-type="float">
            <text:p>10,481422</text:p>
          </table:table-cell>
          <table:table-cell office:value-type="float" office:value="59.549858" calcext:value-type="float">
            <text:p>59,549858</text:p>
          </table:table-cell>
          <table:table-cell office:value-type="float" office:value="942.599976" calcext:value-type="float">
            <text:p>942,599976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6.5625" calcext:value-type="float">
            <text:p>236,5625</text:p>
          </table:table-cell>
          <table:table-cell office:value-type="float" office:value="239.8125" calcext:value-type="float">
            <text:p>239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7:09:29</text:p>
          </table:table-cell>
          <table:table-cell office:value-type="float" office:value="48.153513" calcext:value-type="float">
            <text:p>48,153513</text:p>
          </table:table-cell>
          <table:table-cell office:value-type="float" office:value="11.529312" calcext:value-type="float">
            <text:p>11,529312</text:p>
          </table:table-cell>
          <table:table-cell office:value-type="float" office:value="10.411994" calcext:value-type="float">
            <text:p>10,411994</text:p>
          </table:table-cell>
          <table:table-cell office:value-type="float" office:value="59.827572" calcext:value-type="float">
            <text:p>59,827572</text:p>
          </table:table-cell>
          <table:table-cell office:value-type="float" office:value="942.349976" calcext:value-type="float">
            <text:p>942,349976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6.5" calcext:value-type="float">
            <text:p>236,5</text:p>
          </table:table-cell>
          <table:table-cell office:value-type="float" office:value="239.78125" calcext:value-type="float">
            <text:p>239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7:19:30</text:p>
          </table:table-cell>
          <table:table-cell office:value-type="float" office:value="48.153773" calcext:value-type="float">
            <text:p>48,153773</text:p>
          </table:table-cell>
          <table:table-cell office:value-type="float" office:value="11.528983" calcext:value-type="float">
            <text:p>11,528983</text:p>
          </table:table-cell>
          <table:table-cell office:value-type="float" office:value="10.411994" calcext:value-type="float">
            <text:p>10,411994</text:p>
          </table:table-cell>
          <table:table-cell office:value-type="float" office:value="59.227894" calcext:value-type="float">
            <text:p>59,227894</text:p>
          </table:table-cell>
          <table:table-cell office:value-type="float" office:value="942.280029" calcext:value-type="float">
            <text:p>942,280029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9.3125" calcext:value-type="float">
            <text:p>239,3125</text:p>
          </table:table-cell>
          <table:table-cell office:value-type="float" office:value="236.65625" calcext:value-type="float">
            <text:p>236,65625</text:p>
          </table:table-cell>
          <table:table-cell office:value-type="float" office:value="239.75" calcext:value-type="float">
            <text:p>239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7:29:30</text:p>
          </table:table-cell>
          <table:table-cell office:value-type="float" office:value="48.153315" calcext:value-type="float">
            <text:p>48,153315</text:p>
          </table:table-cell>
          <table:table-cell office:value-type="float" office:value="11.52929" calcext:value-type="float">
            <text:p>11,52929</text:p>
          </table:table-cell>
          <table:table-cell office:value-type="float" office:value="10.29984" calcext:value-type="float">
            <text:p>10,29984</text:p>
          </table:table-cell>
          <table:table-cell office:value-type="float" office:value="59.54528" calcext:value-type="float">
            <text:p>59,54528</text:p>
          </table:table-cell>
          <table:table-cell office:value-type="float" office:value="942.650024" calcext:value-type="float">
            <text:p>942,650024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4375" calcext:value-type="float">
            <text:p>239,4375</text:p>
          </table:table-cell>
          <table:table-cell office:value-type="float" office:value="236.53125" calcext:value-type="float">
            <text:p>236,53125</text:p>
          </table:table-cell>
          <table:table-cell office:value-type="float" office:value="239.625" calcext:value-type="float">
            <text:p>239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7:39:31</text:p>
          </table:table-cell>
          <table:table-cell office:value-type="float" office:value="48.153422" calcext:value-type="float">
            <text:p>48,153422</text:p>
          </table:table-cell>
          <table:table-cell office:value-type="float" office:value="11.529283" calcext:value-type="float">
            <text:p>11,529283</text:p>
          </table:table-cell>
          <table:table-cell office:value-type="float" office:value="10.326543" calcext:value-type="float">
            <text:p>10,326543</text:p>
          </table:table-cell>
          <table:table-cell office:value-type="float" office:value="59.401848" calcext:value-type="float">
            <text:p>59,401848</text:p>
          </table:table-cell>
          <table:table-cell office:value-type="float" office:value="942.710022" calcext:value-type="float">
            <text:p>942,710022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6.65625" calcext:value-type="float">
            <text:p>236,65625</text:p>
          </table:table-cell>
          <table:table-cell office:value-type="float" office:value="239.6875" calcext:value-type="float">
            <text:p>239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7:49:33</text:p>
          </table:table-cell>
          <table:table-cell office:value-type="float" office:value="48.153507" calcext:value-type="float">
            <text:p>48,153507</text:p>
          </table:table-cell>
          <table:table-cell office:value-type="float" office:value="11.529042" calcext:value-type="float">
            <text:p>11,529042</text:p>
          </table:table-cell>
          <table:table-cell office:value-type="float" office:value="10.355917" calcext:value-type="float">
            <text:p>10,355917</text:p>
          </table:table-cell>
          <table:table-cell office:value-type="float" office:value="64.277107" calcext:value-type="float">
            <text:p>64,277107</text:p>
          </table:table-cell>
          <table:table-cell office:value-type="float" office:value="942.840027" calcext:value-type="float">
            <text:p>942,840027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7:59:33</text:p>
          </table:table-cell>
          <table:table-cell office:value-type="float" office:value="48.153695" calcext:value-type="float">
            <text:p>48,153695</text:p>
          </table:table-cell>
          <table:table-cell office:value-type="float" office:value="11.529147" calcext:value-type="float">
            <text:p>11,529147</text:p>
          </table:table-cell>
          <table:table-cell office:value-type="float" office:value="10.158313" calcext:value-type="float">
            <text:p>10,158313</text:p>
          </table:table-cell>
          <table:table-cell office:value-type="float" office:value="65.757233" calcext:value-type="float">
            <text:p>65,757233</text:p>
          </table:table-cell>
          <table:table-cell office:value-type="float" office:value="942.75" calcext:value-type="float">
            <text:p>942,75</text:p>
          </table:table-cell>
          <table:table-cell office:value-type="float" office:value="239.5" calcext:value-type="float">
            <text:p>239,5</text:p>
          </table:table-cell>
          <table:table-cell office:value-type="float" office:value="239.34375" calcext:value-type="float">
            <text:p>239,34375</text:p>
          </table:table-cell>
          <table:table-cell office:value-type="float" office:value="236.21875" calcext:value-type="float">
            <text:p>236,21875</text:p>
          </table:table-cell>
          <table:table-cell office:value-type="float" office:value="239.5" calcext:value-type="float">
            <text:p>239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8:09:34</text:p>
          </table:table-cell>
          <table:table-cell office:value-type="float" office:value="48.1537" calcext:value-type="float">
            <text:p>48,1537</text:p>
          </table:table-cell>
          <table:table-cell office:value-type="float" office:value="11.529275" calcext:value-type="float">
            <text:p>11,529275</text:p>
          </table:table-cell>
          <table:table-cell office:value-type="float" office:value="10.019455" calcext:value-type="float">
            <text:p>10,019455</text:p>
          </table:table-cell>
          <table:table-cell office:value-type="float" office:value="66.755173" calcext:value-type="float">
            <text:p>66,755173</text:p>
          </table:table-cell>
          <table:table-cell office:value-type="float" office:value="942.960022" calcext:value-type="float">
            <text:p>942,960022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6.34375" calcext:value-type="float">
            <text:p>236,34375</text:p>
          </table:table-cell>
          <table:table-cell office:value-type="float" office:value="240.25" calcext:value-type="float">
            <text:p>240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8:19:34</text:p>
          </table:table-cell>
          <table:table-cell office:value-type="float" office:value="48.153735" calcext:value-type="float">
            <text:p>48,153735</text:p>
          </table:table-cell>
          <table:table-cell office:value-type="float" office:value="11.52962" calcext:value-type="float">
            <text:p>11,52962</text:p>
          </table:table-cell>
          <table:table-cell office:value-type="float" office:value="9.97673" calcext:value-type="float">
            <text:p>9,97673</text:p>
          </table:table-cell>
          <table:table-cell office:value-type="float" office:value="67.179367" calcext:value-type="float">
            <text:p>67,179367</text:p>
          </table:table-cell>
          <table:table-cell office:value-type="float" office:value="943.200012" calcext:value-type="float">
            <text:p>943,200012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40.375" calcext:value-type="float">
            <text:p>24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8:29:35</text:p>
          </table:table-cell>
          <table:table-cell office:value-type="float" office:value="48.153567" calcext:value-type="float">
            <text:p>48,153567</text:p>
          </table:table-cell>
          <table:table-cell office:value-type="float" office:value="11.530057" calcext:value-type="float">
            <text:p>11,530057</text:p>
          </table:table-cell>
          <table:table-cell office:value-type="float" office:value="9.907302" calcext:value-type="float">
            <text:p>9,907302</text:p>
          </table:table-cell>
          <table:table-cell office:value-type="float" office:value="67.710381" calcext:value-type="float">
            <text:p>67,710381</text:p>
          </table:table-cell>
          <table:table-cell office:value-type="float" office:value="943.359985" calcext:value-type="float">
            <text:p>943,35998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8:39:36</text:p>
          </table:table-cell>
          <table:table-cell office:value-type="float" office:value="48.15347" calcext:value-type="float">
            <text:p>48,15347</text:p>
          </table:table-cell>
          <table:table-cell office:value-type="float" office:value="11.530275" calcext:value-type="float">
            <text:p>11,530275</text:p>
          </table:table-cell>
          <table:table-cell office:value-type="float" office:value="9.835202" calcext:value-type="float">
            <text:p>9,835202</text:p>
          </table:table-cell>
          <table:table-cell office:value-type="float" office:value="68.00946" calcext:value-type="float">
            <text:p>68,00946</text:p>
          </table:table-cell>
          <table:table-cell office:value-type="float" office:value="943.590027" calcext:value-type="float">
            <text:p>943,590027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5" calcext:value-type="float">
            <text:p>239,5</text:p>
          </table:table-cell>
          <table:table-cell office:value-type="float" office:value="236.625" calcext:value-type="float">
            <text:p>236,625</text:p>
          </table:table-cell>
          <table:table-cell office:value-type="float" office:value="240.21875" calcext:value-type="float">
            <text:p>240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8:49:37</text:p>
          </table:table-cell>
          <table:table-cell office:value-type="float" office:value="48.153397" calcext:value-type="float">
            <text:p>48,153397</text:p>
          </table:table-cell>
          <table:table-cell office:value-type="float" office:value="11.530883" calcext:value-type="float">
            <text:p>11,530883</text:p>
          </table:table-cell>
          <table:table-cell office:value-type="float" office:value="9.693675" calcext:value-type="float">
            <text:p>9,693675</text:p>
          </table:table-cell>
          <table:table-cell office:value-type="float" office:value="69.327843" calcext:value-type="float">
            <text:p>69,327843</text:p>
          </table:table-cell>
          <table:table-cell office:value-type="float" office:value="943.700012" calcext:value-type="float">
            <text:p>943,700012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6.5625" calcext:value-type="float">
            <text:p>236,5625</text:p>
          </table:table-cell>
          <table:table-cell office:value-type="float" office:value="240.34375" calcext:value-type="float">
            <text:p>24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8:59:37</text:p>
          </table:table-cell>
          <table:table-cell office:value-type="float" office:value="48.154478" calcext:value-type="float">
            <text:p>48,154478</text:p>
          </table:table-cell>
          <table:table-cell office:value-type="float" office:value="11.528217" calcext:value-type="float">
            <text:p>11,528217</text:p>
          </table:table-cell>
          <table:table-cell office:value-type="float" office:value="9.552148" calcext:value-type="float">
            <text:p>9,552148</text:p>
          </table:table-cell>
          <table:table-cell office:value-type="float" office:value="70.182343" calcext:value-type="float">
            <text:p>70,182343</text:p>
          </table:table-cell>
          <table:table-cell office:value-type="float" office:value="943.869995" calcext:value-type="float">
            <text:p>943,86999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6.5625" calcext:value-type="float">
            <text:p>236,562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9:09:38</text:p>
          </table:table-cell>
          <table:table-cell office:value-type="float" office:value="48.154388" calcext:value-type="float">
            <text:p>48,154388</text:p>
          </table:table-cell>
          <table:table-cell office:value-type="float" office:value="11.528385" calcext:value-type="float">
            <text:p>11,528385</text:p>
          </table:table-cell>
          <table:table-cell office:value-type="float" office:value="9.482719" calcext:value-type="float">
            <text:p>9,482719</text:p>
          </table:table-cell>
          <table:table-cell office:value-type="float" office:value="71.180283" calcext:value-type="float">
            <text:p>71,180283</text:p>
          </table:table-cell>
          <table:table-cell office:value-type="float" office:value="943.869995" calcext:value-type="float">
            <text:p>943,8699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36.59375" calcext:value-type="float">
            <text:p>236,59375</text:p>
          </table:table-cell>
          <table:table-cell office:value-type="float" office:value="240.59375" calcext:value-type="float">
            <text:p>240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9:19:39</text:p>
          </table:table-cell>
          <table:table-cell office:value-type="float" office:value="48.154403" calcext:value-type="float">
            <text:p>48,154403</text:p>
          </table:table-cell>
          <table:table-cell office:value-type="float" office:value="11.528322" calcext:value-type="float">
            <text:p>11,528322</text:p>
          </table:table-cell>
          <table:table-cell office:value-type="float" office:value="9.386587" calcext:value-type="float">
            <text:p>9,386587</text:p>
          </table:table-cell>
          <table:table-cell office:value-type="float" office:value="71.250481" calcext:value-type="float">
            <text:p>71,250481</text:p>
          </table:table-cell>
          <table:table-cell office:value-type="float" office:value="944.109985" calcext:value-type="float">
            <text:p>944,10998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5" calcext:value-type="float">
            <text:p>239,5</text:p>
          </table:table-cell>
          <table:table-cell office:value-type="float" office:value="236.75" calcext:value-type="float">
            <text:p>236,75</text:p>
          </table:table-cell>
          <table:table-cell office:value-type="float" office:value="240.84375" calcext:value-type="float">
            <text:p>240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9:29:40</text:p>
          </table:table-cell>
          <table:table-cell office:value-type="float" office:value="48.154595" calcext:value-type="float">
            <text:p>48,154595</text:p>
          </table:table-cell>
          <table:table-cell office:value-type="float" office:value="11.528613" calcext:value-type="float">
            <text:p>11,528613</text:p>
          </table:table-cell>
          <table:table-cell office:value-type="float" office:value="9.258411" calcext:value-type="float">
            <text:p>9,258411</text:p>
          </table:table-cell>
          <table:table-cell office:value-type="float" office:value="71.525139" calcext:value-type="float">
            <text:p>71,525139</text:p>
          </table:table-cell>
          <table:table-cell office:value-type="float" office:value="944.460022" calcext:value-type="float">
            <text:p>944,460022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6.65625" calcext:value-type="float">
            <text:p>236,6562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9:39:39</text:p>
          </table:table-cell>
          <table:table-cell office:value-type="float" office:value="48.154485" calcext:value-type="float">
            <text:p>48,154485</text:p>
          </table:table-cell>
          <table:table-cell office:value-type="float" office:value="11.528467" calcext:value-type="float">
            <text:p>11,528467</text:p>
          </table:table-cell>
          <table:table-cell office:value-type="float" office:value="9.106203" calcext:value-type="float">
            <text:p>9,106203</text:p>
          </table:table-cell>
          <table:table-cell office:value-type="float" office:value="71.194016" calcext:value-type="float">
            <text:p>71,194016</text:p>
          </table:table-cell>
          <table:table-cell office:value-type="float" office:value="944.619995" calcext:value-type="float">
            <text:p>944,61999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6.6875" calcext:value-type="float">
            <text:p>236,687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9:49:41</text:p>
          </table:table-cell>
          <table:table-cell office:value-type="float" office:value="48.154375" calcext:value-type="float">
            <text:p>48,154375</text:p>
          </table:table-cell>
          <table:table-cell office:value-type="float" office:value="11.528648" calcext:value-type="float">
            <text:p>11,528648</text:p>
          </table:table-cell>
          <table:table-cell office:value-type="float" office:value="8.951324" calcext:value-type="float">
            <text:p>8,951324</text:p>
          </table:table-cell>
          <table:table-cell office:value-type="float" office:value="72.161438" calcext:value-type="float">
            <text:p>72,161438</text:p>
          </table:table-cell>
          <table:table-cell office:value-type="float" office:value="944.77002" calcext:value-type="float">
            <text:p>944,77002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19:59:42</text:p>
          </table:table-cell>
          <table:table-cell office:value-type="float" office:value="48.152843" calcext:value-type="float">
            <text:p>48,152843</text:p>
          </table:table-cell>
          <table:table-cell office:value-type="float" office:value="11.526837" calcext:value-type="float">
            <text:p>11,526837</text:p>
          </table:table-cell>
          <table:table-cell office:value-type="float" office:value="8.780422" calcext:value-type="float">
            <text:p>8,780422</text:p>
          </table:table-cell>
          <table:table-cell office:value-type="float" office:value="70.603493" calcext:value-type="float">
            <text:p>70,603493</text:p>
          </table:table-cell>
          <table:table-cell office:value-type="float" office:value="945.099976" calcext:value-type="float">
            <text:p>945,099976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6.65625" calcext:value-type="float">
            <text:p>236,65625</text:p>
          </table:table-cell>
          <table:table-cell office:value-type="float" office:value="239.90625" calcext:value-type="float">
            <text:p>239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0:09:42</text:p>
          </table:table-cell>
          <table:table-cell office:value-type="float" office:value="48.153422" calcext:value-type="float">
            <text:p>48,153422</text:p>
          </table:table-cell>
          <table:table-cell office:value-type="float" office:value="11.527998" calcext:value-type="float">
            <text:p>11,527998</text:p>
          </table:table-cell>
          <table:table-cell office:value-type="float" office:value="8.569467" calcext:value-type="float">
            <text:p>8,569467</text:p>
          </table:table-cell>
          <table:table-cell office:value-type="float" office:value="69.939728" calcext:value-type="float">
            <text:p>69,939728</text:p>
          </table:table-cell>
          <table:table-cell office:value-type="float" office:value="945.22998" calcext:value-type="float">
            <text:p>945,22998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6.6875" calcext:value-type="float">
            <text:p>236,6875</text:p>
          </table:table-cell>
          <table:table-cell office:value-type="float" office:value="240.28125" calcext:value-type="float">
            <text:p>240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0:19:43</text:p>
          </table:table-cell>
          <table:table-cell office:value-type="float" office:value="48.153835" calcext:value-type="float">
            <text:p>48,153835</text:p>
          </table:table-cell>
          <table:table-cell office:value-type="float" office:value="11.528065" calcext:value-type="float">
            <text:p>11,528065</text:p>
          </table:table-cell>
          <table:table-cell office:value-type="float" office:value="8.318456" calcext:value-type="float">
            <text:p>8,318456</text:p>
          </table:table-cell>
          <table:table-cell office:value-type="float" office:value="68.886856" calcext:value-type="float">
            <text:p>68,886856</text:p>
          </table:table-cell>
          <table:table-cell office:value-type="float" office:value="945.299988" calcext:value-type="float">
            <text:p>945,299988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9.21875" calcext:value-type="float">
            <text:p>239,21875</text:p>
          </table:table-cell>
          <table:table-cell office:value-type="float" office:value="236.5" calcext:value-type="float">
            <text:p>236,5</text:p>
          </table:table-cell>
          <table:table-cell office:value-type="float" office:value="239.625" calcext:value-type="float">
            <text:p>239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0:29:44</text:p>
          </table:table-cell>
          <table:table-cell office:value-type="float" office:value="48.153833" calcext:value-type="float">
            <text:p>48,153833</text:p>
          </table:table-cell>
          <table:table-cell office:value-type="float" office:value="11.52841" calcext:value-type="float">
            <text:p>11,52841</text:p>
          </table:table-cell>
          <table:table-cell office:value-type="float" office:value="8.1075" calcext:value-type="float">
            <text:p>8,1075</text:p>
          </table:table-cell>
          <table:table-cell office:value-type="float" office:value="69.060806" calcext:value-type="float">
            <text:p>69,060806</text:p>
          </table:table-cell>
          <table:table-cell office:value-type="float" office:value="945.309998" calcext:value-type="float">
            <text:p>945,309998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6.78125" calcext:value-type="float">
            <text:p>236,78125</text:p>
          </table:table-cell>
          <table:table-cell office:value-type="float" office:value="240.28125" calcext:value-type="float">
            <text:p>240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0:39:45</text:p>
          </table:table-cell>
          <table:table-cell office:value-type="float" office:value="48.153948" calcext:value-type="float">
            <text:p>48,153948</text:p>
          </table:table-cell>
          <table:table-cell office:value-type="float" office:value="11.528303" calcext:value-type="float">
            <text:p>11,528303</text:p>
          </table:table-cell>
          <table:table-cell office:value-type="float" office:value="7.952621" calcext:value-type="float">
            <text:p>7,952621</text:p>
          </table:table-cell>
          <table:table-cell office:value-type="float" office:value="69.735252" calcext:value-type="float">
            <text:p>69,735252</text:p>
          </table:table-cell>
          <table:table-cell office:value-type="float" office:value="945.330017" calcext:value-type="float">
            <text:p>945,330017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7.03125" calcext:value-type="float">
            <text:p>237,0312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0:49:46</text:p>
          </table:table-cell>
          <table:table-cell office:value-type="float" office:value="48.153833" calcext:value-type="float">
            <text:p>48,153833</text:p>
          </table:table-cell>
          <table:table-cell office:value-type="float" office:value="11.527978" calcext:value-type="float">
            <text:p>11,527978</text:p>
          </table:table-cell>
          <table:table-cell office:value-type="float" office:value="7.800412" calcext:value-type="float">
            <text:p>7,800412</text:p>
          </table:table-cell>
          <table:table-cell office:value-type="float" office:value="70.028229" calcext:value-type="float">
            <text:p>70,028229</text:p>
          </table:table-cell>
          <table:table-cell office:value-type="float" office:value="945.650024" calcext:value-type="float">
            <text:p>945,650024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7" calcext:value-type="float">
            <text:p>237</text:p>
          </table:table-cell>
          <table:table-cell office:value-type="float" office:value="240.40625" calcext:value-type="float">
            <text:p>240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0:59:46</text:p>
          </table:table-cell>
          <table:table-cell office:value-type="float" office:value="48.153978" calcext:value-type="float">
            <text:p>48,153978</text:p>
          </table:table-cell>
          <table:table-cell office:value-type="float" office:value="11.527698" calcext:value-type="float">
            <text:p>11,527698</text:p>
          </table:table-cell>
          <table:table-cell office:value-type="float" office:value="7.685588" calcext:value-type="float">
            <text:p>7,685588</text:p>
          </table:table-cell>
          <table:table-cell office:value-type="float" office:value="70.023651" calcext:value-type="float">
            <text:p>70,023651</text:p>
          </table:table-cell>
          <table:table-cell office:value-type="float" office:value="945.309998" calcext:value-type="float">
            <text:p>945,309998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" calcext:value-type="float">
            <text:p>240</text:p>
          </table:table-cell>
          <table:table-cell office:value-type="float" office:value="237.09375" calcext:value-type="float">
            <text:p>237,0937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1:09:47</text:p>
          </table:table-cell>
          <table:table-cell office:value-type="float" office:value="48.154218" calcext:value-type="float">
            <text:p>48,154218</text:p>
          </table:table-cell>
          <table:table-cell office:value-type="float" office:value="11.527807" calcext:value-type="float">
            <text:p>11,527807</text:p>
          </table:table-cell>
          <table:table-cell office:value-type="float" office:value="7.629511" calcext:value-type="float">
            <text:p>7,629511</text:p>
          </table:table-cell>
          <table:table-cell office:value-type="float" office:value="70.362404" calcext:value-type="float">
            <text:p>70,362404</text:p>
          </table:table-cell>
          <table:table-cell office:value-type="float" office:value="945.049988" calcext:value-type="float">
            <text:p>945,049988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1.0625" calcext:value-type="float">
            <text:p>241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1:19:48</text:p>
          </table:table-cell>
          <table:table-cell office:value-type="float" office:value="48.154435" calcext:value-type="float">
            <text:p>48,154435</text:p>
          </table:table-cell>
          <table:table-cell office:value-type="float" office:value="11.52825" calcext:value-type="float">
            <text:p>11,52825</text:p>
          </table:table-cell>
          <table:table-cell office:value-type="float" office:value="7.557412" calcext:value-type="float">
            <text:p>7,557412</text:p>
          </table:table-cell>
          <table:table-cell office:value-type="float" office:value="70.83696" calcext:value-type="float">
            <text:p>70,83696</text:p>
          </table:table-cell>
          <table:table-cell office:value-type="float" office:value="945.169983" calcext:value-type="float">
            <text:p>945,169983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1:29:49</text:p>
          </table:table-cell>
          <table:table-cell office:value-type="float" office:value="48.154317" calcext:value-type="float">
            <text:p>48,154317</text:p>
          </table:table-cell>
          <table:table-cell office:value-type="float" office:value="11.52852" calcext:value-type="float">
            <text:p>11,52852</text:p>
          </table:table-cell>
          <table:table-cell office:value-type="float" office:value="7.474632" calcext:value-type="float">
            <text:p>7,474632</text:p>
          </table:table-cell>
          <table:table-cell office:value-type="float" office:value="71.589226" calcext:value-type="float">
            <text:p>71,589226</text:p>
          </table:table-cell>
          <table:table-cell office:value-type="float" office:value="945.26001" calcext:value-type="float">
            <text:p>945,26001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1:39:49</text:p>
          </table:table-cell>
          <table:table-cell office:value-type="float" office:value="48.154392" calcext:value-type="float">
            <text:p>48,154392</text:p>
          </table:table-cell>
          <table:table-cell office:value-type="float" office:value="11.528498" calcext:value-type="float">
            <text:p>11,528498</text:p>
          </table:table-cell>
          <table:table-cell office:value-type="float" office:value="7.431907" calcext:value-type="float">
            <text:p>7,431907</text:p>
          </table:table-cell>
          <table:table-cell office:value-type="float" office:value="72.050049" calcext:value-type="float">
            <text:p>72,050049</text:p>
          </table:table-cell>
          <table:table-cell office:value-type="float" office:value="945.440002" calcext:value-type="float">
            <text:p>945,440002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4375" calcext:value-type="float">
            <text:p>240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1:49:50</text:p>
          </table:table-cell>
          <table:table-cell office:value-type="float" office:value="48.154553" calcext:value-type="float">
            <text:p>48,154553</text:p>
          </table:table-cell>
          <table:table-cell office:value-type="float" office:value="11.52848" calcext:value-type="float">
            <text:p>11,52848</text:p>
          </table:table-cell>
          <table:table-cell office:value-type="float" office:value="7.46128" calcext:value-type="float">
            <text:p>7,46128</text:p>
          </table:table-cell>
          <table:table-cell office:value-type="float" office:value="71.625847" calcext:value-type="float">
            <text:p>71,625847</text:p>
          </table:table-cell>
          <table:table-cell office:value-type="float" office:value="945.590027" calcext:value-type="float">
            <text:p>945,590027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1.3125" calcext:value-type="float">
            <text:p>241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1:59:51</text:p>
          </table:table-cell>
          <table:table-cell office:value-type="float" office:value="48.154515" calcext:value-type="float">
            <text:p>48,154515</text:p>
          </table:table-cell>
          <table:table-cell office:value-type="float" office:value="11.528623" calcext:value-type="float">
            <text:p>11,528623</text:p>
          </table:table-cell>
          <table:table-cell office:value-type="float" office:value="7.418555" calcext:value-type="float">
            <text:p>7,418555</text:p>
          </table:table-cell>
          <table:table-cell office:value-type="float" office:value="71.450371" calcext:value-type="float">
            <text:p>71,450371</text:p>
          </table:table-cell>
          <table:table-cell office:value-type="float" office:value="945.789978" calcext:value-type="float">
            <text:p>945,789978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39.8125" calcext:value-type="float">
            <text:p>239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2:09:52</text:p>
          </table:table-cell>
          <table:table-cell office:value-type="float" office:value="48.154513" calcext:value-type="float">
            <text:p>48,154513</text:p>
          </table:table-cell>
          <table:table-cell office:value-type="float" office:value="11.528618" calcext:value-type="float">
            <text:p>11,528618</text:p>
          </table:table-cell>
          <table:table-cell office:value-type="float" office:value="7.389181" calcext:value-type="float">
            <text:p>7,389181</text:p>
          </table:table-cell>
          <table:table-cell office:value-type="float" office:value="71.538872" calcext:value-type="float">
            <text:p>71,538872</text:p>
          </table:table-cell>
          <table:table-cell office:value-type="float" office:value="945.650024" calcext:value-type="float">
            <text:p>945,650024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0.59375" calcext:value-type="float">
            <text:p>240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2:19:52</text:p>
          </table:table-cell>
          <table:table-cell office:value-type="float" office:value="48.154437" calcext:value-type="float">
            <text:p>48,154437</text:p>
          </table:table-cell>
          <table:table-cell office:value-type="float" office:value="11.528413" calcext:value-type="float">
            <text:p>11,528413</text:p>
          </table:table-cell>
          <table:table-cell office:value-type="float" office:value="7.319753" calcext:value-type="float">
            <text:p>7,319753</text:p>
          </table:table-cell>
          <table:table-cell office:value-type="float" office:value="71.395439" calcext:value-type="float">
            <text:p>71,395439</text:p>
          </table:table-cell>
          <table:table-cell office:value-type="float" office:value="945.469971" calcext:value-type="float">
            <text:p>945,469971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2:29:54</text:p>
          </table:table-cell>
          <table:table-cell office:value-type="float" office:value="48.154488" calcext:value-type="float">
            <text:p>48,154488</text:p>
          </table:table-cell>
          <table:table-cell office:value-type="float" office:value="11.52843" calcext:value-type="float">
            <text:p>11,52843</text:p>
          </table:table-cell>
          <table:table-cell office:value-type="float" office:value="7.293049" calcext:value-type="float">
            <text:p>7,293049</text:p>
          </table:table-cell>
          <table:table-cell office:value-type="float" office:value="70.696571" calcext:value-type="float">
            <text:p>70,696571</text:p>
          </table:table-cell>
          <table:table-cell office:value-type="float" office:value="945.190002" calcext:value-type="float">
            <text:p>945,190002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39.75" calcext:value-type="float">
            <text:p>239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2:39:54</text:p>
          </table:table-cell>
          <table:table-cell office:value-type="float" office:value="48.15449" calcext:value-type="float">
            <text:p>48,15449</text:p>
          </table:table-cell>
          <table:table-cell office:value-type="float" office:value="11.528732" calcext:value-type="float">
            <text:p>11,528732</text:p>
          </table:table-cell>
          <table:table-cell office:value-type="float" office:value="7.207599" calcext:value-type="float">
            <text:p>7,207599</text:p>
          </table:table-cell>
          <table:table-cell office:value-type="float" office:value="70.229645" calcext:value-type="float">
            <text:p>70,229645</text:p>
          </table:table-cell>
          <table:table-cell office:value-type="float" office:value="945.210022" calcext:value-type="float">
            <text:p>945,210022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2:49:55</text:p>
          </table:table-cell>
          <table:table-cell office:value-type="float" office:value="48.154513" calcext:value-type="float">
            <text:p>48,154513</text:p>
          </table:table-cell>
          <table:table-cell office:value-type="float" office:value="11.528482" calcext:value-type="float">
            <text:p>11,528482</text:p>
          </table:table-cell>
          <table:table-cell office:value-type="float" office:value="7.13817" calcext:value-type="float">
            <text:p>7,13817</text:p>
          </table:table-cell>
          <table:table-cell office:value-type="float" office:value="70.406654" calcext:value-type="float">
            <text:p>70,406654</text:p>
          </table:table-cell>
          <table:table-cell office:value-type="float" office:value="945.179993" calcext:value-type="float">
            <text:p>945,179993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39.90625" calcext:value-type="float">
            <text:p>239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2:59:56</text:p>
          </table:table-cell>
          <table:table-cell office:value-type="float" office:value="48.154493" calcext:value-type="float">
            <text:p>48,154493</text:p>
          </table:table-cell>
          <table:table-cell office:value-type="float" office:value="11.528767" calcext:value-type="float">
            <text:p>11,528767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71.433586" calcext:value-type="float">
            <text:p>71,433586</text:p>
          </table:table-cell>
          <table:table-cell office:value-type="float" office:value="945.51001" calcext:value-type="float">
            <text:p>945,51001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40.15625" calcext:value-type="float">
            <text:p>240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3:09:56</text:p>
          </table:table-cell>
          <table:table-cell office:value-type="float" office:value="48.154382" calcext:value-type="float">
            <text:p>48,154382</text:p>
          </table:table-cell>
          <table:table-cell office:value-type="float" office:value="11.528485" calcext:value-type="float">
            <text:p>11,528485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70.937668" calcext:value-type="float">
            <text:p>70,937668</text:p>
          </table:table-cell>
          <table:table-cell office:value-type="float" office:value="945.650024" calcext:value-type="float">
            <text:p>945,650024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3:19:57</text:p>
          </table:table-cell>
          <table:table-cell office:value-type="float" office:value="48.154202" calcext:value-type="float">
            <text:p>48,154202</text:p>
          </table:table-cell>
          <table:table-cell office:value-type="float" office:value="11.528492" calcext:value-type="float">
            <text:p>11,528492</text:p>
          </table:table-cell>
          <table:table-cell office:value-type="float" office:value="7.068742" calcext:value-type="float">
            <text:p>7,068742</text:p>
          </table:table-cell>
          <table:table-cell office:value-type="float" office:value="71.374077" calcext:value-type="float">
            <text:p>71,374077</text:p>
          </table:table-cell>
          <table:table-cell office:value-type="float" office:value="945.609985" calcext:value-type="float">
            <text:p>945,60998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3:29:58</text:p>
          </table:table-cell>
          <table:table-cell office:value-type="float" office:value="48.154502" calcext:value-type="float">
            <text:p>48,154502</text:p>
          </table:table-cell>
          <table:table-cell office:value-type="float" office:value="11.528407" calcext:value-type="float">
            <text:p>11,528407</text:p>
          </table:table-cell>
          <table:table-cell office:value-type="float" office:value="7.068742" calcext:value-type="float">
            <text:p>7,068742</text:p>
          </table:table-cell>
          <table:table-cell office:value-type="float" office:value="70.884262" calcext:value-type="float">
            <text:p>70,884262</text:p>
          </table:table-cell>
          <table:table-cell office:value-type="float" office:value="945.359985" calcext:value-type="float">
            <text:p>945,35998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15625" calcext:value-type="float">
            <text:p>240,1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3:39:58</text:p>
          </table:table-cell>
          <table:table-cell office:value-type="float" office:value="48.154792" calcext:value-type="float">
            <text:p>48,154792</text:p>
          </table:table-cell>
          <table:table-cell office:value-type="float" office:value="11.528518" calcext:value-type="float">
            <text:p>11,528518</text:p>
          </table:table-cell>
          <table:table-cell office:value-type="float" office:value="7.05272" calcext:value-type="float">
            <text:p>7,05272</text:p>
          </table:table-cell>
          <table:table-cell office:value-type="float" office:value="71.15892" calcext:value-type="float">
            <text:p>71,15892</text:p>
          </table:table-cell>
          <table:table-cell office:value-type="float" office:value="945.280029" calcext:value-type="float">
            <text:p>945,280029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65625" calcext:value-type="float">
            <text:p>240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8</text:p>
          </table:table-cell>
          <table:table-cell office:value-type="string" calcext:value-type="string">
            <text:p>23:49:59</text:p>
          </table:table-cell>
          <table:table-cell office:value-type="float" office:value="48.154625" calcext:value-type="float">
            <text:p>48,154625</text:p>
          </table:table-cell>
          <table:table-cell office:value-type="float" office:value="11.528305" calcext:value-type="float">
            <text:p>11,528305</text:p>
          </table:table-cell>
          <table:table-cell office:value-type="float" office:value="7.012665" calcext:value-type="float">
            <text:p>7,012665</text:p>
          </table:table-cell>
          <table:table-cell office:value-type="float" office:value="71.007858" calcext:value-type="float">
            <text:p>71,007858</text:p>
          </table:table-cell>
          <table:table-cell office:value-type="float" office:value="945.630005" calcext:value-type="float">
            <text:p>945,63000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39.9375" calcext:value-type="float">
            <text:p>239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0:00:00</text:p>
          </table:table-cell>
          <table:table-cell office:value-type="float" office:value="48.154625" calcext:value-type="float">
            <text:p>48,154625</text:p>
          </table:table-cell>
          <table:table-cell office:value-type="float" office:value="11.528408" calcext:value-type="float">
            <text:p>11,528408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71.012436" calcext:value-type="float">
            <text:p>71,012436</text:p>
          </table:table-cell>
          <table:table-cell office:value-type="float" office:value="945.580017" calcext:value-type="float">
            <text:p>945,580017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39.8125" calcext:value-type="float">
            <text:p>239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0:10:01</text:p>
          </table:table-cell>
          <table:table-cell office:value-type="float" office:value="48.154567" calcext:value-type="float">
            <text:p>48,154567</text:p>
          </table:table-cell>
          <table:table-cell office:value-type="float" office:value="11.528442" calcext:value-type="float">
            <text:p>11,528442</text:p>
          </table:table-cell>
          <table:table-cell office:value-type="float" office:value="7.012665" calcext:value-type="float">
            <text:p>7,012665</text:p>
          </table:table-cell>
          <table:table-cell office:value-type="float" office:value="70.911728" calcext:value-type="float">
            <text:p>70,911728</text:p>
          </table:table-cell>
          <table:table-cell office:value-type="float" office:value="945.52002" calcext:value-type="float">
            <text:p>945,52002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" calcext:value-type="float">
            <text:p>240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39.96875" calcext:value-type="float">
            <text:p>239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0:20:02</text:p>
          </table:table-cell>
          <table:table-cell office:value-type="float" office:value="48.154788" calcext:value-type="float">
            <text:p>48,154788</text:p>
          </table:table-cell>
          <table:table-cell office:value-type="float" office:value="11.528567" calcext:value-type="float">
            <text:p>11,528567</text:p>
          </table:table-cell>
          <table:table-cell office:value-type="float" office:value="6.96994" calcext:value-type="float">
            <text:p>6,96994</text:p>
          </table:table-cell>
          <table:table-cell office:value-type="float" office:value="70.814072" calcext:value-type="float">
            <text:p>70,814072</text:p>
          </table:table-cell>
          <table:table-cell office:value-type="float" office:value="945.640015" calcext:value-type="float">
            <text:p>945,64001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40.09375" calcext:value-type="float">
            <text:p>240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0:30:02</text:p>
          </table:table-cell>
          <table:table-cell office:value-type="float" office:value="48.154557" calcext:value-type="float">
            <text:p>48,154557</text:p>
          </table:table-cell>
          <table:table-cell office:value-type="float" office:value="11.528648" calcext:value-type="float">
            <text:p>11,528648</text:p>
          </table:table-cell>
          <table:table-cell office:value-type="float" office:value="6.956588" calcext:value-type="float">
            <text:p>6,956588</text:p>
          </table:table-cell>
          <table:table-cell office:value-type="float" office:value="70.714882" calcext:value-type="float">
            <text:p>70,714882</text:p>
          </table:table-cell>
          <table:table-cell office:value-type="float" office:value="945.5" calcext:value-type="float">
            <text:p>945,5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39.75" calcext:value-type="float">
            <text:p>239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0:40:03</text:p>
          </table:table-cell>
          <table:table-cell office:value-type="float" office:value="48.154528" calcext:value-type="float">
            <text:p>48,154528</text:p>
          </table:table-cell>
          <table:table-cell office:value-type="float" office:value="11.528663" calcext:value-type="float">
            <text:p>11,528663</text:p>
          </table:table-cell>
          <table:table-cell office:value-type="float" office:value="6.96994" calcext:value-type="float">
            <text:p>6,96994</text:p>
          </table:table-cell>
          <table:table-cell office:value-type="float" office:value="70.38987" calcext:value-type="float">
            <text:p>70,38987</text:p>
          </table:table-cell>
          <table:table-cell office:value-type="float" office:value="945.380005" calcext:value-type="float">
            <text:p>945,38000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0:50:04</text:p>
          </table:table-cell>
          <table:table-cell office:value-type="float" office:value="48.154368" calcext:value-type="float">
            <text:p>48,154368</text:p>
          </table:table-cell>
          <table:table-cell office:value-type="float" office:value="11.528517" calcext:value-type="float">
            <text:p>11,528517</text:p>
          </table:table-cell>
          <table:table-cell office:value-type="float" office:value="6.983291" calcext:value-type="float">
            <text:p>6,983291</text:p>
          </table:table-cell>
          <table:table-cell office:value-type="float" office:value="70.333412" calcext:value-type="float">
            <text:p>70,333412</text:p>
          </table:table-cell>
          <table:table-cell office:value-type="float" office:value="945.400024" calcext:value-type="float">
            <text:p>945,400024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1:00:05</text:p>
          </table:table-cell>
          <table:table-cell office:value-type="float" office:value="48.154312" calcext:value-type="float">
            <text:p>48,154312</text:p>
          </table:table-cell>
          <table:table-cell office:value-type="float" office:value="11.528477" calcext:value-type="float">
            <text:p>11,528477</text:p>
          </table:table-cell>
          <table:table-cell office:value-type="float" office:value="6.996643" calcext:value-type="float">
            <text:p>6,996643</text:p>
          </table:table-cell>
          <table:table-cell office:value-type="float" office:value="70.475319" calcext:value-type="float">
            <text:p>70,475319</text:p>
          </table:table-cell>
          <table:table-cell office:value-type="float" office:value="945.549988" calcext:value-type="float">
            <text:p>945,549988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39.90625" calcext:value-type="float">
            <text:p>239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1:10:06</text:p>
          </table:table-cell>
          <table:table-cell office:value-type="float" office:value="48.15432" calcext:value-type="float">
            <text:p>48,15432</text:p>
          </table:table-cell>
          <table:table-cell office:value-type="float" office:value="11.528615" calcext:value-type="float">
            <text:p>11,528615</text:p>
          </table:table-cell>
          <table:table-cell office:value-type="float" office:value="6.983291" calcext:value-type="float">
            <text:p>6,983291</text:p>
          </table:table-cell>
          <table:table-cell office:value-type="float" office:value="70.605019" calcext:value-type="float">
            <text:p>70,605019</text:p>
          </table:table-cell>
          <table:table-cell office:value-type="float" office:value="945.400024" calcext:value-type="float">
            <text:p>945,400024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40.34375" calcext:value-type="float">
            <text:p>24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1:20:06</text:p>
          </table:table-cell>
          <table:table-cell office:value-type="float" office:value="48.154398" calcext:value-type="float">
            <text:p>48,154398</text:p>
          </table:table-cell>
          <table:table-cell office:value-type="float" office:value="11.528457" calcext:value-type="float">
            <text:p>11,528457</text:p>
          </table:table-cell>
          <table:table-cell office:value-type="float" office:value="7.012665" calcext:value-type="float">
            <text:p>7,012665</text:p>
          </table:table-cell>
          <table:table-cell office:value-type="float" office:value="71.515984" calcext:value-type="float">
            <text:p>71,515984</text:p>
          </table:table-cell>
          <table:table-cell office:value-type="float" office:value="945.5" calcext:value-type="float">
            <text:p>945,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28125" calcext:value-type="float">
            <text:p>240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1:30:07</text:p>
          </table:table-cell>
          <table:table-cell office:value-type="float" office:value="48.154455" calcext:value-type="float">
            <text:p>48,154455</text:p>
          </table:table-cell>
          <table:table-cell office:value-type="float" office:value="11.528388" calcext:value-type="float">
            <text:p>11,528388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71.442741" calcext:value-type="float">
            <text:p>71,442741</text:p>
          </table:table-cell>
          <table:table-cell office:value-type="float" office:value="945.52002" calcext:value-type="float">
            <text:p>945,52002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25" calcext:value-type="float">
            <text:p>240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1:40:08</text:p>
          </table:table-cell>
          <table:table-cell office:value-type="float" office:value="48.154257" calcext:value-type="float">
            <text:p>48,154257</text:p>
          </table:table-cell>
          <table:table-cell office:value-type="float" office:value="11.528368" calcext:value-type="float">
            <text:p>11,528368</text:p>
          </table:table-cell>
          <table:table-cell office:value-type="float" office:value="7.082094" calcext:value-type="float">
            <text:p>7,082094</text:p>
          </table:table-cell>
          <table:table-cell office:value-type="float" office:value="72.005798" calcext:value-type="float">
            <text:p>72,005798</text:p>
          </table:table-cell>
          <table:table-cell office:value-type="float" office:value="945.539978" calcext:value-type="float">
            <text:p>945,539978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1:50:09</text:p>
          </table:table-cell>
          <table:table-cell office:value-type="float" office:value="48.154388" calcext:value-type="float">
            <text:p>48,154388</text:p>
          </table:table-cell>
          <table:table-cell office:value-type="float" office:value="11.528465" calcext:value-type="float">
            <text:p>11,528465</text:p>
          </table:table-cell>
          <table:table-cell office:value-type="float" office:value="7.095445" calcext:value-type="float">
            <text:p>7,095445</text:p>
          </table:table-cell>
          <table:table-cell office:value-type="float" office:value="72.390327" calcext:value-type="float">
            <text:p>72,390327</text:p>
          </table:table-cell>
          <table:table-cell office:value-type="float" office:value="945.460022" calcext:value-type="float">
            <text:p>945,460022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40625" calcext:value-type="float">
            <text:p>240,4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2:00:09</text:p>
          </table:table-cell>
          <table:table-cell office:value-type="float" office:value="48.154513" calcext:value-type="float">
            <text:p>48,154513</text:p>
          </table:table-cell>
          <table:table-cell office:value-type="float" office:value="11.527965" calcext:value-type="float">
            <text:p>11,527965</text:p>
          </table:table-cell>
          <table:table-cell office:value-type="float" office:value="7.05272" calcext:value-type="float">
            <text:p>7,05272</text:p>
          </table:table-cell>
          <table:table-cell office:value-type="float" office:value="72.509346" calcext:value-type="float">
            <text:p>72,509346</text:p>
          </table:table-cell>
          <table:table-cell office:value-type="float" office:value="945.359985" calcext:value-type="float">
            <text:p>945,35998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0.28125" calcext:value-type="float">
            <text:p>240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2:10:10</text:p>
          </table:table-cell>
          <table:table-cell office:value-type="float" office:value="48.154613" calcext:value-type="float">
            <text:p>48,154613</text:p>
          </table:table-cell>
          <table:table-cell office:value-type="float" office:value="11.527675" calcext:value-type="float">
            <text:p>11,527675</text:p>
          </table:table-cell>
          <table:table-cell office:value-type="float" office:value="7.068742" calcext:value-type="float">
            <text:p>7,068742</text:p>
          </table:table-cell>
          <table:table-cell office:value-type="float" office:value="72.719917" calcext:value-type="float">
            <text:p>72,719917</text:p>
          </table:table-cell>
          <table:table-cell office:value-type="float" office:value="945.179993" calcext:value-type="float">
            <text:p>945,179993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7" calcext:value-type="float">
            <text:p>237</text:p>
          </table:table-cell>
          <table:table-cell office:value-type="float" office:value="239.90625" calcext:value-type="float">
            <text:p>239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2:20:11</text:p>
          </table:table-cell>
          <table:table-cell office:value-type="float" office:value="48.154332" calcext:value-type="float">
            <text:p>48,154332</text:p>
          </table:table-cell>
          <table:table-cell office:value-type="float" office:value="11.527423" calcext:value-type="float">
            <text:p>11,527423</text:p>
          </table:table-cell>
          <table:table-cell office:value-type="float" office:value="6.96994" calcext:value-type="float">
            <text:p>6,96994</text:p>
          </table:table-cell>
          <table:table-cell office:value-type="float" office:value="71.90509" calcext:value-type="float">
            <text:p>71,90509</text:p>
          </table:table-cell>
          <table:table-cell office:value-type="float" office:value="944.98999" calcext:value-type="float">
            <text:p>944,98999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39.59375" calcext:value-type="float">
            <text:p>239,5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2:30:12</text:p>
          </table:table-cell>
          <table:table-cell office:value-type="float" office:value="48.15421" calcext:value-type="float">
            <text:p>48,15421</text:p>
          </table:table-cell>
          <table:table-cell office:value-type="float" office:value="11.526983" calcext:value-type="float">
            <text:p>11,526983</text:p>
          </table:table-cell>
          <table:table-cell office:value-type="float" office:value="6.857786" calcext:value-type="float">
            <text:p>6,857786</text:p>
          </table:table-cell>
          <table:table-cell office:value-type="float" office:value="71.770813" calcext:value-type="float">
            <text:p>71,770813</text:p>
          </table:table-cell>
          <table:table-cell office:value-type="float" office:value="945.140015" calcext:value-type="float">
            <text:p>945,14001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6.9375" calcext:value-type="float">
            <text:p>236,9375</text:p>
          </table:table-cell>
          <table:table-cell office:value-type="float" office:value="239.71875" calcext:value-type="float">
            <text:p>239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2:40:11</text:p>
          </table:table-cell>
          <table:table-cell office:value-type="float" office:value="48.153802" calcext:value-type="float">
            <text:p>48,153802</text:p>
          </table:table-cell>
          <table:table-cell office:value-type="float" office:value="11.526345" calcext:value-type="float">
            <text:p>11,526345</text:p>
          </table:table-cell>
          <table:table-cell office:value-type="float" office:value="6.775006" calcext:value-type="float">
            <text:p>6,775006</text:p>
          </table:table-cell>
          <table:table-cell office:value-type="float" office:value="71.798279" calcext:value-type="float">
            <text:p>71,798279</text:p>
          </table:table-cell>
          <table:table-cell office:value-type="float" office:value="944.919983" calcext:value-type="float">
            <text:p>944,919983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7.03125" calcext:value-type="float">
            <text:p>237,03125</text:p>
          </table:table-cell>
          <table:table-cell office:value-type="float" office:value="239.6875" calcext:value-type="float">
            <text:p>239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2:50:13</text:p>
          </table:table-cell>
          <table:table-cell office:value-type="float" office:value="48.15333" calcext:value-type="float">
            <text:p>48,15333</text:p>
          </table:table-cell>
          <table:table-cell office:value-type="float" office:value="11.525642" calcext:value-type="float">
            <text:p>11,525642</text:p>
          </table:table-cell>
          <table:table-cell office:value-type="float" office:value="6.662852" calcext:value-type="float">
            <text:p>6,662852</text:p>
          </table:table-cell>
          <table:table-cell office:value-type="float" office:value="72.100403" calcext:value-type="float">
            <text:p>72,100403</text:p>
          </table:table-cell>
          <table:table-cell office:value-type="float" office:value="945.140015" calcext:value-type="float">
            <text:p>945,14001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125" calcext:value-type="float">
            <text:p>237,125</text:p>
          </table:table-cell>
          <table:table-cell office:value-type="float" office:value="239.9375" calcext:value-type="float">
            <text:p>239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3:00:14</text:p>
          </table:table-cell>
          <table:table-cell office:value-type="float" office:value="48.154323" calcext:value-type="float">
            <text:p>48,154323</text:p>
          </table:table-cell>
          <table:table-cell office:value-type="float" office:value="11.528313" calcext:value-type="float">
            <text:p>11,528313</text:p>
          </table:table-cell>
          <table:table-cell office:value-type="float" office:value="6.588083" calcext:value-type="float">
            <text:p>6,588083</text:p>
          </table:table-cell>
          <table:table-cell office:value-type="float" office:value="71.784546" calcext:value-type="float">
            <text:p>71,784546</text:p>
          </table:table-cell>
          <table:table-cell office:value-type="float" office:value="945.150024" calcext:value-type="float">
            <text:p>945,150024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0.09375" calcext:value-type="float">
            <text:p>240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3:10:15</text:p>
          </table:table-cell>
          <table:table-cell office:value-type="float" office:value="48.15446" calcext:value-type="float">
            <text:p>48,15446</text:p>
          </table:table-cell>
          <table:table-cell office:value-type="float" office:value="11.528222" calcext:value-type="float">
            <text:p>11,528222</text:p>
          </table:table-cell>
          <table:table-cell office:value-type="float" office:value="6.532006" calcext:value-type="float">
            <text:p>6,532006</text:p>
          </table:table-cell>
          <table:table-cell office:value-type="float" office:value="72.558174" calcext:value-type="float">
            <text:p>72,558174</text:p>
          </table:table-cell>
          <table:table-cell office:value-type="float" office:value="945.27002" calcext:value-type="float">
            <text:p>945,27002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25" calcext:value-type="float">
            <text:p>240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3:20:16</text:p>
          </table:table-cell>
          <table:table-cell office:value-type="float" office:value="48.154448" calcext:value-type="float">
            <text:p>48,154448</text:p>
          </table:table-cell>
          <table:table-cell office:value-type="float" office:value="11.528363" calcext:value-type="float">
            <text:p>11,528363</text:p>
          </table:table-cell>
          <table:table-cell office:value-type="float" office:value="6.491951" calcext:value-type="float">
            <text:p>6,491951</text:p>
          </table:table-cell>
          <table:table-cell office:value-type="float" office:value="72.700081" calcext:value-type="float">
            <text:p>72,700081</text:p>
          </table:table-cell>
          <table:table-cell office:value-type="float" office:value="945.200012" calcext:value-type="float">
            <text:p>945,200012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3:30:16</text:p>
          </table:table-cell>
          <table:table-cell office:value-type="float" office:value="48.154443" calcext:value-type="float">
            <text:p>48,154443</text:p>
          </table:table-cell>
          <table:table-cell office:value-type="float" office:value="11.528418" calcext:value-type="float">
            <text:p>11,528418</text:p>
          </table:table-cell>
          <table:table-cell office:value-type="float" office:value="6.505302" calcext:value-type="float">
            <text:p>6,505302</text:p>
          </table:table-cell>
          <table:table-cell office:value-type="float" office:value="72.722969" calcext:value-type="float">
            <text:p>72,722969</text:p>
          </table:table-cell>
          <table:table-cell office:value-type="float" office:value="945.349976" calcext:value-type="float">
            <text:p>945,349976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0.1875" calcext:value-type="float">
            <text:p>240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3:40:17</text:p>
          </table:table-cell>
          <table:table-cell office:value-type="float" office:value="48.154433" calcext:value-type="float">
            <text:p>48,154433</text:p>
          </table:table-cell>
          <table:table-cell office:value-type="float" office:value="11.528392" calcext:value-type="float">
            <text:p>11,528392</text:p>
          </table:table-cell>
          <table:table-cell office:value-type="float" office:value="6.491951" calcext:value-type="float">
            <text:p>6,491951</text:p>
          </table:table-cell>
          <table:table-cell office:value-type="float" office:value="72.838943" calcext:value-type="float">
            <text:p>72,838943</text:p>
          </table:table-cell>
          <table:table-cell office:value-type="float" office:value="945.030029" calcext:value-type="float">
            <text:p>945,030029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3:50:18</text:p>
          </table:table-cell>
          <table:table-cell office:value-type="float" office:value="48.154402" calcext:value-type="float">
            <text:p>48,154402</text:p>
          </table:table-cell>
          <table:table-cell office:value-type="float" office:value="11.528457" calcext:value-type="float">
            <text:p>11,528457</text:p>
          </table:table-cell>
          <table:table-cell office:value-type="float" office:value="6.518654" calcext:value-type="float">
            <text:p>6,518654</text:p>
          </table:table-cell>
          <table:table-cell office:value-type="float" office:value="72.471199" calcext:value-type="float">
            <text:p>72,471199</text:p>
          </table:table-cell>
          <table:table-cell office:value-type="float" office:value="945.359985" calcext:value-type="float">
            <text:p>945,35998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4:00:19</text:p>
          </table:table-cell>
          <table:table-cell office:value-type="float" office:value="48.154373" calcext:value-type="float">
            <text:p>48,154373</text:p>
          </table:table-cell>
          <table:table-cell office:value-type="float" office:value="11.52831" calcext:value-type="float">
            <text:p>11,52831</text:p>
          </table:table-cell>
          <table:table-cell office:value-type="float" office:value="6.518654" calcext:value-type="float">
            <text:p>6,518654</text:p>
          </table:table-cell>
          <table:table-cell office:value-type="float" office:value="72.874039" calcext:value-type="float">
            <text:p>72,874039</text:p>
          </table:table-cell>
          <table:table-cell office:value-type="float" office:value="945.429993" calcext:value-type="float">
            <text:p>945,429993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34375" calcext:value-type="float">
            <text:p>24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4:10:19</text:p>
          </table:table-cell>
          <table:table-cell office:value-type="float" office:value="48.154282" calcext:value-type="float">
            <text:p>48,154282</text:p>
          </table:table-cell>
          <table:table-cell office:value-type="float" office:value="11.52854" calcext:value-type="float">
            <text:p>11,52854</text:p>
          </table:table-cell>
          <table:table-cell office:value-type="float" office:value="6.561379" calcext:value-type="float">
            <text:p>6,561379</text:p>
          </table:table-cell>
          <table:table-cell office:value-type="float" office:value="72.933548" calcext:value-type="float">
            <text:p>72,933548</text:p>
          </table:table-cell>
          <table:table-cell office:value-type="float" office:value="945.590027" calcext:value-type="float">
            <text:p>945,590027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65625" calcext:value-type="float">
            <text:p>240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4:20:20</text:p>
          </table:table-cell>
          <table:table-cell office:value-type="float" office:value="48.154223" calcext:value-type="float">
            <text:p>48,154223</text:p>
          </table:table-cell>
          <table:table-cell office:value-type="float" office:value="11.528713" calcext:value-type="float">
            <text:p>11,528713</text:p>
          </table:table-cell>
          <table:table-cell office:value-type="float" office:value="6.604105" calcext:value-type="float">
            <text:p>6,604105</text:p>
          </table:table-cell>
          <table:table-cell office:value-type="float" office:value="73.780426" calcext:value-type="float">
            <text:p>73,780426</text:p>
          </table:table-cell>
          <table:table-cell office:value-type="float" office:value="945.650024" calcext:value-type="float">
            <text:p>945,650024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4:30:21</text:p>
          </table:table-cell>
          <table:table-cell office:value-type="float" office:value="48.154195" calcext:value-type="float">
            <text:p>48,154195</text:p>
          </table:table-cell>
          <table:table-cell office:value-type="float" office:value="11.528588" calcext:value-type="float">
            <text:p>11,528588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73.50576" calcext:value-type="float">
            <text:p>73,50576</text:p>
          </table:table-cell>
          <table:table-cell office:value-type="float" office:value="945.840027" calcext:value-type="float">
            <text:p>945,840027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0.625" calcext:value-type="float">
            <text:p>240,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4:40:22</text:p>
          </table:table-cell>
          <table:table-cell office:value-type="float" office:value="48.153868" calcext:value-type="float">
            <text:p>48,153868</text:p>
          </table:table-cell>
          <table:table-cell office:value-type="float" office:value="11.52855" calcext:value-type="float">
            <text:p>11,52855</text:p>
          </table:table-cell>
          <table:table-cell office:value-type="float" office:value="6.676204" calcext:value-type="float">
            <text:p>6,676204</text:p>
          </table:table-cell>
          <table:table-cell office:value-type="float" office:value="73.905548" calcext:value-type="float">
            <text:p>73,905548</text:p>
          </table:table-cell>
          <table:table-cell office:value-type="float" office:value="945.880005" calcext:value-type="float">
            <text:p>945,88000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4:50:21</text:p>
          </table:table-cell>
          <table:table-cell office:value-type="float" office:value="48.15427" calcext:value-type="float">
            <text:p>48,15427</text:p>
          </table:table-cell>
          <table:table-cell office:value-type="float" office:value="11.528388" calcext:value-type="float">
            <text:p>11,528388</text:p>
          </table:table-cell>
          <table:table-cell office:value-type="float" office:value="6.689555" calcext:value-type="float">
            <text:p>6,689555</text:p>
          </table:table-cell>
          <table:table-cell office:value-type="float" office:value="73.795685" calcext:value-type="float">
            <text:p>73,795685</text:p>
          </table:table-cell>
          <table:table-cell office:value-type="float" office:value="945.799988" calcext:value-type="float">
            <text:p>945,799988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1.25" calcext:value-type="float">
            <text:p>241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5:00:23</text:p>
          </table:table-cell>
          <table:table-cell office:value-type="float" office:value="48.154363" calcext:value-type="float">
            <text:p>48,154363</text:p>
          </table:table-cell>
          <table:table-cell office:value-type="float" office:value="11.528527" calcext:value-type="float">
            <text:p>11,528527</text:p>
          </table:table-cell>
          <table:table-cell office:value-type="float" office:value="6.662852" calcext:value-type="float">
            <text:p>6,662852</text:p>
          </table:table-cell>
          <table:table-cell office:value-type="float" office:value="73.543907" calcext:value-type="float">
            <text:p>73,543907</text:p>
          </table:table-cell>
          <table:table-cell office:value-type="float" office:value="946.130005" calcext:value-type="float">
            <text:p>946,13000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40.5625" calcext:value-type="float">
            <text:p>240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5:10:24</text:p>
          </table:table-cell>
          <table:table-cell office:value-type="float" office:value="48.154367" calcext:value-type="float">
            <text:p>48,154367</text:p>
          </table:table-cell>
          <table:table-cell office:value-type="float" office:value="11.528512" calcext:value-type="float">
            <text:p>11,528512</text:p>
          </table:table-cell>
          <table:table-cell office:value-type="float" office:value="6.604105" calcext:value-type="float">
            <text:p>6,604105</text:p>
          </table:table-cell>
          <table:table-cell office:value-type="float" office:value="72.924393" calcext:value-type="float">
            <text:p>72,924393</text:p>
          </table:table-cell>
          <table:table-cell office:value-type="float" office:value="946.320007" calcext:value-type="float">
            <text:p>946,320007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34375" calcext:value-type="float">
            <text:p>24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5:20:25</text:p>
          </table:table-cell>
          <table:table-cell office:value-type="float" office:value="48.154257" calcext:value-type="float">
            <text:p>48,154257</text:p>
          </table:table-cell>
          <table:table-cell office:value-type="float" office:value="11.52882" calcext:value-type="float">
            <text:p>11,52882</text:p>
          </table:table-cell>
          <table:table-cell office:value-type="float" office:value="6.604105" calcext:value-type="float">
            <text:p>6,604105</text:p>
          </table:table-cell>
          <table:table-cell office:value-type="float" office:value="72.578011" calcext:value-type="float">
            <text:p>72,578011</text:p>
          </table:table-cell>
          <table:table-cell office:value-type="float" office:value="946.469971" calcext:value-type="float">
            <text:p>946,469971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5" calcext:value-type="float">
            <text:p>240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5:30:26</text:p>
          </table:table-cell>
          <table:table-cell office:value-type="float" office:value="48.154223" calcext:value-type="float">
            <text:p>48,154223</text:p>
          </table:table-cell>
          <table:table-cell office:value-type="float" office:value="11.528663" calcext:value-type="float">
            <text:p>11,528663</text:p>
          </table:table-cell>
          <table:table-cell office:value-type="float" office:value="6.574731" calcext:value-type="float">
            <text:p>6,574731</text:p>
          </table:table-cell>
          <table:table-cell office:value-type="float" office:value="72.257576" calcext:value-type="float">
            <text:p>72,257576</text:p>
          </table:table-cell>
          <table:table-cell office:value-type="float" office:value="946.820007" calcext:value-type="float">
            <text:p>946,820007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5:40:27</text:p>
          </table:table-cell>
          <table:table-cell office:value-type="float" office:value="48.154265" calcext:value-type="float">
            <text:p>48,154265</text:p>
          </table:table-cell>
          <table:table-cell office:value-type="float" office:value="11.528378" calcext:value-type="float">
            <text:p>11,528378</text:p>
          </table:table-cell>
          <table:table-cell office:value-type="float" office:value="6.548028" calcext:value-type="float">
            <text:p>6,548028</text:p>
          </table:table-cell>
          <table:table-cell office:value-type="float" office:value="71.976807" calcext:value-type="float">
            <text:p>71,976807</text:p>
          </table:table-cell>
          <table:table-cell office:value-type="float" office:value="946.969971" calcext:value-type="float">
            <text:p>946,969971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40.28125" calcext:value-type="float">
            <text:p>240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5:50:27</text:p>
          </table:table-cell>
          <table:table-cell office:value-type="float" office:value="48.154258" calcext:value-type="float">
            <text:p>48,154258</text:p>
          </table:table-cell>
          <table:table-cell office:value-type="float" office:value="11.528488" calcext:value-type="float">
            <text:p>11,528488</text:p>
          </table:table-cell>
          <table:table-cell office:value-type="float" office:value="6.491951" calcext:value-type="float">
            <text:p>6,491951</text:p>
          </table:table-cell>
          <table:table-cell office:value-type="float" office:value="72.100403" calcext:value-type="float">
            <text:p>72,100403</text:p>
          </table:table-cell>
          <table:table-cell office:value-type="float" office:value="947.380005" calcext:value-type="float">
            <text:p>947,38000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0.9375" calcext:value-type="float">
            <text:p>240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6:00:28</text:p>
          </table:table-cell>
          <table:table-cell office:value-type="float" office:value="48.154448" calcext:value-type="float">
            <text:p>48,154448</text:p>
          </table:table-cell>
          <table:table-cell office:value-type="float" office:value="11.528475" calcext:value-type="float">
            <text:p>11,528475</text:p>
          </table:table-cell>
          <table:table-cell office:value-type="float" office:value="6.462577" calcext:value-type="float">
            <text:p>6,462577</text:p>
          </table:table-cell>
          <table:table-cell office:value-type="float" office:value="72.014954" calcext:value-type="float">
            <text:p>72,014954</text:p>
          </table:table-cell>
          <table:table-cell office:value-type="float" office:value="947.330017" calcext:value-type="float">
            <text:p>947,330017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90625" calcext:value-type="float">
            <text:p>240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6:10:29</text:p>
          </table:table-cell>
          <table:table-cell office:value-type="float" office:value="48.154425" calcext:value-type="float">
            <text:p>48,154425</text:p>
          </table:table-cell>
          <table:table-cell office:value-type="float" office:value="11.528483" calcext:value-type="float">
            <text:p>11,528483</text:p>
          </table:table-cell>
          <table:table-cell office:value-type="float" office:value="6.449225" calcext:value-type="float">
            <text:p>6,449225</text:p>
          </table:table-cell>
          <table:table-cell office:value-type="float" office:value="71.859314" calcext:value-type="float">
            <text:p>71,859314</text:p>
          </table:table-cell>
          <table:table-cell office:value-type="float" office:value="947.219971" calcext:value-type="float">
            <text:p>947,219971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1.0625" calcext:value-type="float">
            <text:p>241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6:20:30</text:p>
          </table:table-cell>
          <table:table-cell office:value-type="float" office:value="48.154377" calcext:value-type="float">
            <text:p>48,154377</text:p>
          </table:table-cell>
          <table:table-cell office:value-type="float" office:value="11.528477" calcext:value-type="float">
            <text:p>11,528477</text:p>
          </table:table-cell>
          <table:table-cell office:value-type="float" office:value="6.379797" calcext:value-type="float">
            <text:p>6,379797</text:p>
          </table:table-cell>
          <table:table-cell office:value-type="float" office:value="71.543449" calcext:value-type="float">
            <text:p>71,543449</text:p>
          </table:table-cell>
          <table:table-cell office:value-type="float" office:value="947.460022" calcext:value-type="float">
            <text:p>947,460022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28125" calcext:value-type="float">
            <text:p>237,28125</text:p>
          </table:table-cell>
          <table:table-cell office:value-type="float" office:value="240.875" calcext:value-type="float">
            <text:p>240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6:30:31</text:p>
          </table:table-cell>
          <table:table-cell office:value-type="float" office:value="48.154452" calcext:value-type="float">
            <text:p>48,154452</text:p>
          </table:table-cell>
          <table:table-cell office:value-type="float" office:value="11.528343" calcext:value-type="float">
            <text:p>11,528343</text:p>
          </table:table-cell>
          <table:table-cell office:value-type="float" office:value="6.294346" calcext:value-type="float">
            <text:p>6,294346</text:p>
          </table:table-cell>
          <table:table-cell office:value-type="float" office:value="71.442741" calcext:value-type="float">
            <text:p>71,442741</text:p>
          </table:table-cell>
          <table:table-cell office:value-type="float" office:value="947.700012" calcext:value-type="float">
            <text:p>947,700012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1.125" calcext:value-type="float">
            <text:p>241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6:40:31</text:p>
          </table:table-cell>
          <table:table-cell office:value-type="float" office:value="48.154535" calcext:value-type="float">
            <text:p>48,154535</text:p>
          </table:table-cell>
          <table:table-cell office:value-type="float" office:value="11.528335" calcext:value-type="float">
            <text:p>11,528335</text:p>
          </table:table-cell>
          <table:table-cell office:value-type="float" office:value="6.23827" calcext:value-type="float">
            <text:p>6,23827</text:p>
          </table:table-cell>
          <table:table-cell office:value-type="float" office:value="71.21843" calcext:value-type="float">
            <text:p>71,21843</text:p>
          </table:table-cell>
          <table:table-cell office:value-type="float" office:value="947.859985" calcext:value-type="float">
            <text:p>947,85998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21875" calcext:value-type="float">
            <text:p>237,21875</text:p>
          </table:table-cell>
          <table:table-cell office:value-type="float" office:value="241.25" calcext:value-type="float">
            <text:p>241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6:50:32</text:p>
          </table:table-cell>
          <table:table-cell office:value-type="float" office:value="48.15443" calcext:value-type="float">
            <text:p>48,15443</text:p>
          </table:table-cell>
          <table:table-cell office:value-type="float" office:value="11.528623" calcext:value-type="float">
            <text:p>11,528623</text:p>
          </table:table-cell>
          <table:table-cell office:value-type="float" office:value="6.155489" calcext:value-type="float">
            <text:p>6,155489</text:p>
          </table:table-cell>
          <table:table-cell office:value-type="float" office:value="71.113144" calcext:value-type="float">
            <text:p>71,113144</text:p>
          </table:table-cell>
          <table:table-cell office:value-type="float" office:value="948.390015" calcext:value-type="float">
            <text:p>948,39001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7:00:33</text:p>
          </table:table-cell>
          <table:table-cell office:value-type="float" office:value="48.154453" calcext:value-type="float">
            <text:p>48,154453</text:p>
          </table:table-cell>
          <table:table-cell office:value-type="float" office:value="11.528692" calcext:value-type="float">
            <text:p>11,528692</text:p>
          </table:table-cell>
          <table:table-cell office:value-type="float" office:value="6.112764" calcext:value-type="float">
            <text:p>6,112764</text:p>
          </table:table-cell>
          <table:table-cell office:value-type="float" office:value="71.039902" calcext:value-type="float">
            <text:p>71,039902</text:p>
          </table:table-cell>
          <table:table-cell office:value-type="float" office:value="948.570007" calcext:value-type="float">
            <text:p>948,570007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37.3125" calcext:value-type="float">
            <text:p>237,3125</text:p>
          </table:table-cell>
          <table:table-cell office:value-type="float" office:value="241.6875" calcext:value-type="float">
            <text:p>241,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7:10:34</text:p>
          </table:table-cell>
          <table:table-cell office:value-type="float" office:value="48.15449" calcext:value-type="float">
            <text:p>48,15449</text:p>
          </table:table-cell>
          <table:table-cell office:value-type="float" office:value="11.528652" calcext:value-type="float">
            <text:p>11,528652</text:p>
          </table:table-cell>
          <table:table-cell office:value-type="float" office:value="6.126116" calcext:value-type="float">
            <text:p>6,126116</text:p>
          </table:table-cell>
          <table:table-cell office:value-type="float" office:value="71.090256" calcext:value-type="float">
            <text:p>71,090256</text:p>
          </table:table-cell>
          <table:table-cell office:value-type="float" office:value="948.76001" calcext:value-type="float">
            <text:p>948,76001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1.8125" calcext:value-type="float">
            <text:p>241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7:20:35</text:p>
          </table:table-cell>
          <table:table-cell office:value-type="float" office:value="48.154557" calcext:value-type="float">
            <text:p>48,154557</text:p>
          </table:table-cell>
          <table:table-cell office:value-type="float" office:value="11.528633" calcext:value-type="float">
            <text:p>11,528633</text:p>
          </table:table-cell>
          <table:table-cell office:value-type="float" office:value="6.155489" calcext:value-type="float">
            <text:p>6,155489</text:p>
          </table:table-cell>
          <table:table-cell office:value-type="float" office:value="70.704201" calcext:value-type="float">
            <text:p>70,704201</text:p>
          </table:table-cell>
          <table:table-cell office:value-type="float" office:value="948.950012" calcext:value-type="float">
            <text:p>948,950012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7:30:36</text:p>
          </table:table-cell>
          <table:table-cell office:value-type="float" office:value="48.154505" calcext:value-type="float">
            <text:p>48,154505</text:p>
          </table:table-cell>
          <table:table-cell office:value-type="float" office:value="11.52864" calcext:value-type="float">
            <text:p>11,52864</text:p>
          </table:table-cell>
          <table:table-cell office:value-type="float" office:value="6.168841" calcext:value-type="float">
            <text:p>6,168841</text:p>
          </table:table-cell>
          <table:table-cell office:value-type="float" office:value="70.392921" calcext:value-type="float">
            <text:p>70,392921</text:p>
          </table:table-cell>
          <table:table-cell office:value-type="float" office:value="949.219971" calcext:value-type="float">
            <text:p>949,219971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53125" calcext:value-type="float">
            <text:p>237,53125</text:p>
          </table:table-cell>
          <table:table-cell office:value-type="float" office:value="242.125" calcext:value-type="float">
            <text:p>242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7:40:36</text:p>
          </table:table-cell>
          <table:table-cell office:value-type="float" office:value="48.154452" calcext:value-type="float">
            <text:p>48,154452</text:p>
          </table:table-cell>
          <table:table-cell office:value-type="float" office:value="11.528482" calcext:value-type="float">
            <text:p>11,528482</text:p>
          </table:table-cell>
          <table:table-cell office:value-type="float" office:value="6.182193" calcext:value-type="float">
            <text:p>6,182193</text:p>
          </table:table-cell>
          <table:table-cell office:value-type="float" office:value="69.578087" calcext:value-type="float">
            <text:p>69,578087</text:p>
          </table:table-cell>
          <table:table-cell office:value-type="float" office:value="949.380005" calcext:value-type="float">
            <text:p>949,38000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41.4375" calcext:value-type="float">
            <text:p>241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7:50:37</text:p>
          </table:table-cell>
          <table:table-cell office:value-type="float" office:value="48.154362" calcext:value-type="float">
            <text:p>48,154362</text:p>
          </table:table-cell>
          <table:table-cell office:value-type="float" office:value="11.5284" calcext:value-type="float">
            <text:p>11,5284</text:p>
          </table:table-cell>
          <table:table-cell office:value-type="float" office:value="6.224918" calcext:value-type="float">
            <text:p>6,224918</text:p>
          </table:table-cell>
          <table:table-cell office:value-type="float" office:value="68.398567" calcext:value-type="float">
            <text:p>68,398567</text:p>
          </table:table-cell>
          <table:table-cell office:value-type="float" office:value="949.599976" calcext:value-type="float">
            <text:p>949,599976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.8125" calcext:value-type="float">
            <text:p>240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8:00:31</text:p>
          </table:table-cell>
          <table:table-cell office:value-type="float" office:value="48.154345" calcext:value-type="float">
            <text:p>48,154345</text:p>
          </table:table-cell>
          <table:table-cell office:value-type="float" office:value="11.52832" calcext:value-type="float">
            <text:p>11,52832</text:p>
          </table:table-cell>
          <table:table-cell office:value-type="float" office:value="6.23827" calcext:value-type="float">
            <text:p>6,23827</text:p>
          </table:table-cell>
          <table:table-cell office:value-type="float" office:value="67.829407" calcext:value-type="float">
            <text:p>67,829407</text:p>
          </table:table-cell>
          <table:table-cell office:value-type="float" office:value="949.859985" calcext:value-type="float">
            <text:p>949,85998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.46875" calcext:value-type="float">
            <text:p>240,4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8:10:39</text:p>
          </table:table-cell>
          <table:table-cell office:value-type="float" office:value="48.154403" calcext:value-type="float">
            <text:p>48,154403</text:p>
          </table:table-cell>
          <table:table-cell office:value-type="float" office:value="11.528345" calcext:value-type="float">
            <text:p>11,528345</text:p>
          </table:table-cell>
          <table:table-cell office:value-type="float" office:value="6.350423" calcext:value-type="float">
            <text:p>6,350423</text:p>
          </table:table-cell>
          <table:table-cell office:value-type="float" office:value="66.123444" calcext:value-type="float">
            <text:p>66,123444</text:p>
          </table:table-cell>
          <table:table-cell office:value-type="float" office:value="950.309998" calcext:value-type="float">
            <text:p>950,309998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40.03125" calcext:value-type="float">
            <text:p>240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8:20:39</text:p>
          </table:table-cell>
          <table:table-cell office:value-type="float" office:value="48.154508" calcext:value-type="float">
            <text:p>48,154508</text:p>
          </table:table-cell>
          <table:table-cell office:value-type="float" office:value="11.528508" calcext:value-type="float">
            <text:p>11,528508</text:p>
          </table:table-cell>
          <table:table-cell office:value-type="float" office:value="6.449225" calcext:value-type="float">
            <text:p>6,449225</text:p>
          </table:table-cell>
          <table:table-cell office:value-type="float" office:value="66.236359" calcext:value-type="float">
            <text:p>66,236359</text:p>
          </table:table-cell>
          <table:table-cell office:value-type="float" office:value="950.340027" calcext:value-type="float">
            <text:p>950,340027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59375" calcext:value-type="float">
            <text:p>237,59375</text:p>
          </table:table-cell>
          <table:table-cell office:value-type="float" office:value="240.96875" calcext:value-type="float">
            <text:p>240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8:30:40</text:p>
          </table:table-cell>
          <table:table-cell office:value-type="float" office:value="48.15444" calcext:value-type="float">
            <text:p>48,15444</text:p>
          </table:table-cell>
          <table:table-cell office:value-type="float" office:value="11.528572" calcext:value-type="float">
            <text:p>11,528572</text:p>
          </table:table-cell>
          <table:table-cell office:value-type="float" office:value="6.718929" calcext:value-type="float">
            <text:p>6,718929</text:p>
          </table:table-cell>
          <table:table-cell office:value-type="float" office:value="65.926605" calcext:value-type="float">
            <text:p>65,926605</text:p>
          </table:table-cell>
          <table:table-cell office:value-type="float" office:value="950.72998" calcext:value-type="float">
            <text:p>950,72998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40.90625" calcext:value-type="float">
            <text:p>240,9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8:40:41</text:p>
          </table:table-cell>
          <table:table-cell office:value-type="float" office:value="48.154463" calcext:value-type="float">
            <text:p>48,154463</text:p>
          </table:table-cell>
          <table:table-cell office:value-type="float" office:value="11.528572" calcext:value-type="float">
            <text:p>11,528572</text:p>
          </table:table-cell>
          <table:table-cell office:value-type="float" office:value="6.815061" calcext:value-type="float">
            <text:p>6,815061</text:p>
          </table:table-cell>
          <table:table-cell office:value-type="float" office:value="61.550316" calcext:value-type="float">
            <text:p>61,550316</text:p>
          </table:table-cell>
          <table:table-cell office:value-type="float" office:value="950.799988" calcext:value-type="float">
            <text:p>950,799988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9.96875" calcext:value-type="float">
            <text:p>239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8:50:35</text:p>
          </table:table-cell>
          <table:table-cell office:value-type="float" office:value="48.154413" calcext:value-type="float">
            <text:p>48,154413</text:p>
          </table:table-cell>
          <table:table-cell office:value-type="float" office:value="11.528373" calcext:value-type="float">
            <text:p>11,528373</text:p>
          </table:table-cell>
          <table:table-cell office:value-type="float" office:value="6.815061" calcext:value-type="float">
            <text:p>6,815061</text:p>
          </table:table-cell>
          <table:table-cell office:value-type="float" office:value="62.761883" calcext:value-type="float">
            <text:p>62,761883</text:p>
          </table:table-cell>
          <table:table-cell office:value-type="float" office:value="951.109985" calcext:value-type="float">
            <text:p>951,109985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15625" calcext:value-type="float">
            <text:p>237,15625</text:p>
          </table:table-cell>
          <table:table-cell office:value-type="float" office:value="239.875" calcext:value-type="float">
            <text:p>239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8:58:21</text:p>
          </table:table-cell>
          <table:table-cell office:value-type="float" office:value="48.154938" calcext:value-type="float">
            <text:p>48,154938</text:p>
          </table:table-cell>
          <table:table-cell office:value-type="float" office:value="11.528682" calcext:value-type="float">
            <text:p>11,528682</text:p>
          </table:table-cell>
          <table:table-cell office:value-type="float" office:value="7.082094" calcext:value-type="float">
            <text:p>7,082094</text:p>
          </table:table-cell>
          <table:table-cell office:value-type="float" office:value="62.717632" calcext:value-type="float">
            <text:p>62,717632</text:p>
          </table:table-cell>
          <table:table-cell office:value-type="float" office:value="951.210022" calcext:value-type="float">
            <text:p>951,21002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5" calcext:value-type="float">
            <text:p>237,5</text:p>
          </table:table-cell>
          <table:table-cell office:value-type="float" office:value="241.0625" calcext:value-type="float">
            <text:p>241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9:10:44</text:p>
          </table:table-cell>
          <table:table-cell office:value-type="float" office:value="48.155088" calcext:value-type="float">
            <text:p>48,155088</text:p>
          </table:table-cell>
          <table:table-cell office:value-type="float" office:value="11.528817" calcext:value-type="float">
            <text:p>11,528817</text:p>
          </table:table-cell>
          <table:table-cell office:value-type="float" office:value="7.389181" calcext:value-type="float">
            <text:p>7,389181</text:p>
          </table:table-cell>
          <table:table-cell office:value-type="float" office:value="60.309757" calcext:value-type="float">
            <text:p>60,309757</text:p>
          </table:table-cell>
          <table:table-cell office:value-type="float" office:value="951.460022" calcext:value-type="float">
            <text:p>951,46002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40.375" calcext:value-type="float">
            <text:p>24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9:13:02</text:p>
          </table:table-cell>
          <table:table-cell office:value-type="float" office:value="48.155035" calcext:value-type="float">
            <text:p>48,155035</text:p>
          </table:table-cell>
          <table:table-cell office:value-type="float" office:value="11.5287" calcext:value-type="float">
            <text:p>11,5287</text:p>
          </table:table-cell>
          <table:table-cell office:value-type="float" office:value="7.629511" calcext:value-type="float">
            <text:p>7,629511</text:p>
          </table:table-cell>
          <table:table-cell office:value-type="float" office:value="59.191273" calcext:value-type="float">
            <text:p>59,191273</text:p>
          </table:table-cell>
          <table:table-cell office:value-type="float" office:value="951.390015" calcext:value-type="float">
            <text:p>951,39001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37.375" calcext:value-type="float">
            <text:p>237,375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9:22:55</text:p>
          </table:table-cell>
          <table:table-cell office:value-type="float" office:value="48.154868" calcext:value-type="float">
            <text:p>48,154868</text:p>
          </table:table-cell>
          <table:table-cell office:value-type="float" office:value="11.528627" calcext:value-type="float">
            <text:p>11,528627</text:p>
          </table:table-cell>
          <table:table-cell office:value-type="float" office:value="8.024719" calcext:value-type="float">
            <text:p>8,024719</text:p>
          </table:table-cell>
          <table:table-cell office:value-type="float" office:value="58.85252" calcext:value-type="float">
            <text:p>58,85252</text:p>
          </table:table-cell>
          <table:table-cell office:value-type="float" office:value="951.390015" calcext:value-type="float">
            <text:p>951,390015</text:p>
          </table:table-cell>
          <table:table-cell office:value-type="float" office:value="241" calcext:value-type="float">
            <text:p>24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7.5" calcext:value-type="float">
            <text:p>237,5</text:p>
          </table:table-cell>
          <table:table-cell office:value-type="float" office:value="240.84375" calcext:value-type="float">
            <text:p>240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9:32:18</text:p>
          </table:table-cell>
          <table:table-cell office:value-type="float" office:value="48.15447" calcext:value-type="float">
            <text:p>48,15447</text:p>
          </table:table-cell>
          <table:table-cell office:value-type="float" office:value="11.528495" calcext:value-type="float">
            <text:p>11,528495</text:p>
          </table:table-cell>
          <table:table-cell office:value-type="float" office:value="8.34516" calcext:value-type="float">
            <text:p>8,34516</text:p>
          </table:table-cell>
          <table:table-cell office:value-type="float" office:value="58.941025" calcext:value-type="float">
            <text:p>58,941025</text:p>
          </table:table-cell>
          <table:table-cell office:value-type="float" office:value="951.51001" calcext:value-type="float">
            <text:p>951,51001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37.4375" calcext:value-type="float">
            <text:p>237,4375</text:p>
          </table:table-cell>
          <table:table-cell office:value-type="float" office:value="240.53125" calcext:value-type="float">
            <text:p>240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9:42:00</text:p>
          </table:table-cell>
          <table:table-cell office:value-type="float" office:value="48.154483" calcext:value-type="float">
            <text:p>48,154483</text:p>
          </table:table-cell>
          <table:table-cell office:value-type="float" office:value="11.528797" calcext:value-type="float">
            <text:p>11,528797</text:p>
          </table:table-cell>
          <table:table-cell office:value-type="float" office:value="8.51339" calcext:value-type="float">
            <text:p>8,51339</text:p>
          </table:table-cell>
          <table:table-cell office:value-type="float" office:value="56.437019" calcext:value-type="float">
            <text:p>56,437019</text:p>
          </table:table-cell>
          <table:table-cell office:value-type="float" office:value="951.51001" calcext:value-type="float">
            <text:p>951,51001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39.375" calcext:value-type="float">
            <text:p>239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09:51:54</text:p>
          </table:table-cell>
          <table:table-cell office:value-type="float" office:value="48.154545" calcext:value-type="float">
            <text:p>48,154545</text:p>
          </table:table-cell>
          <table:table-cell office:value-type="float" office:value="11.528662" calcext:value-type="float">
            <text:p>11,528662</text:p>
          </table:table-cell>
          <table:table-cell office:value-type="float" office:value="8.318456" calcext:value-type="float">
            <text:p>8,318456</text:p>
          </table:table-cell>
          <table:table-cell office:value-type="float" office:value="53.794155" calcext:value-type="float">
            <text:p>53,794155</text:p>
          </table:table-cell>
          <table:table-cell office:value-type="float" office:value="951.580017" calcext:value-type="float">
            <text:p>951,580017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6.375" calcext:value-type="float">
            <text:p>236,375</text:p>
          </table:table-cell>
          <table:table-cell office:value-type="float" office:value="237.78125" calcext:value-type="float">
            <text:p>237,7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00:49</text:p>
          </table:table-cell>
          <table:table-cell office:value-type="float" office:value="48.154545" calcext:value-type="float">
            <text:p>48,154545</text:p>
          </table:table-cell>
          <table:table-cell office:value-type="float" office:value="11.528662" calcext:value-type="float">
            <text:p>11,528662</text:p>
          </table:table-cell>
          <table:table-cell office:value-type="float" office:value="8.302434" calcext:value-type="float">
            <text:p>8,302434</text:p>
          </table:table-cell>
          <table:table-cell office:value-type="float" office:value="53.075455" calcext:value-type="float">
            <text:p>53,075455</text:p>
          </table:table-cell>
          <table:table-cell office:value-type="float" office:value="951.580017" calcext:value-type="float">
            <text:p>951,580017</text:p>
          </table:table-cell>
          <table:table-cell office:value-type="float" office:value="239.78125" calcext:value-type="float">
            <text:p>239,78125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36.46875" calcext:value-type="float">
            <text:p>236,46875</text:p>
          </table:table-cell>
          <table:table-cell office:value-type="float" office:value="236.8125" calcext:value-type="float">
            <text:p>236,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11:54</text:p>
          </table:table-cell>
          <table:table-cell office:value-type="float" office:value="48.154545" calcext:value-type="float">
            <text:p>48,154545</text:p>
          </table:table-cell>
          <table:table-cell office:value-type="float" office:value="11.528662" calcext:value-type="float">
            <text:p>11,528662</text:p>
          </table:table-cell>
          <table:table-cell office:value-type="float" office:value="8.34516" calcext:value-type="float">
            <text:p>8,34516</text:p>
          </table:table-cell>
          <table:table-cell office:value-type="float" office:value="53.88266" calcext:value-type="float">
            <text:p>53,88266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8.654917" calcext:value-type="float">
            <text:p>8,654917</text:p>
          </table:table-cell>
          <table:table-cell office:value-type="float" office:value="53.607994" calcext:value-type="float">
            <text:p>53,607994</text:p>
          </table:table-cell>
          <table:table-cell office:value-type="float" office:value="951.409973" calcext:value-type="float">
            <text:p>951,409973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125" calcext:value-type="float">
            <text:p>240,1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7.875" calcext:value-type="float">
            <text:p>237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8.978027" calcext:value-type="float">
            <text:p>8,978027</text:p>
          </table:table-cell>
          <table:table-cell office:value-type="float" office:value="51.172657" calcext:value-type="float">
            <text:p>51,172657</text:p>
          </table:table-cell>
          <table:table-cell office:value-type="float" office:value="951.469971" calcext:value-type="float">
            <text:p>951,469971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7.34375" calcext:value-type="float">
            <text:p>237,34375</text:p>
          </table:table-cell>
          <table:table-cell office:value-type="float" office:value="238.0625" calcext:value-type="float">
            <text:p>238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9.231709" calcext:value-type="float">
            <text:p>9,231709</text:p>
          </table:table-cell>
          <table:table-cell office:value-type="float" office:value="51.044479" calcext:value-type="float">
            <text:p>51,044479</text:p>
          </table:table-cell>
          <table:table-cell office:value-type="float" office:value="951.580017" calcext:value-type="float">
            <text:p>951,580017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37.96875" calcext:value-type="float">
            <text:p>237,9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9.287786" calcext:value-type="float">
            <text:p>9,287786</text:p>
          </table:table-cell>
          <table:table-cell office:value-type="float" office:value="50.678265" calcext:value-type="float">
            <text:p>50,678265</text:p>
          </table:table-cell>
          <table:table-cell office:value-type="float" office:value="951.559998" calcext:value-type="float">
            <text:p>951,559998</text:p>
          </table:table-cell>
          <table:table-cell office:value-type="float" office:value="240" calcext:value-type="float">
            <text:p>240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6.75" calcext:value-type="float">
            <text:p>236,75</text:p>
          </table:table-cell>
          <table:table-cell office:value-type="float" office:value="238.28125" calcext:value-type="float">
            <text:p>238,28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9.482719" calcext:value-type="float">
            <text:p>9,482719</text:p>
          </table:table-cell>
          <table:table-cell office:value-type="float" office:value="49.327839" calcext:value-type="float">
            <text:p>49,327839</text:p>
          </table:table-cell>
          <table:table-cell office:value-type="float" office:value="951.450012" calcext:value-type="float">
            <text:p>951,450012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36.84375" calcext:value-type="float">
            <text:p>236,84375</text:p>
          </table:table-cell>
          <table:table-cell office:value-type="float" office:value="238.5" calcext:value-type="float">
            <text:p>238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9.301137" calcext:value-type="float">
            <text:p>9,301137</text:p>
          </table:table-cell>
          <table:table-cell office:value-type="float" office:value="48.841076" calcext:value-type="float">
            <text:p>48,841076</text:p>
          </table:table-cell>
          <table:table-cell office:value-type="float" office:value="951.570007" calcext:value-type="float">
            <text:p>951,570007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8.9375" calcext:value-type="float">
            <text:p>238,9375</text:p>
          </table:table-cell>
          <table:table-cell office:value-type="float" office:value="236.25" calcext:value-type="float">
            <text:p>236,25</text:p>
          </table:table-cell>
          <table:table-cell office:value-type="float" office:value="237.5625" calcext:value-type="float">
            <text:p>237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8.823148" calcext:value-type="float">
            <text:p>8,823148</text:p>
          </table:table-cell>
          <table:table-cell office:value-type="float" office:value="50.814068" calcext:value-type="float">
            <text:p>50,814068</text:p>
          </table:table-cell>
          <table:table-cell office:value-type="float" office:value="951.590027" calcext:value-type="float">
            <text:p>951,590027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5.8125" calcext:value-type="float">
            <text:p>235,8125</text:p>
          </table:table-cell>
          <table:table-cell office:value-type="float" office:value="237.1875" calcext:value-type="float">
            <text:p>237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8.331807" calcext:value-type="float">
            <text:p>8,331807</text:p>
          </table:table-cell>
          <table:table-cell office:value-type="float" office:value="50.669109" calcext:value-type="float">
            <text:p>50,669109</text:p>
          </table:table-cell>
          <table:table-cell office:value-type="float" office:value="951.469971" calcext:value-type="float">
            <text:p>951,469971</text:p>
          </table:table-cell>
          <table:table-cell office:value-type="float" office:value="238.96875" calcext:value-type="float">
            <text:p>238,9687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35.9375" calcext:value-type="float">
            <text:p>235,9375</text:p>
          </table:table-cell>
          <table:table-cell office:value-type="float" office:value="237.5625" calcext:value-type="float">
            <text:p>237,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7.981994" calcext:value-type="float">
            <text:p>7,981994</text:p>
          </table:table-cell>
          <table:table-cell office:value-type="float" office:value="50.678265" calcext:value-type="float">
            <text:p>50,678265</text:p>
          </table:table-cell>
          <table:table-cell office:value-type="float" office:value="951.640015" calcext:value-type="float">
            <text:p>951,640015</text:p>
          </table:table-cell>
          <table:table-cell office:value-type="float" office:value="239.3125" calcext:value-type="float">
            <text:p>239,312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36.03125" calcext:value-type="float">
            <text:p>236,03125</text:p>
          </table:table-cell>
          <table:table-cell office:value-type="float" office:value="236.09375" calcext:value-type="float">
            <text:p>236,0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7.712291" calcext:value-type="float">
            <text:p>7,712291</text:p>
          </table:table-cell>
          <table:table-cell office:value-type="float" office:value="50.522621" calcext:value-type="float">
            <text:p>50,522621</text:p>
          </table:table-cell>
          <table:table-cell office:value-type="float" office:value="951.580017" calcext:value-type="float">
            <text:p>951,580017</text:p>
          </table:table-cell>
          <table:table-cell office:value-type="float" office:value="239.5" calcext:value-type="float">
            <text:p>239,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6.375" calcext:value-type="float">
            <text:p>236,375</text:p>
          </table:table-cell>
          <table:table-cell office:value-type="float" office:value="236.4375" calcext:value-type="float">
            <text:p>236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7.685588" calcext:value-type="float">
            <text:p>7,685588</text:p>
          </table:table-cell>
          <table:table-cell office:value-type="float" office:value="50.846111" calcext:value-type="float">
            <text:p>50,846111</text:p>
          </table:table-cell>
          <table:table-cell office:value-type="float" office:value="951.52002" calcext:value-type="float">
            <text:p>951,52002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6.84375" calcext:value-type="float">
            <text:p>236,84375</text:p>
          </table:table-cell>
          <table:table-cell office:value-type="float" office:value="236.9375" calcext:value-type="float">
            <text:p>236,9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8.024719" calcext:value-type="float">
            <text:p>8,024719</text:p>
          </table:table-cell>
          <table:table-cell office:value-type="float" office:value="49.552147" calcext:value-type="float">
            <text:p>49,552147</text:p>
          </table:table-cell>
          <table:table-cell office:value-type="float" office:value="951.419983" calcext:value-type="float">
            <text:p>951,419983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7.5" calcext:value-type="float">
            <text:p>237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7.939269" calcext:value-type="float">
            <text:p>7,939269</text:p>
          </table:table-cell>
          <table:table-cell office:value-type="float" office:value="49.442284" calcext:value-type="float">
            <text:p>49,442284</text:p>
          </table:table-cell>
          <table:table-cell office:value-type="float" office:value="951.599976" calcext:value-type="float">
            <text:p>951,599976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6.5625" calcext:value-type="float">
            <text:p>236,5625</text:p>
          </table:table-cell>
          <table:table-cell office:value-type="float" office:value="236.65625" calcext:value-type="float">
            <text:p>236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7.613489" calcext:value-type="float">
            <text:p>7,613489</text:p>
          </table:table-cell>
          <table:table-cell office:value-type="float" office:value="49.953461" calcext:value-type="float">
            <text:p>49,953461</text:p>
          </table:table-cell>
          <table:table-cell office:value-type="float" office:value="951.48999" calcext:value-type="float">
            <text:p>951,48999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9.375" calcext:value-type="float">
            <text:p>239,375</text:p>
          </table:table-cell>
          <table:table-cell office:value-type="float" office:value="236.3125" calcext:value-type="float">
            <text:p>236,3125</text:p>
          </table:table-cell>
          <table:table-cell office:value-type="float" office:value="236.375" calcext:value-type="float">
            <text:p>236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0:21:54</text:p>
          </table:table-cell>
          <table:table-cell office:value-type="float" office:value="48.15479" calcext:value-type="float">
            <text:p>48,15479</text:p>
          </table:table-cell>
          <table:table-cell office:value-type="float" office:value="11.528575" calcext:value-type="float">
            <text:p>11,528575</text:p>
          </table:table-cell>
          <table:table-cell office:value-type="float" office:value="7.362478" calcext:value-type="float">
            <text:p>7,362478</text:p>
          </table:table-cell>
          <table:table-cell office:value-type="float" office:value="51.404594" calcext:value-type="float">
            <text:p>51,404594</text:p>
          </table:table-cell>
          <table:table-cell office:value-type="float" office:value="951.429993" calcext:value-type="float">
            <text:p>951,429993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6.3125" calcext:value-type="float">
            <text:p>236,3125</text:p>
          </table:table-cell>
          <table:table-cell office:value-type="float" office:value="236.4375" calcext:value-type="float">
            <text:p>236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3:05: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94247" calcext:value-type="float">
            <text:p>7,194247</text:p>
          </table:table-cell>
          <table:table-cell office:value-type="float" office:value="52.458992" calcext:value-type="float">
            <text:p>52,458992</text:p>
          </table:table-cell>
          <table:table-cell office:value-type="float" office:value="951.210022" calcext:value-type="float">
            <text:p>951,210022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0625" calcext:value-type="float">
            <text:p>240,062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39.875" calcext:value-type="float">
            <text:p>239,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3:15:48</text:p>
          </table:table-cell>
          <table:table-cell office:value-type="float" office:value="48.154387" calcext:value-type="float">
            <text:p>48,154387</text:p>
          </table:table-cell>
          <table:table-cell office:value-type="float" office:value="11.528405" calcext:value-type="float">
            <text:p>11,528405</text:p>
          </table:table-cell>
          <table:table-cell office:value-type="float" office:value="7.840467" calcext:value-type="float">
            <text:p>7,840467</text:p>
          </table:table-cell>
          <table:table-cell office:value-type="float" office:value="51.401543" calcext:value-type="float">
            <text:p>51,401543</text:p>
          </table:table-cell>
          <table:table-cell office:value-type="float" office:value="951.210022" calcext:value-type="float">
            <text:p>951,210022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37" calcext:value-type="float">
            <text:p>237</text:p>
          </table:table-cell>
          <table:table-cell office:value-type="float" office:value="240.125" calcext:value-type="float">
            <text:p>240,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3:19:20</text:p>
          </table:table-cell>
          <table:table-cell office:value-type="float" office:value="48.154392" calcext:value-type="float">
            <text:p>48,154392</text:p>
          </table:table-cell>
          <table:table-cell office:value-type="float" office:value="11.528385" calcext:value-type="float">
            <text:p>11,528385</text:p>
          </table:table-cell>
          <table:table-cell office:value-type="float" office:value="8.1075" calcext:value-type="float">
            <text:p>8,1075</text:p>
          </table:table-cell>
          <table:table-cell office:value-type="float" office:value="50.209812" calcext:value-type="float">
            <text:p>50,209812</text:p>
          </table:table-cell>
          <table:table-cell office:value-type="float" office:value="951.380005" calcext:value-type="float">
            <text:p>951,380005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6.96875" calcext:value-type="float">
            <text:p>236,96875</text:p>
          </table:table-cell>
          <table:table-cell office:value-type="float" office:value="237.0625" calcext:value-type="float">
            <text:p>237,0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3:42: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9511" calcext:value-type="float">
            <text:p>7,629511</text:p>
          </table:table-cell>
          <table:table-cell office:value-type="float" office:value="51.287098" calcext:value-type="float">
            <text:p>51,287098</text:p>
          </table:table-cell>
          <table:table-cell office:value-type="float" office:value="951.27002" calcext:value-type="float">
            <text:p>951,27002</text:p>
          </table:table-cell>
          <table:table-cell office:value-type="float" office:value="239.90625" calcext:value-type="float">
            <text:p>239,90625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6.625" calcext:value-type="float">
            <text:p>236,625</text:p>
          </table:table-cell>
          <table:table-cell office:value-type="float" office:value="239.1875" calcext:value-type="float">
            <text:p>239,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3:49:03</text:p>
          </table:table-cell>
          <table:table-cell office:value-type="float" office:value="48.154325" calcext:value-type="float">
            <text:p>48,154325</text:p>
          </table:table-cell>
          <table:table-cell office:value-type="float" office:value="11.528205" calcext:value-type="float">
            <text:p>11,528205</text:p>
          </table:table-cell>
          <table:table-cell office:value-type="float" office:value="7.744335" calcext:value-type="float">
            <text:p>7,744335</text:p>
          </table:table-cell>
          <table:table-cell office:value-type="float" office:value="51.152821" calcext:value-type="float">
            <text:p>51,152821</text:p>
          </table:table-cell>
          <table:table-cell office:value-type="float" office:value="951.159973" calcext:value-type="float">
            <text:p>951,159973</text:p>
          </table:table-cell>
          <table:table-cell office:value-type="float" office:value="239.53125" calcext:value-type="float">
            <text:p>239,53125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6.375" calcext:value-type="float">
            <text:p>236,375</text:p>
          </table:table-cell>
          <table:table-cell office:value-type="float" office:value="236.4375" calcext:value-type="float">
            <text:p>236,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4:01: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74632" calcext:value-type="float">
            <text:p>7,474632</text:p>
          </table:table-cell>
          <table:table-cell office:value-type="float" office:value="50.704205" calcext:value-type="float">
            <text:p>50,704205</text:p>
          </table:table-cell>
          <table:table-cell office:value-type="float" office:value="951.219971" calcext:value-type="float">
            <text:p>951,219971</text:p>
          </table:table-cell>
          <table:table-cell office:value-type="float" office:value="239.625" calcext:value-type="float">
            <text:p>239,625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6.53125" calcext:value-type="float">
            <text:p>236,53125</text:p>
          </table:table-cell>
          <table:table-cell office:value-type="float" office:value="239.03125" calcext:value-type="float">
            <text:p>239,0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4:13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00137" calcext:value-type="float">
            <text:p>7,600137</text:p>
          </table:table-cell>
          <table:table-cell office:value-type="float" office:value="50.495155" calcext:value-type="float">
            <text:p>50,495155</text:p>
          </table:table-cell>
          <table:table-cell office:value-type="float" office:value="951.080017" calcext:value-type="float">
            <text:p>951,080017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36.875" calcext:value-type="float">
            <text:p>236,875</text:p>
          </table:table-cell>
          <table:table-cell office:value-type="float" office:value="239.84375" calcext:value-type="float">
            <text:p>239,8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4:22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566" calcext:value-type="float">
            <text:p>7,669566</text:p>
          </table:table-cell>
          <table:table-cell office:value-type="float" office:value="50.78355" calcext:value-type="float">
            <text:p>50,78355</text:p>
          </table:table-cell>
          <table:table-cell office:value-type="float" office:value="951.26001" calcext:value-type="float">
            <text:p>951,26001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36.9375" calcext:value-type="float">
            <text:p>236,9375</text:p>
          </table:table-cell>
          <table:table-cell office:value-type="float" office:value="240.3125" calcext:value-type="float">
            <text:p>240,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4:29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566" calcext:value-type="float">
            <text:p>7,669566</text:p>
          </table:table-cell>
          <table:table-cell office:value-type="float" office:value="50.797283" calcext:value-type="float">
            <text:p>50,797283</text:p>
          </table:table-cell>
          <table:table-cell office:value-type="float" office:value="951.23999" calcext:value-type="float">
            <text:p>951,23999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9.65625" calcext:value-type="float">
            <text:p>239,6562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39.65625" calcext:value-type="float">
            <text:p>239,65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4:36: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56214" calcext:value-type="float">
            <text:p>7,656214</text:p>
          </table:table-cell>
          <table:table-cell office:value-type="float" office:value="50.672161" calcext:value-type="float">
            <text:p>50,672161</text:p>
          </table:table-cell>
          <table:table-cell office:value-type="float" office:value="951.130005" calcext:value-type="float">
            <text:p>951,130005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6.8125" calcext:value-type="float">
            <text:p>236,8125</text:p>
          </table:table-cell>
          <table:table-cell office:value-type="float" office:value="239.53125" calcext:value-type="float">
            <text:p>239,5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4:41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7687" calcext:value-type="float">
            <text:p>7,757687</text:p>
          </table:table-cell>
          <table:table-cell office:value-type="float" office:value="50.600441" calcext:value-type="float">
            <text:p>50,600441</text:p>
          </table:table-cell>
          <table:table-cell office:value-type="float" office:value="951.070007" calcext:value-type="float">
            <text:p>951,070007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" calcext:value-type="float">
            <text:p>240</text:p>
          </table:table-cell>
          <table:table-cell office:value-type="float" office:value="236.90625" calcext:value-type="float">
            <text:p>236,90625</text:p>
          </table:table-cell>
          <table:table-cell office:value-type="float" office:value="239.71875" calcext:value-type="float">
            <text:p>239,7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4:46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13764" calcext:value-type="float">
            <text:p>7,813764</text:p>
          </table:table-cell>
          <table:table-cell office:value-type="float" office:value="50.873577" calcext:value-type="float">
            <text:p>50,873577</text:p>
          </table:table-cell>
          <table:table-cell office:value-type="float" office:value="951.130005" calcext:value-type="float">
            <text:p>951,13000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37.0625" calcext:value-type="float">
            <text:p>237,0625</text:p>
          </table:table-cell>
          <table:table-cell office:value-type="float" office:value="240.375" calcext:value-type="float">
            <text:p>24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4:51: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7687" calcext:value-type="float">
            <text:p>7,757687</text:p>
          </table:table-cell>
          <table:table-cell office:value-type="float" office:value="50.841534" calcext:value-type="float">
            <text:p>50,841534</text:p>
          </table:table-cell>
          <table:table-cell office:value-type="float" office:value="951.119995" calcext:value-type="float">
            <text:p>951,11999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39.6875" calcext:value-type="float">
            <text:p>239,6875</text:p>
          </table:table-cell>
          <table:table-cell office:value-type="float" office:value="236.78125" calcext:value-type="float">
            <text:p>236,78125</text:p>
          </table:table-cell>
          <table:table-cell office:value-type="float" office:value="239.21875" calcext:value-type="float">
            <text:p>239,21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19</text:p>
          </table:table-cell>
          <table:table-cell office:value-type="string" calcext:value-type="string">
            <text:p>14:55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9511" calcext:value-type="float">
            <text:p>7,629511</text:p>
          </table:table-cell>
          <table:table-cell office:value-type="float" office:value="51.047531" calcext:value-type="float">
            <text:p>51,047531</text:p>
          </table:table-cell>
          <table:table-cell office:value-type="float" office:value="951.150024" calcext:value-type="float">
            <text:p>951,150024</text:p>
          </table:table-cell>
          <table:table-cell office:value-type="float" office:value="239.46875" calcext:value-type="float">
            <text:p>239,46875</text:p>
          </table:table-cell>
          <table:table-cell office:value-type="float" office:value="239.1875" calcext:value-type="float">
            <text:p>239,1875</text:p>
          </table:table-cell>
          <table:table-cell office:value-type="float" office:value="236.59375" calcext:value-type="float">
            <text:p>236,59375</text:p>
          </table:table-cell>
          <table:table-cell office:value-type="float" office:value="239.625" calcext:value-type="float">
            <text:p>239,625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no2-data_testrun_20180119'.A1:'no2-data_testrun_20180119'.K9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6:37:10.312400536</dc:date>
    <dc:creator>Harald Reinmüller</dc:creator>
    <meta:editing-duration>PT3M31S</meta:editing-duration>
    <meta:editing-cycles>1</meta:editing-cycles>
    <meta:document-statistic meta:table-count="1" meta:cell-count="9955" meta:object-count="0"/>
    <meta:generator>LibreOffice/5.4.4.2$MacOSX_X86_64 LibreOffice_project/2524958677847fb3bb44820e40380acbe820f960</meta:generator>
  </office:meta>
</office:document-meta>
</file>